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4063in" svg:height="3.5453in" svg:x="4.8756in" svg:y="0.0209in">
            <draw:object draw:notify-on-update-of-ranges="Sheet1.A1:Sheet1.A1 Sheet1.A2:Sheet1.A671 Sheet1.B1:Sheet1.B1 Sheet1.B2:Sheet1.B6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4264in" svg:height="3.5429in" svg:x="4.8555in" svg:y="3.6791in">
            <draw:object draw:notify-on-update-of-ranges="Sheet1.E1:Sheet1.E1 Sheet1.E2:Sheet1.E398 Sheet1.F1:Sheet1.F1 Sheet1.F2:Sheet1.F39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 office:value-type="string" calcext:value-type="string">
            <text:p>footPrint</text:p>
          </table:table-cell>
          <table:table-cell table:number-columns-repeated="2"/>
          <table:table-cell office:value-type="string" calcext:value-type="string">
            <text:p>Avg A</text:p>
          </table:table-cell>
          <table:table-cell office:value-type="string" calcext:value-type="string">
            <text:p>Avg B</text:p>
          </table:table-cell>
        </table:table-row>
        <table:table-row table:style-name="ro1">
          <table:table-cell office:value-type="float" office:value="2113544" calcext:value-type="float">
            <text:p>2113544</text:p>
          </table:table-cell>
          <table:table-cell office:value-type="float" office:value="2240648" calcext:value-type="float">
            <text:p>2240648</text:p>
          </table:table-cell>
          <table:table-cell table:formula="of:=[.A2]" office:value-type="float" office:value="2113544" calcext:value-type="float">
            <text:p>2113544</text:p>
          </table:table-cell>
          <table:table-cell table:formula="of:=[.B2]" office:value-type="float" office:value="2240648" calcext:value-type="float">
            <text:p>2240648</text:p>
          </table:table-cell>
          <table:table-cell table:formula="of:=[.C2]/(ROW()-1)" office:value-type="float" office:value="2113544" calcext:value-type="float">
            <text:p>2113544</text:p>
          </table:table-cell>
          <table:table-cell table:formula="of:=[.D2]/(ROW()-1)" office:value-type="float" office:value="2240648" calcext:value-type="float">
            <text:p>2240648</text:p>
          </table:table-cell>
        </table:table-row>
        <table:table-row table:style-name="ro1">
          <table:table-cell office:value-type="float" office:value="26214944" calcext:value-type="float">
            <text:p>26214944</text:p>
          </table:table-cell>
          <table:table-cell office:value-type="float" office:value="30156320" calcext:value-type="float">
            <text:p>30156320</text:p>
          </table:table-cell>
          <table:table-cell table:formula="of:=[.C2]+[.A3]" office:value-type="float" office:value="28328488" calcext:value-type="float">
            <text:p>28328488</text:p>
          </table:table-cell>
          <table:table-cell table:formula="of:=[.D2]+[.B3]" office:value-type="float" office:value="32396968" calcext:value-type="float">
            <text:p>32396968</text:p>
          </table:table-cell>
          <table:table-cell table:formula="of:=[.C3]/(ROW()-1)" office:value-type="float" office:value="14164244" calcext:value-type="float">
            <text:p>14164244</text:p>
          </table:table-cell>
          <table:table-cell table:formula="of:=[.D3]/(ROW()-1)" office:value-type="float" office:value="16198484" calcext:value-type="float">
            <text:p>16198484</text:p>
          </table:table-cell>
        </table:table-row>
        <table:table-row table:style-name="ro1">
          <table:table-cell office:value-type="float" office:value="40475360" calcext:value-type="float">
            <text:p>40475360</text:p>
          </table:table-cell>
          <table:table-cell office:value-type="float" office:value="61113440" calcext:value-type="float">
            <text:p>61113440</text:p>
          </table:table-cell>
          <table:table-cell table:formula="of:=[.C3]+[.A4]" office:value-type="float" office:value="68803848" calcext:value-type="float">
            <text:p>68803848</text:p>
          </table:table-cell>
          <table:table-cell table:formula="of:=[.D3]+[.B4]" office:value-type="float" office:value="93510408" calcext:value-type="float">
            <text:p>93510408</text:p>
          </table:table-cell>
          <table:table-cell table:formula="of:=[.C4]/(ROW()-1)" office:value-type="float" office:value="22934616" calcext:value-type="float">
            <text:p>22934616</text:p>
          </table:table-cell>
          <table:table-cell table:formula="of:=[.D4]/(ROW()-1)" office:value-type="float" office:value="31170136" calcext:value-type="float">
            <text:p>31170136</text:p>
          </table:table-cell>
        </table:table-row>
        <table:table-row table:style-name="ro1">
          <table:table-cell office:value-type="float" office:value="77781408" calcext:value-type="float">
            <text:p>77781408</text:p>
          </table:table-cell>
          <table:table-cell office:value-type="float" office:value="88974848" calcext:value-type="float">
            <text:p>88974848</text:p>
          </table:table-cell>
          <table:table-cell table:formula="of:=[.C4]+[.A5]" office:value-type="float" office:value="146585256" calcext:value-type="float">
            <text:p>146585256</text:p>
          </table:table-cell>
          <table:table-cell table:formula="of:=[.D4]+[.B5]" office:value-type="float" office:value="182485256" calcext:value-type="float">
            <text:p>182485256</text:p>
          </table:table-cell>
          <table:table-cell table:formula="of:=[.C5]/(ROW()-1)" office:value-type="float" office:value="36646314" calcext:value-type="float">
            <text:p>36646314</text:p>
          </table:table-cell>
          <table:table-cell table:formula="of:=[.D5]/(ROW()-1)" office:value-type="float" office:value="45621314" calcext:value-type="float">
            <text:p>45621314</text:p>
          </table:table-cell>
        </table:table-row>
        <table:table-row table:style-name="ro1">
          <table:table-cell office:value-type="float" office:value="112451408" calcext:value-type="float">
            <text:p>112451408</text:p>
          </table:table-cell>
          <table:table-cell office:value-type="float" office:value="116993616" calcext:value-type="float">
            <text:p>116993616</text:p>
          </table:table-cell>
          <table:table-cell table:formula="of:=[.C5]+[.A6]" office:value-type="float" office:value="259036664" calcext:value-type="float">
            <text:p>259036664</text:p>
          </table:table-cell>
          <table:table-cell table:formula="of:=[.D5]+[.B6]" office:value-type="float" office:value="299478872" calcext:value-type="float">
            <text:p>299478872</text:p>
          </table:table-cell>
          <table:table-cell table:formula="of:=[.C6]/(ROW()-1)" office:value-type="float" office:value="51807332.8" calcext:value-type="float">
            <text:p>51807332.8</text:p>
          </table:table-cell>
          <table:table-cell table:formula="of:=[.D6]/(ROW()-1)" office:value-type="float" office:value="59895774.4" calcext:value-type="float">
            <text:p>59895774.4</text:p>
          </table:table-cell>
        </table:table-row>
        <table:table-row table:style-name="ro1">
          <table:table-cell office:value-type="float" office:value="145358384" calcext:value-type="float">
            <text:p>145358384</text:p>
          </table:table-cell>
          <table:table-cell office:value-type="float" office:value="128132560" calcext:value-type="float">
            <text:p>128132560</text:p>
          </table:table-cell>
          <table:table-cell table:formula="of:=[.C6]+[.A7]" office:value-type="float" office:value="404395048" calcext:value-type="float">
            <text:p>404395048</text:p>
          </table:table-cell>
          <table:table-cell table:formula="of:=[.D6]+[.B7]" office:value-type="float" office:value="427611432" calcext:value-type="float">
            <text:p>427611432</text:p>
          </table:table-cell>
          <table:table-cell table:formula="of:=[.C7]/(ROW()-1)" office:value-type="float" office:value="67399174.6666667" calcext:value-type="float">
            <text:p>67399174.6666667</text:p>
          </table:table-cell>
          <table:table-cell table:formula="of:=[.D7]/(ROW()-1)" office:value-type="float" office:value="71268572" calcext:value-type="float">
            <text:p>71268572</text:p>
          </table:table-cell>
        </table:table-row>
        <table:table-row table:style-name="ro1">
          <table:table-cell office:value-type="float" office:value="180844736" calcext:value-type="float">
            <text:p>180844736</text:p>
          </table:table-cell>
          <table:table-cell office:value-type="float" office:value="139021888" calcext:value-type="float">
            <text:p>139021888</text:p>
          </table:table-cell>
          <table:table-cell table:formula="of:=[.C7]+[.A8]" office:value-type="float" office:value="585239784" calcext:value-type="float">
            <text:p>585239784</text:p>
          </table:table-cell>
          <table:table-cell table:formula="of:=[.D7]+[.B8]" office:value-type="float" office:value="566633320" calcext:value-type="float">
            <text:p>566633320</text:p>
          </table:table-cell>
          <table:table-cell table:formula="of:=[.C8]/(ROW()-1)" office:value-type="float" office:value="83605683.4285714" calcext:value-type="float">
            <text:p>83605683.4285714</text:p>
          </table:table-cell>
          <table:table-cell table:formula="of:=[.D8]/(ROW()-1)" office:value-type="float" office:value="80947617.1428572" calcext:value-type="float">
            <text:p>80947617.1428572</text:p>
          </table:table-cell>
        </table:table-row>
        <table:table-row table:style-name="ro1">
          <table:table-cell office:value-type="float" office:value="202619544" calcext:value-type="float">
            <text:p>202619544</text:p>
          </table:table-cell>
          <table:table-cell office:value-type="float" office:value="161999576" calcext:value-type="float">
            <text:p>161999576</text:p>
          </table:table-cell>
          <table:table-cell table:formula="of:=[.C8]+[.A9]" office:value-type="float" office:value="787859328" calcext:value-type="float">
            <text:p>787859328</text:p>
          </table:table-cell>
          <table:table-cell table:formula="of:=[.D8]+[.B9]" office:value-type="float" office:value="728632896" calcext:value-type="float">
            <text:p>728632896</text:p>
          </table:table-cell>
          <table:table-cell table:formula="of:=[.C9]/(ROW()-1)" office:value-type="float" office:value="98482416" calcext:value-type="float">
            <text:p>98482416</text:p>
          </table:table-cell>
          <table:table-cell table:formula="of:=[.D9]/(ROW()-1)" office:value-type="float" office:value="91079112" calcext:value-type="float">
            <text:p>91079112</text:p>
          </table:table-cell>
        </table:table-row>
        <table:table-row table:style-name="ro1">
          <table:table-cell office:value-type="float" office:value="222223480" calcext:value-type="float">
            <text:p>222223480</text:p>
          </table:table-cell>
          <table:table-cell office:value-type="float" office:value="184914024" calcext:value-type="float">
            <text:p>184914024</text:p>
          </table:table-cell>
          <table:table-cell table:formula="of:=[.C9]+[.A10]" office:value-type="float" office:value="1010082808" calcext:value-type="float">
            <text:p>1010082808</text:p>
          </table:table-cell>
          <table:table-cell table:formula="of:=[.D9]+[.B10]" office:value-type="float" office:value="913546920" calcext:value-type="float">
            <text:p>913546920</text:p>
          </table:table-cell>
          <table:table-cell table:formula="of:=[.C10]/(ROW()-1)" office:value-type="float" office:value="112231423.111111" calcext:value-type="float">
            <text:p>112231423.111111</text:p>
          </table:table-cell>
          <table:table-cell table:formula="of:=[.D10]/(ROW()-1)" office:value-type="float" office:value="101505213.333333" calcext:value-type="float">
            <text:p>101505213.333333</text:p>
          </table:table-cell>
        </table:table-row>
        <table:table-row table:style-name="ro1">
          <table:table-cell office:value-type="float" office:value="259372024" calcext:value-type="float">
            <text:p>259372024</text:p>
          </table:table-cell>
          <table:table-cell office:value-type="float" office:value="199809352" calcext:value-type="float">
            <text:p>199809352</text:p>
          </table:table-cell>
          <table:table-cell table:formula="of:=[.C10]+[.A11]" office:value-type="float" office:value="1269454832" calcext:value-type="float">
            <text:p>1269454832</text:p>
          </table:table-cell>
          <table:table-cell table:formula="of:=[.D10]+[.B11]" office:value-type="float" office:value="1113356272" calcext:value-type="float">
            <text:p>1113356272</text:p>
          </table:table-cell>
          <table:table-cell table:formula="of:=[.C11]/(ROW()-1)" office:value-type="float" office:value="126945483.2" calcext:value-type="float">
            <text:p>126945483.2</text:p>
          </table:table-cell>
          <table:table-cell table:formula="of:=[.D11]/(ROW()-1)" office:value-type="float" office:value="111335627.2" calcext:value-type="float">
            <text:p>111335627.2</text:p>
          </table:table-cell>
        </table:table-row>
        <table:table-row table:style-name="ro1">
          <table:table-cell office:value-type="float" office:value="296520568" calcext:value-type="float">
            <text:p>296520568</text:p>
          </table:table-cell>
          <table:table-cell office:value-type="float" office:value="202929832" calcext:value-type="float">
            <text:p>202929832</text:p>
          </table:table-cell>
          <table:table-cell table:formula="of:=[.C11]+[.A12]" office:value-type="float" office:value="1565975400" calcext:value-type="float">
            <text:p>1565975400</text:p>
          </table:table-cell>
          <table:table-cell table:formula="of:=[.D11]+[.B12]" office:value-type="float" office:value="1316286104" calcext:value-type="float">
            <text:p>1316286104</text:p>
          </table:table-cell>
          <table:table-cell table:formula="of:=[.C12]/(ROW()-1)" office:value-type="float" office:value="142361400" calcext:value-type="float">
            <text:p>142361400</text:p>
          </table:table-cell>
          <table:table-cell table:formula="of:=[.D12]/(ROW()-1)" office:value-type="float" office:value="119662373.090909" calcext:value-type="float">
            <text:p>119662373.090909</text:p>
          </table:table-cell>
        </table:table-row>
        <table:table-row table:style-name="ro1">
          <table:table-cell office:value-type="float" office:value="307374448" calcext:value-type="float">
            <text:p>307374448</text:p>
          </table:table-cell>
          <table:table-cell office:value-type="float" office:value="215383784" calcext:value-type="float">
            <text:p>215383784</text:p>
          </table:table-cell>
          <table:table-cell table:formula="of:=[.C12]+[.A13]" office:value-type="float" office:value="1873349848" calcext:value-type="float">
            <text:p>1873349848</text:p>
          </table:table-cell>
          <table:table-cell table:formula="of:=[.D12]+[.B13]" office:value-type="float" office:value="1531669888" calcext:value-type="float">
            <text:p>1531669888</text:p>
          </table:table-cell>
          <table:table-cell table:formula="of:=[.C13]/(ROW()-1)" office:value-type="float" office:value="156112487.333333" calcext:value-type="float">
            <text:p>156112487.333333</text:p>
          </table:table-cell>
          <table:table-cell table:formula="of:=[.D13]/(ROW()-1)" office:value-type="float" office:value="127639157.333333" calcext:value-type="float">
            <text:p>127639157.333333</text:p>
          </table:table-cell>
        </table:table-row>
        <table:table-row table:style-name="ro1">
          <table:table-cell office:value-type="float" office:value="117547208" calcext:value-type="float">
            <text:p>117547208</text:p>
          </table:table-cell>
          <table:table-cell office:value-type="float" office:value="206302752" calcext:value-type="float">
            <text:p>206302752</text:p>
          </table:table-cell>
          <table:table-cell table:formula="of:=[.C13]+[.A14]" office:value-type="float" office:value="1990897056" calcext:value-type="float">
            <text:p>1990897056</text:p>
          </table:table-cell>
          <table:table-cell table:formula="of:=[.D13]+[.B14]" office:value-type="float" office:value="1737972640" calcext:value-type="float">
            <text:p>1737972640</text:p>
          </table:table-cell>
          <table:table-cell table:formula="of:=[.C14]/(ROW()-1)" office:value-type="float" office:value="153145927.384615" calcext:value-type="float">
            <text:p>153145927.384615</text:p>
          </table:table-cell>
          <table:table-cell table:formula="of:=[.D14]/(ROW()-1)" office:value-type="float" office:value="133690203.076923" calcext:value-type="float">
            <text:p>133690203.076923</text:p>
          </table:table-cell>
        </table:table-row>
        <table:table-row table:style-name="ro1">
          <table:table-cell office:value-type="float" office:value="110751528" calcext:value-type="float">
            <text:p>110751528</text:p>
          </table:table-cell>
          <table:table-cell office:value-type="float" office:value="223560384" calcext:value-type="float">
            <text:p>223560384</text:p>
          </table:table-cell>
          <table:table-cell table:formula="of:=[.C14]+[.A15]" office:value-type="float" office:value="2101648584" calcext:value-type="float">
            <text:p>2101648584</text:p>
          </table:table-cell>
          <table:table-cell table:formula="of:=[.D14]+[.B15]" office:value-type="float" office:value="1961533024" calcext:value-type="float">
            <text:p>1961533024</text:p>
          </table:table-cell>
          <table:table-cell table:formula="of:=[.C15]/(ROW()-1)" office:value-type="float" office:value="150117756" calcext:value-type="float">
            <text:p>150117756</text:p>
          </table:table-cell>
          <table:table-cell table:formula="of:=[.D15]/(ROW()-1)" office:value-type="float" office:value="140109501.714286" calcext:value-type="float">
            <text:p>140109501.714286</text:p>
          </table:table-cell>
        </table:table-row>
        <table:table-row table:style-name="ro1">
          <table:table-cell office:value-type="float" office:value="103610824" calcext:value-type="float">
            <text:p>103610824</text:p>
          </table:table-cell>
          <table:table-cell office:value-type="float" office:value="225113168" calcext:value-type="float">
            <text:p>225113168</text:p>
          </table:table-cell>
          <table:table-cell table:formula="of:=[.C15]+[.A16]" office:value-type="float" office:value="2205259408" calcext:value-type="float">
            <text:p>2205259408</text:p>
          </table:table-cell>
          <table:table-cell table:formula="of:=[.D15]+[.B16]" office:value-type="float" office:value="2186646192" calcext:value-type="float">
            <text:p>2186646192</text:p>
          </table:table-cell>
          <table:table-cell table:formula="of:=[.C16]/(ROW()-1)" office:value-type="float" office:value="147017293.866667" calcext:value-type="float">
            <text:p>147017293.866667</text:p>
          </table:table-cell>
          <table:table-cell table:formula="of:=[.D16]/(ROW()-1)" office:value-type="float" office:value="145776412.8" calcext:value-type="float">
            <text:p>145776412.8</text:p>
          </table:table-cell>
        </table:table-row>
        <table:table-row table:style-name="ro1">
          <table:table-cell office:value-type="float" office:value="113785032" calcext:value-type="float">
            <text:p>113785032</text:p>
          </table:table-cell>
          <table:table-cell office:value-type="float" office:value="51206696" calcext:value-type="float">
            <text:p>51206696</text:p>
          </table:table-cell>
          <table:table-cell table:formula="of:=[.C16]+[.A17]" office:value-type="float" office:value="2319044440" calcext:value-type="float">
            <text:p>2319044440</text:p>
          </table:table-cell>
          <table:table-cell table:formula="of:=[.D16]+[.B17]" office:value-type="float" office:value="2237852888" calcext:value-type="float">
            <text:p>2237852888</text:p>
          </table:table-cell>
          <table:table-cell table:formula="of:=[.C17]/(ROW()-1)" office:value-type="float" office:value="144940277.5" calcext:value-type="float">
            <text:p>144940277.5</text:p>
          </table:table-cell>
          <table:table-cell table:formula="of:=[.D17]/(ROW()-1)" office:value-type="float" office:value="139865805.5" calcext:value-type="float">
            <text:p>139865805.5</text:p>
          </table:table-cell>
        </table:table-row>
        <table:table-row table:style-name="ro1">
          <table:table-cell office:value-type="float" office:value="106305592" calcext:value-type="float">
            <text:p>106305592</text:p>
          </table:table-cell>
          <table:table-cell office:value-type="float" office:value="72974568" calcext:value-type="float">
            <text:p>72974568</text:p>
          </table:table-cell>
          <table:table-cell table:formula="of:=[.C17]+[.A18]" office:value-type="float" office:value="2425350032" calcext:value-type="float">
            <text:p>2425350032</text:p>
          </table:table-cell>
          <table:table-cell table:formula="of:=[.D17]+[.B18]" office:value-type="float" office:value="2310827456" calcext:value-type="float">
            <text:p>2310827456</text:p>
          </table:table-cell>
          <table:table-cell table:formula="of:=[.C18]/(ROW()-1)" office:value-type="float" office:value="142667648.941176" calcext:value-type="float">
            <text:p>142667648.941176</text:p>
          </table:table-cell>
          <table:table-cell table:formula="of:=[.D18]/(ROW()-1)" office:value-type="float" office:value="135931026.823529" calcext:value-type="float">
            <text:p>135931026.823529</text:p>
          </table:table-cell>
        </table:table-row>
        <table:table-row table:style-name="ro1">
          <table:table-cell office:value-type="float" office:value="114373448" calcext:value-type="float">
            <text:p>114373448</text:p>
          </table:table-cell>
          <table:table-cell office:value-type="float" office:value="86936616" calcext:value-type="float">
            <text:p>86936616</text:p>
          </table:table-cell>
          <table:table-cell table:formula="of:=[.C18]+[.A19]" office:value-type="float" office:value="2539723480" calcext:value-type="float">
            <text:p>2539723480</text:p>
          </table:table-cell>
          <table:table-cell table:formula="of:=[.D18]+[.B19]" office:value-type="float" office:value="2397764072" calcext:value-type="float">
            <text:p>2397764072</text:p>
          </table:table-cell>
          <table:table-cell table:formula="of:=[.C19]/(ROW()-1)" office:value-type="float" office:value="141095748.888889" calcext:value-type="float">
            <text:p>141095748.888889</text:p>
          </table:table-cell>
          <table:table-cell table:formula="of:=[.D19]/(ROW()-1)" office:value-type="float" office:value="133209115.111111" calcext:value-type="float">
            <text:p>133209115.111111</text:p>
          </table:table-cell>
        </table:table-row>
        <table:table-row table:style-name="ro1">
          <table:table-cell office:value-type="float" office:value="106524376" calcext:value-type="float">
            <text:p>106524376</text:p>
          </table:table-cell>
          <table:table-cell office:value-type="float" office:value="102355552" calcext:value-type="float">
            <text:p>102355552</text:p>
          </table:table-cell>
          <table:table-cell table:formula="of:=[.C19]+[.A20]" office:value-type="float" office:value="2646247856" calcext:value-type="float">
            <text:p>2646247856</text:p>
          </table:table-cell>
          <table:table-cell table:formula="of:=[.D19]+[.B20]" office:value-type="float" office:value="2500119624" calcext:value-type="float">
            <text:p>2500119624</text:p>
          </table:table-cell>
          <table:table-cell table:formula="of:=[.C20]/(ROW()-1)" office:value-type="float" office:value="139276202.947368" calcext:value-type="float">
            <text:p>139276202.947368</text:p>
          </table:table-cell>
          <table:table-cell table:formula="of:=[.D20]/(ROW()-1)" office:value-type="float" office:value="131585243.368421" calcext:value-type="float">
            <text:p>131585243.368421</text:p>
          </table:table-cell>
        </table:table-row>
        <table:table-row table:style-name="ro1">
          <table:table-cell office:value-type="float" office:value="114883832" calcext:value-type="float">
            <text:p>114883832</text:p>
          </table:table-cell>
          <table:table-cell office:value-type="float" office:value="114915880" calcext:value-type="float">
            <text:p>114915880</text:p>
          </table:table-cell>
          <table:table-cell table:formula="of:=[.C20]+[.A21]" office:value-type="float" office:value="2761131688" calcext:value-type="float">
            <text:p>2761131688</text:p>
          </table:table-cell>
          <table:table-cell table:formula="of:=[.D20]+[.B21]" office:value-type="float" office:value="2615035504" calcext:value-type="float">
            <text:p>2615035504</text:p>
          </table:table-cell>
          <table:table-cell table:formula="of:=[.C21]/(ROW()-1)" office:value-type="float" office:value="138056584.4" calcext:value-type="float">
            <text:p>138056584.4</text:p>
          </table:table-cell>
          <table:table-cell table:formula="of:=[.D21]/(ROW()-1)" office:value-type="float" office:value="130751775.2" calcext:value-type="float">
            <text:p>130751775.2</text:p>
          </table:table-cell>
        </table:table-row>
        <table:table-row table:style-name="ro1">
          <table:table-cell office:value-type="float" office:value="107087544" calcext:value-type="float">
            <text:p>107087544</text:p>
          </table:table-cell>
          <table:table-cell office:value-type="float" office:value="103355880" calcext:value-type="float">
            <text:p>103355880</text:p>
          </table:table-cell>
          <table:table-cell table:formula="of:=[.C21]+[.A22]" office:value-type="float" office:value="2868219232" calcext:value-type="float">
            <text:p>2868219232</text:p>
          </table:table-cell>
          <table:table-cell table:formula="of:=[.D21]+[.B22]" office:value-type="float" office:value="2718391384" calcext:value-type="float">
            <text:p>2718391384</text:p>
          </table:table-cell>
          <table:table-cell table:formula="of:=[.C22]/(ROW()-1)" office:value-type="float" office:value="136581868.190476" calcext:value-type="float">
            <text:p>136581868.190476</text:p>
          </table:table-cell>
          <table:table-cell table:formula="of:=[.D22]/(ROW()-1)" office:value-type="float" office:value="129447208.761905" calcext:value-type="float">
            <text:p>129447208.761905</text:p>
          </table:table-cell>
        </table:table-row>
        <table:table-row table:style-name="ro1">
          <table:table-cell office:value-type="float" office:value="116310120" calcext:value-type="float">
            <text:p>116310120</text:p>
          </table:table-cell>
          <table:table-cell office:value-type="float" office:value="108985528" calcext:value-type="float">
            <text:p>108985528</text:p>
          </table:table-cell>
          <table:table-cell table:formula="of:=[.C22]+[.A23]" office:value-type="float" office:value="2984529352" calcext:value-type="float">
            <text:p>2984529352</text:p>
          </table:table-cell>
          <table:table-cell table:formula="of:=[.D22]+[.B23]" office:value-type="float" office:value="2827376912" calcext:value-type="float">
            <text:p>2827376912</text:p>
          </table:table-cell>
          <table:table-cell table:formula="of:=[.C23]/(ROW()-1)" office:value-type="float" office:value="135660425.090909" calcext:value-type="float">
            <text:p>135660425.090909</text:p>
          </table:table-cell>
          <table:table-cell table:formula="of:=[.D23]/(ROW()-1)" office:value-type="float" office:value="128517132.363636" calcext:value-type="float">
            <text:p>128517132.363636</text:p>
          </table:table-cell>
        </table:table-row>
        <table:table-row table:style-name="ro1">
          <table:table-cell office:value-type="float" office:value="108717368" calcext:value-type="float">
            <text:p>108717368</text:p>
          </table:table-cell>
          <table:table-cell office:value-type="float" office:value="114561272" calcext:value-type="float">
            <text:p>114561272</text:p>
          </table:table-cell>
          <table:table-cell table:formula="of:=[.C23]+[.A24]" office:value-type="float" office:value="3093246720" calcext:value-type="float">
            <text:p>3093246720</text:p>
          </table:table-cell>
          <table:table-cell table:formula="of:=[.D23]+[.B24]" office:value-type="float" office:value="2941938184" calcext:value-type="float">
            <text:p>2941938184</text:p>
          </table:table-cell>
          <table:table-cell table:formula="of:=[.C24]/(ROW()-1)" office:value-type="float" office:value="134488987.826087" calcext:value-type="float">
            <text:p>134488987.826087</text:p>
          </table:table-cell>
          <table:table-cell table:formula="of:=[.D24]/(ROW()-1)" office:value-type="float" office:value="127910355.826087" calcext:value-type="float">
            <text:p>127910355.826087</text:p>
          </table:table-cell>
        </table:table-row>
        <table:table-row table:style-name="ro1">
          <table:table-cell office:value-type="float" office:value="116925624" calcext:value-type="float">
            <text:p>116925624</text:p>
          </table:table-cell>
          <table:table-cell office:value-type="float" office:value="119640504" calcext:value-type="float">
            <text:p>119640504</text:p>
          </table:table-cell>
          <table:table-cell table:formula="of:=[.C24]+[.A25]" office:value-type="float" office:value="3210172344" calcext:value-type="float">
            <text:p>3210172344</text:p>
          </table:table-cell>
          <table:table-cell table:formula="of:=[.D24]+[.B25]" office:value-type="float" office:value="3061578688" calcext:value-type="float">
            <text:p>3061578688</text:p>
          </table:table-cell>
          <table:table-cell table:formula="of:=[.C25]/(ROW()-1)" office:value-type="float" office:value="133757181" calcext:value-type="float">
            <text:p>133757181</text:p>
          </table:table-cell>
          <table:table-cell table:formula="of:=[.D25]/(ROW()-1)" office:value-type="float" office:value="127565778.666667" calcext:value-type="float">
            <text:p>127565778.666667</text:p>
          </table:table-cell>
        </table:table-row>
        <table:table-row table:style-name="ro1">
          <table:table-cell office:value-type="float" office:value="117735208" calcext:value-type="float">
            <text:p>117735208</text:p>
          </table:table-cell>
          <table:table-cell office:value-type="float" office:value="108266792" calcext:value-type="float">
            <text:p>108266792</text:p>
          </table:table-cell>
          <table:table-cell table:formula="of:=[.C25]+[.A26]" office:value-type="float" office:value="3327907552" calcext:value-type="float">
            <text:p>3327907552</text:p>
          </table:table-cell>
          <table:table-cell table:formula="of:=[.D25]+[.B26]" office:value-type="float" office:value="3169845480" calcext:value-type="float">
            <text:p>3169845480</text:p>
          </table:table-cell>
          <table:table-cell table:formula="of:=[.C26]/(ROW()-1)" office:value-type="float" office:value="133116302.08" calcext:value-type="float">
            <text:p>133116302.08</text:p>
          </table:table-cell>
          <table:table-cell table:formula="of:=[.D26]/(ROW()-1)" office:value-type="float" office:value="126793819.2" calcext:value-type="float">
            <text:p>126793819.2</text:p>
          </table:table-cell>
        </table:table-row>
        <table:table-row table:style-name="ro1">
          <table:table-cell office:value-type="float" office:value="106055304" calcext:value-type="float">
            <text:p>106055304</text:p>
          </table:table-cell>
          <table:table-cell office:value-type="float" office:value="112701336" calcext:value-type="float">
            <text:p>112701336</text:p>
          </table:table-cell>
          <table:table-cell table:formula="of:=[.C26]+[.A27]" office:value-type="float" office:value="3433962856" calcext:value-type="float">
            <text:p>3433962856</text:p>
          </table:table-cell>
          <table:table-cell table:formula="of:=[.D26]+[.B27]" office:value-type="float" office:value="3282546816" calcext:value-type="float">
            <text:p>3282546816</text:p>
          </table:table-cell>
          <table:table-cell table:formula="of:=[.C27]/(ROW()-1)" office:value-type="float" office:value="132075494.461538" calcext:value-type="float">
            <text:p>132075494.461538</text:p>
          </table:table-cell>
          <table:table-cell table:formula="of:=[.D27]/(ROW()-1)" office:value-type="float" office:value="126251800.615385" calcext:value-type="float">
            <text:p>126251800.615385</text:p>
          </table:table-cell>
        </table:table-row>
        <table:table-row table:style-name="ro1">
          <table:table-cell office:value-type="float" office:value="113378264" calcext:value-type="float">
            <text:p>113378264</text:p>
          </table:table-cell>
          <table:table-cell office:value-type="float" office:value="118794712" calcext:value-type="float">
            <text:p>118794712</text:p>
          </table:table-cell>
          <table:table-cell table:formula="of:=[.C27]+[.A28]" office:value-type="float" office:value="3547341120" calcext:value-type="float">
            <text:p>3547341120</text:p>
          </table:table-cell>
          <table:table-cell table:formula="of:=[.D27]+[.B28]" office:value-type="float" office:value="3401341528" calcext:value-type="float">
            <text:p>3401341528</text:p>
          </table:table-cell>
          <table:table-cell table:formula="of:=[.C28]/(ROW()-1)" office:value-type="float" office:value="131383004.444444" calcext:value-type="float">
            <text:p>131383004.444444</text:p>
          </table:table-cell>
          <table:table-cell table:formula="of:=[.D28]/(ROW()-1)" office:value-type="float" office:value="125975612.148148" calcext:value-type="float">
            <text:p>125975612.148148</text:p>
          </table:table-cell>
        </table:table-row>
        <table:table-row table:style-name="ro1">
          <table:table-cell office:value-type="float" office:value="103610712" calcext:value-type="float">
            <text:p>103610712</text:p>
          </table:table-cell>
          <table:table-cell office:value-type="float" office:value="107538200" calcext:value-type="float">
            <text:p>107538200</text:p>
          </table:table-cell>
          <table:table-cell table:formula="of:=[.C28]+[.A29]" office:value-type="float" office:value="3650951832" calcext:value-type="float">
            <text:p>3650951832</text:p>
          </table:table-cell>
          <table:table-cell table:formula="of:=[.D28]+[.B29]" office:value-type="float" office:value="3508879728" calcext:value-type="float">
            <text:p>3508879728</text:p>
          </table:table-cell>
          <table:table-cell table:formula="of:=[.C29]/(ROW()-1)" office:value-type="float" office:value="130391136.857143" calcext:value-type="float">
            <text:p>130391136.857143</text:p>
          </table:table-cell>
          <table:table-cell table:formula="of:=[.D29]/(ROW()-1)" office:value-type="float" office:value="125317133.142857" calcext:value-type="float">
            <text:p>125317133.142857</text:p>
          </table:table-cell>
        </table:table-row>
        <table:table-row table:style-name="ro1">
          <table:table-cell office:value-type="float" office:value="110924984" calcext:value-type="float">
            <text:p>110924984</text:p>
          </table:table-cell>
          <table:table-cell office:value-type="float" office:value="113180328" calcext:value-type="float">
            <text:p>113180328</text:p>
          </table:table-cell>
          <table:table-cell table:formula="of:=[.C29]+[.A30]" office:value-type="float" office:value="3761876816" calcext:value-type="float">
            <text:p>3761876816</text:p>
          </table:table-cell>
          <table:table-cell table:formula="of:=[.D29]+[.B30]" office:value-type="float" office:value="3622060056" calcext:value-type="float">
            <text:p>3622060056</text:p>
          </table:table-cell>
          <table:table-cell table:formula="of:=[.C30]/(ROW()-1)" office:value-type="float" office:value="129719890.206897" calcext:value-type="float">
            <text:p>129719890.206897</text:p>
          </table:table-cell>
          <table:table-cell table:formula="of:=[.D30]/(ROW()-1)" office:value-type="float" office:value="124898622.62069" calcext:value-type="float">
            <text:p>124898622.62069</text:p>
          </table:table-cell>
        </table:table-row>
        <table:table-row table:style-name="ro1">
          <table:table-cell office:value-type="float" office:value="118201816" calcext:value-type="float">
            <text:p>118201816</text:p>
          </table:table-cell>
          <table:table-cell office:value-type="float" office:value="119011992" calcext:value-type="float">
            <text:p>119011992</text:p>
          </table:table-cell>
          <table:table-cell table:formula="of:=[.C30]+[.A31]" office:value-type="float" office:value="3880078632" calcext:value-type="float">
            <text:p>3880078632</text:p>
          </table:table-cell>
          <table:table-cell table:formula="of:=[.D30]+[.B31]" office:value-type="float" office:value="3741072048" calcext:value-type="float">
            <text:p>3741072048</text:p>
          </table:table-cell>
          <table:table-cell table:formula="of:=[.C31]/(ROW()-1)" office:value-type="float" office:value="129335954.4" calcext:value-type="float">
            <text:p>129335954.4</text:p>
          </table:table-cell>
          <table:table-cell table:formula="of:=[.D31]/(ROW()-1)" office:value-type="float" office:value="124702401.6" calcext:value-type="float">
            <text:p>124702401.6</text:p>
          </table:table-cell>
        </table:table-row>
        <table:table-row table:style-name="ro1">
          <table:table-cell office:value-type="float" office:value="107195240" calcext:value-type="float">
            <text:p>107195240</text:p>
          </table:table-cell>
          <table:table-cell office:value-type="float" office:value="106271800" calcext:value-type="float">
            <text:p>106271800</text:p>
          </table:table-cell>
          <table:table-cell table:formula="of:=[.C31]+[.A32]" office:value-type="float" office:value="3987273872" calcext:value-type="float">
            <text:p>3987273872</text:p>
          </table:table-cell>
          <table:table-cell table:formula="of:=[.D31]+[.B32]" office:value-type="float" office:value="3847343848" calcext:value-type="float">
            <text:p>3847343848</text:p>
          </table:table-cell>
          <table:table-cell table:formula="of:=[.C32]/(ROW()-1)" office:value-type="float" office:value="128621737.806452" calcext:value-type="float">
            <text:p>128621737.806452</text:p>
          </table:table-cell>
          <table:table-cell table:formula="of:=[.D32]/(ROW()-1)" office:value-type="float" office:value="124107866.064516" calcext:value-type="float">
            <text:p>124107866.064516</text:p>
          </table:table-cell>
        </table:table-row>
        <table:table-row table:style-name="ro1">
          <table:table-cell office:value-type="float" office:value="113654312" calcext:value-type="float">
            <text:p>113654312</text:p>
          </table:table-cell>
          <table:table-cell office:value-type="float" office:value="110955704" calcext:value-type="float">
            <text:p>110955704</text:p>
          </table:table-cell>
          <table:table-cell table:formula="of:=[.C32]+[.A33]" office:value-type="float" office:value="4100928184" calcext:value-type="float">
            <text:p>4100928184</text:p>
          </table:table-cell>
          <table:table-cell table:formula="of:=[.D32]+[.B33]" office:value-type="float" office:value="3958299552" calcext:value-type="float">
            <text:p>3958299552</text:p>
          </table:table-cell>
          <table:table-cell table:formula="of:=[.C33]/(ROW()-1)" office:value-type="float" office:value="128154005.75" calcext:value-type="float">
            <text:p>128154005.75</text:p>
          </table:table-cell>
          <table:table-cell table:formula="of:=[.D33]/(ROW()-1)" office:value-type="float" office:value="123696861" calcext:value-type="float">
            <text:p>123696861</text:p>
          </table:table-cell>
        </table:table-row>
        <table:table-row table:style-name="ro1">
          <table:table-cell office:value-type="float" office:value="103081992" calcext:value-type="float">
            <text:p>103081992</text:p>
          </table:table-cell>
          <table:table-cell office:value-type="float" office:value="106526856" calcext:value-type="float">
            <text:p>106526856</text:p>
          </table:table-cell>
          <table:table-cell table:formula="of:=[.C33]+[.A34]" office:value-type="float" office:value="4204010176" calcext:value-type="float">
            <text:p>4204010176</text:p>
          </table:table-cell>
          <table:table-cell table:formula="of:=[.D33]+[.B34]" office:value-type="float" office:value="4064826408" calcext:value-type="float">
            <text:p>4064826408</text:p>
          </table:table-cell>
          <table:table-cell table:formula="of:=[.C34]/(ROW()-1)" office:value-type="float" office:value="127394247.757576" calcext:value-type="float">
            <text:p>127394247.757576</text:p>
          </table:table-cell>
          <table:table-cell table:formula="of:=[.D34]/(ROW()-1)" office:value-type="float" office:value="123176557.818182" calcext:value-type="float">
            <text:p>123176557.818182</text:p>
          </table:table-cell>
        </table:table-row>
        <table:table-row table:style-name="ro1">
          <table:table-cell office:value-type="float" office:value="109658424" calcext:value-type="float">
            <text:p>109658424</text:p>
          </table:table-cell>
          <table:table-cell office:value-type="float" office:value="109487512" calcext:value-type="float">
            <text:p>109487512</text:p>
          </table:table-cell>
          <table:table-cell table:formula="of:=[.C34]+[.A35]" office:value-type="float" office:value="4313668600" calcext:value-type="float">
            <text:p>4313668600</text:p>
          </table:table-cell>
          <table:table-cell table:formula="of:=[.D34]+[.B35]" office:value-type="float" office:value="4174313920" calcext:value-type="float">
            <text:p>4174313920</text:p>
          </table:table-cell>
          <table:table-cell table:formula="of:=[.C35]/(ROW()-1)" office:value-type="float" office:value="126872605.882353" calcext:value-type="float">
            <text:p>126872605.882353</text:p>
          </table:table-cell>
          <table:table-cell table:formula="of:=[.D35]/(ROW()-1)" office:value-type="float" office:value="122773938.823529" calcext:value-type="float">
            <text:p>122773938.823529</text:p>
          </table:table-cell>
        </table:table-row>
        <table:table-row table:style-name="ro1">
          <table:table-cell office:value-type="float" office:value="116142888" calcext:value-type="float">
            <text:p>116142888</text:p>
          </table:table-cell>
          <table:table-cell office:value-type="float" office:value="112185784" calcext:value-type="float">
            <text:p>112185784</text:p>
          </table:table-cell>
          <table:table-cell table:formula="of:=[.C35]+[.A36]" office:value-type="float" office:value="4429811488" calcext:value-type="float">
            <text:p>4429811488</text:p>
          </table:table-cell>
          <table:table-cell table:formula="of:=[.D35]+[.B36]" office:value-type="float" office:value="4286499704" calcext:value-type="float">
            <text:p>4286499704</text:p>
          </table:table-cell>
          <table:table-cell table:formula="of:=[.C36]/(ROW()-1)" office:value-type="float" office:value="126566042.514286" calcext:value-type="float">
            <text:p>126566042.514286</text:p>
          </table:table-cell>
          <table:table-cell table:formula="of:=[.D36]/(ROW()-1)" office:value-type="float" office:value="122471420.114286" calcext:value-type="float">
            <text:p>122471420.114286</text:p>
          </table:table-cell>
        </table:table-row>
        <table:table-row table:style-name="ro1">
          <table:table-cell office:value-type="float" office:value="104781176" calcext:value-type="float">
            <text:p>104781176</text:p>
          </table:table-cell>
          <table:table-cell office:value-type="float" office:value="114848872" calcext:value-type="float">
            <text:p>114848872</text:p>
          </table:table-cell>
          <table:table-cell table:formula="of:=[.C36]+[.A37]" office:value-type="float" office:value="4534592664" calcext:value-type="float">
            <text:p>4534592664</text:p>
          </table:table-cell>
          <table:table-cell table:formula="of:=[.D36]+[.B37]" office:value-type="float" office:value="4401348576" calcext:value-type="float">
            <text:p>4401348576</text:p>
          </table:table-cell>
          <table:table-cell table:formula="of:=[.C37]/(ROW()-1)" office:value-type="float" office:value="125960907.333333" calcext:value-type="float">
            <text:p>125960907.333333</text:p>
          </table:table-cell>
          <table:table-cell table:formula="of:=[.D37]/(ROW()-1)" office:value-type="float" office:value="122259682.666667" calcext:value-type="float">
            <text:p>122259682.666667</text:p>
          </table:table-cell>
        </table:table-row>
        <table:table-row table:style-name="ro1">
          <table:table-cell office:value-type="float" office:value="110782184" calcext:value-type="float">
            <text:p>110782184</text:p>
          </table:table-cell>
          <table:table-cell office:value-type="float" office:value="117730616" calcext:value-type="float">
            <text:p>117730616</text:p>
          </table:table-cell>
          <table:table-cell table:formula="of:=[.C37]+[.A38]" office:value-type="float" office:value="4645374848" calcext:value-type="float">
            <text:p>4645374848</text:p>
          </table:table-cell>
          <table:table-cell table:formula="of:=[.D37]+[.B38]" office:value-type="float" office:value="4519079192" calcext:value-type="float">
            <text:p>4519079192</text:p>
          </table:table-cell>
          <table:table-cell table:formula="of:=[.C38]/(ROW()-1)" office:value-type="float" office:value="125550671.567568" calcext:value-type="float">
            <text:p>125550671.567568</text:p>
          </table:table-cell>
          <table:table-cell table:formula="of:=[.D38]/(ROW()-1)" office:value-type="float" office:value="122137275.459459" calcext:value-type="float">
            <text:p>122137275.459459</text:p>
          </table:table-cell>
        </table:table-row>
        <table:table-row table:style-name="ro1">
          <table:table-cell office:value-type="float" office:value="111692920" calcext:value-type="float">
            <text:p>111692920</text:p>
          </table:table-cell>
          <table:table-cell office:value-type="float" office:value="117959224" calcext:value-type="float">
            <text:p>117959224</text:p>
          </table:table-cell>
          <table:table-cell table:formula="of:=[.C38]+[.A39]" office:value-type="float" office:value="4757067768" calcext:value-type="float">
            <text:p>4757067768</text:p>
          </table:table-cell>
          <table:table-cell table:formula="of:=[.D38]+[.B39]" office:value-type="float" office:value="4637038416" calcext:value-type="float">
            <text:p>4637038416</text:p>
          </table:table-cell>
          <table:table-cell table:formula="of:=[.C39]/(ROW()-1)" office:value-type="float" office:value="125185993.894737" calcext:value-type="float">
            <text:p>125185993.894737</text:p>
          </table:table-cell>
          <table:table-cell table:formula="of:=[.D39]/(ROW()-1)" office:value-type="float" office:value="122027326.736842" calcext:value-type="float">
            <text:p>122027326.736842</text:p>
          </table:table-cell>
        </table:table-row>
        <table:table-row table:style-name="ro1">
          <table:table-cell office:value-type="float" office:value="113207528" calcext:value-type="float">
            <text:p>113207528</text:p>
          </table:table-cell>
          <table:table-cell office:value-type="float" office:value="118298488" calcext:value-type="float">
            <text:p>118298488</text:p>
          </table:table-cell>
          <table:table-cell table:formula="of:=[.C39]+[.A40]" office:value-type="float" office:value="4870275296" calcext:value-type="float">
            <text:p>4870275296</text:p>
          </table:table-cell>
          <table:table-cell table:formula="of:=[.D39]+[.B40]" office:value-type="float" office:value="4755336904" calcext:value-type="float">
            <text:p>4755336904</text:p>
          </table:table-cell>
          <table:table-cell table:formula="of:=[.C40]/(ROW()-1)" office:value-type="float" office:value="124878853.74359" calcext:value-type="float">
            <text:p>124878853.74359</text:p>
          </table:table-cell>
          <table:table-cell table:formula="of:=[.D40]/(ROW()-1)" office:value-type="float" office:value="121931715.48718" calcext:value-type="float">
            <text:p>121931715.48718</text:p>
          </table:table-cell>
        </table:table-row>
        <table:table-row table:style-name="ro1">
          <table:table-cell office:value-type="float" office:value="114931912" calcext:value-type="float">
            <text:p>114931912</text:p>
          </table:table-cell>
          <table:table-cell office:value-type="float" office:value="103354776" calcext:value-type="float">
            <text:p>103354776</text:p>
          </table:table-cell>
          <table:table-cell table:formula="of:=[.C40]+[.A41]" office:value-type="float" office:value="4985207208" calcext:value-type="float">
            <text:p>4985207208</text:p>
          </table:table-cell>
          <table:table-cell table:formula="of:=[.D40]+[.B41]" office:value-type="float" office:value="4858691680" calcext:value-type="float">
            <text:p>4858691680</text:p>
          </table:table-cell>
          <table:table-cell table:formula="of:=[.C41]/(ROW()-1)" office:value-type="float" office:value="124630180.2" calcext:value-type="float">
            <text:p>124630180.2</text:p>
          </table:table-cell>
          <table:table-cell table:formula="of:=[.D41]/(ROW()-1)" office:value-type="float" office:value="121467292" calcext:value-type="float">
            <text:p>121467292</text:p>
          </table:table-cell>
        </table:table-row>
        <table:table-row table:style-name="ro1">
          <table:table-cell office:value-type="float" office:value="116688872" calcext:value-type="float">
            <text:p>116688872</text:p>
          </table:table-cell>
          <table:table-cell office:value-type="float" office:value="103900968" calcext:value-type="float">
            <text:p>103900968</text:p>
          </table:table-cell>
          <table:table-cell table:formula="of:=[.C41]+[.A42]" office:value-type="float" office:value="5101896080" calcext:value-type="float">
            <text:p>5101896080</text:p>
          </table:table-cell>
          <table:table-cell table:formula="of:=[.D41]+[.B42]" office:value-type="float" office:value="4962592648" calcext:value-type="float">
            <text:p>4962592648</text:p>
          </table:table-cell>
          <table:table-cell table:formula="of:=[.C42]/(ROW()-1)" office:value-type="float" office:value="124436489.756098" calcext:value-type="float">
            <text:p>124436489.756098</text:p>
          </table:table-cell>
          <table:table-cell table:formula="of:=[.D42]/(ROW()-1)" office:value-type="float" office:value="121038845.073171" calcext:value-type="float">
            <text:p>121038845.073171</text:p>
          </table:table-cell>
        </table:table-row>
        <table:table-row table:style-name="ro1">
          <table:table-cell office:value-type="float" office:value="118301704" calcext:value-type="float">
            <text:p>118301704</text:p>
          </table:table-cell>
          <table:table-cell office:value-type="float" office:value="105653032" calcext:value-type="float">
            <text:p>105653032</text:p>
          </table:table-cell>
          <table:table-cell table:formula="of:=[.C42]+[.A43]" office:value-type="float" office:value="5220197784" calcext:value-type="float">
            <text:p>5220197784</text:p>
          </table:table-cell>
          <table:table-cell table:formula="of:=[.D42]+[.B43]" office:value-type="float" office:value="5068245680" calcext:value-type="float">
            <text:p>5068245680</text:p>
          </table:table-cell>
          <table:table-cell table:formula="of:=[.C43]/(ROW()-1)" office:value-type="float" office:value="124290423.428571" calcext:value-type="float">
            <text:p>124290423.428571</text:p>
          </table:table-cell>
          <table:table-cell table:formula="of:=[.D43]/(ROW()-1)" office:value-type="float" office:value="120672516.190476" calcext:value-type="float">
            <text:p>120672516.190476</text:p>
          </table:table-cell>
        </table:table-row>
        <table:table-row table:style-name="ro1">
          <table:table-cell office:value-type="float" office:value="103251624" calcext:value-type="float">
            <text:p>103251624</text:p>
          </table:table-cell>
          <table:table-cell office:value-type="float" office:value="107405832" calcext:value-type="float">
            <text:p>107405832</text:p>
          </table:table-cell>
          <table:table-cell table:formula="of:=[.C43]+[.A44]" office:value-type="float" office:value="5323449408" calcext:value-type="float">
            <text:p>5323449408</text:p>
          </table:table-cell>
          <table:table-cell table:formula="of:=[.D43]+[.B44]" office:value-type="float" office:value="5175651512" calcext:value-type="float">
            <text:p>5175651512</text:p>
          </table:table-cell>
          <table:table-cell table:formula="of:=[.C44]/(ROW()-1)" office:value-type="float" office:value="123801149.023256" calcext:value-type="float">
            <text:p>123801149.023256</text:p>
          </table:table-cell>
          <table:table-cell table:formula="of:=[.D44]/(ROW()-1)" office:value-type="float" office:value="120363988.651163" calcext:value-type="float">
            <text:p>120363988.651163</text:p>
          </table:table-cell>
        </table:table-row>
        <table:table-row table:style-name="ro1">
          <table:table-cell office:value-type="float" office:value="103977080" calcext:value-type="float">
            <text:p>103977080</text:p>
          </table:table-cell>
          <table:table-cell office:value-type="float" office:value="107548952" calcext:value-type="float">
            <text:p>107548952</text:p>
          </table:table-cell>
          <table:table-cell table:formula="of:=[.C44]+[.A45]" office:value-type="float" office:value="5427426488" calcext:value-type="float">
            <text:p>5427426488</text:p>
          </table:table-cell>
          <table:table-cell table:formula="of:=[.D44]+[.B45]" office:value-type="float" office:value="5283200464" calcext:value-type="float">
            <text:p>5283200464</text:p>
          </table:table-cell>
          <table:table-cell table:formula="of:=[.C45]/(ROW()-1)" office:value-type="float" office:value="123350602" calcext:value-type="float">
            <text:p>123350602</text:p>
          </table:table-cell>
          <table:table-cell table:formula="of:=[.D45]/(ROW()-1)" office:value-type="float" office:value="120072737.818182" calcext:value-type="float">
            <text:p>120072737.818182</text:p>
          </table:table-cell>
        </table:table-row>
        <table:table-row table:style-name="ro1">
          <table:table-cell office:value-type="float" office:value="105942088" calcext:value-type="float">
            <text:p>105942088</text:p>
          </table:table-cell>
          <table:table-cell office:value-type="float" office:value="109023304" calcext:value-type="float">
            <text:p>109023304</text:p>
          </table:table-cell>
          <table:table-cell table:formula="of:=[.C45]+[.A46]" office:value-type="float" office:value="5533368576" calcext:value-type="float">
            <text:p>5533368576</text:p>
          </table:table-cell>
          <table:table-cell table:formula="of:=[.D45]+[.B46]" office:value-type="float" office:value="5392223768" calcext:value-type="float">
            <text:p>5392223768</text:p>
          </table:table-cell>
          <table:table-cell table:formula="of:=[.C46]/(ROW()-1)" office:value-type="float" office:value="122963746.133333" calcext:value-type="float">
            <text:p>122963746.133333</text:p>
          </table:table-cell>
          <table:table-cell table:formula="of:=[.D46]/(ROW()-1)" office:value-type="float" office:value="119827194.844444" calcext:value-type="float">
            <text:p>119827194.844444</text:p>
          </table:table-cell>
        </table:table-row>
        <table:table-row table:style-name="ro1">
          <table:table-cell office:value-type="float" office:value="107662280" calcext:value-type="float">
            <text:p>107662280</text:p>
          </table:table-cell>
          <table:table-cell office:value-type="float" office:value="110540856" calcext:value-type="float">
            <text:p>110540856</text:p>
          </table:table-cell>
          <table:table-cell table:formula="of:=[.C46]+[.A47]" office:value-type="float" office:value="5641030856" calcext:value-type="float">
            <text:p>5641030856</text:p>
          </table:table-cell>
          <table:table-cell table:formula="of:=[.D46]+[.B47]" office:value-type="float" office:value="5502764624" calcext:value-type="float">
            <text:p>5502764624</text:p>
          </table:table-cell>
          <table:table-cell table:formula="of:=[.C47]/(ROW()-1)" office:value-type="float" office:value="122631105.565217" calcext:value-type="float">
            <text:p>122631105.565217</text:p>
          </table:table-cell>
          <table:table-cell table:formula="of:=[.D47]/(ROW()-1)" office:value-type="float" office:value="119625317.913044" calcext:value-type="float">
            <text:p>119625317.913044</text:p>
          </table:table-cell>
        </table:table-row>
        <table:table-row table:style-name="ro1">
          <table:table-cell office:value-type="float" office:value="109202280" calcext:value-type="float">
            <text:p>109202280</text:p>
          </table:table-cell>
          <table:table-cell office:value-type="float" office:value="109315240" calcext:value-type="float">
            <text:p>109315240</text:p>
          </table:table-cell>
          <table:table-cell table:formula="of:=[.C47]+[.A48]" office:value-type="float" office:value="5750233136" calcext:value-type="float">
            <text:p>5750233136</text:p>
          </table:table-cell>
          <table:table-cell table:formula="of:=[.D47]+[.B48]" office:value-type="float" office:value="5612079864" calcext:value-type="float">
            <text:p>5612079864</text:p>
          </table:table-cell>
          <table:table-cell table:formula="of:=[.C48]/(ROW()-1)" office:value-type="float" office:value="122345385.87234" calcext:value-type="float">
            <text:p>122345385.87234</text:p>
          </table:table-cell>
          <table:table-cell table:formula="of:=[.D48]/(ROW()-1)" office:value-type="float" office:value="119405954.553191" calcext:value-type="float">
            <text:p>119405954.553191</text:p>
          </table:table-cell>
        </table:table-row>
        <table:table-row table:style-name="ro1">
          <table:table-cell office:value-type="float" office:value="114628456" calcext:value-type="float">
            <text:p>114628456</text:p>
          </table:table-cell>
          <table:table-cell office:value-type="float" office:value="109716168" calcext:value-type="float">
            <text:p>109716168</text:p>
          </table:table-cell>
          <table:table-cell table:formula="of:=[.C48]+[.A49]" office:value-type="float" office:value="5864861592" calcext:value-type="float">
            <text:p>5864861592</text:p>
          </table:table-cell>
          <table:table-cell table:formula="of:=[.D48]+[.B49]" office:value-type="float" office:value="5721796032" calcext:value-type="float">
            <text:p>5721796032</text:p>
          </table:table-cell>
          <table:table-cell table:formula="of:=[.C49]/(ROW()-1)" office:value-type="float" office:value="122184616.5" calcext:value-type="float">
            <text:p>122184616.5</text:p>
          </table:table-cell>
          <table:table-cell table:formula="of:=[.D49]/(ROW()-1)" office:value-type="float" office:value="119204084" calcext:value-type="float">
            <text:p>119204084</text:p>
          </table:table-cell>
        </table:table-row>
        <table:table-row table:style-name="ro1">
          <table:table-cell office:value-type="float" office:value="111280936" calcext:value-type="float">
            <text:p>111280936</text:p>
          </table:table-cell>
          <table:table-cell office:value-type="float" office:value="109113256" calcext:value-type="float">
            <text:p>109113256</text:p>
          </table:table-cell>
          <table:table-cell table:formula="of:=[.C49]+[.A50]" office:value-type="float" office:value="5976142528" calcext:value-type="float">
            <text:p>5976142528</text:p>
          </table:table-cell>
          <table:table-cell table:formula="of:=[.D49]+[.B50]" office:value-type="float" office:value="5830909288" calcext:value-type="float">
            <text:p>5830909288</text:p>
          </table:table-cell>
          <table:table-cell table:formula="of:=[.C50]/(ROW()-1)" office:value-type="float" office:value="121962092.408163" calcext:value-type="float">
            <text:p>121962092.408163</text:p>
          </table:table-cell>
          <table:table-cell table:formula="of:=[.D50]/(ROW()-1)" office:value-type="float" office:value="118998148.734694" calcext:value-type="float">
            <text:p>118998148.734694</text:p>
          </table:table-cell>
        </table:table-row>
        <table:table-row table:style-name="ro1">
          <table:table-cell office:value-type="float" office:value="105929848" calcext:value-type="float">
            <text:p>105929848</text:p>
          </table:table-cell>
          <table:table-cell office:value-type="float" office:value="106273672" calcext:value-type="float">
            <text:p>106273672</text:p>
          </table:table-cell>
          <table:table-cell table:formula="of:=[.C50]+[.A51]" office:value-type="float" office:value="6082072376" calcext:value-type="float">
            <text:p>6082072376</text:p>
          </table:table-cell>
          <table:table-cell table:formula="of:=[.D50]+[.B51]" office:value-type="float" office:value="5937182960" calcext:value-type="float">
            <text:p>5937182960</text:p>
          </table:table-cell>
          <table:table-cell table:formula="of:=[.C51]/(ROW()-1)" office:value-type="float" office:value="121641447.52" calcext:value-type="float">
            <text:p>121641447.52</text:p>
          </table:table-cell>
          <table:table-cell table:formula="of:=[.D51]/(ROW()-1)" office:value-type="float" office:value="118743659.2" calcext:value-type="float">
            <text:p>118743659.2</text:p>
          </table:table-cell>
        </table:table-row>
        <table:table-row table:style-name="ro1">
          <table:table-cell office:value-type="float" office:value="112541016" calcext:value-type="float">
            <text:p>112541016</text:p>
          </table:table-cell>
          <table:table-cell office:value-type="float" office:value="105856696" calcext:value-type="float">
            <text:p>105856696</text:p>
          </table:table-cell>
          <table:table-cell table:formula="of:=[.C51]+[.A52]" office:value-type="float" office:value="6194613392" calcext:value-type="float">
            <text:p>6194613392</text:p>
          </table:table-cell>
          <table:table-cell table:formula="of:=[.D51]+[.B52]" office:value-type="float" office:value="6043039656" calcext:value-type="float">
            <text:p>6043039656</text:p>
          </table:table-cell>
          <table:table-cell table:formula="of:=[.C52]/(ROW()-1)" office:value-type="float" office:value="121463007.686275" calcext:value-type="float">
            <text:p>121463007.686275</text:p>
          </table:table-cell>
          <table:table-cell table:formula="of:=[.D52]/(ROW()-1)" office:value-type="float" office:value="118490973.647059" calcext:value-type="float">
            <text:p>118490973.647059</text:p>
          </table:table-cell>
        </table:table-row>
        <table:table-row table:style-name="ro1">
          <table:table-cell office:value-type="float" office:value="102879384" calcext:value-type="float">
            <text:p>102879384</text:p>
          </table:table-cell>
          <table:table-cell office:value-type="float" office:value="104587688" calcext:value-type="float">
            <text:p>104587688</text:p>
          </table:table-cell>
          <table:table-cell table:formula="of:=[.C52]+[.A53]" office:value-type="float" office:value="6297492776" calcext:value-type="float">
            <text:p>6297492776</text:p>
          </table:table-cell>
          <table:table-cell table:formula="of:=[.D52]+[.B53]" office:value-type="float" office:value="6147627344" calcext:value-type="float">
            <text:p>6147627344</text:p>
          </table:table-cell>
          <table:table-cell table:formula="of:=[.C53]/(ROW()-1)" office:value-type="float" office:value="121105630.307692" calcext:value-type="float">
            <text:p>121105630.307692</text:p>
          </table:table-cell>
          <table:table-cell table:formula="of:=[.D53]/(ROW()-1)" office:value-type="float" office:value="118223602.769231" calcext:value-type="float">
            <text:p>118223602.769231</text:p>
          </table:table-cell>
        </table:table-row>
        <table:table-row table:style-name="ro1">
          <table:table-cell office:value-type="float" office:value="109942968" calcext:value-type="float">
            <text:p>109942968</text:p>
          </table:table-cell>
          <table:table-cell office:value-type="float" office:value="104869928" calcext:value-type="float">
            <text:p>104869928</text:p>
          </table:table-cell>
          <table:table-cell table:formula="of:=[.C53]+[.A54]" office:value-type="float" office:value="6407435744" calcext:value-type="float">
            <text:p>6407435744</text:p>
          </table:table-cell>
          <table:table-cell table:formula="of:=[.D53]+[.B54]" office:value-type="float" office:value="6252497272" calcext:value-type="float">
            <text:p>6252497272</text:p>
          </table:table-cell>
          <table:table-cell table:formula="of:=[.C54]/(ROW()-1)" office:value-type="float" office:value="120895014.037736" calcext:value-type="float">
            <text:p>120895014.037736</text:p>
          </table:table-cell>
          <table:table-cell table:formula="of:=[.D54]/(ROW()-1)" office:value-type="float" office:value="117971646.641509" calcext:value-type="float">
            <text:p>117971646.641509</text:p>
          </table:table-cell>
        </table:table-row>
        <table:table-row table:style-name="ro1">
          <table:table-cell office:value-type="float" office:value="116724056" calcext:value-type="float">
            <text:p>116724056</text:p>
          </table:table-cell>
          <table:table-cell office:value-type="float" office:value="103698168" calcext:value-type="float">
            <text:p>103698168</text:p>
          </table:table-cell>
          <table:table-cell table:formula="of:=[.C54]+[.A55]" office:value-type="float" office:value="6524159800" calcext:value-type="float">
            <text:p>6524159800</text:p>
          </table:table-cell>
          <table:table-cell table:formula="of:=[.D54]+[.B55]" office:value-type="float" office:value="6356195440" calcext:value-type="float">
            <text:p>6356195440</text:p>
          </table:table-cell>
          <table:table-cell table:formula="of:=[.C55]/(ROW()-1)" office:value-type="float" office:value="120817774.074074" calcext:value-type="float">
            <text:p>120817774.074074</text:p>
          </table:table-cell>
          <table:table-cell table:formula="of:=[.D55]/(ROW()-1)" office:value-type="float" office:value="117707322.962963" calcext:value-type="float">
            <text:p>117707322.962963</text:p>
          </table:table-cell>
        </table:table-row>
        <table:table-row table:style-name="ro1">
          <table:table-cell office:value-type="float" office:value="106711272" calcext:value-type="float">
            <text:p>106711272</text:p>
          </table:table-cell>
          <table:table-cell office:value-type="float" office:value="103354920" calcext:value-type="float">
            <text:p>103354920</text:p>
          </table:table-cell>
          <table:table-cell table:formula="of:=[.C55]+[.A56]" office:value-type="float" office:value="6630871072" calcext:value-type="float">
            <text:p>6630871072</text:p>
          </table:table-cell>
          <table:table-cell table:formula="of:=[.D55]+[.B56]" office:value-type="float" office:value="6459550360" calcext:value-type="float">
            <text:p>6459550360</text:p>
          </table:table-cell>
          <table:table-cell table:formula="of:=[.C56]/(ROW()-1)" office:value-type="float" office:value="120561292.218182" calcext:value-type="float">
            <text:p>120561292.218182</text:p>
          </table:table-cell>
          <table:table-cell table:formula="of:=[.D56]/(ROW()-1)" office:value-type="float" office:value="117446370.181818" calcext:value-type="float">
            <text:p>117446370.181818</text:p>
          </table:table-cell>
        </table:table-row>
        <table:table-row table:style-name="ro1">
          <table:table-cell office:value-type="float" office:value="112725864" calcext:value-type="float">
            <text:p>112725864</text:p>
          </table:table-cell>
          <table:table-cell office:value-type="float" office:value="117798392" calcext:value-type="float">
            <text:p>117798392</text:p>
          </table:table-cell>
          <table:table-cell table:formula="of:=[.C56]+[.A57]" office:value-type="float" office:value="6743596936" calcext:value-type="float">
            <text:p>6743596936</text:p>
          </table:table-cell>
          <table:table-cell table:formula="of:=[.D56]+[.B57]" office:value-type="float" office:value="6577348752" calcext:value-type="float">
            <text:p>6577348752</text:p>
          </table:table-cell>
          <table:table-cell table:formula="of:=[.C57]/(ROW()-1)" office:value-type="float" office:value="120421373.857143" calcext:value-type="float">
            <text:p>120421373.857143</text:p>
          </table:table-cell>
          <table:table-cell table:formula="of:=[.D57]/(ROW()-1)" office:value-type="float" office:value="117452656.285714" calcext:value-type="float">
            <text:p>117452656.285714</text:p>
          </table:table-cell>
        </table:table-row>
        <table:table-row table:style-name="ro1">
          <table:table-cell office:value-type="float" office:value="102894648" calcext:value-type="float">
            <text:p>102894648</text:p>
          </table:table-cell>
          <table:table-cell office:value-type="float" office:value="116870120" calcext:value-type="float">
            <text:p>116870120</text:p>
          </table:table-cell>
          <table:table-cell table:formula="of:=[.C57]+[.A58]" office:value-type="float" office:value="6846491584" calcext:value-type="float">
            <text:p>6846491584</text:p>
          </table:table-cell>
          <table:table-cell table:formula="of:=[.D57]+[.B58]" office:value-type="float" office:value="6694218872" calcext:value-type="float">
            <text:p>6694218872</text:p>
          </table:table-cell>
          <table:table-cell table:formula="of:=[.C58]/(ROW()-1)" office:value-type="float" office:value="120113887.438596" calcext:value-type="float">
            <text:p>120113887.438596</text:p>
          </table:table-cell>
          <table:table-cell table:formula="of:=[.D58]/(ROW()-1)" office:value-type="float" office:value="117442436.350877" calcext:value-type="float">
            <text:p>117442436.350877</text:p>
          </table:table-cell>
        </table:table-row>
        <table:table-row table:style-name="ro1">
          <table:table-cell office:value-type="float" office:value="109892376" calcext:value-type="float">
            <text:p>109892376</text:p>
          </table:table-cell>
          <table:table-cell office:value-type="float" office:value="116023416" calcext:value-type="float">
            <text:p>116023416</text:p>
          </table:table-cell>
          <table:table-cell table:formula="of:=[.C58]+[.A59]" office:value-type="float" office:value="6956383960" calcext:value-type="float">
            <text:p>6956383960</text:p>
          </table:table-cell>
          <table:table-cell table:formula="of:=[.D58]+[.B59]" office:value-type="float" office:value="6810242288" calcext:value-type="float">
            <text:p>6810242288</text:p>
          </table:table-cell>
          <table:table-cell table:formula="of:=[.C59]/(ROW()-1)" office:value-type="float" office:value="119937654.482759" calcext:value-type="float">
            <text:p>119937654.482759</text:p>
          </table:table-cell>
          <table:table-cell table:formula="of:=[.D59]/(ROW()-1)" office:value-type="float" office:value="117417970.482759" calcext:value-type="float">
            <text:p>117417970.482759</text:p>
          </table:table-cell>
        </table:table-row>
        <table:table-row table:style-name="ro1">
          <table:table-cell office:value-type="float" office:value="117224984" calcext:value-type="float">
            <text:p>117224984</text:p>
          </table:table-cell>
          <table:table-cell office:value-type="float" office:value="115801320" calcext:value-type="float">
            <text:p>115801320</text:p>
          </table:table-cell>
          <table:table-cell table:formula="of:=[.C59]+[.A60]" office:value-type="float" office:value="7073608944" calcext:value-type="float">
            <text:p>7073608944</text:p>
          </table:table-cell>
          <table:table-cell table:formula="of:=[.D59]+[.B60]" office:value-type="float" office:value="6926043608" calcext:value-type="float">
            <text:p>6926043608</text:p>
          </table:table-cell>
          <table:table-cell table:formula="of:=[.C60]/(ROW()-1)" office:value-type="float" office:value="119891677.016949" calcext:value-type="float">
            <text:p>119891677.016949</text:p>
          </table:table-cell>
          <table:table-cell table:formula="of:=[.D60]/(ROW()-1)" office:value-type="float" office:value="117390569.627119" calcext:value-type="float">
            <text:p>117390569.627119</text:p>
          </table:table-cell>
        </table:table-row>
        <table:table-row table:style-name="ro1">
          <table:table-cell office:value-type="float" office:value="106124904" calcext:value-type="float">
            <text:p>106124904</text:p>
          </table:table-cell>
          <table:table-cell office:value-type="float" office:value="113067336" calcext:value-type="float">
            <text:p>113067336</text:p>
          </table:table-cell>
          <table:table-cell table:formula="of:=[.C60]+[.A61]" office:value-type="float" office:value="7179733848" calcext:value-type="float">
            <text:p>7179733848</text:p>
          </table:table-cell>
          <table:table-cell table:formula="of:=[.D60]+[.B61]" office:value-type="float" office:value="7039110944" calcext:value-type="float">
            <text:p>7039110944</text:p>
          </table:table-cell>
          <table:table-cell table:formula="of:=[.C61]/(ROW()-1)" office:value-type="float" office:value="119662230.8" calcext:value-type="float">
            <text:p>119662230.8</text:p>
          </table:table-cell>
          <table:table-cell table:formula="of:=[.D61]/(ROW()-1)" office:value-type="float" office:value="117318515.733333" calcext:value-type="float">
            <text:p>117318515.733333</text:p>
          </table:table-cell>
        </table:table-row>
        <table:table-row table:style-name="ro1">
          <table:table-cell office:value-type="float" office:value="113491160" calcext:value-type="float">
            <text:p>113491160</text:p>
          </table:table-cell>
          <table:table-cell office:value-type="float" office:value="104828648" calcext:value-type="float">
            <text:p>104828648</text:p>
          </table:table-cell>
          <table:table-cell table:formula="of:=[.C61]+[.A62]" office:value-type="float" office:value="7293225008" calcext:value-type="float">
            <text:p>7293225008</text:p>
          </table:table-cell>
          <table:table-cell table:formula="of:=[.D61]+[.B62]" office:value-type="float" office:value="7143939592" calcext:value-type="float">
            <text:p>7143939592</text:p>
          </table:table-cell>
          <table:table-cell table:formula="of:=[.C62]/(ROW()-1)" office:value-type="float" office:value="119561065.704918" calcext:value-type="float">
            <text:p>119561065.704918</text:p>
          </table:table-cell>
          <table:table-cell table:formula="of:=[.D62]/(ROW()-1)" office:value-type="float" office:value="117113763.803279" calcext:value-type="float">
            <text:p>117113763.803279</text:p>
          </table:table-cell>
        </table:table-row>
        <table:table-row table:style-name="ro1">
          <table:table-cell office:value-type="float" office:value="103075704" calcext:value-type="float">
            <text:p>103075704</text:p>
          </table:table-cell>
          <table:table-cell office:value-type="float" office:value="112099432" calcext:value-type="float">
            <text:p>112099432</text:p>
          </table:table-cell>
          <table:table-cell table:formula="of:=[.C62]+[.A63]" office:value-type="float" office:value="7396300712" calcext:value-type="float">
            <text:p>7396300712</text:p>
          </table:table-cell>
          <table:table-cell table:formula="of:=[.D62]+[.B63]" office:value-type="float" office:value="7256039024" calcext:value-type="float">
            <text:p>7256039024</text:p>
          </table:table-cell>
          <table:table-cell table:formula="of:=[.C63]/(ROW()-1)" office:value-type="float" office:value="119295172.774194" calcext:value-type="float">
            <text:p>119295172.774194</text:p>
          </table:table-cell>
          <table:table-cell table:formula="of:=[.D63]/(ROW()-1)" office:value-type="float" office:value="117032887.483871" calcext:value-type="float">
            <text:p>117032887.483871</text:p>
          </table:table-cell>
        </table:table-row>
        <table:table-row table:style-name="ro1">
          <table:table-cell office:value-type="float" office:value="109659048" calcext:value-type="float">
            <text:p>109659048</text:p>
          </table:table-cell>
          <table:table-cell office:value-type="float" office:value="119110584" calcext:value-type="float">
            <text:p>119110584</text:p>
          </table:table-cell>
          <table:table-cell table:formula="of:=[.C63]+[.A64]" office:value-type="float" office:value="7505959760" calcext:value-type="float">
            <text:p>7505959760</text:p>
          </table:table-cell>
          <table:table-cell table:formula="of:=[.D63]+[.B64]" office:value-type="float" office:value="7375149608" calcext:value-type="float">
            <text:p>7375149608</text:p>
          </table:table-cell>
          <table:table-cell table:formula="of:=[.C64]/(ROW()-1)" office:value-type="float" office:value="119142218.412698" calcext:value-type="float">
            <text:p>119142218.412698</text:p>
          </table:table-cell>
          <table:table-cell table:formula="of:=[.D64]/(ROW()-1)" office:value-type="float" office:value="117065866.793651" calcext:value-type="float">
            <text:p>117065866.793651</text:p>
          </table:table-cell>
        </table:table-row>
        <table:table-row table:style-name="ro1">
          <table:table-cell office:value-type="float" office:value="106192104" calcext:value-type="float">
            <text:p>106192104</text:p>
          </table:table-cell>
          <table:table-cell office:value-type="float" office:value="105655528" calcext:value-type="float">
            <text:p>105655528</text:p>
          </table:table-cell>
          <table:table-cell table:formula="of:=[.C64]+[.A65]" office:value-type="float" office:value="7612151864" calcext:value-type="float">
            <text:p>7612151864</text:p>
          </table:table-cell>
          <table:table-cell table:formula="of:=[.D64]+[.B65]" office:value-type="float" office:value="7480805136" calcext:value-type="float">
            <text:p>7480805136</text:p>
          </table:table-cell>
          <table:table-cell table:formula="of:=[.C65]/(ROW()-1)" office:value-type="float" office:value="118939872.875" calcext:value-type="float">
            <text:p>118939872.875</text:p>
          </table:table-cell>
          <table:table-cell table:formula="of:=[.D65]/(ROW()-1)" office:value-type="float" office:value="116887580.25" calcext:value-type="float">
            <text:p>116887580.25</text:p>
          </table:table-cell>
        </table:table-row>
        <table:table-row table:style-name="ro1">
          <table:table-cell office:value-type="float" office:value="112219512" calcext:value-type="float">
            <text:p>112219512</text:p>
          </table:table-cell>
          <table:table-cell office:value-type="float" office:value="107426904" calcext:value-type="float">
            <text:p>107426904</text:p>
          </table:table-cell>
          <table:table-cell table:formula="of:=[.C65]+[.A66]" office:value-type="float" office:value="7724371376" calcext:value-type="float">
            <text:p>7724371376</text:p>
          </table:table-cell>
          <table:table-cell table:formula="of:=[.D65]+[.B66]" office:value-type="float" office:value="7588232040" calcext:value-type="float">
            <text:p>7588232040</text:p>
          </table:table-cell>
          <table:table-cell table:formula="of:=[.C66]/(ROW()-1)" office:value-type="float" office:value="118836482.707692" calcext:value-type="float">
            <text:p>118836482.707692</text:p>
          </table:table-cell>
          <table:table-cell table:formula="of:=[.D66]/(ROW()-1)" office:value-type="float" office:value="116742031.384615" calcext:value-type="float">
            <text:p>116742031.384615</text:p>
          </table:table-cell>
        </table:table-row>
        <table:table-row table:style-name="ro1">
          <table:table-cell office:value-type="float" office:value="106024632" calcext:value-type="float">
            <text:p>106024632</text:p>
          </table:table-cell>
          <table:table-cell office:value-type="float" office:value="114320552" calcext:value-type="float">
            <text:p>114320552</text:p>
          </table:table-cell>
          <table:table-cell table:formula="of:=[.C66]+[.A67]" office:value-type="float" office:value="7830396008" calcext:value-type="float">
            <text:p>7830396008</text:p>
          </table:table-cell>
          <table:table-cell table:formula="of:=[.D66]+[.B67]" office:value-type="float" office:value="7702552592" calcext:value-type="float">
            <text:p>7702552592</text:p>
          </table:table-cell>
          <table:table-cell table:formula="of:=[.C67]/(ROW()-1)" office:value-type="float" office:value="118642363.757576" calcext:value-type="float">
            <text:p>118642363.757576</text:p>
          </table:table-cell>
          <table:table-cell table:formula="of:=[.D67]/(ROW()-1)" office:value-type="float" office:value="116705342.30303" calcext:value-type="float">
            <text:p>116705342.30303</text:p>
          </table:table-cell>
        </table:table-row>
        <table:table-row table:style-name="ro1">
          <table:table-cell office:value-type="float" office:value="119144280" calcext:value-type="float">
            <text:p>119144280</text:p>
          </table:table-cell>
          <table:table-cell office:value-type="float" office:value="105105752" calcext:value-type="float">
            <text:p>105105752</text:p>
          </table:table-cell>
          <table:table-cell table:formula="of:=[.C67]+[.A68]" office:value-type="float" office:value="7949540288" calcext:value-type="float">
            <text:p>7949540288</text:p>
          </table:table-cell>
          <table:table-cell table:formula="of:=[.D67]+[.B68]" office:value-type="float" office:value="7807658344" calcext:value-type="float">
            <text:p>7807658344</text:p>
          </table:table-cell>
          <table:table-cell table:formula="of:=[.C68]/(ROW()-1)" office:value-type="float" office:value="118649855.044776" calcext:value-type="float">
            <text:p>118649855.044776</text:p>
          </table:table-cell>
          <table:table-cell table:formula="of:=[.D68]/(ROW()-1)" office:value-type="float" office:value="116532214.089552" calcext:value-type="float">
            <text:p>116532214.089552</text:p>
          </table:table-cell>
        </table:table-row>
        <table:table-row table:style-name="ro1">
          <table:table-cell office:value-type="float" office:value="115865064" calcext:value-type="float">
            <text:p>115865064</text:p>
          </table:table-cell>
          <table:table-cell office:value-type="float" office:value="110778536" calcext:value-type="float">
            <text:p>110778536</text:p>
          </table:table-cell>
          <table:table-cell table:formula="of:=[.C68]+[.A69]" office:value-type="float" office:value="8065405352" calcext:value-type="float">
            <text:p>8065405352</text:p>
          </table:table-cell>
          <table:table-cell table:formula="of:=[.D68]+[.B69]" office:value-type="float" office:value="7918436880" calcext:value-type="float">
            <text:p>7918436880</text:p>
          </table:table-cell>
          <table:table-cell table:formula="of:=[.C69]/(ROW()-1)" office:value-type="float" office:value="118608902.235294" calcext:value-type="float">
            <text:p>118608902.235294</text:p>
          </table:table-cell>
          <table:table-cell table:formula="of:=[.D69]/(ROW()-1)" office:value-type="float" office:value="116447601.176471" calcext:value-type="float">
            <text:p>116447601.176471</text:p>
          </table:table-cell>
        </table:table-row>
        <table:table-row table:style-name="ro1">
          <table:table-cell office:value-type="float" office:value="114674584" calcext:value-type="float">
            <text:p>114674584</text:p>
          </table:table-cell>
          <table:table-cell office:value-type="float" office:value="118486648" calcext:value-type="float">
            <text:p>118486648</text:p>
          </table:table-cell>
          <table:table-cell table:formula="of:=[.C69]+[.A70]" office:value-type="float" office:value="8180079936" calcext:value-type="float">
            <text:p>8180079936</text:p>
          </table:table-cell>
          <table:table-cell table:formula="of:=[.D69]+[.B70]" office:value-type="float" office:value="8036923528" calcext:value-type="float">
            <text:p>8036923528</text:p>
          </table:table-cell>
          <table:table-cell table:formula="of:=[.C70]/(ROW()-1)" office:value-type="float" office:value="118551883.130435" calcext:value-type="float">
            <text:p>118551883.130435</text:p>
          </table:table-cell>
          <table:table-cell table:formula="of:=[.D70]/(ROW()-1)" office:value-type="float" office:value="116477152.57971" calcext:value-type="float">
            <text:p>116477152.57971</text:p>
          </table:table-cell>
        </table:table-row>
        <table:table-row table:style-name="ro1">
          <table:table-cell office:value-type="float" office:value="114039656" calcext:value-type="float">
            <text:p>114039656</text:p>
          </table:table-cell>
          <table:table-cell office:value-type="float" office:value="109002280" calcext:value-type="float">
            <text:p>109002280</text:p>
          </table:table-cell>
          <table:table-cell table:formula="of:=[.C70]+[.A71]" office:value-type="float" office:value="8294119592" calcext:value-type="float">
            <text:p>8294119592</text:p>
          </table:table-cell>
          <table:table-cell table:formula="of:=[.D70]+[.B71]" office:value-type="float" office:value="8145925808" calcext:value-type="float">
            <text:p>8145925808</text:p>
          </table:table-cell>
          <table:table-cell table:formula="of:=[.C71]/(ROW()-1)" office:value-type="float" office:value="118487422.742857" calcext:value-type="float">
            <text:p>118487422.742857</text:p>
          </table:table-cell>
          <table:table-cell table:formula="of:=[.D71]/(ROW()-1)" office:value-type="float" office:value="116370368.685714" calcext:value-type="float">
            <text:p>116370368.685714</text:p>
          </table:table-cell>
        </table:table-row>
        <table:table-row table:style-name="ro1">
          <table:table-cell office:value-type="float" office:value="110893208" calcext:value-type="float">
            <text:p>110893208</text:p>
          </table:table-cell>
          <table:table-cell office:value-type="float" office:value="114875944" calcext:value-type="float">
            <text:p>114875944</text:p>
          </table:table-cell>
          <table:table-cell table:formula="of:=[.C71]+[.A72]" office:value-type="float" office:value="8405012800" calcext:value-type="float">
            <text:p>8405012800</text:p>
          </table:table-cell>
          <table:table-cell table:formula="of:=[.D71]+[.B72]" office:value-type="float" office:value="8260801752" calcext:value-type="float">
            <text:p>8260801752</text:p>
          </table:table-cell>
          <table:table-cell table:formula="of:=[.C72]/(ROW()-1)" office:value-type="float" office:value="118380461.971831" calcext:value-type="float">
            <text:p>118380461.971831</text:p>
          </table:table-cell>
          <table:table-cell table:formula="of:=[.D72]/(ROW()-1)" office:value-type="float" office:value="116349320.450704" calcext:value-type="float">
            <text:p>116349320.450704</text:p>
          </table:table-cell>
        </table:table-row>
        <table:table-row table:style-name="ro1">
          <table:table-cell office:value-type="float" office:value="107476376" calcext:value-type="float">
            <text:p>107476376</text:p>
          </table:table-cell>
          <table:table-cell office:value-type="float" office:value="103453032" calcext:value-type="float">
            <text:p>103453032</text:p>
          </table:table-cell>
          <table:table-cell table:formula="of:=[.C72]+[.A73]" office:value-type="float" office:value="8512489176" calcext:value-type="float">
            <text:p>8512489176</text:p>
          </table:table-cell>
          <table:table-cell table:formula="of:=[.D72]+[.B73]" office:value-type="float" office:value="8364254784" calcext:value-type="float">
            <text:p>8364254784</text:p>
          </table:table-cell>
          <table:table-cell table:formula="of:=[.C73]/(ROW()-1)" office:value-type="float" office:value="118229016.333333" calcext:value-type="float">
            <text:p>118229016.333333</text:p>
          </table:table-cell>
          <table:table-cell table:formula="of:=[.D73]/(ROW()-1)" office:value-type="float" office:value="116170205.333333" calcext:value-type="float">
            <text:p>116170205.333333</text:p>
          </table:table-cell>
        </table:table-row>
        <table:table-row table:style-name="ro1">
          <table:table-cell office:value-type="float" office:value="106170792" calcext:value-type="float">
            <text:p>106170792</text:p>
          </table:table-cell>
          <table:table-cell office:value-type="float" office:value="110984456" calcext:value-type="float">
            <text:p>110984456</text:p>
          </table:table-cell>
          <table:table-cell table:formula="of:=[.C73]+[.A74]" office:value-type="float" office:value="8618659968" calcext:value-type="float">
            <text:p>8618659968</text:p>
          </table:table-cell>
          <table:table-cell table:formula="of:=[.D73]+[.B74]" office:value-type="float" office:value="8475239240" calcext:value-type="float">
            <text:p>8475239240</text:p>
          </table:table-cell>
          <table:table-cell table:formula="of:=[.C74]/(ROW()-1)" office:value-type="float" office:value="118063835.178082" calcext:value-type="float">
            <text:p>118063835.178082</text:p>
          </table:table-cell>
          <table:table-cell table:formula="of:=[.D74]/(ROW()-1)" office:value-type="float" office:value="116099167.671233" calcext:value-type="float">
            <text:p>116099167.671233</text:p>
          </table:table-cell>
        </table:table-row>
        <table:table-row table:style-name="ro1">
          <table:table-cell office:value-type="float" office:value="103152600" calcext:value-type="float">
            <text:p>103152600</text:p>
          </table:table-cell>
          <table:table-cell office:value-type="float" office:value="116736504" calcext:value-type="float">
            <text:p>116736504</text:p>
          </table:table-cell>
          <table:table-cell table:formula="of:=[.C74]+[.A75]" office:value-type="float" office:value="8721812568" calcext:value-type="float">
            <text:p>8721812568</text:p>
          </table:table-cell>
          <table:table-cell table:formula="of:=[.D74]+[.B75]" office:value-type="float" office:value="8591975744" calcext:value-type="float">
            <text:p>8591975744</text:p>
          </table:table-cell>
          <table:table-cell table:formula="of:=[.C75]/(ROW()-1)" office:value-type="float" office:value="117862332" calcext:value-type="float">
            <text:p>117862332</text:p>
          </table:table-cell>
          <table:table-cell table:formula="of:=[.D75]/(ROW()-1)" office:value-type="float" office:value="116107780.324324" calcext:value-type="float">
            <text:p>116107780.324324</text:p>
          </table:table-cell>
        </table:table-row>
        <table:table-row table:style-name="ro1">
          <table:table-cell office:value-type="float" office:value="119022408" calcext:value-type="float">
            <text:p>119022408</text:p>
          </table:table-cell>
          <table:table-cell office:value-type="float" office:value="103395480" calcext:value-type="float">
            <text:p>103395480</text:p>
          </table:table-cell>
          <table:table-cell table:formula="of:=[.C75]+[.A76]" office:value-type="float" office:value="8840834976" calcext:value-type="float">
            <text:p>8840834976</text:p>
          </table:table-cell>
          <table:table-cell table:formula="of:=[.D75]+[.B76]" office:value-type="float" office:value="8695371224" calcext:value-type="float">
            <text:p>8695371224</text:p>
          </table:table-cell>
          <table:table-cell table:formula="of:=[.C76]/(ROW()-1)" office:value-type="float" office:value="117877799.68" calcext:value-type="float">
            <text:p>117877799.68</text:p>
          </table:table-cell>
          <table:table-cell table:formula="of:=[.D76]/(ROW()-1)" office:value-type="float" office:value="115938282.986667" calcext:value-type="float">
            <text:p>115938282.986667</text:p>
          </table:table-cell>
        </table:table-row>
        <table:table-row table:style-name="ro1">
          <table:table-cell office:value-type="float" office:value="116040600" calcext:value-type="float">
            <text:p>116040600</text:p>
          </table:table-cell>
          <table:table-cell office:value-type="float" office:value="113815736" calcext:value-type="float">
            <text:p>113815736</text:p>
          </table:table-cell>
          <table:table-cell table:formula="of:=[.C76]+[.A77]" office:value-type="float" office:value="8956875576" calcext:value-type="float">
            <text:p>8956875576</text:p>
          </table:table-cell>
          <table:table-cell table:formula="of:=[.D76]+[.B77]" office:value-type="float" office:value="8809186960" calcext:value-type="float">
            <text:p>8809186960</text:p>
          </table:table-cell>
          <table:table-cell table:formula="of:=[.C77]/(ROW()-1)" office:value-type="float" office:value="117853626" calcext:value-type="float">
            <text:p>117853626</text:p>
          </table:table-cell>
          <table:table-cell table:formula="of:=[.D77]/(ROW()-1)" office:value-type="float" office:value="115910354.736842" calcext:value-type="float">
            <text:p>115910354.736842</text:p>
          </table:table-cell>
        </table:table-row>
        <table:table-row table:style-name="ro1">
          <table:table-cell office:value-type="float" office:value="113005128" calcext:value-type="float">
            <text:p>113005128</text:p>
          </table:table-cell>
          <table:table-cell office:value-type="float" office:value="107679752" calcext:value-type="float">
            <text:p>107679752</text:p>
          </table:table-cell>
          <table:table-cell table:formula="of:=[.C77]+[.A78]" office:value-type="float" office:value="9069880704" calcext:value-type="float">
            <text:p>9069880704</text:p>
          </table:table-cell>
          <table:table-cell table:formula="of:=[.D77]+[.B78]" office:value-type="float" office:value="8916866712" calcext:value-type="float">
            <text:p>8916866712</text:p>
          </table:table-cell>
          <table:table-cell table:formula="of:=[.C78]/(ROW()-1)" office:value-type="float" office:value="117790658.493507" calcext:value-type="float">
            <text:p>117790658.493507</text:p>
          </table:table-cell>
          <table:table-cell table:formula="of:=[.D78]/(ROW()-1)" office:value-type="float" office:value="115803463.792208" calcext:value-type="float">
            <text:p>115803463.792208</text:p>
          </table:table-cell>
        </table:table-row>
        <table:table-row table:style-name="ro1">
          <table:table-cell office:value-type="float" office:value="112316376" calcext:value-type="float">
            <text:p>112316376</text:p>
          </table:table-cell>
          <table:table-cell office:value-type="float" office:value="104518904" calcext:value-type="float">
            <text:p>104518904</text:p>
          </table:table-cell>
          <table:table-cell table:formula="of:=[.C78]+[.A79]" office:value-type="float" office:value="9182197080" calcext:value-type="float">
            <text:p>9182197080</text:p>
          </table:table-cell>
          <table:table-cell table:formula="of:=[.D78]+[.B79]" office:value-type="float" office:value="9021385616" calcext:value-type="float">
            <text:p>9021385616</text:p>
          </table:table-cell>
          <table:table-cell table:formula="of:=[.C79]/(ROW()-1)" office:value-type="float" office:value="117720475.384615" calcext:value-type="float">
            <text:p>117720475.384615</text:p>
          </table:table-cell>
          <table:table-cell table:formula="of:=[.D79]/(ROW()-1)" office:value-type="float" office:value="115658789.948718" calcext:value-type="float">
            <text:p>115658789.948718</text:p>
          </table:table-cell>
        </table:table-row>
        <table:table-row table:style-name="ro1">
          <table:table-cell office:value-type="float" office:value="105690184" calcext:value-type="float">
            <text:p>105690184</text:p>
          </table:table-cell>
          <table:table-cell office:value-type="float" office:value="117487352" calcext:value-type="float">
            <text:p>117487352</text:p>
          </table:table-cell>
          <table:table-cell table:formula="of:=[.C79]+[.A80]" office:value-type="float" office:value="9287887264" calcext:value-type="float">
            <text:p>9287887264</text:p>
          </table:table-cell>
          <table:table-cell table:formula="of:=[.D79]+[.B80]" office:value-type="float" office:value="9138872968" calcext:value-type="float">
            <text:p>9138872968</text:p>
          </table:table-cell>
          <table:table-cell table:formula="of:=[.C80]/(ROW()-1)" office:value-type="float" office:value="117568193.21519" calcext:value-type="float">
            <text:p>117568193.21519</text:p>
          </table:table-cell>
          <table:table-cell table:formula="of:=[.D80]/(ROW()-1)" office:value-type="float" office:value="115681936.303797" calcext:value-type="float">
            <text:p>115681936.303797</text:p>
          </table:table-cell>
        </table:table-row>
        <table:table-row table:style-name="ro1">
          <table:table-cell office:value-type="float" office:value="112364952" calcext:value-type="float">
            <text:p>112364952</text:p>
          </table:table-cell>
          <table:table-cell office:value-type="float" office:value="103822584" calcext:value-type="float">
            <text:p>103822584</text:p>
          </table:table-cell>
          <table:table-cell table:formula="of:=[.C80]+[.A81]" office:value-type="float" office:value="9400252216" calcext:value-type="float">
            <text:p>9400252216</text:p>
          </table:table-cell>
          <table:table-cell table:formula="of:=[.D80]+[.B81]" office:value-type="float" office:value="9242695552" calcext:value-type="float">
            <text:p>9242695552</text:p>
          </table:table-cell>
          <table:table-cell table:formula="of:=[.C81]/(ROW()-1)" office:value-type="float" office:value="117503152.7" calcext:value-type="float">
            <text:p>117503152.7</text:p>
          </table:table-cell>
          <table:table-cell table:formula="of:=[.D81]/(ROW()-1)" office:value-type="float" office:value="115533694.4" calcext:value-type="float">
            <text:p>115533694.4</text:p>
          </table:table-cell>
        </table:table-row>
        <table:table-row table:style-name="ro1">
          <table:table-cell office:value-type="float" office:value="103562760" calcext:value-type="float">
            <text:p>103562760</text:p>
          </table:table-cell>
          <table:table-cell office:value-type="float" office:value="110038824" calcext:value-type="float">
            <text:p>110038824</text:p>
          </table:table-cell>
          <table:table-cell table:formula="of:=[.C81]+[.A82]" office:value-type="float" office:value="9503814976" calcext:value-type="float">
            <text:p>9503814976</text:p>
          </table:table-cell>
          <table:table-cell table:formula="of:=[.D81]+[.B82]" office:value-type="float" office:value="9352734376" calcext:value-type="float">
            <text:p>9352734376</text:p>
          </table:table-cell>
          <table:table-cell table:formula="of:=[.C82]/(ROW()-1)" office:value-type="float" office:value="117331049.08642" calcext:value-type="float">
            <text:p>117331049.08642</text:p>
          </table:table-cell>
          <table:table-cell table:formula="of:=[.D82]/(ROW()-1)" office:value-type="float" office:value="115465856.493827" calcext:value-type="float">
            <text:p>115465856.493827</text:p>
          </table:table-cell>
        </table:table-row>
        <table:table-row table:style-name="ro1">
          <table:table-cell office:value-type="float" office:value="112316376" calcext:value-type="float">
            <text:p>112316376</text:p>
          </table:table-cell>
          <table:table-cell office:value-type="float" office:value="117509240" calcext:value-type="float">
            <text:p>117509240</text:p>
          </table:table-cell>
          <table:table-cell table:formula="of:=[.C82]+[.A83]" office:value-type="float" office:value="9616131352" calcext:value-type="float">
            <text:p>9616131352</text:p>
          </table:table-cell>
          <table:table-cell table:formula="of:=[.D82]+[.B83]" office:value-type="float" office:value="9470243616" calcext:value-type="float">
            <text:p>9470243616</text:p>
          </table:table-cell>
          <table:table-cell table:formula="of:=[.C83]/(ROW()-1)" office:value-type="float" office:value="117269894.536585" calcext:value-type="float">
            <text:p>117269894.536585</text:p>
          </table:table-cell>
          <table:table-cell table:formula="of:=[.D83]/(ROW()-1)" office:value-type="float" office:value="115490775.804878" calcext:value-type="float">
            <text:p>115490775.804878</text:p>
          </table:table-cell>
        </table:table-row>
        <table:table-row table:style-name="ro1">
          <table:table-cell office:value-type="float" office:value="108245896" calcext:value-type="float">
            <text:p>108245896</text:p>
          </table:table-cell>
          <table:table-cell office:value-type="float" office:value="117737912" calcext:value-type="float">
            <text:p>117737912</text:p>
          </table:table-cell>
          <table:table-cell table:formula="of:=[.C83]+[.A84]" office:value-type="float" office:value="9724377248" calcext:value-type="float">
            <text:p>9724377248</text:p>
          </table:table-cell>
          <table:table-cell table:formula="of:=[.D83]+[.B84]" office:value-type="float" office:value="9587981528" calcext:value-type="float">
            <text:p>9587981528</text:p>
          </table:table-cell>
          <table:table-cell table:formula="of:=[.C84]/(ROW()-1)" office:value-type="float" office:value="117161171.662651" calcext:value-type="float">
            <text:p>117161171.662651</text:p>
          </table:table-cell>
          <table:table-cell table:formula="of:=[.D84]/(ROW()-1)" office:value-type="float" office:value="115517849.73494" calcext:value-type="float">
            <text:p>115517849.73494</text:p>
          </table:table-cell>
        </table:table-row>
        <table:table-row table:style-name="ro1">
          <table:table-cell office:value-type="float" office:value="118781160" calcext:value-type="float">
            <text:p>118781160</text:p>
          </table:table-cell>
          <table:table-cell office:value-type="float" office:value="115453336" calcext:value-type="float">
            <text:p>115453336</text:p>
          </table:table-cell>
          <table:table-cell table:formula="of:=[.C84]+[.A85]" office:value-type="float" office:value="9843158408" calcext:value-type="float">
            <text:p>9843158408</text:p>
          </table:table-cell>
          <table:table-cell table:formula="of:=[.D84]+[.B85]" office:value-type="float" office:value="9703434864" calcext:value-type="float">
            <text:p>9703434864</text:p>
          </table:table-cell>
          <table:table-cell table:formula="of:=[.C85]/(ROW()-1)" office:value-type="float" office:value="117180457.238095" calcext:value-type="float">
            <text:p>117180457.238095</text:p>
          </table:table-cell>
          <table:table-cell table:formula="of:=[.D85]/(ROW()-1)" office:value-type="float" office:value="115517081.714286" calcext:value-type="float">
            <text:p>115517081.714286</text:p>
          </table:table-cell>
        </table:table-row>
        <table:table-row table:style-name="ro1">
          <table:table-cell office:value-type="float" office:value="110228072" calcext:value-type="float">
            <text:p>110228072</text:p>
          </table:table-cell>
          <table:table-cell office:value-type="float" office:value="111259352" calcext:value-type="float">
            <text:p>111259352</text:p>
          </table:table-cell>
          <table:table-cell table:formula="of:=[.C85]+[.A86]" office:value-type="float" office:value="9953386480" calcext:value-type="float">
            <text:p>9953386480</text:p>
          </table:table-cell>
          <table:table-cell table:formula="of:=[.D85]+[.B86]" office:value-type="float" office:value="9814694216" calcext:value-type="float">
            <text:p>9814694216</text:p>
          </table:table-cell>
          <table:table-cell table:formula="of:=[.C86]/(ROW()-1)" office:value-type="float" office:value="117098664.470588" calcext:value-type="float">
            <text:p>117098664.470588</text:p>
          </table:table-cell>
          <table:table-cell table:formula="of:=[.D86]/(ROW()-1)" office:value-type="float" office:value="115466990.776471" calcext:value-type="float">
            <text:p>115466990.776471</text:p>
          </table:table-cell>
        </table:table-row>
        <table:table-row table:style-name="ro1">
          <table:table-cell office:value-type="float" office:value="117034952" calcext:value-type="float">
            <text:p>117034952</text:p>
          </table:table-cell>
          <table:table-cell office:value-type="float" office:value="106401832" calcext:value-type="float">
            <text:p>106401832</text:p>
          </table:table-cell>
          <table:table-cell table:formula="of:=[.C86]+[.A87]" office:value-type="float" office:value="10070421432" calcext:value-type="float">
            <text:p>10070421432</text:p>
          </table:table-cell>
          <table:table-cell table:formula="of:=[.D86]+[.B87]" office:value-type="float" office:value="9921096048" calcext:value-type="float">
            <text:p>9921096048</text:p>
          </table:table-cell>
          <table:table-cell table:formula="of:=[.C87]/(ROW()-1)" office:value-type="float" office:value="117097923.627907" calcext:value-type="float">
            <text:p>117097923.627907</text:p>
          </table:table-cell>
          <table:table-cell table:formula="of:=[.D87]/(ROW()-1)" office:value-type="float" office:value="115361581.953488" calcext:value-type="float">
            <text:p>115361581.953488</text:p>
          </table:table-cell>
        </table:table-row>
        <table:table-row table:style-name="ro1">
          <table:table-cell office:value-type="float" office:value="109170648" calcext:value-type="float">
            <text:p>109170648</text:p>
          </table:table-cell>
          <table:table-cell office:value-type="float" office:value="103355208" calcext:value-type="float">
            <text:p>103355208</text:p>
          </table:table-cell>
          <table:table-cell table:formula="of:=[.C87]+[.A88]" office:value-type="float" office:value="10179592080" calcext:value-type="float">
            <text:p>10179592080</text:p>
          </table:table-cell>
          <table:table-cell table:formula="of:=[.D87]+[.B88]" office:value-type="float" office:value="10024451256" calcext:value-type="float">
            <text:p>10024451256</text:p>
          </table:table-cell>
          <table:table-cell table:formula="of:=[.C88]/(ROW()-1)" office:value-type="float" office:value="117006805.517241" calcext:value-type="float">
            <text:p>117006805.517241</text:p>
          </table:table-cell>
          <table:table-cell table:formula="of:=[.D88]/(ROW()-1)" office:value-type="float" office:value="115223577.655172" calcext:value-type="float">
            <text:p>115223577.655172</text:p>
          </table:table-cell>
        </table:table-row>
        <table:table-row table:style-name="ro1">
          <table:table-cell office:value-type="float" office:value="112316376" calcext:value-type="float">
            <text:p>112316376</text:p>
          </table:table-cell>
          <table:table-cell office:value-type="float" office:value="110431992" calcext:value-type="float">
            <text:p>110431992</text:p>
          </table:table-cell>
          <table:table-cell table:formula="of:=[.C88]+[.A89]" office:value-type="float" office:value="10291908456" calcext:value-type="float">
            <text:p>10291908456</text:p>
          </table:table-cell>
          <table:table-cell table:formula="of:=[.D88]+[.B89]" office:value-type="float" office:value="10134883248" calcext:value-type="float">
            <text:p>10134883248</text:p>
          </table:table-cell>
          <table:table-cell table:formula="of:=[.C89]/(ROW()-1)" office:value-type="float" office:value="116953505.181818" calcext:value-type="float">
            <text:p>116953505.181818</text:p>
          </table:table-cell>
          <table:table-cell table:formula="of:=[.D89]/(ROW()-1)" office:value-type="float" office:value="115169127.818182" calcext:value-type="float">
            <text:p>115169127.818182</text:p>
          </table:table-cell>
        </table:table-row>
        <table:table-row table:style-name="ro1">
          <table:table-cell office:value-type="float" office:value="111205960" calcext:value-type="float">
            <text:p>111205960</text:p>
          </table:table-cell>
          <table:table-cell office:value-type="float" office:value="114805000" calcext:value-type="float">
            <text:p>114805000</text:p>
          </table:table-cell>
          <table:table-cell table:formula="of:=[.C89]+[.A90]" office:value-type="float" office:value="10403114416" calcext:value-type="float">
            <text:p>10403114416</text:p>
          </table:table-cell>
          <table:table-cell table:formula="of:=[.D89]+[.B90]" office:value-type="float" office:value="10249688248" calcext:value-type="float">
            <text:p>10249688248</text:p>
          </table:table-cell>
          <table:table-cell table:formula="of:=[.C90]/(ROW()-1)" office:value-type="float" office:value="116888926.022472" calcext:value-type="float">
            <text:p>116888926.022472</text:p>
          </table:table-cell>
          <table:table-cell table:formula="of:=[.D90]/(ROW()-1)" office:value-type="float" office:value="115165036.494382" calcext:value-type="float">
            <text:p>115165036.494382</text:p>
          </table:table-cell>
        </table:table-row>
        <table:table-row table:style-name="ro1">
          <table:table-cell office:value-type="float" office:value="117034952" calcext:value-type="float">
            <text:p>117034952</text:p>
          </table:table-cell>
          <table:table-cell office:value-type="float" office:value="107286552" calcext:value-type="float">
            <text:p>107286552</text:p>
          </table:table-cell>
          <table:table-cell table:formula="of:=[.C90]+[.A91]" office:value-type="float" office:value="10520149368" calcext:value-type="float">
            <text:p>10520149368</text:p>
          </table:table-cell>
          <table:table-cell table:formula="of:=[.D90]+[.B91]" office:value-type="float" office:value="10356974800" calcext:value-type="float">
            <text:p>10356974800</text:p>
          </table:table-cell>
          <table:table-cell table:formula="of:=[.C91]/(ROW()-1)" office:value-type="float" office:value="116890548.533333" calcext:value-type="float">
            <text:p>116890548.533333</text:p>
          </table:table-cell>
          <table:table-cell table:formula="of:=[.D91]/(ROW()-1)" office:value-type="float" office:value="115077497.777778" calcext:value-type="float">
            <text:p>115077497.777778</text:p>
          </table:table-cell>
        </table:table-row>
        <table:table-row table:style-name="ro1">
          <table:table-cell office:value-type="float" office:value="104452040" calcext:value-type="float">
            <text:p>104452040</text:p>
          </table:table-cell>
          <table:table-cell office:value-type="float" office:value="110064456" calcext:value-type="float">
            <text:p>110064456</text:p>
          </table:table-cell>
          <table:table-cell table:formula="of:=[.C91]+[.A92]" office:value-type="float" office:value="10624601408" calcext:value-type="float">
            <text:p>10624601408</text:p>
          </table:table-cell>
          <table:table-cell table:formula="of:=[.D91]+[.B92]" office:value-type="float" office:value="10467039256" calcext:value-type="float">
            <text:p>10467039256</text:p>
          </table:table-cell>
          <table:table-cell table:formula="of:=[.C92]/(ROW()-1)" office:value-type="float" office:value="116753861.626374" calcext:value-type="float">
            <text:p>116753861.626374</text:p>
          </table:table-cell>
          <table:table-cell table:formula="of:=[.D92]/(ROW()-1)" office:value-type="float" office:value="115022409.406593" calcext:value-type="float">
            <text:p>115022409.406593</text:p>
          </table:table-cell>
        </table:table-row>
        <table:table-row table:style-name="ro1">
          <table:table-cell office:value-type="float" office:value="110743496" calcext:value-type="float">
            <text:p>110743496</text:p>
          </table:table-cell>
          <table:table-cell office:value-type="float" office:value="111219080" calcext:value-type="float">
            <text:p>111219080</text:p>
          </table:table-cell>
          <table:table-cell table:formula="of:=[.C92]+[.A93]" office:value-type="float" office:value="10735344904" calcext:value-type="float">
            <text:p>10735344904</text:p>
          </table:table-cell>
          <table:table-cell table:formula="of:=[.D92]+[.B93]" office:value-type="float" office:value="10578258336" calcext:value-type="float">
            <text:p>10578258336</text:p>
          </table:table-cell>
          <table:table-cell table:formula="of:=[.C93]/(ROW()-1)" office:value-type="float" office:value="116688531.565217" calcext:value-type="float">
            <text:p>116688531.565217</text:p>
          </table:table-cell>
          <table:table-cell table:formula="of:=[.D93]/(ROW()-1)" office:value-type="float" office:value="114981068.869565" calcext:value-type="float">
            <text:p>114981068.869565</text:p>
          </table:table-cell>
        </table:table-row>
        <table:table-row table:style-name="ro1">
          <table:table-cell office:value-type="float" office:value="117892600" calcext:value-type="float">
            <text:p>117892600</text:p>
          </table:table-cell>
          <table:table-cell office:value-type="float" office:value="115528744" calcext:value-type="float">
            <text:p>115528744</text:p>
          </table:table-cell>
          <table:table-cell table:formula="of:=[.C93]+[.A94]" office:value-type="float" office:value="10853237504" calcext:value-type="float">
            <text:p>10853237504</text:p>
          </table:table-cell>
          <table:table-cell table:formula="of:=[.D93]+[.B94]" office:value-type="float" office:value="10693787080" calcext:value-type="float">
            <text:p>10693787080</text:p>
          </table:table-cell>
          <table:table-cell table:formula="of:=[.C94]/(ROW()-1)" office:value-type="float" office:value="116701478.537634" calcext:value-type="float">
            <text:p>116701478.537634</text:p>
          </table:table-cell>
          <table:table-cell table:formula="of:=[.D94]/(ROW()-1)" office:value-type="float" office:value="114986957.849462" calcext:value-type="float">
            <text:p>114986957.849462</text:p>
          </table:table-cell>
        </table:table-row>
        <table:table-row table:style-name="ro1">
          <table:table-cell office:value-type="float" office:value="117460312" calcext:value-type="float">
            <text:p>117460312</text:p>
          </table:table-cell>
          <table:table-cell office:value-type="float" office:value="117471608" calcext:value-type="float">
            <text:p>117471608</text:p>
          </table:table-cell>
          <table:table-cell table:formula="of:=[.C94]+[.A95]" office:value-type="float" office:value="10970697816" calcext:value-type="float">
            <text:p>10970697816</text:p>
          </table:table-cell>
          <table:table-cell table:formula="of:=[.D94]+[.B95]" office:value-type="float" office:value="10811258688" calcext:value-type="float">
            <text:p>10811258688</text:p>
          </table:table-cell>
          <table:table-cell table:formula="of:=[.C95]/(ROW()-1)" office:value-type="float" office:value="116709551.234043" calcext:value-type="float">
            <text:p>116709551.234043</text:p>
          </table:table-cell>
          <table:table-cell table:formula="of:=[.D95]/(ROW()-1)" office:value-type="float" office:value="115013390.297872" calcext:value-type="float">
            <text:p>115013390.297872</text:p>
          </table:table-cell>
        </table:table-row>
        <table:table-row table:style-name="ro1">
          <table:table-cell office:value-type="float" office:value="103209000" calcext:value-type="float">
            <text:p>103209000</text:p>
          </table:table-cell>
          <table:table-cell office:value-type="float" office:value="117649256" calcext:value-type="float">
            <text:p>117649256</text:p>
          </table:table-cell>
          <table:table-cell table:formula="of:=[.C95]+[.A96]" office:value-type="float" office:value="11073906816" calcext:value-type="float">
            <text:p>11073906816</text:p>
          </table:table-cell>
          <table:table-cell table:formula="of:=[.D95]+[.B96]" office:value-type="float" office:value="10928907944" calcext:value-type="float">
            <text:p>10928907944</text:p>
          </table:table-cell>
          <table:table-cell table:formula="of:=[.C96]/(ROW()-1)" office:value-type="float" office:value="116567440.168421" calcext:value-type="float">
            <text:p>116567440.168421</text:p>
          </table:table-cell>
          <table:table-cell table:formula="of:=[.D96]/(ROW()-1)" office:value-type="float" office:value="115041136.252632" calcext:value-type="float">
            <text:p>115041136.252632</text:p>
          </table:table-cell>
        </table:table-row>
        <table:table-row table:style-name="ro1">
          <table:table-cell office:value-type="float" office:value="103878696" calcext:value-type="float">
            <text:p>103878696</text:p>
          </table:table-cell>
          <table:table-cell office:value-type="float" office:value="117510536" calcext:value-type="float">
            <text:p>117510536</text:p>
          </table:table-cell>
          <table:table-cell table:formula="of:=[.C96]+[.A97]" office:value-type="float" office:value="11177785512" calcext:value-type="float">
            <text:p>11177785512</text:p>
          </table:table-cell>
          <table:table-cell table:formula="of:=[.D96]+[.B97]" office:value-type="float" office:value="11046418480" calcext:value-type="float">
            <text:p>11046418480</text:p>
          </table:table-cell>
          <table:table-cell table:formula="of:=[.C97]/(ROW()-1)" office:value-type="float" office:value="116435265.75" calcext:value-type="float">
            <text:p>116435265.75</text:p>
          </table:table-cell>
          <table:table-cell table:formula="of:=[.D97]/(ROW()-1)" office:value-type="float" office:value="115066859.166667" calcext:value-type="float">
            <text:p>115066859.166667</text:p>
          </table:table-cell>
        </table:table-row>
        <table:table-row table:style-name="ro1">
          <table:table-cell office:value-type="float" office:value="104139368" calcext:value-type="float">
            <text:p>104139368</text:p>
          </table:table-cell>
          <table:table-cell office:value-type="float" office:value="116755752" calcext:value-type="float">
            <text:p>116755752</text:p>
          </table:table-cell>
          <table:table-cell table:formula="of:=[.C97]+[.A98]" office:value-type="float" office:value="11281924880" calcext:value-type="float">
            <text:p>11281924880</text:p>
          </table:table-cell>
          <table:table-cell table:formula="of:=[.D97]+[.B98]" office:value-type="float" office:value="11163174232" calcext:value-type="float">
            <text:p>11163174232</text:p>
          </table:table-cell>
          <table:table-cell table:formula="of:=[.C98]/(ROW()-1)" office:value-type="float" office:value="116308503.917526" calcext:value-type="float">
            <text:p>116308503.917526</text:p>
          </table:table-cell>
          <table:table-cell table:formula="of:=[.D98]/(ROW()-1)" office:value-type="float" office:value="115084270.43299" calcext:value-type="float">
            <text:p>115084270.43299</text:p>
          </table:table-cell>
        </table:table-row>
        <table:table-row table:style-name="ro1">
          <table:table-cell office:value-type="float" office:value="104565752" calcext:value-type="float">
            <text:p>104565752</text:p>
          </table:table-cell>
          <table:table-cell office:value-type="float" office:value="111219080" calcext:value-type="float">
            <text:p>111219080</text:p>
          </table:table-cell>
          <table:table-cell table:formula="of:=[.C98]+[.A99]" office:value-type="float" office:value="11386490632" calcext:value-type="float">
            <text:p>11386490632</text:p>
          </table:table-cell>
          <table:table-cell table:formula="of:=[.D98]+[.B99]" office:value-type="float" office:value="11274393312" calcext:value-type="float">
            <text:p>11274393312</text:p>
          </table:table-cell>
          <table:table-cell table:formula="of:=[.C99]/(ROW()-1)" office:value-type="float" office:value="116188679.918367" calcext:value-type="float">
            <text:p>116188679.918367</text:p>
          </table:table-cell>
          <table:table-cell table:formula="of:=[.D99]/(ROW()-1)" office:value-type="float" office:value="115044829.714286" calcext:value-type="float">
            <text:p>115044829.714286</text:p>
          </table:table-cell>
        </table:table-row>
        <table:table-row table:style-name="ro1">
          <table:table-cell office:value-type="float" office:value="105934888" calcext:value-type="float">
            <text:p>105934888</text:p>
          </table:table-cell>
          <table:table-cell office:value-type="float" office:value="112591336" calcext:value-type="float">
            <text:p>112591336</text:p>
          </table:table-cell>
          <table:table-cell table:formula="of:=[.C99]+[.A100]" office:value-type="float" office:value="11492425520" calcext:value-type="float">
            <text:p>11492425520</text:p>
          </table:table-cell>
          <table:table-cell table:formula="of:=[.D99]+[.B100]" office:value-type="float" office:value="11386984648" calcext:value-type="float">
            <text:p>11386984648</text:p>
          </table:table-cell>
          <table:table-cell table:formula="of:=[.C100]/(ROW()-1)" office:value-type="float" office:value="116085106.262626" calcext:value-type="float">
            <text:p>116085106.262626</text:p>
          </table:table-cell>
          <table:table-cell table:formula="of:=[.D100]/(ROW()-1)" office:value-type="float" office:value="115020046.949495" calcext:value-type="float">
            <text:p>115020046.949495</text:p>
          </table:table-cell>
        </table:table-row>
        <table:table-row table:style-name="ro1">
          <table:table-cell office:value-type="float" office:value="106806936" calcext:value-type="float">
            <text:p>106806936</text:p>
          </table:table-cell>
          <table:table-cell office:value-type="float" office:value="114194312" calcext:value-type="float">
            <text:p>114194312</text:p>
          </table:table-cell>
          <table:table-cell table:formula="of:=[.C100]+[.A101]" office:value-type="float" office:value="11599232456" calcext:value-type="float">
            <text:p>11599232456</text:p>
          </table:table-cell>
          <table:table-cell table:formula="of:=[.D100]+[.B101]" office:value-type="float" office:value="11501178960" calcext:value-type="float">
            <text:p>11501178960</text:p>
          </table:table-cell>
          <table:table-cell table:formula="of:=[.C101]/(ROW()-1)" office:value-type="float" office:value="115992324.56" calcext:value-type="float">
            <text:p>115992324.56</text:p>
          </table:table-cell>
          <table:table-cell table:formula="of:=[.D101]/(ROW()-1)" office:value-type="float" office:value="115011789.6" calcext:value-type="float">
            <text:p>115011789.6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13219544" calcext:value-type="float">
            <text:p>113219544</text:p>
          </table:table-cell>
          <table:table-cell table:formula="of:=[.C101]+[.A102]" office:value-type="float" office:value="11708403248" calcext:value-type="float">
            <text:p>11708403248</text:p>
          </table:table-cell>
          <table:table-cell table:formula="of:=[.D101]+[.B102]" office:value-type="float" office:value="11614398504" calcext:value-type="float">
            <text:p>11614398504</text:p>
          </table:table-cell>
          <table:table-cell table:formula="of:=[.C102]/(ROW()-1)" office:value-type="float" office:value="115924784.633663" calcext:value-type="float">
            <text:p>115924784.633663</text:p>
          </table:table-cell>
          <table:table-cell table:formula="of:=[.D102]/(ROW()-1)" office:value-type="float" office:value="114994044.594059" calcext:value-type="float">
            <text:p>114994044.594059</text:p>
          </table:table-cell>
        </table:table-row>
        <table:table-row table:style-name="ro1">
          <table:table-cell office:value-type="float" office:value="109917288" calcext:value-type="float">
            <text:p>109917288</text:p>
          </table:table-cell>
          <table:table-cell office:value-type="float" office:value="114380792" calcext:value-type="float">
            <text:p>114380792</text:p>
          </table:table-cell>
          <table:table-cell table:formula="of:=[.C102]+[.A103]" office:value-type="float" office:value="11818320536" calcext:value-type="float">
            <text:p>11818320536</text:p>
          </table:table-cell>
          <table:table-cell table:formula="of:=[.D102]+[.B103]" office:value-type="float" office:value="11728779296" calcext:value-type="float">
            <text:p>11728779296</text:p>
          </table:table-cell>
          <table:table-cell table:formula="of:=[.C103]/(ROW()-1)" office:value-type="float" office:value="115865887.607843" calcext:value-type="float">
            <text:p>115865887.607843</text:p>
          </table:table-cell>
          <table:table-cell table:formula="of:=[.D103]/(ROW()-1)" office:value-type="float" office:value="114988032.313726" calcext:value-type="float">
            <text:p>114988032.313726</text:p>
          </table:table-cell>
        </table:table-row>
        <table:table-row table:style-name="ro1">
          <table:table-cell office:value-type="float" office:value="110424776" calcext:value-type="float">
            <text:p>110424776</text:p>
          </table:table-cell>
          <table:table-cell office:value-type="float" office:value="114783160" calcext:value-type="float">
            <text:p>114783160</text:p>
          </table:table-cell>
          <table:table-cell table:formula="of:=[.C103]+[.A104]" office:value-type="float" office:value="11928745312" calcext:value-type="float">
            <text:p>11928745312</text:p>
          </table:table-cell>
          <table:table-cell table:formula="of:=[.D103]+[.B104]" office:value-type="float" office:value="11843562456" calcext:value-type="float">
            <text:p>11843562456</text:p>
          </table:table-cell>
          <table:table-cell table:formula="of:=[.C104]/(ROW()-1)" office:value-type="float" office:value="115813061.281553" calcext:value-type="float">
            <text:p>115813061.281553</text:p>
          </table:table-cell>
          <table:table-cell table:formula="of:=[.D104]/(ROW()-1)" office:value-type="float" office:value="114986043.262136" calcext:value-type="float">
            <text:p>114986043.262136</text:p>
          </table:table-cell>
        </table:table-row>
        <table:table-row table:style-name="ro1">
          <table:table-cell office:value-type="float" office:value="113820872" calcext:value-type="float">
            <text:p>113820872</text:p>
          </table:table-cell>
          <table:table-cell office:value-type="float" office:value="115818408" calcext:value-type="float">
            <text:p>115818408</text:p>
          </table:table-cell>
          <table:table-cell table:formula="of:=[.C104]+[.A105]" office:value-type="float" office:value="12042566184" calcext:value-type="float">
            <text:p>12042566184</text:p>
          </table:table-cell>
          <table:table-cell table:formula="of:=[.D104]+[.B105]" office:value-type="float" office:value="11959380864" calcext:value-type="float">
            <text:p>11959380864</text:p>
          </table:table-cell>
          <table:table-cell table:formula="of:=[.C105]/(ROW()-1)" office:value-type="float" office:value="115793905.615385" calcext:value-type="float">
            <text:p>115793905.615385</text:p>
          </table:table-cell>
          <table:table-cell table:formula="of:=[.D105]/(ROW()-1)" office:value-type="float" office:value="114994046.769231" calcext:value-type="float">
            <text:p>114994046.769231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6355864" calcext:value-type="float">
            <text:p>116355864</text:p>
          </table:table-cell>
          <table:table-cell table:formula="of:=[.C105]+[.A106]" office:value-type="float" office:value="12158028576" calcext:value-type="float">
            <text:p>12158028576</text:p>
          </table:table-cell>
          <table:table-cell table:formula="of:=[.D105]+[.B106]" office:value-type="float" office:value="12075736728" calcext:value-type="float">
            <text:p>12075736728</text:p>
          </table:table-cell>
          <table:table-cell table:formula="of:=[.C106]/(ROW()-1)" office:value-type="float" office:value="115790748.342857" calcext:value-type="float">
            <text:p>115790748.342857</text:p>
          </table:table-cell>
          <table:table-cell table:formula="of:=[.D106]/(ROW()-1)" office:value-type="float" office:value="115007016.457143" calcext:value-type="float">
            <text:p>115007016.457143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9083416" calcext:value-type="float">
            <text:p>119083416</text:p>
          </table:table-cell>
          <table:table-cell table:formula="of:=[.C106]+[.A107]" office:value-type="float" office:value="12273490968" calcext:value-type="float">
            <text:p>12273490968</text:p>
          </table:table-cell>
          <table:table-cell table:formula="of:=[.D106]+[.B107]" office:value-type="float" office:value="12194820144" calcext:value-type="float">
            <text:p>12194820144</text:p>
          </table:table-cell>
          <table:table-cell table:formula="of:=[.C107]/(ROW()-1)" office:value-type="float" office:value="115787650.641509" calcext:value-type="float">
            <text:p>115787650.641509</text:p>
          </table:table-cell>
          <table:table-cell table:formula="of:=[.D107]/(ROW()-1)" office:value-type="float" office:value="115045473.056604" calcext:value-type="float">
            <text:p>115045473.056604</text:p>
          </table:table-cell>
        </table:table-row>
        <table:table-row table:style-name="ro1">
          <table:table-cell office:value-type="float" office:value="116888744" calcext:value-type="float">
            <text:p>116888744</text:p>
          </table:table-cell>
          <table:table-cell office:value-type="float" office:value="103354776" calcext:value-type="float">
            <text:p>103354776</text:p>
          </table:table-cell>
          <table:table-cell table:formula="of:=[.C107]+[.A108]" office:value-type="float" office:value="12390379712" calcext:value-type="float">
            <text:p>12390379712</text:p>
          </table:table-cell>
          <table:table-cell table:formula="of:=[.D107]+[.B108]" office:value-type="float" office:value="12298174920" calcext:value-type="float">
            <text:p>12298174920</text:p>
          </table:table-cell>
          <table:table-cell table:formula="of:=[.C108]/(ROW()-1)" office:value-type="float" office:value="115797941.233645" calcext:value-type="float">
            <text:p>115797941.233645</text:p>
          </table:table-cell>
          <table:table-cell table:formula="of:=[.D108]/(ROW()-1)" office:value-type="float" office:value="114936214.205607" calcext:value-type="float">
            <text:p>114936214.205607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4920872" calcext:value-type="float">
            <text:p>114920872</text:p>
          </table:table-cell>
          <table:table-cell table:formula="of:=[.C108]+[.A109]" office:value-type="float" office:value="12505842104" calcext:value-type="float">
            <text:p>12505842104</text:p>
          </table:table-cell>
          <table:table-cell table:formula="of:=[.D108]+[.B109]" office:value-type="float" office:value="12413095792" calcext:value-type="float">
            <text:p>12413095792</text:p>
          </table:table-cell>
          <table:table-cell table:formula="of:=[.C109]/(ROW()-1)" office:value-type="float" office:value="115794834.296296" calcext:value-type="float">
            <text:p>115794834.296296</text:p>
          </table:table-cell>
          <table:table-cell table:formula="of:=[.D109]/(ROW()-1)" office:value-type="float" office:value="114936072.148148" calcext:value-type="float">
            <text:p>114936072.148148</text:p>
          </table:table-cell>
        </table:table-row>
        <table:table-row table:style-name="ro1">
          <table:table-cell office:value-type="float" office:value="113087304" calcext:value-type="float">
            <text:p>113087304</text:p>
          </table:table-cell>
          <table:table-cell office:value-type="float" office:value="115937976" calcext:value-type="float">
            <text:p>115937976</text:p>
          </table:table-cell>
          <table:table-cell table:formula="of:=[.C109]+[.A110]" office:value-type="float" office:value="12618929408" calcext:value-type="float">
            <text:p>12618929408</text:p>
          </table:table-cell>
          <table:table-cell table:formula="of:=[.D109]+[.B110]" office:value-type="float" office:value="12529033768" calcext:value-type="float">
            <text:p>12529033768</text:p>
          </table:table-cell>
          <table:table-cell table:formula="of:=[.C110]/(ROW()-1)" office:value-type="float" office:value="115769994.568807" calcext:value-type="float">
            <text:p>115769994.568807</text:p>
          </table:table-cell>
          <table:table-cell table:formula="of:=[.D110]/(ROW()-1)" office:value-type="float" office:value="114945263.926606" calcext:value-type="float">
            <text:p>114945263.926606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15937976" calcext:value-type="float">
            <text:p>115937976</text:p>
          </table:table-cell>
          <table:table-cell table:formula="of:=[.C110]+[.A111]" office:value-type="float" office:value="12728100200" calcext:value-type="float">
            <text:p>12728100200</text:p>
          </table:table-cell>
          <table:table-cell table:formula="of:=[.D110]+[.B111]" office:value-type="float" office:value="12644971744" calcext:value-type="float">
            <text:p>12644971744</text:p>
          </table:table-cell>
          <table:table-cell table:formula="of:=[.C111]/(ROW()-1)" office:value-type="float" office:value="115710001.818182" calcext:value-type="float">
            <text:p>115710001.818182</text:p>
          </table:table-cell>
          <table:table-cell table:formula="of:=[.D111]/(ROW()-1)" office:value-type="float" office:value="114954288.581818" calcext:value-type="float">
            <text:p>114954288.581818</text:p>
          </table:table-cell>
        </table:table-row>
        <table:table-row table:style-name="ro1">
          <table:table-cell office:value-type="float" office:value="106513656" calcext:value-type="float">
            <text:p>106513656</text:p>
          </table:table-cell>
          <table:table-cell office:value-type="float" office:value="115937976" calcext:value-type="float">
            <text:p>115937976</text:p>
          </table:table-cell>
          <table:table-cell table:formula="of:=[.C111]+[.A112]" office:value-type="float" office:value="12834613856" calcext:value-type="float">
            <text:p>12834613856</text:p>
          </table:table-cell>
          <table:table-cell table:formula="of:=[.D111]+[.B112]" office:value-type="float" office:value="12760909720" calcext:value-type="float">
            <text:p>12760909720</text:p>
          </table:table-cell>
          <table:table-cell table:formula="of:=[.C112]/(ROW()-1)" office:value-type="float" office:value="115627151.855856" calcext:value-type="float">
            <text:p>115627151.855856</text:p>
          </table:table-cell>
          <table:table-cell table:formula="of:=[.D112]/(ROW()-1)" office:value-type="float" office:value="114963150.630631" calcext:value-type="float">
            <text:p>114963150.630631</text:p>
          </table:table-cell>
        </table:table-row>
        <table:table-row table:style-name="ro1">
          <table:table-cell office:value-type="float" office:value="104926392" calcext:value-type="float">
            <text:p>104926392</text:p>
          </table:table-cell>
          <table:table-cell office:value-type="float" office:value="116037288" calcext:value-type="float">
            <text:p>116037288</text:p>
          </table:table-cell>
          <table:table-cell table:formula="of:=[.C112]+[.A113]" office:value-type="float" office:value="12939540248" calcext:value-type="float">
            <text:p>12939540248</text:p>
          </table:table-cell>
          <table:table-cell table:formula="of:=[.D112]+[.B113]" office:value-type="float" office:value="12876947008" calcext:value-type="float">
            <text:p>12876947008</text:p>
          </table:table-cell>
          <table:table-cell table:formula="of:=[.C113]/(ROW()-1)" office:value-type="float" office:value="115531609.357143" calcext:value-type="float">
            <text:p>115531609.357143</text:p>
          </table:table-cell>
          <table:table-cell table:formula="of:=[.D113]/(ROW()-1)" office:value-type="float" office:value="114972741.142857" calcext:value-type="float">
            <text:p>114972741.142857</text:p>
          </table:table-cell>
        </table:table-row>
        <table:table-row table:style-name="ro1">
          <table:table-cell office:value-type="float" office:value="103265064" calcext:value-type="float">
            <text:p>103265064</text:p>
          </table:table-cell>
          <table:table-cell office:value-type="float" office:value="117335000" calcext:value-type="float">
            <text:p>117335000</text:p>
          </table:table-cell>
          <table:table-cell table:formula="of:=[.C113]+[.A114]" office:value-type="float" office:value="13042805312" calcext:value-type="float">
            <text:p>13042805312</text:p>
          </table:table-cell>
          <table:table-cell table:formula="of:=[.D113]+[.B114]" office:value-type="float" office:value="12994282008" calcext:value-type="float">
            <text:p>12994282008</text:p>
          </table:table-cell>
          <table:table-cell table:formula="of:=[.C114]/(ROW()-1)" office:value-type="float" office:value="115423055.858407" calcext:value-type="float">
            <text:p>115423055.858407</text:p>
          </table:table-cell>
          <table:table-cell table:formula="of:=[.D114]/(ROW()-1)" office:value-type="float" office:value="114993646.088496" calcext:value-type="float">
            <text:p>114993646.088496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9111784" calcext:value-type="float">
            <text:p>119111784</text:p>
          </table:table-cell>
          <table:table-cell table:formula="of:=[.C114]+[.A115]" office:value-type="float" office:value="13158267704" calcext:value-type="float">
            <text:p>13158267704</text:p>
          </table:table-cell>
          <table:table-cell table:formula="of:=[.D114]+[.B115]" office:value-type="float" office:value="13113393792" calcext:value-type="float">
            <text:p>13113393792</text:p>
          </table:table-cell>
          <table:table-cell table:formula="of:=[.C115]/(ROW()-1)" office:value-type="float" office:value="115423400.912281" calcext:value-type="float">
            <text:p>115423400.912281</text:p>
          </table:table-cell>
          <table:table-cell table:formula="of:=[.D115]/(ROW()-1)" office:value-type="float" office:value="115029770.105263" calcext:value-type="float">
            <text:p>115029770.105263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8956120" calcext:value-type="float">
            <text:p>118956120</text:p>
          </table:table-cell>
          <table:table-cell table:formula="of:=[.C115]+[.A116]" office:value-type="float" office:value="13273730096" calcext:value-type="float">
            <text:p>13273730096</text:p>
          </table:table-cell>
          <table:table-cell table:formula="of:=[.D115]+[.B116]" office:value-type="float" office:value="13232349912" calcext:value-type="float">
            <text:p>13232349912</text:p>
          </table:table-cell>
          <table:table-cell table:formula="of:=[.C116]/(ROW()-1)" office:value-type="float" office:value="115423739.965217" calcext:value-type="float">
            <text:p>115423739.965217</text:p>
          </table:table-cell>
          <table:table-cell table:formula="of:=[.D116]/(ROW()-1)" office:value-type="float" office:value="115063912.278261" calcext:value-type="float">
            <text:p>115063912.278261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03379832" calcext:value-type="float">
            <text:p>103379832</text:p>
          </table:table-cell>
          <table:table-cell table:formula="of:=[.C116]+[.A117]" office:value-type="float" office:value="13382900888" calcext:value-type="float">
            <text:p>13382900888</text:p>
          </table:table-cell>
          <table:table-cell table:formula="of:=[.D116]+[.B117]" office:value-type="float" office:value="13335729744" calcext:value-type="float">
            <text:p>13335729744</text:p>
          </table:table-cell>
          <table:table-cell table:formula="of:=[.C117]/(ROW()-1)" office:value-type="float" office:value="115369835.241379" calcext:value-type="float">
            <text:p>115369835.241379</text:p>
          </table:table-cell>
          <table:table-cell table:formula="of:=[.D117]/(ROW()-1)" office:value-type="float" office:value="114963187.448276" calcext:value-type="float">
            <text:p>114963187.448276</text:p>
          </table:table-cell>
        </table:table-row>
        <table:table-row table:style-name="ro1">
          <table:table-cell office:value-type="float" office:value="108092680" calcext:value-type="float">
            <text:p>108092680</text:p>
          </table:table-cell>
          <table:table-cell office:value-type="float" office:value="104126184" calcext:value-type="float">
            <text:p>104126184</text:p>
          </table:table-cell>
          <table:table-cell table:formula="of:=[.C117]+[.A118]" office:value-type="float" office:value="13490993568" calcext:value-type="float">
            <text:p>13490993568</text:p>
          </table:table-cell>
          <table:table-cell table:formula="of:=[.D117]+[.B118]" office:value-type="float" office:value="13439855928" calcext:value-type="float">
            <text:p>13439855928</text:p>
          </table:table-cell>
          <table:table-cell table:formula="of:=[.C118]/(ROW()-1)" office:value-type="float" office:value="115307637.333333" calcext:value-type="float">
            <text:p>115307637.333333</text:p>
          </table:table-cell>
          <table:table-cell table:formula="of:=[.D118]/(ROW()-1)" office:value-type="float" office:value="114870563.487179" calcext:value-type="float">
            <text:p>114870563.487179</text:p>
          </table:table-cell>
        </table:table-row>
        <table:table-row table:style-name="ro1">
          <table:table-cell office:value-type="float" office:value="104882408" calcext:value-type="float">
            <text:p>104882408</text:p>
          </table:table-cell>
          <table:table-cell office:value-type="float" office:value="104766152" calcext:value-type="float">
            <text:p>104766152</text:p>
          </table:table-cell>
          <table:table-cell table:formula="of:=[.C118]+[.A119]" office:value-type="float" office:value="13595875976" calcext:value-type="float">
            <text:p>13595875976</text:p>
          </table:table-cell>
          <table:table-cell table:formula="of:=[.D118]+[.B119]" office:value-type="float" office:value="13544622080" calcext:value-type="float">
            <text:p>13544622080</text:p>
          </table:table-cell>
          <table:table-cell table:formula="of:=[.C119]/(ROW()-1)" office:value-type="float" office:value="115219287.932203" calcext:value-type="float">
            <text:p>115219287.932203</text:p>
          </table:table-cell>
          <table:table-cell table:formula="of:=[.D119]/(ROW()-1)" office:value-type="float" office:value="114784932.881356" calcext:value-type="float">
            <text:p>114784932.881356</text:p>
          </table:table-cell>
        </table:table-row>
        <table:table-row table:style-name="ro1">
          <table:table-cell office:value-type="float" office:value="103576776" calcext:value-type="float">
            <text:p>103576776</text:p>
          </table:table-cell>
          <table:table-cell office:value-type="float" office:value="104726168" calcext:value-type="float">
            <text:p>104726168</text:p>
          </table:table-cell>
          <table:table-cell table:formula="of:=[.C119]+[.A120]" office:value-type="float" office:value="13699452752" calcext:value-type="float">
            <text:p>13699452752</text:p>
          </table:table-cell>
          <table:table-cell table:formula="of:=[.D119]+[.B120]" office:value-type="float" office:value="13649348248" calcext:value-type="float">
            <text:p>13649348248</text:p>
          </table:table-cell>
          <table:table-cell table:formula="of:=[.C120]/(ROW()-1)" office:value-type="float" office:value="115121451.697479" calcext:value-type="float">
            <text:p>115121451.697479</text:p>
          </table:table-cell>
          <table:table-cell table:formula="of:=[.D120]/(ROW()-1)" office:value-type="float" office:value="114700405.445378" calcext:value-type="float">
            <text:p>114700405.445378</text:p>
          </table:table-cell>
        </table:table-row>
        <table:table-row table:style-name="ro1">
          <table:table-cell office:value-type="float" office:value="117768952" calcext:value-type="float">
            <text:p>117768952</text:p>
          </table:table-cell>
          <table:table-cell office:value-type="float" office:value="105318824" calcext:value-type="float">
            <text:p>105318824</text:p>
          </table:table-cell>
          <table:table-cell table:formula="of:=[.C120]+[.A121]" office:value-type="float" office:value="13817221704" calcext:value-type="float">
            <text:p>13817221704</text:p>
          </table:table-cell>
          <table:table-cell table:formula="of:=[.D120]+[.B121]" office:value-type="float" office:value="13754667072" calcext:value-type="float">
            <text:p>13754667072</text:p>
          </table:table-cell>
          <table:table-cell table:formula="of:=[.C121]/(ROW()-1)" office:value-type="float" office:value="115143514.2" calcext:value-type="float">
            <text:p>115143514.2</text:p>
          </table:table-cell>
          <table:table-cell table:formula="of:=[.D121]/(ROW()-1)" office:value-type="float" office:value="114622225.6" calcext:value-type="float">
            <text:p>114622225.6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05363752" calcext:value-type="float">
            <text:p>105363752</text:p>
          </table:table-cell>
          <table:table-cell table:formula="of:=[.C121]+[.A122]" office:value-type="float" office:value="13932684096" calcext:value-type="float">
            <text:p>13932684096</text:p>
          </table:table-cell>
          <table:table-cell table:formula="of:=[.D121]+[.B122]" office:value-type="float" office:value="13860030824" calcext:value-type="float">
            <text:p>13860030824</text:p>
          </table:table-cell>
          <table:table-cell table:formula="of:=[.C122]/(ROW()-1)" office:value-type="float" office:value="115146149.553719" calcext:value-type="float">
            <text:p>115146149.553719</text:p>
          </table:table-cell>
          <table:table-cell table:formula="of:=[.D122]/(ROW()-1)" office:value-type="float" office:value="114545709.289256" calcext:value-type="float">
            <text:p>114545709.289256</text:p>
          </table:table-cell>
        </table:table-row>
        <table:table-row table:style-name="ro1">
          <table:table-cell office:value-type="float" office:value="110356232" calcext:value-type="float">
            <text:p>110356232</text:p>
          </table:table-cell>
          <table:table-cell office:value-type="float" office:value="105699016" calcext:value-type="float">
            <text:p>105699016</text:p>
          </table:table-cell>
          <table:table-cell table:formula="of:=[.C122]+[.A123]" office:value-type="float" office:value="14043040328" calcext:value-type="float">
            <text:p>14043040328</text:p>
          </table:table-cell>
          <table:table-cell table:formula="of:=[.D122]+[.B123]" office:value-type="float" office:value="13965729840" calcext:value-type="float">
            <text:p>13965729840</text:p>
          </table:table-cell>
          <table:table-cell table:formula="of:=[.C123]/(ROW()-1)" office:value-type="float" office:value="115106887.934426" calcext:value-type="float">
            <text:p>115106887.934426</text:p>
          </table:table-cell>
          <table:table-cell table:formula="of:=[.D123]/(ROW()-1)" office:value-type="float" office:value="114473195.409836" calcext:value-type="float">
            <text:p>114473195.409836</text:p>
          </table:table-cell>
        </table:table-row>
        <table:table-row table:style-name="ro1">
          <table:table-cell office:value-type="float" office:value="143208848" calcext:value-type="float">
            <text:p>143208848</text:p>
          </table:table-cell>
          <table:table-cell office:value-type="float" office:value="109327480" calcext:value-type="float">
            <text:p>109327480</text:p>
          </table:table-cell>
          <table:table-cell table:formula="of:=[.C123]+[.A124]" office:value-type="float" office:value="14186249176" calcext:value-type="float">
            <text:p>14186249176</text:p>
          </table:table-cell>
          <table:table-cell table:formula="of:=[.D123]+[.B124]" office:value-type="float" office:value="14075057320" calcext:value-type="float">
            <text:p>14075057320</text:p>
          </table:table-cell>
          <table:table-cell table:formula="of:=[.C124]/(ROW()-1)" office:value-type="float" office:value="115335359.154472" calcext:value-type="float">
            <text:p>115335359.154472</text:p>
          </table:table-cell>
          <table:table-cell table:formula="of:=[.D124]/(ROW()-1)" office:value-type="float" office:value="114431360.325203" calcext:value-type="float">
            <text:p>114431360.325203</text:p>
          </table:table-cell>
        </table:table-row>
        <table:table-row table:style-name="ro1">
          <table:table-cell office:value-type="float" office:value="163615216" calcext:value-type="float">
            <text:p>163615216</text:p>
          </table:table-cell>
          <table:table-cell office:value-type="float" office:value="109646376" calcext:value-type="float">
            <text:p>109646376</text:p>
          </table:table-cell>
          <table:table-cell table:formula="of:=[.C124]+[.A125]" office:value-type="float" office:value="14349864392" calcext:value-type="float">
            <text:p>14349864392</text:p>
          </table:table-cell>
          <table:table-cell table:formula="of:=[.D124]+[.B125]" office:value-type="float" office:value="14184703696" calcext:value-type="float">
            <text:p>14184703696</text:p>
          </table:table-cell>
          <table:table-cell table:formula="of:=[.C125]/(ROW()-1)" office:value-type="float" office:value="115724712.83871" calcext:value-type="float">
            <text:p>115724712.83871</text:p>
          </table:table-cell>
          <table:table-cell table:formula="of:=[.D125]/(ROW()-1)" office:value-type="float" office:value="114392771.741935" calcext:value-type="float">
            <text:p>114392771.741935</text:p>
          </table:table-cell>
        </table:table-row>
        <table:table-row table:style-name="ro1">
          <table:table-cell office:value-type="float" office:value="194572336" calcext:value-type="float">
            <text:p>194572336</text:p>
          </table:table-cell>
          <table:table-cell office:value-type="float" office:value="113588664" calcext:value-type="float">
            <text:p>113588664</text:p>
          </table:table-cell>
          <table:table-cell table:formula="of:=[.C125]+[.A126]" office:value-type="float" office:value="14544436728" calcext:value-type="float">
            <text:p>14544436728</text:p>
          </table:table-cell>
          <table:table-cell table:formula="of:=[.D125]+[.B126]" office:value-type="float" office:value="14298292360" calcext:value-type="float">
            <text:p>14298292360</text:p>
          </table:table-cell>
          <table:table-cell table:formula="of:=[.C126]/(ROW()-1)" office:value-type="float" office:value="116355493.824" calcext:value-type="float">
            <text:p>116355493.824</text:p>
          </table:table-cell>
          <table:table-cell table:formula="of:=[.D126]/(ROW()-1)" office:value-type="float" office:value="114386338.88" calcext:value-type="float">
            <text:p>114386338.88</text:p>
          </table:table-cell>
        </table:table-row>
        <table:table-row table:style-name="ro1">
          <table:table-cell office:value-type="float" office:value="214178480" calcext:value-type="float">
            <text:p>214178480</text:p>
          </table:table-cell>
          <table:table-cell office:value-type="float" office:value="113837336" calcext:value-type="float">
            <text:p>113837336</text:p>
          </table:table-cell>
          <table:table-cell table:formula="of:=[.C126]+[.A127]" office:value-type="float" office:value="14758615208" calcext:value-type="float">
            <text:p>14758615208</text:p>
          </table:table-cell>
          <table:table-cell table:formula="of:=[.D126]+[.B127]" office:value-type="float" office:value="14412129696" calcext:value-type="float">
            <text:p>14412129696</text:p>
          </table:table-cell>
          <table:table-cell table:formula="of:=[.C127]/(ROW()-1)" office:value-type="float" office:value="117131866.730159" calcext:value-type="float">
            <text:p>117131866.730159</text:p>
          </table:table-cell>
          <table:table-cell table:formula="of:=[.D127]/(ROW()-1)" office:value-type="float" office:value="114381981.714286" calcext:value-type="float">
            <text:p>114381981.714286</text:p>
          </table:table-cell>
        </table:table-row>
        <table:table-row table:style-name="ro1">
          <table:table-cell office:value-type="float" office:value="244103728" calcext:value-type="float">
            <text:p>244103728</text:p>
          </table:table-cell>
          <table:table-cell office:value-type="float" office:value="115937976" calcext:value-type="float">
            <text:p>115937976</text:p>
          </table:table-cell>
          <table:table-cell table:formula="of:=[.C127]+[.A128]" office:value-type="float" office:value="15002718936" calcext:value-type="float">
            <text:p>15002718936</text:p>
          </table:table-cell>
          <table:table-cell table:formula="of:=[.D127]+[.B128]" office:value-type="float" office:value="14528067672" calcext:value-type="float">
            <text:p>14528067672</text:p>
          </table:table-cell>
          <table:table-cell table:formula="of:=[.C128]/(ROW()-1)" office:value-type="float" office:value="118131645.165354" calcext:value-type="float">
            <text:p>118131645.165354</text:p>
          </table:table-cell>
          <table:table-cell table:formula="of:=[.D128]/(ROW()-1)" office:value-type="float" office:value="114394233.637795" calcext:value-type="float">
            <text:p>114394233.637795</text:p>
          </table:table-cell>
        </table:table-row>
        <table:table-row table:style-name="ro1">
          <table:table-cell office:value-type="float" office:value="265773712" calcext:value-type="float">
            <text:p>265773712</text:p>
          </table:table-cell>
          <table:table-cell office:value-type="float" office:value="118031032" calcext:value-type="float">
            <text:p>118031032</text:p>
          </table:table-cell>
          <table:table-cell table:formula="of:=[.C128]+[.A129]" office:value-type="float" office:value="15268492648" calcext:value-type="float">
            <text:p>15268492648</text:p>
          </table:table-cell>
          <table:table-cell table:formula="of:=[.D128]+[.B129]" office:value-type="float" office:value="14646098704" calcext:value-type="float">
            <text:p>14646098704</text:p>
          </table:table-cell>
          <table:table-cell table:formula="of:=[.C129]/(ROW()-1)" office:value-type="float" office:value="119285098.8125" calcext:value-type="float">
            <text:p>119285098.8125</text:p>
          </table:table-cell>
          <table:table-cell table:formula="of:=[.D129]/(ROW()-1)" office:value-type="float" office:value="114422646.125" calcext:value-type="float">
            <text:p>114422646.125</text:p>
          </table:table-cell>
        </table:table-row>
        <table:table-row table:style-name="ro1">
          <table:table-cell office:value-type="float" office:value="294023440" calcext:value-type="float">
            <text:p>294023440</text:p>
          </table:table-cell>
          <table:table-cell office:value-type="float" office:value="104555384" calcext:value-type="float">
            <text:p>104555384</text:p>
          </table:table-cell>
          <table:table-cell table:formula="of:=[.C129]+[.A130]" office:value-type="float" office:value="15562516088" calcext:value-type="float">
            <text:p>15562516088</text:p>
          </table:table-cell>
          <table:table-cell table:formula="of:=[.D129]+[.B130]" office:value-type="float" office:value="14750654088" calcext:value-type="float">
            <text:p>14750654088</text:p>
          </table:table-cell>
          <table:table-cell table:formula="of:=[.C130]/(ROW()-1)" office:value-type="float" office:value="120639659.596899" calcext:value-type="float">
            <text:p>120639659.596899</text:p>
          </table:table-cell>
          <table:table-cell table:formula="of:=[.D130]/(ROW()-1)" office:value-type="float" office:value="114346155.72093" calcext:value-type="float">
            <text:p>114346155.72093</text:p>
          </table:table-cell>
        </table:table-row>
        <table:table-row table:style-name="ro1">
          <table:table-cell office:value-type="float" office:value="316337008" calcext:value-type="float">
            <text:p>316337008</text:p>
          </table:table-cell>
          <table:table-cell office:value-type="float" office:value="106080232" calcext:value-type="float">
            <text:p>106080232</text:p>
          </table:table-cell>
          <table:table-cell table:formula="of:=[.C130]+[.A131]" office:value-type="float" office:value="15878853096" calcext:value-type="float">
            <text:p>15878853096</text:p>
          </table:table-cell>
          <table:table-cell table:formula="of:=[.D130]+[.B131]" office:value-type="float" office:value="14856734320" calcext:value-type="float">
            <text:p>14856734320</text:p>
          </table:table-cell>
          <table:table-cell table:formula="of:=[.C131]/(ROW()-1)" office:value-type="float" office:value="122145023.815385" calcext:value-type="float">
            <text:p>122145023.815385</text:p>
          </table:table-cell>
          <table:table-cell table:formula="of:=[.D131]/(ROW()-1)" office:value-type="float" office:value="114282571.692308" calcext:value-type="float">
            <text:p>114282571.692308</text:p>
          </table:table-cell>
        </table:table-row>
        <table:table-row table:style-name="ro1">
          <table:table-cell office:value-type="float" office:value="334657680" calcext:value-type="float">
            <text:p>334657680</text:p>
          </table:table-cell>
          <table:table-cell office:value-type="float" office:value="108604840" calcext:value-type="float">
            <text:p>108604840</text:p>
          </table:table-cell>
          <table:table-cell table:formula="of:=[.C131]+[.A132]" office:value-type="float" office:value="16213510776" calcext:value-type="float">
            <text:p>16213510776</text:p>
          </table:table-cell>
          <table:table-cell table:formula="of:=[.D131]+[.B132]" office:value-type="float" office:value="14965339160" calcext:value-type="float">
            <text:p>14965339160</text:p>
          </table:table-cell>
          <table:table-cell table:formula="of:=[.C132]/(ROW()-1)" office:value-type="float" office:value="123767257.832061" calcext:value-type="float">
            <text:p>123767257.832061</text:p>
          </table:table-cell>
          <table:table-cell table:formula="of:=[.D132]/(ROW()-1)" office:value-type="float" office:value="114239230.229008" calcext:value-type="float">
            <text:p>114239230.229008</text:p>
          </table:table-cell>
        </table:table-row>
        <table:table-row table:style-name="ro1">
          <table:table-cell office:value-type="float" office:value="366900304" calcext:value-type="float">
            <text:p>366900304</text:p>
          </table:table-cell>
          <table:table-cell office:value-type="float" office:value="109646376" calcext:value-type="float">
            <text:p>109646376</text:p>
          </table:table-cell>
          <table:table-cell table:formula="of:=[.C132]+[.A133]" office:value-type="float" office:value="16580411080" calcext:value-type="float">
            <text:p>16580411080</text:p>
          </table:table-cell>
          <table:table-cell table:formula="of:=[.D132]+[.B133]" office:value-type="float" office:value="15074985536" calcext:value-type="float">
            <text:p>15074985536</text:p>
          </table:table-cell>
          <table:table-cell table:formula="of:=[.C133]/(ROW()-1)" office:value-type="float" office:value="125609174.848485" calcext:value-type="float">
            <text:p>125609174.848485</text:p>
          </table:table-cell>
          <table:table-cell table:formula="of:=[.D133]/(ROW()-1)" office:value-type="float" office:value="114204435.878788" calcext:value-type="float">
            <text:p>114204435.878788</text:p>
          </table:table-cell>
        </table:table-row>
        <table:table-row table:style-name="ro1">
          <table:table-cell office:value-type="float" office:value="385606064" calcext:value-type="float">
            <text:p>385606064</text:p>
          </table:table-cell>
          <table:table-cell office:value-type="float" office:value="115090360" calcext:value-type="float">
            <text:p>115090360</text:p>
          </table:table-cell>
          <table:table-cell table:formula="of:=[.C133]+[.A134]" office:value-type="float" office:value="16966017144" calcext:value-type="float">
            <text:p>16966017144</text:p>
          </table:table-cell>
          <table:table-cell table:formula="of:=[.D133]+[.B134]" office:value-type="float" office:value="15190075896" calcext:value-type="float">
            <text:p>15190075896</text:p>
          </table:table-cell>
          <table:table-cell table:formula="of:=[.C134]/(ROW()-1)" office:value-type="float" office:value="127564038.676692" calcext:value-type="float">
            <text:p>127564038.676692</text:p>
          </table:table-cell>
          <table:table-cell table:formula="of:=[.D134]/(ROW()-1)" office:value-type="float" office:value="114211096.962406" calcext:value-type="float">
            <text:p>114211096.962406</text:p>
          </table:table-cell>
        </table:table-row>
        <table:table-row table:style-name="ro1">
          <table:table-cell office:value-type="float" office:value="423573616" calcext:value-type="float">
            <text:p>423573616</text:p>
          </table:table-cell>
          <table:table-cell office:value-type="float" office:value="115937976" calcext:value-type="float">
            <text:p>115937976</text:p>
          </table:table-cell>
          <table:table-cell table:formula="of:=[.C134]+[.A135]" office:value-type="float" office:value="17389590760" calcext:value-type="float">
            <text:p>17389590760</text:p>
          </table:table-cell>
          <table:table-cell table:formula="of:=[.D134]+[.B135]" office:value-type="float" office:value="15306013872" calcext:value-type="float">
            <text:p>15306013872</text:p>
          </table:table-cell>
          <table:table-cell table:formula="of:=[.C135]/(ROW()-1)" office:value-type="float" office:value="129773065.373134" calcext:value-type="float">
            <text:p>129773065.373134</text:p>
          </table:table-cell>
          <table:table-cell table:formula="of:=[.D135]/(ROW()-1)" office:value-type="float" office:value="114223984.119403" calcext:value-type="float">
            <text:p>114223984.119403</text:p>
          </table:table-cell>
        </table:table-row>
        <table:table-row table:style-name="ro1">
          <table:table-cell office:value-type="float" office:value="433529856" calcext:value-type="float">
            <text:p>433529856</text:p>
          </table:table-cell>
          <table:table-cell office:value-type="float" office:value="104828936" calcext:value-type="float">
            <text:p>104828936</text:p>
          </table:table-cell>
          <table:table-cell table:formula="of:=[.C135]+[.A136]" office:value-type="float" office:value="17823120616" calcext:value-type="float">
            <text:p>17823120616</text:p>
          </table:table-cell>
          <table:table-cell table:formula="of:=[.D135]+[.B136]" office:value-type="float" office:value="15410842808" calcext:value-type="float">
            <text:p>15410842808</text:p>
          </table:table-cell>
          <table:table-cell table:formula="of:=[.C136]/(ROW()-1)" office:value-type="float" office:value="132023115.674074" calcext:value-type="float">
            <text:p>132023115.674074</text:p>
          </table:table-cell>
          <table:table-cell table:formula="of:=[.D136]/(ROW()-1)" office:value-type="float" office:value="114154391.17037" calcext:value-type="float">
            <text:p>114154391.17037</text:p>
          </table:table-cell>
        </table:table-row>
        <table:table-row table:style-name="ro1">
          <table:table-cell office:value-type="float" office:value="444995424" calcext:value-type="float">
            <text:p>444995424</text:p>
          </table:table-cell>
          <table:table-cell office:value-type="float" office:value="116027928" calcext:value-type="float">
            <text:p>116027928</text:p>
          </table:table-cell>
          <table:table-cell table:formula="of:=[.C136]+[.A137]" office:value-type="float" office:value="18268116040" calcext:value-type="float">
            <text:p>18268116040</text:p>
          </table:table-cell>
          <table:table-cell table:formula="of:=[.D136]+[.B137]" office:value-type="float" office:value="15526870736" calcext:value-type="float">
            <text:p>15526870736</text:p>
          </table:table-cell>
          <table:table-cell table:formula="of:=[.C137]/(ROW()-1)" office:value-type="float" office:value="134324382.647059" calcext:value-type="float">
            <text:p>134324382.647059</text:p>
          </table:table-cell>
          <table:table-cell table:formula="of:=[.D137]/(ROW()-1)" office:value-type="float" office:value="114168167.176471" calcext:value-type="float">
            <text:p>114168167.176471</text:p>
          </table:table-cell>
        </table:table-row>
        <table:table-row table:style-name="ro1">
          <table:table-cell office:value-type="float" office:value="137375520" calcext:value-type="float">
            <text:p>137375520</text:p>
          </table:table-cell>
          <table:table-cell office:value-type="float" office:value="109646376" calcext:value-type="float">
            <text:p>109646376</text:p>
          </table:table-cell>
          <table:table-cell table:formula="of:=[.C137]+[.A138]" office:value-type="float" office:value="18405491560" calcext:value-type="float">
            <text:p>18405491560</text:p>
          </table:table-cell>
          <table:table-cell table:formula="of:=[.D137]+[.B138]" office:value-type="float" office:value="15636517112" calcext:value-type="float">
            <text:p>15636517112</text:p>
          </table:table-cell>
          <table:table-cell table:formula="of:=[.C138]/(ROW()-1)" office:value-type="float" office:value="134346653.722628" calcext:value-type="float">
            <text:p>134346653.722628</text:p>
          </table:table-cell>
          <table:table-cell table:formula="of:=[.D138]/(ROW()-1)" office:value-type="float" office:value="114135161.40146" calcext:value-type="float">
            <text:p>114135161.40146</text:p>
          </table:table-cell>
        </table:table-row>
        <table:table-row table:style-name="ro1">
          <table:table-cell office:value-type="float" office:value="152861760" calcext:value-type="float">
            <text:p>152861760</text:p>
          </table:table-cell>
          <table:table-cell office:value-type="float" office:value="109646376" calcext:value-type="float">
            <text:p>109646376</text:p>
          </table:table-cell>
          <table:table-cell table:formula="of:=[.C138]+[.A139]" office:value-type="float" office:value="18558353320" calcext:value-type="float">
            <text:p>18558353320</text:p>
          </table:table-cell>
          <table:table-cell table:formula="of:=[.D138]+[.B139]" office:value-type="float" office:value="15746163488" calcext:value-type="float">
            <text:p>15746163488</text:p>
          </table:table-cell>
          <table:table-cell table:formula="of:=[.C139]/(ROW()-1)" office:value-type="float" office:value="134480821.15942" calcext:value-type="float">
            <text:p>134480821.15942</text:p>
          </table:table-cell>
          <table:table-cell table:formula="of:=[.D139]/(ROW()-1)" office:value-type="float" office:value="114102633.971015" calcext:value-type="float">
            <text:p>114102633.971015</text:p>
          </table:table-cell>
        </table:table-row>
        <table:table-row table:style-name="ro1">
          <table:table-cell office:value-type="float" office:value="184500432" calcext:value-type="float">
            <text:p>184500432</text:p>
          </table:table-cell>
          <table:table-cell office:value-type="float" office:value="108206656" calcext:value-type="float">
            <text:p>108206656</text:p>
          </table:table-cell>
          <table:table-cell table:formula="of:=[.C139]+[.A140]" office:value-type="float" office:value="18742853752" calcext:value-type="float">
            <text:p>18742853752</text:p>
          </table:table-cell>
          <table:table-cell table:formula="of:=[.D139]+[.B140]" office:value-type="float" office:value="15854370144" calcext:value-type="float">
            <text:p>15854370144</text:p>
          </table:table-cell>
          <table:table-cell table:formula="of:=[.C140]/(ROW()-1)" office:value-type="float" office:value="134840674.47482" calcext:value-type="float">
            <text:p>134840674.47482</text:p>
          </table:table-cell>
          <table:table-cell table:formula="of:=[.D140]/(ROW()-1)" office:value-type="float" office:value="114060216.863309" calcext:value-type="float">
            <text:p>114060216.863309</text:p>
          </table:table-cell>
        </table:table-row>
        <table:table-row table:style-name="ro1">
          <table:table-cell office:value-type="float" office:value="205938704" calcext:value-type="float">
            <text:p>205938704</text:p>
          </table:table-cell>
          <table:table-cell office:value-type="float" office:value="145031264" calcext:value-type="float">
            <text:p>145031264</text:p>
          </table:table-cell>
          <table:table-cell table:formula="of:=[.C140]+[.A141]" office:value-type="float" office:value="18948792456" calcext:value-type="float">
            <text:p>18948792456</text:p>
          </table:table-cell>
          <table:table-cell table:formula="of:=[.D140]+[.B141]" office:value-type="float" office:value="15999401408" calcext:value-type="float">
            <text:p>15999401408</text:p>
          </table:table-cell>
          <table:table-cell table:formula="of:=[.C141]/(ROW()-1)" office:value-type="float" office:value="135348517.542857" calcext:value-type="float">
            <text:p>135348517.542857</text:p>
          </table:table-cell>
          <table:table-cell table:formula="of:=[.D141]/(ROW()-1)" office:value-type="float" office:value="114281438.628571" calcext:value-type="float">
            <text:p>114281438.628571</text:p>
          </table:table-cell>
        </table:table-row>
        <table:table-row table:style-name="ro1">
          <table:table-cell office:value-type="float" office:value="238959632" calcext:value-type="float">
            <text:p>238959632</text:p>
          </table:table-cell>
          <table:table-cell office:value-type="float" office:value="159058768" calcext:value-type="float">
            <text:p>159058768</text:p>
          </table:table-cell>
          <table:table-cell table:formula="of:=[.C141]+[.A142]" office:value-type="float" office:value="19187752088" calcext:value-type="float">
            <text:p>19187752088</text:p>
          </table:table-cell>
          <table:table-cell table:formula="of:=[.D141]+[.B142]" office:value-type="float" office:value="16158460176" calcext:value-type="float">
            <text:p>16158460176</text:p>
          </table:table-cell>
          <table:table-cell table:formula="of:=[.C142]/(ROW()-1)" office:value-type="float" office:value="136083348.141844" calcext:value-type="float">
            <text:p>136083348.141844</text:p>
          </table:table-cell>
          <table:table-cell table:formula="of:=[.D142]/(ROW()-1)" office:value-type="float" office:value="114599008.340426" calcext:value-type="float">
            <text:p>114599008.340426</text:p>
          </table:table-cell>
        </table:table-row>
        <table:table-row table:style-name="ro1">
          <table:table-cell office:value-type="float" office:value="262693424" calcext:value-type="float">
            <text:p>262693424</text:p>
          </table:table-cell>
          <table:table-cell office:value-type="float" office:value="167717488" calcext:value-type="float">
            <text:p>167717488</text:p>
          </table:table-cell>
          <table:table-cell table:formula="of:=[.C142]+[.A143]" office:value-type="float" office:value="19450445512" calcext:value-type="float">
            <text:p>19450445512</text:p>
          </table:table-cell>
          <table:table-cell table:formula="of:=[.D142]+[.B143]" office:value-type="float" office:value="16326177664" calcext:value-type="float">
            <text:p>16326177664</text:p>
          </table:table-cell>
          <table:table-cell table:formula="of:=[.C143]/(ROW()-1)" office:value-type="float" office:value="136974968.394366" calcext:value-type="float">
            <text:p>136974968.394366</text:p>
          </table:table-cell>
          <table:table-cell table:formula="of:=[.D143]/(ROW()-1)" office:value-type="float" office:value="114973082.140845" calcext:value-type="float">
            <text:p>114973082.140845</text:p>
          </table:table-cell>
        </table:table-row>
        <table:table-row table:style-name="ro1">
          <table:table-cell office:value-type="float" office:value="296346400" calcext:value-type="float">
            <text:p>296346400</text:p>
          </table:table-cell>
          <table:table-cell office:value-type="float" office:value="139911608" calcext:value-type="float">
            <text:p>139911608</text:p>
          </table:table-cell>
          <table:table-cell table:formula="of:=[.C143]+[.A144]" office:value-type="float" office:value="19746791912" calcext:value-type="float">
            <text:p>19746791912</text:p>
          </table:table-cell>
          <table:table-cell table:formula="of:=[.D143]+[.B144]" office:value-type="float" office:value="16466089272" calcext:value-type="float">
            <text:p>16466089272</text:p>
          </table:table-cell>
          <table:table-cell table:formula="of:=[.C144]/(ROW()-1)" office:value-type="float" office:value="138089453.93007" calcext:value-type="float">
            <text:p>138089453.93007</text:p>
          </table:table-cell>
          <table:table-cell table:formula="of:=[.D144]/(ROW()-1)" office:value-type="float" office:value="115147477.426573" calcext:value-type="float">
            <text:p>115147477.426573</text:p>
          </table:table-cell>
        </table:table-row>
        <table:table-row table:style-name="ro1">
          <table:table-cell office:value-type="float" office:value="317017696" calcext:value-type="float">
            <text:p>317017696</text:p>
          </table:table-cell>
          <table:table-cell office:value-type="float" office:value="155435544" calcext:value-type="float">
            <text:p>155435544</text:p>
          </table:table-cell>
          <table:table-cell table:formula="of:=[.C144]+[.A145]" office:value-type="float" office:value="20063809608" calcext:value-type="float">
            <text:p>20063809608</text:p>
          </table:table-cell>
          <table:table-cell table:formula="of:=[.D144]+[.B145]" office:value-type="float" office:value="16621524816" calcext:value-type="float">
            <text:p>16621524816</text:p>
          </table:table-cell>
          <table:table-cell table:formula="of:=[.C145]/(ROW()-1)" office:value-type="float" office:value="139332011.166667" calcext:value-type="float">
            <text:p>139332011.166667</text:p>
          </table:table-cell>
          <table:table-cell table:formula="of:=[.D145]/(ROW()-1)" office:value-type="float" office:value="115427255.666667" calcext:value-type="float">
            <text:p>115427255.666667</text:p>
          </table:table-cell>
        </table:table-row>
        <table:table-row table:style-name="ro1">
          <table:table-cell office:value-type="float" office:value="335981776" calcext:value-type="float">
            <text:p>335981776</text:p>
          </table:table-cell>
          <table:table-cell office:value-type="float" office:value="166996808" calcext:value-type="float">
            <text:p>166996808</text:p>
          </table:table-cell>
          <table:table-cell table:formula="of:=[.C145]+[.A146]" office:value-type="float" office:value="20399791384" calcext:value-type="float">
            <text:p>20399791384</text:p>
          </table:table-cell>
          <table:table-cell table:formula="of:=[.D145]+[.B146]" office:value-type="float" office:value="16788521624" calcext:value-type="float">
            <text:p>16788521624</text:p>
          </table:table-cell>
          <table:table-cell table:formula="of:=[.C146]/(ROW()-1)" office:value-type="float" office:value="140688216.441379" calcext:value-type="float">
            <text:p>140688216.441379</text:p>
          </table:table-cell>
          <table:table-cell table:formula="of:=[.D146]/(ROW()-1)" office:value-type="float" office:value="115782907.751724" calcext:value-type="float">
            <text:p>115782907.751724</text:p>
          </table:table-cell>
        </table:table-row>
        <table:table-row table:style-name="ro1">
          <table:table-cell office:value-type="float" office:value="363019824" calcext:value-type="float">
            <text:p>363019824</text:p>
          </table:table-cell>
          <table:table-cell office:value-type="float" office:value="194870024" calcext:value-type="float">
            <text:p>194870024</text:p>
          </table:table-cell>
          <table:table-cell table:formula="of:=[.C146]+[.A147]" office:value-type="float" office:value="20762811208" calcext:value-type="float">
            <text:p>20762811208</text:p>
          </table:table-cell>
          <table:table-cell table:formula="of:=[.D146]+[.B147]" office:value-type="float" office:value="16983391648" calcext:value-type="float">
            <text:p>16983391648</text:p>
          </table:table-cell>
          <table:table-cell table:formula="of:=[.C147]/(ROW()-1)" office:value-type="float" office:value="142211035.671233" calcext:value-type="float">
            <text:p>142211035.671233</text:p>
          </table:table-cell>
          <table:table-cell table:formula="of:=[.D147]/(ROW()-1)" office:value-type="float" office:value="116324600.328767" calcext:value-type="float">
            <text:p>116324600.328767</text:p>
          </table:table-cell>
        </table:table-row>
        <table:table-row table:style-name="ro1">
          <table:table-cell office:value-type="float" office:value="386371056" calcext:value-type="float">
            <text:p>386371056</text:p>
          </table:table-cell>
          <table:table-cell office:value-type="float" office:value="204269816" calcext:value-type="float">
            <text:p>204269816</text:p>
          </table:table-cell>
          <table:table-cell table:formula="of:=[.C147]+[.A148]" office:value-type="float" office:value="21149182264" calcext:value-type="float">
            <text:p>21149182264</text:p>
          </table:table-cell>
          <table:table-cell table:formula="of:=[.D147]+[.B148]" office:value-type="float" office:value="17187661464" calcext:value-type="float">
            <text:p>17187661464</text:p>
          </table:table-cell>
          <table:table-cell table:formula="of:=[.C148]/(ROW()-1)" office:value-type="float" office:value="143871988.190476" calcext:value-type="float">
            <text:p>143871988.190476</text:p>
          </table:table-cell>
          <table:table-cell table:formula="of:=[.D148]/(ROW()-1)" office:value-type="float" office:value="116922867.102041" calcext:value-type="float">
            <text:p>116922867.102041</text:p>
          </table:table-cell>
        </table:table-row>
        <table:table-row table:style-name="ro1">
          <table:table-cell office:value-type="float" office:value="417710736" calcext:value-type="float">
            <text:p>417710736</text:p>
          </table:table-cell>
          <table:table-cell office:value-type="float" office:value="146008792" calcext:value-type="float">
            <text:p>146008792</text:p>
          </table:table-cell>
          <table:table-cell table:formula="of:=[.C148]+[.A149]" office:value-type="float" office:value="21566893000" calcext:value-type="float">
            <text:p>21566893000</text:p>
          </table:table-cell>
          <table:table-cell table:formula="of:=[.D148]+[.B149]" office:value-type="float" office:value="17333670256" calcext:value-type="float">
            <text:p>17333670256</text:p>
          </table:table-cell>
          <table:table-cell table:formula="of:=[.C149]/(ROW()-1)" office:value-type="float" office:value="145722250" calcext:value-type="float">
            <text:p>145722250</text:p>
          </table:table-cell>
          <table:table-cell table:formula="of:=[.D149]/(ROW()-1)" office:value-type="float" office:value="117119393.621622" calcext:value-type="float">
            <text:p>117119393.621622</text:p>
          </table:table-cell>
        </table:table-row>
        <table:table-row table:style-name="ro1">
          <table:table-cell office:value-type="float" office:value="440180912" calcext:value-type="float">
            <text:p>440180912</text:p>
          </table:table-cell>
          <table:table-cell office:value-type="float" office:value="179055176" calcext:value-type="float">
            <text:p>179055176</text:p>
          </table:table-cell>
          <table:table-cell table:formula="of:=[.C149]+[.A150]" office:value-type="float" office:value="22007073912" calcext:value-type="float">
            <text:p>22007073912</text:p>
          </table:table-cell>
          <table:table-cell table:formula="of:=[.D149]+[.B150]" office:value-type="float" office:value="17512725432" calcext:value-type="float">
            <text:p>17512725432</text:p>
          </table:table-cell>
          <table:table-cell table:formula="of:=[.C150]/(ROW()-1)" office:value-type="float" office:value="147698482.630872" calcext:value-type="float">
            <text:p>147698482.630872</text:p>
          </table:table-cell>
          <table:table-cell table:formula="of:=[.D150]/(ROW()-1)" office:value-type="float" office:value="117535070.013423" calcext:value-type="float">
            <text:p>117535070.013423</text:p>
          </table:table-cell>
        </table:table-row>
        <table:table-row table:style-name="ro1">
          <table:table-cell office:value-type="float" office:value="471060640" calcext:value-type="float">
            <text:p>471060640</text:p>
          </table:table-cell>
          <table:table-cell office:value-type="float" office:value="178040424" calcext:value-type="float">
            <text:p>178040424</text:p>
          </table:table-cell>
          <table:table-cell table:formula="of:=[.C150]+[.A151]" office:value-type="float" office:value="22478134552" calcext:value-type="float">
            <text:p>22478134552</text:p>
          </table:table-cell>
          <table:table-cell table:formula="of:=[.D150]+[.B151]" office:value-type="float" office:value="17690765856" calcext:value-type="float">
            <text:p>17690765856</text:p>
          </table:table-cell>
          <table:table-cell table:formula="of:=[.C151]/(ROW()-1)" office:value-type="float" office:value="149854230.346667" calcext:value-type="float">
            <text:p>149854230.346667</text:p>
          </table:table-cell>
          <table:table-cell table:formula="of:=[.D151]/(ROW()-1)" office:value-type="float" office:value="117938439.04" calcext:value-type="float">
            <text:p>117938439.04</text:p>
          </table:table-cell>
        </table:table-row>
        <table:table-row table:style-name="ro1">
          <table:table-cell office:value-type="float" office:value="487163296" calcext:value-type="float">
            <text:p>487163296</text:p>
          </table:table-cell>
          <table:table-cell office:value-type="float" office:value="188128376" calcext:value-type="float">
            <text:p>188128376</text:p>
          </table:table-cell>
          <table:table-cell table:formula="of:=[.C151]+[.A152]" office:value-type="float" office:value="22965297848" calcext:value-type="float">
            <text:p>22965297848</text:p>
          </table:table-cell>
          <table:table-cell table:formula="of:=[.D151]+[.B152]" office:value-type="float" office:value="17878894232" calcext:value-type="float">
            <text:p>17878894232</text:p>
          </table:table-cell>
          <table:table-cell table:formula="of:=[.C152]/(ROW()-1)" office:value-type="float" office:value="152088065.218543" calcext:value-type="float">
            <text:p>152088065.218543</text:p>
          </table:table-cell>
          <table:table-cell table:formula="of:=[.D152]/(ROW()-1)" office:value-type="float" office:value="118403273.059603" calcext:value-type="float">
            <text:p>118403273.059603</text:p>
          </table:table-cell>
        </table:table-row>
        <table:table-row table:style-name="ro1">
          <table:table-cell office:value-type="float" office:value="519689120" calcext:value-type="float">
            <text:p>519689120</text:p>
          </table:table-cell>
          <table:table-cell office:value-type="float" office:value="133267320" calcext:value-type="float">
            <text:p>133267320</text:p>
          </table:table-cell>
          <table:table-cell table:formula="of:=[.C152]+[.A153]" office:value-type="float" office:value="23484986968" calcext:value-type="float">
            <text:p>23484986968</text:p>
          </table:table-cell>
          <table:table-cell table:formula="of:=[.D152]+[.B153]" office:value-type="float" office:value="18012161552" calcext:value-type="float">
            <text:p>18012161552</text:p>
          </table:table-cell>
          <table:table-cell table:formula="of:=[.C153]/(ROW()-1)" office:value-type="float" office:value="154506493.210526" calcext:value-type="float">
            <text:p>154506493.210526</text:p>
          </table:table-cell>
          <table:table-cell table:formula="of:=[.D153]/(ROW()-1)" office:value-type="float" office:value="118501062.842105" calcext:value-type="float">
            <text:p>118501062.842105</text:p>
          </table:table-cell>
        </table:table-row>
        <table:table-row table:style-name="ro1">
          <table:table-cell office:value-type="float" office:value="543740128" calcext:value-type="float">
            <text:p>543740128</text:p>
          </table:table-cell>
          <table:table-cell office:value-type="float" office:value="162585944" calcext:value-type="float">
            <text:p>162585944</text:p>
          </table:table-cell>
          <table:table-cell table:formula="of:=[.C153]+[.A154]" office:value-type="float" office:value="24028727096" calcext:value-type="float">
            <text:p>24028727096</text:p>
          </table:table-cell>
          <table:table-cell table:formula="of:=[.D153]+[.B154]" office:value-type="float" office:value="18174747496" calcext:value-type="float">
            <text:p>18174747496</text:p>
          </table:table-cell>
          <table:table-cell table:formula="of:=[.C154]/(ROW()-1)" office:value-type="float" office:value="157050503.895425" calcext:value-type="float">
            <text:p>157050503.895425</text:p>
          </table:table-cell>
          <table:table-cell table:formula="of:=[.D154]/(ROW()-1)" office:value-type="float" office:value="118789199.320261" calcext:value-type="float">
            <text:p>118789199.320261</text:p>
          </table:table-cell>
        </table:table-row>
        <table:table-row table:style-name="ro1">
          <table:table-cell office:value-type="float" office:value="559621152" calcext:value-type="float">
            <text:p>559621152</text:p>
          </table:table-cell>
          <table:table-cell office:value-type="float" office:value="176327800" calcext:value-type="float">
            <text:p>176327800</text:p>
          </table:table-cell>
          <table:table-cell table:formula="of:=[.C154]+[.A155]" office:value-type="float" office:value="24588348248" calcext:value-type="float">
            <text:p>24588348248</text:p>
          </table:table-cell>
          <table:table-cell table:formula="of:=[.D154]+[.B155]" office:value-type="float" office:value="18351075296" calcext:value-type="float">
            <text:p>18351075296</text:p>
          </table:table-cell>
          <table:table-cell table:formula="of:=[.C155]/(ROW()-1)" office:value-type="float" office:value="159664599.012987" calcext:value-type="float">
            <text:p>159664599.012987</text:p>
          </table:table-cell>
          <table:table-cell table:formula="of:=[.D155]/(ROW()-1)" office:value-type="float" office:value="119162826.597403" calcext:value-type="float">
            <text:p>119162826.597403</text:p>
          </table:table-cell>
        </table:table-row>
        <table:table-row table:style-name="ro1">
          <table:table-cell office:value-type="float" office:value="124301120" calcext:value-type="float">
            <text:p>124301120</text:p>
          </table:table-cell>
          <table:table-cell office:value-type="float" office:value="185185496" calcext:value-type="float">
            <text:p>185185496</text:p>
          </table:table-cell>
          <table:table-cell table:formula="of:=[.C155]+[.A156]" office:value-type="float" office:value="24712649368" calcext:value-type="float">
            <text:p>24712649368</text:p>
          </table:table-cell>
          <table:table-cell table:formula="of:=[.D155]+[.B156]" office:value-type="float" office:value="18536260792" calcext:value-type="float">
            <text:p>18536260792</text:p>
          </table:table-cell>
          <table:table-cell table:formula="of:=[.C156]/(ROW()-1)" office:value-type="float" office:value="159436447.535484" calcext:value-type="float">
            <text:p>159436447.535484</text:p>
          </table:table-cell>
          <table:table-cell table:formula="of:=[.D156]/(ROW()-1)" office:value-type="float" office:value="119588779.303226" calcext:value-type="float">
            <text:p>119588779.303226</text:p>
          </table:table-cell>
        </table:table-row>
        <table:table-row table:style-name="ro1">
          <table:table-cell office:value-type="float" office:value="156407312" calcext:value-type="float">
            <text:p>156407312</text:p>
          </table:table-cell>
          <table:table-cell office:value-type="float" office:value="122902376" calcext:value-type="float">
            <text:p>122902376</text:p>
          </table:table-cell>
          <table:table-cell table:formula="of:=[.C156]+[.A157]" office:value-type="float" office:value="24869056680" calcext:value-type="float">
            <text:p>24869056680</text:p>
          </table:table-cell>
          <table:table-cell table:formula="of:=[.D156]+[.B157]" office:value-type="float" office:value="18659163168" calcext:value-type="float">
            <text:p>18659163168</text:p>
          </table:table-cell>
          <table:table-cell table:formula="of:=[.C157]/(ROW()-1)" office:value-type="float" office:value="159417030" calcext:value-type="float">
            <text:p>159417030</text:p>
          </table:table-cell>
          <table:table-cell table:formula="of:=[.D157]/(ROW()-1)" office:value-type="float" office:value="119610020.307692" calcext:value-type="float">
            <text:p>119610020.307692</text:p>
          </table:table-cell>
        </table:table-row>
        <table:table-row table:style-name="ro1">
          <table:table-cell office:value-type="float" office:value="179109200" calcext:value-type="float">
            <text:p>179109200</text:p>
          </table:table-cell>
          <table:table-cell office:value-type="float" office:value="153502488" calcext:value-type="float">
            <text:p>153502488</text:p>
          </table:table-cell>
          <table:table-cell table:formula="of:=[.C157]+[.A158]" office:value-type="float" office:value="25048165880" calcext:value-type="float">
            <text:p>25048165880</text:p>
          </table:table-cell>
          <table:table-cell table:formula="of:=[.D157]+[.B158]" office:value-type="float" office:value="18812665656" calcext:value-type="float">
            <text:p>18812665656</text:p>
          </table:table-cell>
          <table:table-cell table:formula="of:=[.C158]/(ROW()-1)" office:value-type="float" office:value="159542457.834395" calcext:value-type="float">
            <text:p>159542457.834395</text:p>
          </table:table-cell>
          <table:table-cell table:formula="of:=[.D158]/(ROW()-1)" office:value-type="float" office:value="119825895.898089" calcext:value-type="float">
            <text:p>119825895.898089</text:p>
          </table:table-cell>
        </table:table-row>
        <table:table-row table:style-name="ro1">
          <table:table-cell office:value-type="float" office:value="199350320" calcext:value-type="float">
            <text:p>199350320</text:p>
          </table:table-cell>
          <table:table-cell office:value-type="float" office:value="171370312" calcext:value-type="float">
            <text:p>171370312</text:p>
          </table:table-cell>
          <table:table-cell table:formula="of:=[.C158]+[.A159]" office:value-type="float" office:value="25247516200" calcext:value-type="float">
            <text:p>25247516200</text:p>
          </table:table-cell>
          <table:table-cell table:formula="of:=[.D158]+[.B159]" office:value-type="float" office:value="18984035968" calcext:value-type="float">
            <text:p>18984035968</text:p>
          </table:table-cell>
          <table:table-cell table:formula="of:=[.C159]/(ROW()-1)" office:value-type="float" office:value="159794406.329114" calcext:value-type="float">
            <text:p>159794406.329114</text:p>
          </table:table-cell>
          <table:table-cell table:formula="of:=[.D159]/(ROW()-1)" office:value-type="float" office:value="120152126.379747" calcext:value-type="float">
            <text:p>120152126.379747</text:p>
          </table:table-cell>
        </table:table-row>
        <table:table-row table:style-name="ro1">
          <table:table-cell office:value-type="float" office:value="226870272" calcext:value-type="float">
            <text:p>226870272</text:p>
          </table:table-cell>
          <table:table-cell office:value-type="float" office:value="183846488" calcext:value-type="float">
            <text:p>183846488</text:p>
          </table:table-cell>
          <table:table-cell table:formula="of:=[.C159]+[.A160]" office:value-type="float" office:value="25474386472" calcext:value-type="float">
            <text:p>25474386472</text:p>
          </table:table-cell>
          <table:table-cell table:formula="of:=[.D159]+[.B160]" office:value-type="float" office:value="19167882456" calcext:value-type="float">
            <text:p>19167882456</text:p>
          </table:table-cell>
          <table:table-cell table:formula="of:=[.C160]/(ROW()-1)" office:value-type="float" office:value="160216267.119497" calcext:value-type="float">
            <text:p>160216267.119497</text:p>
          </table:table-cell>
          <table:table-cell table:formula="of:=[.D160]/(ROW()-1)" office:value-type="float" office:value="120552719.849057" calcext:value-type="float">
            <text:p>120552719.849057</text:p>
          </table:table-cell>
        </table:table-row>
        <table:table-row table:style-name="ro1">
          <table:table-cell office:value-type="float" office:value="250427200" calcext:value-type="float">
            <text:p>250427200</text:p>
          </table:table-cell>
          <table:table-cell office:value-type="float" office:value="192572152" calcext:value-type="float">
            <text:p>192572152</text:p>
          </table:table-cell>
          <table:table-cell table:formula="of:=[.C160]+[.A161]" office:value-type="float" office:value="25724813672" calcext:value-type="float">
            <text:p>25724813672</text:p>
          </table:table-cell>
          <table:table-cell table:formula="of:=[.D160]+[.B161]" office:value-type="float" office:value="19360454608" calcext:value-type="float">
            <text:p>19360454608</text:p>
          </table:table-cell>
          <table:table-cell table:formula="of:=[.C161]/(ROW()-1)" office:value-type="float" office:value="160780085.45" calcext:value-type="float">
            <text:p>160780085.45</text:p>
          </table:table-cell>
          <table:table-cell table:formula="of:=[.D161]/(ROW()-1)" office:value-type="float" office:value="121002841.3" calcext:value-type="float">
            <text:p>121002841.3</text:p>
          </table:table-cell>
        </table:table-row>
        <table:table-row table:style-name="ro1">
          <table:table-cell office:value-type="float" office:value="284595120" calcext:value-type="float">
            <text:p>284595120</text:p>
          </table:table-cell>
          <table:table-cell office:value-type="float" office:value="138716088" calcext:value-type="float">
            <text:p>138716088</text:p>
          </table:table-cell>
          <table:table-cell table:formula="of:=[.C161]+[.A162]" office:value-type="float" office:value="26009408792" calcext:value-type="float">
            <text:p>26009408792</text:p>
          </table:table-cell>
          <table:table-cell table:formula="of:=[.D161]+[.B162]" office:value-type="float" office:value="19499170696" calcext:value-type="float">
            <text:p>19499170696</text:p>
          </table:table-cell>
          <table:table-cell table:formula="of:=[.C162]/(ROW()-1)" office:value-type="float" office:value="161549122.931677" calcext:value-type="float">
            <text:p>161549122.931677</text:p>
          </table:table-cell>
          <table:table-cell table:formula="of:=[.D162]/(ROW()-1)" office:value-type="float" office:value="121112861.465839" calcext:value-type="float">
            <text:p>121112861.465839</text:p>
          </table:table-cell>
        </table:table-row>
        <table:table-row table:style-name="ro1">
          <table:table-cell office:value-type="float" office:value="306033392" calcext:value-type="float">
            <text:p>306033392</text:p>
          </table:table-cell>
          <table:table-cell office:value-type="float" office:value="164939240" calcext:value-type="float">
            <text:p>164939240</text:p>
          </table:table-cell>
          <table:table-cell table:formula="of:=[.C162]+[.A163]" office:value-type="float" office:value="26315442184" calcext:value-type="float">
            <text:p>26315442184</text:p>
          </table:table-cell>
          <table:table-cell table:formula="of:=[.D162]+[.B163]" office:value-type="float" office:value="19664109936" calcext:value-type="float">
            <text:p>19664109936</text:p>
          </table:table-cell>
          <table:table-cell table:formula="of:=[.C163]/(ROW()-1)" office:value-type="float" office:value="162441001.135803" calcext:value-type="float">
            <text:p>162441001.135803</text:p>
          </table:table-cell>
          <table:table-cell table:formula="of:=[.D163]/(ROW()-1)" office:value-type="float" office:value="121383394.666667" calcext:value-type="float">
            <text:p>121383394.666667</text:p>
          </table:table-cell>
        </table:table-row>
        <table:table-row table:style-name="ro1">
          <table:table-cell office:value-type="float" office:value="338022416" calcext:value-type="float">
            <text:p>338022416</text:p>
          </table:table-cell>
          <table:table-cell office:value-type="float" office:value="175623976" calcext:value-type="float">
            <text:p>175623976</text:p>
          </table:table-cell>
          <table:table-cell table:formula="of:=[.C163]+[.A164]" office:value-type="float" office:value="26653464600" calcext:value-type="float">
            <text:p>26653464600</text:p>
          </table:table-cell>
          <table:table-cell table:formula="of:=[.D163]+[.B164]" office:value-type="float" office:value="19839733912" calcext:value-type="float">
            <text:p>19839733912</text:p>
          </table:table-cell>
          <table:table-cell table:formula="of:=[.C164]/(ROW()-1)" office:value-type="float" office:value="163518187.730061" calcext:value-type="float">
            <text:p>163518187.730061</text:p>
          </table:table-cell>
          <table:table-cell table:formula="of:=[.D164]/(ROW()-1)" office:value-type="float" office:value="121716158.969325" calcext:value-type="float">
            <text:p>121716158.969325</text:p>
          </table:table-cell>
        </table:table-row>
        <table:table-row table:style-name="ro1">
          <table:table-cell office:value-type="float" office:value="359692400" calcext:value-type="float">
            <text:p>359692400</text:p>
          </table:table-cell>
          <table:table-cell office:value-type="float" office:value="180599016" calcext:value-type="float">
            <text:p>180599016</text:p>
          </table:table-cell>
          <table:table-cell table:formula="of:=[.C164]+[.A165]" office:value-type="float" office:value="27013157000" calcext:value-type="float">
            <text:p>27013157000</text:p>
          </table:table-cell>
          <table:table-cell table:formula="of:=[.D164]+[.B165]" office:value-type="float" office:value="20020332928" calcext:value-type="float">
            <text:p>20020332928</text:p>
          </table:table-cell>
          <table:table-cell table:formula="of:=[.C165]/(ROW()-1)" office:value-type="float" office:value="164714371.95122" calcext:value-type="float">
            <text:p>164714371.95122</text:p>
          </table:table-cell>
          <table:table-cell table:formula="of:=[.D165]/(ROW()-1)" office:value-type="float" office:value="122075200.780488" calcext:value-type="float">
            <text:p>122075200.780488</text:p>
          </table:table-cell>
        </table:table-row>
        <table:table-row table:style-name="ro1">
          <table:table-cell office:value-type="float" office:value="395058784" calcext:value-type="float">
            <text:p>395058784</text:p>
          </table:table-cell>
          <table:table-cell office:value-type="float" office:value="122217560" calcext:value-type="float">
            <text:p>122217560</text:p>
          </table:table-cell>
          <table:table-cell table:formula="of:=[.C165]+[.A166]" office:value-type="float" office:value="27408215784" calcext:value-type="float">
            <text:p>27408215784</text:p>
          </table:table-cell>
          <table:table-cell table:formula="of:=[.D165]+[.B166]" office:value-type="float" office:value="20142550488" calcext:value-type="float">
            <text:p>20142550488</text:p>
          </table:table-cell>
          <table:table-cell table:formula="of:=[.C166]/(ROW()-1)" office:value-type="float" office:value="166110398.690909" calcext:value-type="float">
            <text:p>166110398.690909</text:p>
          </table:table-cell>
          <table:table-cell table:formula="of:=[.D166]/(ROW()-1)" office:value-type="float" office:value="122076063.563636" calcext:value-type="float">
            <text:p>122076063.563636</text:p>
          </table:table-cell>
        </table:table-row>
        <table:table-row table:style-name="ro1">
          <table:table-cell office:value-type="float" office:value="410255696" calcext:value-type="float">
            <text:p>410255696</text:p>
          </table:table-cell>
          <table:table-cell office:value-type="float" office:value="149374872" calcext:value-type="float">
            <text:p>149374872</text:p>
          </table:table-cell>
          <table:table-cell table:formula="of:=[.C166]+[.A167]" office:value-type="float" office:value="27818471480" calcext:value-type="float">
            <text:p>27818471480</text:p>
          </table:table-cell>
          <table:table-cell table:formula="of:=[.D166]+[.B167]" office:value-type="float" office:value="20291925360" calcext:value-type="float">
            <text:p>20291925360</text:p>
          </table:table-cell>
          <table:table-cell table:formula="of:=[.C167]/(ROW()-1)" office:value-type="float" office:value="167581153.493976" calcext:value-type="float">
            <text:p>167581153.493976</text:p>
          </table:table-cell>
          <table:table-cell table:formula="of:=[.D167]/(ROW()-1)" office:value-type="float" office:value="122240514.216867" calcext:value-type="float">
            <text:p>122240514.216867</text:p>
          </table:table-cell>
        </table:table-row>
        <table:table-row table:style-name="ro1">
          <table:table-cell office:value-type="float" office:value="430492464" calcext:value-type="float">
            <text:p>430492464</text:p>
          </table:table-cell>
          <table:table-cell office:value-type="float" office:value="166162296" calcext:value-type="float">
            <text:p>166162296</text:p>
          </table:table-cell>
          <table:table-cell table:formula="of:=[.C167]+[.A168]" office:value-type="float" office:value="28248963944" calcext:value-type="float">
            <text:p>28248963944</text:p>
          </table:table-cell>
          <table:table-cell table:formula="of:=[.D167]+[.B168]" office:value-type="float" office:value="20458087656" calcext:value-type="float">
            <text:p>20458087656</text:p>
          </table:table-cell>
          <table:table-cell table:formula="of:=[.C168]/(ROW()-1)" office:value-type="float" office:value="169155472.718563" calcext:value-type="float">
            <text:p>169155472.718563</text:p>
          </table:table-cell>
          <table:table-cell table:formula="of:=[.D168]/(ROW()-1)" office:value-type="float" office:value="122503518.898204" calcext:value-type="float">
            <text:p>122503518.898204</text:p>
          </table:table-cell>
        </table:table-row>
        <table:table-row table:style-name="ro1">
          <table:table-cell office:value-type="float" office:value="455208912" calcext:value-type="float">
            <text:p>455208912</text:p>
          </table:table-cell>
          <table:table-cell office:value-type="float" office:value="178472568" calcext:value-type="float">
            <text:p>178472568</text:p>
          </table:table-cell>
          <table:table-cell table:formula="of:=[.C168]+[.A169]" office:value-type="float" office:value="28704172856" calcext:value-type="float">
            <text:p>28704172856</text:p>
          </table:table-cell>
          <table:table-cell table:formula="of:=[.D168]+[.B169]" office:value-type="float" office:value="20636560224" calcext:value-type="float">
            <text:p>20636560224</text:p>
          </table:table-cell>
          <table:table-cell table:formula="of:=[.C169]/(ROW()-1)" office:value-type="float" office:value="170858171.761905" calcext:value-type="float">
            <text:p>170858171.761905</text:p>
          </table:table-cell>
          <table:table-cell table:formula="of:=[.D169]/(ROW()-1)" office:value-type="float" office:value="122836668" calcext:value-type="float">
            <text:p>122836668</text:p>
          </table:table-cell>
        </table:table-row>
        <table:table-row table:style-name="ro1">
          <table:table-cell office:value-type="float" office:value="478919056" calcext:value-type="float">
            <text:p>478919056</text:p>
          </table:table-cell>
          <table:table-cell office:value-type="float" office:value="186384952" calcext:value-type="float">
            <text:p>186384952</text:p>
          </table:table-cell>
          <table:table-cell table:formula="of:=[.C169]+[.A170]" office:value-type="float" office:value="29183091912" calcext:value-type="float">
            <text:p>29183091912</text:p>
          </table:table-cell>
          <table:table-cell table:formula="of:=[.D169]+[.B170]" office:value-type="float" office:value="20822945176" calcext:value-type="float">
            <text:p>20822945176</text:p>
          </table:table-cell>
          <table:table-cell table:formula="of:=[.C170]/(ROW()-1)" office:value-type="float" office:value="172681017.230769" calcext:value-type="float">
            <text:p>172681017.230769</text:p>
          </table:table-cell>
          <table:table-cell table:formula="of:=[.D170]/(ROW()-1)" office:value-type="float" office:value="123212693.349112" calcext:value-type="float">
            <text:p>123212693.349112</text:p>
          </table:table-cell>
        </table:table-row>
        <table:table-row table:style-name="ro1">
          <table:table-cell office:value-type="float" office:value="511614000" calcext:value-type="float">
            <text:p>511614000</text:p>
          </table:table-cell>
          <table:table-cell office:value-type="float" office:value="133073496" calcext:value-type="float">
            <text:p>133073496</text:p>
          </table:table-cell>
          <table:table-cell table:formula="of:=[.C170]+[.A171]" office:value-type="float" office:value="29694705912" calcext:value-type="float">
            <text:p>29694705912</text:p>
          </table:table-cell>
          <table:table-cell table:formula="of:=[.D170]+[.B171]" office:value-type="float" office:value="20956018672" calcext:value-type="float">
            <text:p>20956018672</text:p>
          </table:table-cell>
          <table:table-cell table:formula="of:=[.C171]/(ROW()-1)" office:value-type="float" office:value="174674740.658824" calcext:value-type="float">
            <text:p>174674740.658824</text:p>
          </table:table-cell>
          <table:table-cell table:formula="of:=[.D171]/(ROW()-1)" office:value-type="float" office:value="123270698.070588" calcext:value-type="float">
            <text:p>123270698.070588</text:p>
          </table:table-cell>
        </table:table-row>
        <table:table-row table:style-name="ro1">
          <table:table-cell office:value-type="float" office:value="535347792" calcext:value-type="float">
            <text:p>535347792</text:p>
          </table:table-cell>
          <table:table-cell office:value-type="float" office:value="161554040" calcext:value-type="float">
            <text:p>161554040</text:p>
          </table:table-cell>
          <table:table-cell table:formula="of:=[.C171]+[.A172]" office:value-type="float" office:value="30230053704" calcext:value-type="float">
            <text:p>30230053704</text:p>
          </table:table-cell>
          <table:table-cell table:formula="of:=[.D171]+[.B172]" office:value-type="float" office:value="21117572712" calcext:value-type="float">
            <text:p>21117572712</text:p>
          </table:table-cell>
          <table:table-cell table:formula="of:=[.C172]/(ROW()-1)" office:value-type="float" office:value="176783939.789474" calcext:value-type="float">
            <text:p>176783939.789474</text:p>
          </table:table-cell>
          <table:table-cell table:formula="of:=[.D172]/(ROW()-1)" office:value-type="float" office:value="123494577.263158" calcext:value-type="float">
            <text:p>123494577.263158</text:p>
          </table:table-cell>
        </table:table-row>
        <table:table-row table:style-name="ro1">
          <table:table-cell office:value-type="float" office:value="552344176" calcext:value-type="float">
            <text:p>552344176</text:p>
          </table:table-cell>
          <table:table-cell office:value-type="float" office:value="176327800" calcext:value-type="float">
            <text:p>176327800</text:p>
          </table:table-cell>
          <table:table-cell table:formula="of:=[.C172]+[.A173]" office:value-type="float" office:value="30782397880" calcext:value-type="float">
            <text:p>30782397880</text:p>
          </table:table-cell>
          <table:table-cell table:formula="of:=[.D172]+[.B173]" office:value-type="float" office:value="21293900512" calcext:value-type="float">
            <text:p>21293900512</text:p>
          </table:table-cell>
          <table:table-cell table:formula="of:=[.C173]/(ROW()-1)" office:value-type="float" office:value="178967429.534884" calcext:value-type="float">
            <text:p>178967429.534884</text:p>
          </table:table-cell>
          <table:table-cell table:formula="of:=[.D173]/(ROW()-1)" office:value-type="float" office:value="123801747.162791" calcext:value-type="float">
            <text:p>123801747.162791</text:p>
          </table:table-cell>
        </table:table-row>
        <table:table-row table:style-name="ro1">
          <table:table-cell office:value-type="float" office:value="565920272" calcext:value-type="float">
            <text:p>565920272</text:p>
          </table:table-cell>
          <table:table-cell office:value-type="float" office:value="188706136" calcext:value-type="float">
            <text:p>188706136</text:p>
          </table:table-cell>
          <table:table-cell table:formula="of:=[.C173]+[.A174]" office:value-type="float" office:value="31348318152" calcext:value-type="float">
            <text:p>31348318152</text:p>
          </table:table-cell>
          <table:table-cell table:formula="of:=[.D173]+[.B174]" office:value-type="float" office:value="21482606648" calcext:value-type="float">
            <text:p>21482606648</text:p>
          </table:table-cell>
          <table:table-cell table:formula="of:=[.C174]/(ROW()-1)" office:value-type="float" office:value="181204151.16763" calcext:value-type="float">
            <text:p>181204151.16763</text:p>
          </table:table-cell>
          <table:table-cell table:formula="of:=[.D174]/(ROW()-1)" office:value-type="float" office:value="124176917.040462" calcext:value-type="float">
            <text:p>124176917.040462</text:p>
          </table:table-cell>
        </table:table-row>
        <table:table-row table:style-name="ro1">
          <table:table-cell office:value-type="float" office:value="147147728" calcext:value-type="float">
            <text:p>147147728</text:p>
          </table:table-cell>
          <table:table-cell office:value-type="float" office:value="123450872" calcext:value-type="float">
            <text:p>123450872</text:p>
          </table:table-cell>
          <table:table-cell table:formula="of:=[.C174]+[.A175]" office:value-type="float" office:value="31495465880" calcext:value-type="float">
            <text:p>31495465880</text:p>
          </table:table-cell>
          <table:table-cell table:formula="of:=[.D174]+[.B175]" office:value-type="float" office:value="21606057520" calcext:value-type="float">
            <text:p>21606057520</text:p>
          </table:table-cell>
          <table:table-cell table:formula="of:=[.C175]/(ROW()-1)" office:value-type="float" office:value="181008424.597701" calcext:value-type="float">
            <text:p>181008424.597701</text:p>
          </table:table-cell>
          <table:table-cell table:formula="of:=[.D175]/(ROW()-1)" office:value-type="float" office:value="124172744.367816" calcext:value-type="float">
            <text:p>124172744.367816</text:p>
          </table:table-cell>
        </table:table-row>
        <table:table-row table:style-name="ro1">
          <table:table-cell office:value-type="float" office:value="172917776" calcext:value-type="float">
            <text:p>172917776</text:p>
          </table:table-cell>
          <table:table-cell office:value-type="float" office:value="150406776" calcext:value-type="float">
            <text:p>150406776</text:p>
          </table:table-cell>
          <table:table-cell table:formula="of:=[.C175]+[.A176]" office:value-type="float" office:value="31668383656" calcext:value-type="float">
            <text:p>31668383656</text:p>
          </table:table-cell>
          <table:table-cell table:formula="of:=[.D175]+[.B176]" office:value-type="float" office:value="21756464296" calcext:value-type="float">
            <text:p>21756464296</text:p>
          </table:table-cell>
          <table:table-cell table:formula="of:=[.C176]/(ROW()-1)" office:value-type="float" office:value="180962192.32" calcext:value-type="float">
            <text:p>180962192.32</text:p>
          </table:table-cell>
          <table:table-cell table:formula="of:=[.D176]/(ROW()-1)" office:value-type="float" office:value="124322653.12" calcext:value-type="float">
            <text:p>124322653.12</text:p>
          </table:table-cell>
        </table:table-row>
        <table:table-row table:style-name="ro1">
          <table:table-cell office:value-type="float" office:value="190460144" calcext:value-type="float">
            <text:p>190460144</text:p>
          </table:table-cell>
          <table:table-cell office:value-type="float" office:value="164249416" calcext:value-type="float">
            <text:p>164249416</text:p>
          </table:table-cell>
          <table:table-cell table:formula="of:=[.C176]+[.A177]" office:value-type="float" office:value="31858843800" calcext:value-type="float">
            <text:p>31858843800</text:p>
          </table:table-cell>
          <table:table-cell table:formula="of:=[.D176]+[.B177]" office:value-type="float" office:value="21920713712" calcext:value-type="float">
            <text:p>21920713712</text:p>
          </table:table-cell>
          <table:table-cell table:formula="of:=[.C177]/(ROW()-1)" office:value-type="float" office:value="181016157.954545" calcext:value-type="float">
            <text:p>181016157.954545</text:p>
          </table:table-cell>
          <table:table-cell table:formula="of:=[.D177]/(ROW()-1)" office:value-type="float" office:value="124549509.727273" calcext:value-type="float">
            <text:p>124549509.727273</text:p>
          </table:table-cell>
        </table:table-row>
        <table:table-row table:style-name="ro1">
          <table:table-cell office:value-type="float" office:value="219585168" calcext:value-type="float">
            <text:p>219585168</text:p>
          </table:table-cell>
          <table:table-cell office:value-type="float" office:value="177421576" calcext:value-type="float">
            <text:p>177421576</text:p>
          </table:table-cell>
          <table:table-cell table:formula="of:=[.C177]+[.A178]" office:value-type="float" office:value="32078428968" calcext:value-type="float">
            <text:p>32078428968</text:p>
          </table:table-cell>
          <table:table-cell table:formula="of:=[.D177]+[.B178]" office:value-type="float" office:value="22098135288" calcext:value-type="float">
            <text:p>22098135288</text:p>
          </table:table-cell>
          <table:table-cell table:formula="of:=[.C178]/(ROW()-1)" office:value-type="float" office:value="181234061.966102" calcext:value-type="float">
            <text:p>181234061.966102</text:p>
          </table:table-cell>
          <table:table-cell table:formula="of:=[.D178]/(ROW()-1)" office:value-type="float" office:value="124848221.966102" calcext:value-type="float">
            <text:p>124848221.966102</text:p>
          </table:table-cell>
        </table:table-row>
        <table:table-row table:style-name="ro1">
          <table:table-cell office:value-type="float" office:value="238959632" calcext:value-type="float">
            <text:p>238959632</text:p>
          </table:table-cell>
          <table:table-cell office:value-type="float" office:value="183102904" calcext:value-type="float">
            <text:p>183102904</text:p>
          </table:table-cell>
          <table:table-cell table:formula="of:=[.C178]+[.A179]" office:value-type="float" office:value="32317388600" calcext:value-type="float">
            <text:p>32317388600</text:p>
          </table:table-cell>
          <table:table-cell table:formula="of:=[.D178]+[.B179]" office:value-type="float" office:value="22281238192" calcext:value-type="float">
            <text:p>22281238192</text:p>
          </table:table-cell>
          <table:table-cell table:formula="of:=[.C179]/(ROW()-1)" office:value-type="float" office:value="181558362.921348" calcext:value-type="float">
            <text:p>181558362.921348</text:p>
          </table:table-cell>
          <table:table-cell table:formula="of:=[.D179]/(ROW()-1)" office:value-type="float" office:value="125175495.460674" calcext:value-type="float">
            <text:p>125175495.460674</text:p>
          </table:table-cell>
        </table:table-row>
        <table:table-row table:style-name="ro1">
          <table:table-cell office:value-type="float" office:value="266020848" calcext:value-type="float">
            <text:p>266020848</text:p>
          </table:table-cell>
          <table:table-cell office:value-type="float" office:value="139911608" calcext:value-type="float">
            <text:p>139911608</text:p>
          </table:table-cell>
          <table:table-cell table:formula="of:=[.C179]+[.A180]" office:value-type="float" office:value="32583409448" calcext:value-type="float">
            <text:p>32583409448</text:p>
          </table:table-cell>
          <table:table-cell table:formula="of:=[.D179]+[.B180]" office:value-type="float" office:value="22421149800" calcext:value-type="float">
            <text:p>22421149800</text:p>
          </table:table-cell>
          <table:table-cell table:formula="of:=[.C180]/(ROW()-1)" office:value-type="float" office:value="182030220.379888" calcext:value-type="float">
            <text:p>182030220.379888</text:p>
          </table:table-cell>
          <table:table-cell table:formula="of:=[.D180]/(ROW()-1)" office:value-type="float" office:value="125257820.111732" calcext:value-type="float">
            <text:p>125257820.111732</text:p>
          </table:table-cell>
        </table:table-row>
        <table:table-row table:style-name="ro1">
          <table:table-cell office:value-type="float" office:value="294453344" calcext:value-type="float">
            <text:p>294453344</text:p>
          </table:table-cell>
          <table:table-cell office:value-type="float" office:value="152420232" calcext:value-type="float">
            <text:p>152420232</text:p>
          </table:table-cell>
          <table:table-cell table:formula="of:=[.C180]+[.A181]" office:value-type="float" office:value="32877862792" calcext:value-type="float">
            <text:p>32877862792</text:p>
          </table:table-cell>
          <table:table-cell table:formula="of:=[.D180]+[.B181]" office:value-type="float" office:value="22573570032" calcext:value-type="float">
            <text:p>22573570032</text:p>
          </table:table-cell>
          <table:table-cell table:formula="of:=[.C181]/(ROW()-1)" office:value-type="float" office:value="182654793.288889" calcext:value-type="float">
            <text:p>182654793.288889</text:p>
          </table:table-cell>
          <table:table-cell table:formula="of:=[.D181]/(ROW()-1)" office:value-type="float" office:value="125408722.4" calcext:value-type="float">
            <text:p>125408722.4</text:p>
          </table:table-cell>
        </table:table-row>
        <table:table-row table:style-name="ro1">
          <table:table-cell office:value-type="float" office:value="306881264" calcext:value-type="float">
            <text:p>306881264</text:p>
          </table:table-cell>
          <table:table-cell office:value-type="float" office:value="177480904" calcext:value-type="float">
            <text:p>177480904</text:p>
          </table:table-cell>
          <table:table-cell table:formula="of:=[.C181]+[.A182]" office:value-type="float" office:value="33184744056" calcext:value-type="float">
            <text:p>33184744056</text:p>
          </table:table-cell>
          <table:table-cell table:formula="of:=[.D181]+[.B182]" office:value-type="float" office:value="22751050936" calcext:value-type="float">
            <text:p>22751050936</text:p>
          </table:table-cell>
          <table:table-cell table:formula="of:=[.C182]/(ROW()-1)" office:value-type="float" office:value="183341127.381216" calcext:value-type="float">
            <text:p>183341127.381216</text:p>
          </table:table-cell>
          <table:table-cell table:formula="of:=[.D182]/(ROW()-1)" office:value-type="float" office:value="125696414.01105" calcext:value-type="float">
            <text:p>125696414.01105</text:p>
          </table:table-cell>
        </table:table-row>
        <table:table-row table:style-name="ro1">
          <table:table-cell office:value-type="float" office:value="332544976" calcext:value-type="float">
            <text:p>332544976</text:p>
          </table:table-cell>
          <table:table-cell office:value-type="float" office:value="189755592" calcext:value-type="float">
            <text:p>189755592</text:p>
          </table:table-cell>
          <table:table-cell table:formula="of:=[.C182]+[.A183]" office:value-type="float" office:value="33517289032" calcext:value-type="float">
            <text:p>33517289032</text:p>
          </table:table-cell>
          <table:table-cell table:formula="of:=[.D182]+[.B183]" office:value-type="float" office:value="22940806528" calcext:value-type="float">
            <text:p>22940806528</text:p>
          </table:table-cell>
          <table:table-cell table:formula="of:=[.C183]/(ROW()-1)" office:value-type="float" office:value="184160928.747253" calcext:value-type="float">
            <text:p>184160928.747253</text:p>
          </table:table-cell>
          <table:table-cell table:formula="of:=[.D183]/(ROW()-1)" office:value-type="float" office:value="126048387.516484" calcext:value-type="float">
            <text:p>126048387.516484</text:p>
          </table:table-cell>
        </table:table-row>
        <table:table-row table:style-name="ro1">
          <table:table-cell office:value-type="float" office:value="368116464" calcext:value-type="float">
            <text:p>368116464</text:p>
          </table:table-cell>
          <table:table-cell office:value-type="float" office:value="198873992" calcext:value-type="float">
            <text:p>198873992</text:p>
          </table:table-cell>
          <table:table-cell table:formula="of:=[.C183]+[.A184]" office:value-type="float" office:value="33885405496" calcext:value-type="float">
            <text:p>33885405496</text:p>
          </table:table-cell>
          <table:table-cell table:formula="of:=[.D183]+[.B184]" office:value-type="float" office:value="23139680520" calcext:value-type="float">
            <text:p>23139680520</text:p>
          </table:table-cell>
          <table:table-cell table:formula="of:=[.C184]/(ROW()-1)" office:value-type="float" office:value="185166150.251366" calcext:value-type="float">
            <text:p>185166150.251366</text:p>
          </table:table-cell>
          <table:table-cell table:formula="of:=[.D184]/(ROW()-1)" office:value-type="float" office:value="126446341.639344" calcext:value-type="float">
            <text:p>126446341.639344</text:p>
          </table:table-cell>
        </table:table-row>
        <table:table-row table:style-name="ro1">
          <table:table-cell office:value-type="float" office:value="387553808" calcext:value-type="float">
            <text:p>387553808</text:p>
          </table:table-cell>
          <table:table-cell office:value-type="float" office:value="137526520" calcext:value-type="float">
            <text:p>137526520</text:p>
          </table:table-cell>
          <table:table-cell table:formula="of:=[.C184]+[.A185]" office:value-type="float" office:value="34272959304" calcext:value-type="float">
            <text:p>34272959304</text:p>
          </table:table-cell>
          <table:table-cell table:formula="of:=[.D184]+[.B185]" office:value-type="float" office:value="23277207040" calcext:value-type="float">
            <text:p>23277207040</text:p>
          </table:table-cell>
          <table:table-cell table:formula="of:=[.C185]/(ROW()-1)" office:value-type="float" office:value="186266083.173913" calcext:value-type="float">
            <text:p>186266083.173913</text:p>
          </table:table-cell>
          <table:table-cell table:formula="of:=[.D185]/(ROW()-1)" office:value-type="float" office:value="126506560" calcext:value-type="float">
            <text:p>126506560</text:p>
          </table:table-cell>
        </table:table-row>
        <table:table-row table:style-name="ro1">
          <table:table-cell office:value-type="float" office:value="398077520" calcext:value-type="float">
            <text:p>398077520</text:p>
          </table:table-cell>
          <table:table-cell office:value-type="float" office:value="164983736" calcext:value-type="float">
            <text:p>164983736</text:p>
          </table:table-cell>
          <table:table-cell table:formula="of:=[.C185]+[.A186]" office:value-type="float" office:value="34671036824" calcext:value-type="float">
            <text:p>34671036824</text:p>
          </table:table-cell>
          <table:table-cell table:formula="of:=[.D185]+[.B186]" office:value-type="float" office:value="23442190776" calcext:value-type="float">
            <text:p>23442190776</text:p>
          </table:table-cell>
          <table:table-cell table:formula="of:=[.C186]/(ROW()-1)" office:value-type="float" office:value="187411009.859459" calcext:value-type="float">
            <text:p>187411009.859459</text:p>
          </table:table-cell>
          <table:table-cell table:formula="of:=[.D186]/(ROW()-1)" office:value-type="float" office:value="126714544.735135" calcext:value-type="float">
            <text:p>126714544.735135</text:p>
          </table:table-cell>
        </table:table-row>
        <table:table-row table:style-name="ro1">
          <table:table-cell office:value-type="float" office:value="435673600" calcext:value-type="float">
            <text:p>435673600</text:p>
          </table:table-cell>
          <table:table-cell office:value-type="float" office:value="167998936" calcext:value-type="float">
            <text:p>167998936</text:p>
          </table:table-cell>
          <table:table-cell table:formula="of:=[.C186]+[.A187]" office:value-type="float" office:value="35106710424" calcext:value-type="float">
            <text:p>35106710424</text:p>
          </table:table-cell>
          <table:table-cell table:formula="of:=[.D186]+[.B187]" office:value-type="float" office:value="23610189712" calcext:value-type="float">
            <text:p>23610189712</text:p>
          </table:table-cell>
          <table:table-cell table:formula="of:=[.C187]/(ROW()-1)" office:value-type="float" office:value="188745754.967742" calcext:value-type="float">
            <text:p>188745754.967742</text:p>
          </table:table-cell>
          <table:table-cell table:formula="of:=[.D187]/(ROW()-1)" office:value-type="float" office:value="126936503.827957" calcext:value-type="float">
            <text:p>126936503.827957</text:p>
          </table:table-cell>
        </table:table-row>
        <table:table-row table:style-name="ro1">
          <table:table-cell office:value-type="float" office:value="445061296" calcext:value-type="float">
            <text:p>445061296</text:p>
          </table:table-cell>
          <table:table-cell office:value-type="float" office:value="193821144" calcext:value-type="float">
            <text:p>193821144</text:p>
          </table:table-cell>
          <table:table-cell table:formula="of:=[.C187]+[.A188]" office:value-type="float" office:value="35551771720" calcext:value-type="float">
            <text:p>35551771720</text:p>
          </table:table-cell>
          <table:table-cell table:formula="of:=[.D187]+[.B188]" office:value-type="float" office:value="23804010856" calcext:value-type="float">
            <text:p>23804010856</text:p>
          </table:table-cell>
          <table:table-cell table:formula="of:=[.C188]/(ROW()-1)" office:value-type="float" office:value="190116426.31016" calcext:value-type="float">
            <text:p>190116426.31016</text:p>
          </table:table-cell>
          <table:table-cell table:formula="of:=[.D188]/(ROW()-1)" office:value-type="float" office:value="127294175.700535" calcext:value-type="float">
            <text:p>127294175.700535</text:p>
          </table:table-cell>
        </table:table-row>
        <table:table-row table:style-name="ro1">
          <table:table-cell office:value-type="float" office:value="475265648" calcext:value-type="float">
            <text:p>475265648</text:p>
          </table:table-cell>
          <table:table-cell office:value-type="float" office:value="192458440" calcext:value-type="float">
            <text:p>192458440</text:p>
          </table:table-cell>
          <table:table-cell table:formula="of:=[.C188]+[.A189]" office:value-type="float" office:value="36027037368" calcext:value-type="float">
            <text:p>36027037368</text:p>
          </table:table-cell>
          <table:table-cell table:formula="of:=[.D188]+[.B189]" office:value-type="float" office:value="23996469296" calcext:value-type="float">
            <text:p>23996469296</text:p>
          </table:table-cell>
          <table:table-cell table:formula="of:=[.C189]/(ROW()-1)" office:value-type="float" office:value="191633177.489362" calcext:value-type="float">
            <text:p>191633177.489362</text:p>
          </table:table-cell>
          <table:table-cell table:formula="of:=[.D189]/(ROW()-1)" office:value-type="float" office:value="127640794.12766" calcext:value-type="float">
            <text:p>127640794.12766</text:p>
          </table:table-cell>
        </table:table-row>
        <table:table-row table:style-name="ro1">
          <table:table-cell office:value-type="float" office:value="498199248" calcext:value-type="float">
            <text:p>498199248</text:p>
          </table:table-cell>
          <table:table-cell office:value-type="float" office:value="139911608" calcext:value-type="float">
            <text:p>139911608</text:p>
          </table:table-cell>
          <table:table-cell table:formula="of:=[.C189]+[.A190]" office:value-type="float" office:value="36525236616" calcext:value-type="float">
            <text:p>36525236616</text:p>
          </table:table-cell>
          <table:table-cell table:formula="of:=[.D189]+[.B190]" office:value-type="float" office:value="24136380904" calcext:value-type="float">
            <text:p>24136380904</text:p>
          </table:table-cell>
          <table:table-cell table:formula="of:=[.C190]/(ROW()-1)" office:value-type="float" office:value="193255220.190476" calcext:value-type="float">
            <text:p>193255220.190476</text:p>
          </table:table-cell>
          <table:table-cell table:formula="of:=[.D190]/(ROW()-1)" office:value-type="float" office:value="127705719.068783" calcext:value-type="float">
            <text:p>127705719.068783</text:p>
          </table:table-cell>
        </table:table-row>
        <table:table-row table:style-name="ro1">
          <table:table-cell office:value-type="float" office:value="516373424" calcext:value-type="float">
            <text:p>516373424</text:p>
          </table:table-cell>
          <table:table-cell office:value-type="float" office:value="156394520" calcext:value-type="float">
            <text:p>156394520</text:p>
          </table:table-cell>
          <table:table-cell table:formula="of:=[.C190]+[.A191]" office:value-type="float" office:value="37041610040" calcext:value-type="float">
            <text:p>37041610040</text:p>
          </table:table-cell>
          <table:table-cell table:formula="of:=[.D190]+[.B191]" office:value-type="float" office:value="24292775424" calcext:value-type="float">
            <text:p>24292775424</text:p>
          </table:table-cell>
          <table:table-cell table:formula="of:=[.C191]/(ROW()-1)" office:value-type="float" office:value="194955842.315789" calcext:value-type="float">
            <text:p>194955842.315789</text:p>
          </table:table-cell>
          <table:table-cell table:formula="of:=[.D191]/(ROW()-1)" office:value-type="float" office:value="127856712.757895" calcext:value-type="float">
            <text:p>127856712.757895</text:p>
          </table:table-cell>
        </table:table-row>
        <table:table-row table:style-name="ro1">
          <table:table-cell office:value-type="float" office:value="533711968" calcext:value-type="float">
            <text:p>533711968</text:p>
          </table:table-cell>
          <table:table-cell office:value-type="float" office:value="178226568" calcext:value-type="float">
            <text:p>178226568</text:p>
          </table:table-cell>
          <table:table-cell table:formula="of:=[.C191]+[.A192]" office:value-type="float" office:value="37575322008" calcext:value-type="float">
            <text:p>37575322008</text:p>
          </table:table-cell>
          <table:table-cell table:formula="of:=[.D191]+[.B192]" office:value-type="float" office:value="24471001992" calcext:value-type="float">
            <text:p>24471001992</text:p>
          </table:table-cell>
          <table:table-cell table:formula="of:=[.C192]/(ROW()-1)" office:value-type="float" office:value="196729434.596859" calcext:value-type="float">
            <text:p>196729434.596859</text:p>
          </table:table-cell>
          <table:table-cell table:formula="of:=[.D192]/(ROW()-1)" office:value-type="float" office:value="128120429.277487" calcext:value-type="float">
            <text:p>128120429.277487</text:p>
          </table:table-cell>
        </table:table-row>
        <table:table-row table:style-name="ro1">
          <table:table-cell office:value-type="float" office:value="544660848" calcext:value-type="float">
            <text:p>544660848</text:p>
          </table:table-cell>
          <table:table-cell office:value-type="float" office:value="177349192" calcext:value-type="float">
            <text:p>177349192</text:p>
          </table:table-cell>
          <table:table-cell table:formula="of:=[.C192]+[.A193]" office:value-type="float" office:value="38119982856" calcext:value-type="float">
            <text:p>38119982856</text:p>
          </table:table-cell>
          <table:table-cell table:formula="of:=[.D192]+[.B193]" office:value-type="float" office:value="24648351184" calcext:value-type="float">
            <text:p>24648351184</text:p>
          </table:table-cell>
          <table:table-cell table:formula="of:=[.C193]/(ROW()-1)" office:value-type="float" office:value="198541577.375" calcext:value-type="float">
            <text:p>198541577.375</text:p>
          </table:table-cell>
          <table:table-cell table:formula="of:=[.D193]/(ROW()-1)" office:value-type="float" office:value="128376829.083333" calcext:value-type="float">
            <text:p>128376829.083333</text:p>
          </table:table-cell>
        </table:table-row>
        <table:table-row table:style-name="ro1">
          <table:table-cell office:value-type="float" office:value="124301120" calcext:value-type="float">
            <text:p>124301120</text:p>
          </table:table-cell>
          <table:table-cell office:value-type="float" office:value="185527112" calcext:value-type="float">
            <text:p>185527112</text:p>
          </table:table-cell>
          <table:table-cell table:formula="of:=[.C193]+[.A194]" office:value-type="float" office:value="38244283976" calcext:value-type="float">
            <text:p>38244283976</text:p>
          </table:table-cell>
          <table:table-cell table:formula="of:=[.D193]+[.B194]" office:value-type="float" office:value="24833878296" calcext:value-type="float">
            <text:p>24833878296</text:p>
          </table:table-cell>
          <table:table-cell table:formula="of:=[.C194]/(ROW()-1)" office:value-type="float" office:value="198156911.792746" calcext:value-type="float">
            <text:p>198156911.792746</text:p>
          </table:table-cell>
          <table:table-cell table:formula="of:=[.D194]/(ROW()-1)" office:value-type="float" office:value="128672944.53886" calcext:value-type="float">
            <text:p>128672944.53886</text:p>
          </table:table-cell>
        </table:table-row>
        <table:table-row table:style-name="ro1">
          <table:table-cell office:value-type="float" office:value="153515280" calcext:value-type="float">
            <text:p>153515280</text:p>
          </table:table-cell>
          <table:table-cell office:value-type="float" office:value="139912088" calcext:value-type="float">
            <text:p>139912088</text:p>
          </table:table-cell>
          <table:table-cell table:formula="of:=[.C194]+[.A195]" office:value-type="float" office:value="38397799256" calcext:value-type="float">
            <text:p>38397799256</text:p>
          </table:table-cell>
          <table:table-cell table:formula="of:=[.D194]+[.B195]" office:value-type="float" office:value="24973790384" calcext:value-type="float">
            <text:p>24973790384</text:p>
          </table:table-cell>
          <table:table-cell table:formula="of:=[.C195]/(ROW()-1)" office:value-type="float" office:value="197926800.28866" calcext:value-type="float">
            <text:p>197926800.28866</text:p>
          </table:table-cell>
          <table:table-cell table:formula="of:=[.D195]/(ROW()-1)" office:value-type="float" office:value="128730878.268041" calcext:value-type="float">
            <text:p>128730878.268041</text:p>
          </table:table-cell>
        </table:table-row>
        <table:table-row table:style-name="ro1">
          <table:table-cell office:value-type="float" office:value="168808320" calcext:value-type="float">
            <text:p>168808320</text:p>
          </table:table-cell>
          <table:table-cell office:value-type="float" office:value="149555352" calcext:value-type="float">
            <text:p>149555352</text:p>
          </table:table-cell>
          <table:table-cell table:formula="of:=[.C195]+[.A196]" office:value-type="float" office:value="38566607576" calcext:value-type="float">
            <text:p>38566607576</text:p>
          </table:table-cell>
          <table:table-cell table:formula="of:=[.D195]+[.B196]" office:value-type="float" office:value="25123345736" calcext:value-type="float">
            <text:p>25123345736</text:p>
          </table:table-cell>
          <table:table-cell table:formula="of:=[.C196]/(ROW()-1)" office:value-type="float" office:value="197777474.748718" calcext:value-type="float">
            <text:p>197777474.748718</text:p>
          </table:table-cell>
          <table:table-cell table:formula="of:=[.D196]/(ROW()-1)" office:value-type="float" office:value="128837670.441026" calcext:value-type="float">
            <text:p>128837670.441026</text:p>
          </table:table-cell>
        </table:table-row>
        <table:table-row table:style-name="ro1">
          <table:table-cell office:value-type="float" office:value="201010896" calcext:value-type="float">
            <text:p>201010896</text:p>
          </table:table-cell>
          <table:table-cell office:value-type="float" office:value="178071288" calcext:value-type="float">
            <text:p>178071288</text:p>
          </table:table-cell>
          <table:table-cell table:formula="of:=[.C196]+[.A197]" office:value-type="float" office:value="38767618472" calcext:value-type="float">
            <text:p>38767618472</text:p>
          </table:table-cell>
          <table:table-cell table:formula="of:=[.D196]+[.B197]" office:value-type="float" office:value="25301417024" calcext:value-type="float">
            <text:p>25301417024</text:p>
          </table:table-cell>
          <table:table-cell table:formula="of:=[.C197]/(ROW()-1)" office:value-type="float" office:value="197793971.795918" calcext:value-type="float">
            <text:p>197793971.795918</text:p>
          </table:table-cell>
          <table:table-cell table:formula="of:=[.D197]/(ROW()-1)" office:value-type="float" office:value="129088862.367347" calcext:value-type="float">
            <text:p>129088862.367347</text:p>
          </table:table-cell>
        </table:table-row>
        <table:table-row table:style-name="ro1">
          <table:table-cell office:value-type="float" office:value="225544880" calcext:value-type="float">
            <text:p>225544880</text:p>
          </table:table-cell>
          <table:table-cell office:value-type="float" office:value="190608216" calcext:value-type="float">
            <text:p>190608216</text:p>
          </table:table-cell>
          <table:table-cell table:formula="of:=[.C197]+[.A198]" office:value-type="float" office:value="38993163352" calcext:value-type="float">
            <text:p>38993163352</text:p>
          </table:table-cell>
          <table:table-cell table:formula="of:=[.D197]+[.B198]" office:value-type="float" office:value="25492025240" calcext:value-type="float">
            <text:p>25492025240</text:p>
          </table:table-cell>
          <table:table-cell table:formula="of:=[.C198]/(ROW()-1)" office:value-type="float" office:value="197934839.350254" calcext:value-type="float">
            <text:p>197934839.350254</text:p>
          </table:table-cell>
          <table:table-cell table:formula="of:=[.D198]/(ROW()-1)" office:value-type="float" office:value="129401143.350254" calcext:value-type="float">
            <text:p>129401143.350254</text:p>
          </table:table-cell>
        </table:table-row>
        <table:table-row table:style-name="ro1">
          <table:table-cell office:value-type="float" office:value="260735040" calcext:value-type="float">
            <text:p>260735040</text:p>
          </table:table-cell>
          <table:table-cell office:value-type="float" office:value="201300312" calcext:value-type="float">
            <text:p>201300312</text:p>
          </table:table-cell>
          <table:table-cell table:formula="of:=[.C198]+[.A199]" office:value-type="float" office:value="39253898392" calcext:value-type="float">
            <text:p>39253898392</text:p>
          </table:table-cell>
          <table:table-cell table:formula="of:=[.D198]+[.B199]" office:value-type="float" office:value="25693325552" calcext:value-type="float">
            <text:p>25693325552</text:p>
          </table:table-cell>
          <table:table-cell table:formula="of:=[.C199]/(ROW()-1)" office:value-type="float" office:value="198252012.080808" calcext:value-type="float">
            <text:p>198252012.080808</text:p>
          </table:table-cell>
          <table:table-cell table:formula="of:=[.D199]/(ROW()-1)" office:value-type="float" office:value="129764270.464646" calcext:value-type="float">
            <text:p>129764270.464646</text:p>
          </table:table-cell>
        </table:table-row>
        <table:table-row table:style-name="ro1">
          <table:table-cell office:value-type="float" office:value="282582672" calcext:value-type="float">
            <text:p>282582672</text:p>
          </table:table-cell>
          <table:table-cell office:value-type="float" office:value="144039224" calcext:value-type="float">
            <text:p>144039224</text:p>
          </table:table-cell>
          <table:table-cell table:formula="of:=[.C199]+[.A200]" office:value-type="float" office:value="39536481064" calcext:value-type="float">
            <text:p>39536481064</text:p>
          </table:table-cell>
          <table:table-cell table:formula="of:=[.D199]+[.B200]" office:value-type="float" office:value="25837364776" calcext:value-type="float">
            <text:p>25837364776</text:p>
          </table:table-cell>
          <table:table-cell table:formula="of:=[.C200]/(ROW()-1)" office:value-type="float" office:value="198675784.241206" calcext:value-type="float">
            <text:p>198675784.241206</text:p>
          </table:table-cell>
          <table:table-cell table:formula="of:=[.D200]/(ROW()-1)" office:value-type="float" office:value="129836003.899498" calcext:value-type="float">
            <text:p>129836003.899498</text:p>
          </table:table-cell>
        </table:table-row>
        <table:table-row table:style-name="ro1">
          <table:table-cell office:value-type="float" office:value="298229568" calcext:value-type="float">
            <text:p>298229568</text:p>
          </table:table-cell>
          <table:table-cell office:value-type="float" office:value="167977144" calcext:value-type="float">
            <text:p>167977144</text:p>
          </table:table-cell>
          <table:table-cell table:formula="of:=[.C200]+[.A201]" office:value-type="float" office:value="39834710632" calcext:value-type="float">
            <text:p>39834710632</text:p>
          </table:table-cell>
          <table:table-cell table:formula="of:=[.D200]+[.B201]" office:value-type="float" office:value="26005341920" calcext:value-type="float">
            <text:p>26005341920</text:p>
          </table:table-cell>
          <table:table-cell table:formula="of:=[.C201]/(ROW()-1)" office:value-type="float" office:value="199173553.16" calcext:value-type="float">
            <text:p>199173553.16</text:p>
          </table:table-cell>
          <table:table-cell table:formula="of:=[.D201]/(ROW()-1)" office:value-type="float" office:value="130026709.6" calcext:value-type="float">
            <text:p>130026709.6</text:p>
          </table:table-cell>
        </table:table-row>
        <table:table-row table:style-name="ro1">
          <table:table-cell office:value-type="float" office:value="323466128" calcext:value-type="float">
            <text:p>323466128</text:p>
          </table:table-cell>
          <table:table-cell office:value-type="float" office:value="183863128" calcext:value-type="float">
            <text:p>183863128</text:p>
          </table:table-cell>
          <table:table-cell table:formula="of:=[.C201]+[.A202]" office:value-type="float" office:value="40158176760" calcext:value-type="float">
            <text:p>40158176760</text:p>
          </table:table-cell>
          <table:table-cell table:formula="of:=[.D201]+[.B202]" office:value-type="float" office:value="26189205048" calcext:value-type="float">
            <text:p>26189205048</text:p>
          </table:table-cell>
          <table:table-cell table:formula="of:=[.C202]/(ROW()-1)" office:value-type="float" office:value="199791924.179104" calcext:value-type="float">
            <text:p>199791924.179104</text:p>
          </table:table-cell>
          <table:table-cell table:formula="of:=[.D202]/(ROW()-1)" office:value-type="float" office:value="130294552.477612" calcext:value-type="float">
            <text:p>130294552.477612</text:p>
          </table:table-cell>
        </table:table-row>
        <table:table-row table:style-name="ro1">
          <table:table-cell office:value-type="float" office:value="346945104" calcext:value-type="float">
            <text:p>346945104</text:p>
          </table:table-cell>
          <table:table-cell office:value-type="float" office:value="192771448" calcext:value-type="float">
            <text:p>192771448</text:p>
          </table:table-cell>
          <table:table-cell table:formula="of:=[.C202]+[.A203]" office:value-type="float" office:value="40505121864" calcext:value-type="float">
            <text:p>40505121864</text:p>
          </table:table-cell>
          <table:table-cell table:formula="of:=[.D202]+[.B203]" office:value-type="float" office:value="26381976496" calcext:value-type="float">
            <text:p>26381976496</text:p>
          </table:table-cell>
          <table:table-cell table:formula="of:=[.C203]/(ROW()-1)" office:value-type="float" office:value="200520405.267327" calcext:value-type="float">
            <text:p>200520405.267327</text:p>
          </table:table-cell>
          <table:table-cell table:formula="of:=[.D203]/(ROW()-1)" office:value-type="float" office:value="130603844.039604" calcext:value-type="float">
            <text:p>130603844.039604</text:p>
          </table:table-cell>
        </table:table-row>
        <table:table-row table:style-name="ro1">
          <table:table-cell office:value-type="float" office:value="382626000" calcext:value-type="float">
            <text:p>382626000</text:p>
          </table:table-cell>
          <table:table-cell office:value-type="float" office:value="133374280" calcext:value-type="float">
            <text:p>133374280</text:p>
          </table:table-cell>
          <table:table-cell table:formula="of:=[.C203]+[.A204]" office:value-type="float" office:value="40887747864" calcext:value-type="float">
            <text:p>40887747864</text:p>
          </table:table-cell>
          <table:table-cell table:formula="of:=[.D203]+[.B204]" office:value-type="float" office:value="26515350776" calcext:value-type="float">
            <text:p>26515350776</text:p>
          </table:table-cell>
          <table:table-cell table:formula="of:=[.C204]/(ROW()-1)" office:value-type="float" office:value="201417477.162562" calcext:value-type="float">
            <text:p>201417477.162562</text:p>
          </table:table-cell>
          <table:table-cell table:formula="of:=[.D204]/(ROW()-1)" office:value-type="float" office:value="130617491.507389" calcext:value-type="float">
            <text:p>130617491.507389</text:p>
          </table:table-cell>
        </table:table-row>
        <table:table-row table:style-name="ro1">
          <table:table-cell office:value-type="float" office:value="400158480" calcext:value-type="float">
            <text:p>400158480</text:p>
          </table:table-cell>
          <table:table-cell office:value-type="float" office:value="149219544" calcext:value-type="float">
            <text:p>149219544</text:p>
          </table:table-cell>
          <table:table-cell table:formula="of:=[.C204]+[.A205]" office:value-type="float" office:value="41287906344" calcext:value-type="float">
            <text:p>41287906344</text:p>
          </table:table-cell>
          <table:table-cell table:formula="of:=[.D204]+[.B205]" office:value-type="float" office:value="26664570320" calcext:value-type="float">
            <text:p>26664570320</text:p>
          </table:table-cell>
          <table:table-cell table:formula="of:=[.C205]/(ROW()-1)" office:value-type="float" office:value="202391697.764706" calcext:value-type="float">
            <text:p>202391697.764706</text:p>
          </table:table-cell>
          <table:table-cell table:formula="of:=[.D205]/(ROW()-1)" office:value-type="float" office:value="130708678.039216" calcext:value-type="float">
            <text:p>130708678.039216</text:p>
          </table:table-cell>
        </table:table-row>
        <table:table-row table:style-name="ro1">
          <table:table-cell office:value-type="float" office:value="431125488" calcext:value-type="float">
            <text:p>431125488</text:p>
          </table:table-cell>
          <table:table-cell office:value-type="float" office:value="174619992" calcext:value-type="float">
            <text:p>174619992</text:p>
          </table:table-cell>
          <table:table-cell table:formula="of:=[.C205]+[.A206]" office:value-type="float" office:value="41719031832" calcext:value-type="float">
            <text:p>41719031832</text:p>
          </table:table-cell>
          <table:table-cell table:formula="of:=[.D205]+[.B206]" office:value-type="float" office:value="26839190312" calcext:value-type="float">
            <text:p>26839190312</text:p>
          </table:table-cell>
          <table:table-cell table:formula="of:=[.C206]/(ROW()-1)" office:value-type="float" office:value="203507472.351219" calcext:value-type="float">
            <text:p>203507472.351219</text:p>
          </table:table-cell>
          <table:table-cell table:formula="of:=[.D206]/(ROW()-1)" office:value-type="float" office:value="130922879.570732" calcext:value-type="float">
            <text:p>130922879.570732</text:p>
          </table:table-cell>
        </table:table-row>
        <table:table-row table:style-name="ro1">
          <table:table-cell office:value-type="float" office:value="451286464" calcext:value-type="float">
            <text:p>451286464</text:p>
          </table:table-cell>
          <table:table-cell office:value-type="float" office:value="187400456" calcext:value-type="float">
            <text:p>187400456</text:p>
          </table:table-cell>
          <table:table-cell table:formula="of:=[.C206]+[.A207]" office:value-type="float" office:value="42170318296" calcext:value-type="float">
            <text:p>42170318296</text:p>
          </table:table-cell>
          <table:table-cell table:formula="of:=[.D206]+[.B207]" office:value-type="float" office:value="27026590768" calcext:value-type="float">
            <text:p>27026590768</text:p>
          </table:table-cell>
          <table:table-cell table:formula="of:=[.C207]/(ROW()-1)" office:value-type="float" office:value="204710282.990291" calcext:value-type="float">
            <text:p>204710282.990291</text:p>
          </table:table-cell>
          <table:table-cell table:formula="of:=[.D207]/(ROW()-1)" office:value-type="float" office:value="131197042.563107" calcext:value-type="float">
            <text:p>131197042.563107</text:p>
          </table:table-cell>
        </table:table-row>
        <table:table-row table:style-name="ro1">
          <table:table-cell office:value-type="float" office:value="484784496" calcext:value-type="float">
            <text:p>484784496</text:p>
          </table:table-cell>
          <table:table-cell office:value-type="float" office:value="196257256" calcext:value-type="float">
            <text:p>196257256</text:p>
          </table:table-cell>
          <table:table-cell table:formula="of:=[.C207]+[.A208]" office:value-type="float" office:value="42655102792" calcext:value-type="float">
            <text:p>42655102792</text:p>
          </table:table-cell>
          <table:table-cell table:formula="of:=[.D207]+[.B208]" office:value-type="float" office:value="27222848024" calcext:value-type="float">
            <text:p>27222848024</text:p>
          </table:table-cell>
          <table:table-cell table:formula="of:=[.C208]/(ROW()-1)" office:value-type="float" office:value="206063298.512077" calcext:value-type="float">
            <text:p>206063298.512077</text:p>
          </table:table-cell>
          <table:table-cell table:formula="of:=[.D208]/(ROW()-1)" office:value-type="float" office:value="131511343.111111" calcext:value-type="float">
            <text:p>131511343.111111</text:p>
          </table:table-cell>
        </table:table-row>
        <table:table-row table:style-name="ro1">
          <table:table-cell office:value-type="float" office:value="506222768" calcext:value-type="float">
            <text:p>506222768</text:p>
          </table:table-cell>
          <table:table-cell office:value-type="float" office:value="135557880" calcext:value-type="float">
            <text:p>135557880</text:p>
          </table:table-cell>
          <table:table-cell table:formula="of:=[.C208]+[.A209]" office:value-type="float" office:value="43161325560" calcext:value-type="float">
            <text:p>43161325560</text:p>
          </table:table-cell>
          <table:table-cell table:formula="of:=[.D208]+[.B209]" office:value-type="float" office:value="27358405904" calcext:value-type="float">
            <text:p>27358405904</text:p>
          </table:table-cell>
          <table:table-cell table:formula="of:=[.C209]/(ROW()-1)" office:value-type="float" office:value="207506372.884615" calcext:value-type="float">
            <text:p>207506372.884615</text:p>
          </table:table-cell>
          <table:table-cell table:formula="of:=[.D209]/(ROW()-1)" office:value-type="float" office:value="131530797.615385" calcext:value-type="float">
            <text:p>131530797.615385</text:p>
          </table:table-cell>
        </table:table-row>
        <table:table-row table:style-name="ro1">
          <table:table-cell office:value-type="float" office:value="536147984" calcext:value-type="float">
            <text:p>536147984</text:p>
          </table:table-cell>
          <table:table-cell office:value-type="float" office:value="166945272" calcext:value-type="float">
            <text:p>166945272</text:p>
          </table:table-cell>
          <table:table-cell table:formula="of:=[.C209]+[.A210]" office:value-type="float" office:value="43697473544" calcext:value-type="float">
            <text:p>43697473544</text:p>
          </table:table-cell>
          <table:table-cell table:formula="of:=[.D209]+[.B210]" office:value-type="float" office:value="27525351176" calcext:value-type="float">
            <text:p>27525351176</text:p>
          </table:table-cell>
          <table:table-cell table:formula="of:=[.C210]/(ROW()-1)" office:value-type="float" office:value="209078820.784689" calcext:value-type="float">
            <text:p>209078820.784689</text:p>
          </table:table-cell>
          <table:table-cell table:formula="of:=[.D210]/(ROW()-1)" office:value-type="float" office:value="131700244.861244" calcext:value-type="float">
            <text:p>131700244.861244</text:p>
          </table:table-cell>
        </table:table-row>
        <table:table-row table:style-name="ro1">
          <table:table-cell office:value-type="float" office:value="539441216" calcext:value-type="float">
            <text:p>539441216</text:p>
          </table:table-cell>
          <table:table-cell office:value-type="float" office:value="184846680" calcext:value-type="float">
            <text:p>184846680</text:p>
          </table:table-cell>
          <table:table-cell table:formula="of:=[.C210]+[.A211]" office:value-type="float" office:value="44236914760" calcext:value-type="float">
            <text:p>44236914760</text:p>
          </table:table-cell>
          <table:table-cell table:formula="of:=[.D210]+[.B211]" office:value-type="float" office:value="27710197856" calcext:value-type="float">
            <text:p>27710197856</text:p>
          </table:table-cell>
          <table:table-cell table:formula="of:=[.C211]/(ROW()-1)" office:value-type="float" office:value="210651975.047619" calcext:value-type="float">
            <text:p>210651975.047619</text:p>
          </table:table-cell>
          <table:table-cell table:formula="of:=[.D211]/(ROW()-1)" office:value-type="float" office:value="131953323.12381" calcext:value-type="float">
            <text:p>131953323.12381</text:p>
          </table:table-cell>
        </table:table-row>
        <table:table-row table:style-name="ro1">
          <table:table-cell office:value-type="float" office:value="557174656" calcext:value-type="float">
            <text:p>557174656</text:p>
          </table:table-cell>
          <table:table-cell office:value-type="float" office:value="195590968" calcext:value-type="float">
            <text:p>195590968</text:p>
          </table:table-cell>
          <table:table-cell table:formula="of:=[.C211]+[.A212]" office:value-type="float" office:value="44794089416" calcext:value-type="float">
            <text:p>44794089416</text:p>
          </table:table-cell>
          <table:table-cell table:formula="of:=[.D211]+[.B212]" office:value-type="float" office:value="27905788824" calcext:value-type="float">
            <text:p>27905788824</text:p>
          </table:table-cell>
          <table:table-cell table:formula="of:=[.C212]/(ROW()-1)" office:value-type="float" office:value="212294262.635071" calcext:value-type="float">
            <text:p>212294262.635071</text:p>
          </table:table-cell>
          <table:table-cell table:formula="of:=[.D212]/(ROW()-1)" office:value-type="float" office:value="132254923.336493" calcext:value-type="float">
            <text:p>132254923.336493</text:p>
          </table:table-cell>
        </table:table-row>
        <table:table-row table:style-name="ro1">
          <table:table-cell office:value-type="float" office:value="138892208" calcext:value-type="float">
            <text:p>138892208</text:p>
          </table:table-cell>
          <table:table-cell office:value-type="float" office:value="139912088" calcext:value-type="float">
            <text:p>139912088</text:p>
          </table:table-cell>
          <table:table-cell table:formula="of:=[.C212]+[.A213]" office:value-type="float" office:value="44932981624" calcext:value-type="float">
            <text:p>44932981624</text:p>
          </table:table-cell>
          <table:table-cell table:formula="of:=[.D212]+[.B213]" office:value-type="float" office:value="28045700912" calcext:value-type="float">
            <text:p>28045700912</text:p>
          </table:table-cell>
          <table:table-cell table:formula="of:=[.C213]/(ROW()-1)" office:value-type="float" office:value="211948026.528302" calcext:value-type="float">
            <text:p>211948026.528302</text:p>
          </table:table-cell>
          <table:table-cell table:formula="of:=[.D213]/(ROW()-1)" office:value-type="float" office:value="132291042.037736" calcext:value-type="float">
            <text:p>132291042.037736</text:p>
          </table:table-cell>
        </table:table-row>
        <table:table-row table:style-name="ro1">
          <table:table-cell office:value-type="float" office:value="169021872" calcext:value-type="float">
            <text:p>169021872</text:p>
          </table:table-cell>
          <table:table-cell office:value-type="float" office:value="157426424" calcext:value-type="float">
            <text:p>157426424</text:p>
          </table:table-cell>
          <table:table-cell table:formula="of:=[.C213]+[.A214]" office:value-type="float" office:value="45102003496" calcext:value-type="float">
            <text:p>45102003496</text:p>
          </table:table-cell>
          <table:table-cell table:formula="of:=[.D213]+[.B214]" office:value-type="float" office:value="28203127336" calcext:value-type="float">
            <text:p>28203127336</text:p>
          </table:table-cell>
          <table:table-cell table:formula="of:=[.C214]/(ROW()-1)" office:value-type="float" office:value="211746495.286385" calcext:value-type="float">
            <text:p>211746495.286385</text:p>
          </table:table-cell>
          <table:table-cell table:formula="of:=[.D214]/(ROW()-1)" office:value-type="float" office:value="132409048.525822" calcext:value-type="float">
            <text:p>132409048.525822</text:p>
          </table:table-cell>
        </table:table-row>
        <table:table-row table:style-name="ro1">
          <table:table-cell office:value-type="float" office:value="192523952" calcext:value-type="float">
            <text:p>192523952</text:p>
          </table:table-cell>
          <table:table-cell office:value-type="float" office:value="166739336" calcext:value-type="float">
            <text:p>166739336</text:p>
          </table:table-cell>
          <table:table-cell table:formula="of:=[.C214]+[.A215]" office:value-type="float" office:value="45294527448" calcext:value-type="float">
            <text:p>45294527448</text:p>
          </table:table-cell>
          <table:table-cell table:formula="of:=[.D214]+[.B215]" office:value-type="float" office:value="28369866672" calcext:value-type="float">
            <text:p>28369866672</text:p>
          </table:table-cell>
          <table:table-cell table:formula="of:=[.C215]/(ROW()-1)" office:value-type="float" office:value="211656670.317757" calcext:value-type="float">
            <text:p>211656670.317757</text:p>
          </table:table-cell>
          <table:table-cell table:formula="of:=[.D215]/(ROW()-1)" office:value-type="float" office:value="132569470.429907" calcext:value-type="float">
            <text:p>132569470.429907</text:p>
          </table:table-cell>
        </table:table-row>
        <table:table-row table:style-name="ro1">
          <table:table-cell office:value-type="float" office:value="227608688" calcext:value-type="float">
            <text:p>227608688</text:p>
          </table:table-cell>
          <table:table-cell office:value-type="float" office:value="195460408" calcext:value-type="float">
            <text:p>195460408</text:p>
          </table:table-cell>
          <table:table-cell table:formula="of:=[.C215]+[.A216]" office:value-type="float" office:value="45522136136" calcext:value-type="float">
            <text:p>45522136136</text:p>
          </table:table-cell>
          <table:table-cell table:formula="of:=[.D215]+[.B216]" office:value-type="float" office:value="28565327080" calcext:value-type="float">
            <text:p>28565327080</text:p>
          </table:table-cell>
          <table:table-cell table:formula="of:=[.C216]/(ROW()-1)" office:value-type="float" office:value="211730865.748837" calcext:value-type="float">
            <text:p>211730865.748837</text:p>
          </table:table-cell>
          <table:table-cell table:formula="of:=[.D216]/(ROW()-1)" office:value-type="float" office:value="132861986.418605" calcext:value-type="float">
            <text:p>132861986.418605</text:p>
          </table:table-cell>
        </table:table-row>
        <table:table-row table:style-name="ro1">
          <table:table-cell office:value-type="float" office:value="258565808" calcext:value-type="float">
            <text:p>258565808</text:p>
          </table:table-cell>
          <table:table-cell office:value-type="float" office:value="204119832" calcext:value-type="float">
            <text:p>204119832</text:p>
          </table:table-cell>
          <table:table-cell table:formula="of:=[.C216]+[.A217]" office:value-type="float" office:value="45780701944" calcext:value-type="float">
            <text:p>45780701944</text:p>
          </table:table-cell>
          <table:table-cell table:formula="of:=[.D216]+[.B217]" office:value-type="float" office:value="28769446912" calcext:value-type="float">
            <text:p>28769446912</text:p>
          </table:table-cell>
          <table:table-cell table:formula="of:=[.C217]/(ROW()-1)" office:value-type="float" office:value="211947694.185185" calcext:value-type="float">
            <text:p>211947694.185185</text:p>
          </table:table-cell>
          <table:table-cell table:formula="of:=[.D217]/(ROW()-1)" office:value-type="float" office:value="133191883.851852" calcext:value-type="float">
            <text:p>133191883.851852</text:p>
          </table:table-cell>
        </table:table-row>
        <table:table-row table:style-name="ro1">
          <table:table-cell office:value-type="float" office:value="271180368" calcext:value-type="float">
            <text:p>271180368</text:p>
          </table:table-cell>
          <table:table-cell office:value-type="float" office:value="129536344" calcext:value-type="float">
            <text:p>129536344</text:p>
          </table:table-cell>
          <table:table-cell table:formula="of:=[.C217]+[.A218]" office:value-type="float" office:value="46051882312" calcext:value-type="float">
            <text:p>46051882312</text:p>
          </table:table-cell>
          <table:table-cell table:formula="of:=[.D217]+[.B218]" office:value-type="float" office:value="28898983256" calcext:value-type="float">
            <text:p>28898983256</text:p>
          </table:table-cell>
          <table:table-cell table:formula="of:=[.C218]/(ROW()-1)" office:value-type="float" office:value="212220655.815668" calcext:value-type="float">
            <text:p>212220655.815668</text:p>
          </table:table-cell>
          <table:table-cell table:formula="of:=[.D218]/(ROW()-1)" office:value-type="float" office:value="133175038.046083" calcext:value-type="float">
            <text:p>133175038.046083</text:p>
          </table:table-cell>
        </table:table-row>
        <table:table-row table:style-name="ro1">
          <table:table-cell office:value-type="float" office:value="281836288" calcext:value-type="float">
            <text:p>281836288</text:p>
          </table:table-cell>
          <table:table-cell office:value-type="float" office:value="139056312" calcext:value-type="float">
            <text:p>139056312</text:p>
          </table:table-cell>
          <table:table-cell table:formula="of:=[.C218]+[.A219]" office:value-type="float" office:value="46333718600" calcext:value-type="float">
            <text:p>46333718600</text:p>
          </table:table-cell>
          <table:table-cell table:formula="of:=[.D218]+[.B219]" office:value-type="float" office:value="29038039568" calcext:value-type="float">
            <text:p>29038039568</text:p>
          </table:table-cell>
          <table:table-cell table:formula="of:=[.C219]/(ROW()-1)" office:value-type="float" office:value="212539993.577982" calcext:value-type="float">
            <text:p>212539993.577982</text:p>
          </table:table-cell>
          <table:table-cell table:formula="of:=[.D219]/(ROW()-1)" office:value-type="float" office:value="133202016.366972" calcext:value-type="float">
            <text:p>133202016.366972</text:p>
          </table:table-cell>
        </table:table-row>
        <table:table-row table:style-name="ro1">
          <table:table-cell office:value-type="float" office:value="282868192" calcext:value-type="float">
            <text:p>282868192</text:p>
          </table:table-cell>
          <table:table-cell office:value-type="float" office:value="145876984" calcext:value-type="float">
            <text:p>145876984</text:p>
          </table:table-cell>
          <table:table-cell table:formula="of:=[.C219]+[.A220]" office:value-type="float" office:value="46616586792" calcext:value-type="float">
            <text:p>46616586792</text:p>
          </table:table-cell>
          <table:table-cell table:formula="of:=[.D219]+[.B220]" office:value-type="float" office:value="29183916552" calcext:value-type="float">
            <text:p>29183916552</text:p>
          </table:table-cell>
          <table:table-cell table:formula="of:=[.C220]/(ROW()-1)" office:value-type="float" office:value="212861126.90411" calcext:value-type="float">
            <text:p>212861126.90411</text:p>
          </table:table-cell>
          <table:table-cell table:formula="of:=[.D220]/(ROW()-1)" office:value-type="float" office:value="133259892.931507" calcext:value-type="float">
            <text:p>133259892.931507</text:p>
          </table:table-cell>
        </table:table-row>
        <table:table-row table:style-name="ro1">
          <table:table-cell office:value-type="float" office:value="294470752" calcext:value-type="float">
            <text:p>294470752</text:p>
          </table:table-cell>
          <table:table-cell office:value-type="float" office:value="147739528" calcext:value-type="float">
            <text:p>147739528</text:p>
          </table:table-cell>
          <table:table-cell table:formula="of:=[.C220]+[.A221]" office:value-type="float" office:value="46911057544" calcext:value-type="float">
            <text:p>46911057544</text:p>
          </table:table-cell>
          <table:table-cell table:formula="of:=[.D220]+[.B221]" office:value-type="float" office:value="29331656080" calcext:value-type="float">
            <text:p>29331656080</text:p>
          </table:table-cell>
          <table:table-cell table:formula="of:=[.C221]/(ROW()-1)" office:value-type="float" office:value="213232079.745455" calcext:value-type="float">
            <text:p>213232079.745455</text:p>
          </table:table-cell>
          <table:table-cell table:formula="of:=[.D221]/(ROW()-1)" office:value-type="float" office:value="133325709.454545" calcext:value-type="float">
            <text:p>133325709.454545</text:p>
          </table:table-cell>
        </table:table-row>
        <table:table-row table:style-name="ro1">
          <table:table-cell office:value-type="float" office:value="301568896" calcext:value-type="float">
            <text:p>301568896</text:p>
          </table:table-cell>
          <table:table-cell office:value-type="float" office:value="164881464" calcext:value-type="float">
            <text:p>164881464</text:p>
          </table:table-cell>
          <table:table-cell table:formula="of:=[.C221]+[.A222]" office:value-type="float" office:value="47212626440" calcext:value-type="float">
            <text:p>47212626440</text:p>
          </table:table-cell>
          <table:table-cell table:formula="of:=[.D221]+[.B222]" office:value-type="float" office:value="29496537544" calcext:value-type="float">
            <text:p>29496537544</text:p>
          </table:table-cell>
          <table:table-cell table:formula="of:=[.C222]/(ROW()-1)" office:value-type="float" office:value="213631793.846154" calcext:value-type="float">
            <text:p>213631793.846154</text:p>
          </table:table-cell>
          <table:table-cell table:formula="of:=[.D222]/(ROW()-1)" office:value-type="float" office:value="133468495.674208" calcext:value-type="float">
            <text:p>133468495.674208</text:p>
          </table:table-cell>
        </table:table-row>
        <table:table-row table:style-name="ro1">
          <table:table-cell office:value-type="float" office:value="317952928" calcext:value-type="float">
            <text:p>317952928</text:p>
          </table:table-cell>
          <table:table-cell office:value-type="float" office:value="168590088" calcext:value-type="float">
            <text:p>168590088</text:p>
          </table:table-cell>
          <table:table-cell table:formula="of:=[.C222]+[.A223]" office:value-type="float" office:value="47530579368" calcext:value-type="float">
            <text:p>47530579368</text:p>
          </table:table-cell>
          <table:table-cell table:formula="of:=[.D222]+[.B223]" office:value-type="float" office:value="29665127632" calcext:value-type="float">
            <text:p>29665127632</text:p>
          </table:table-cell>
          <table:table-cell table:formula="of:=[.C223]/(ROW()-1)" office:value-type="float" office:value="214101708.864865" calcext:value-type="float">
            <text:p>214101708.864865</text:p>
          </table:table-cell>
          <table:table-cell table:formula="of:=[.D223]/(ROW()-1)" office:value-type="float" office:value="133626701.045045" calcext:value-type="float">
            <text:p>133626701.045045</text:p>
          </table:table-cell>
        </table:table-row>
        <table:table-row table:style-name="ro1">
          <table:table-cell office:value-type="float" office:value="335499744" calcext:value-type="float">
            <text:p>335499744</text:p>
          </table:table-cell>
          <table:table-cell office:value-type="float" office:value="164547976" calcext:value-type="float">
            <text:p>164547976</text:p>
          </table:table-cell>
          <table:table-cell table:formula="of:=[.C223]+[.A224]" office:value-type="float" office:value="47866079112" calcext:value-type="float">
            <text:p>47866079112</text:p>
          </table:table-cell>
          <table:table-cell table:formula="of:=[.D223]+[.B224]" office:value-type="float" office:value="29829675608" calcext:value-type="float">
            <text:p>29829675608</text:p>
          </table:table-cell>
          <table:table-cell table:formula="of:=[.C224]/(ROW()-1)" office:value-type="float" office:value="214646094.672646" calcext:value-type="float">
            <text:p>214646094.672646</text:p>
          </table:table-cell>
          <table:table-cell table:formula="of:=[.D224]/(ROW()-1)" office:value-type="float" office:value="133765361.470852" calcext:value-type="float">
            <text:p>133765361.470852</text:p>
          </table:table-cell>
        </table:table-row>
        <table:table-row table:style-name="ro1">
          <table:table-cell office:value-type="float" office:value="335621728" calcext:value-type="float">
            <text:p>335621728</text:p>
          </table:table-cell>
          <table:table-cell office:value-type="float" office:value="183404152" calcext:value-type="float">
            <text:p>183404152</text:p>
          </table:table-cell>
          <table:table-cell table:formula="of:=[.C224]+[.A225]" office:value-type="float" office:value="48201700840" calcext:value-type="float">
            <text:p>48201700840</text:p>
          </table:table-cell>
          <table:table-cell table:formula="of:=[.D224]+[.B225]" office:value-type="float" office:value="30013079760" calcext:value-type="float">
            <text:p>30013079760</text:p>
          </table:table-cell>
          <table:table-cell table:formula="of:=[.C225]/(ROW()-1)" office:value-type="float" office:value="215186164.464286" calcext:value-type="float">
            <text:p>215186164.464286</text:p>
          </table:table-cell>
          <table:table-cell table:formula="of:=[.D225]/(ROW()-1)" office:value-type="float" office:value="133986963.214286" calcext:value-type="float">
            <text:p>133986963.214286</text:p>
          </table:table-cell>
        </table:table-row>
        <table:table-row table:style-name="ro1">
          <table:table-cell office:value-type="float" office:value="345100800" calcext:value-type="float">
            <text:p>345100800</text:p>
          </table:table-cell>
          <table:table-cell office:value-type="float" office:value="184239896" calcext:value-type="float">
            <text:p>184239896</text:p>
          </table:table-cell>
          <table:table-cell table:formula="of:=[.C225]+[.A226]" office:value-type="float" office:value="48546801640" calcext:value-type="float">
            <text:p>48546801640</text:p>
          </table:table-cell>
          <table:table-cell table:formula="of:=[.D225]+[.B226]" office:value-type="float" office:value="30197319656" calcext:value-type="float">
            <text:p>30197319656</text:p>
          </table:table-cell>
          <table:table-cell table:formula="of:=[.C226]/(ROW()-1)" office:value-type="float" office:value="215763562.844444" calcext:value-type="float">
            <text:p>215763562.844444</text:p>
          </table:table-cell>
          <table:table-cell table:formula="of:=[.D226]/(ROW()-1)" office:value-type="float" office:value="134210309.582222" calcext:value-type="float">
            <text:p>134210309.582222</text:p>
          </table:table-cell>
        </table:table-row>
        <table:table-row table:style-name="ro1">
          <table:table-cell office:value-type="float" office:value="350068384" calcext:value-type="float">
            <text:p>350068384</text:p>
          </table:table-cell>
          <table:table-cell office:value-type="float" office:value="194279912" calcext:value-type="float">
            <text:p>194279912</text:p>
          </table:table-cell>
          <table:table-cell table:formula="of:=[.C226]+[.A227]" office:value-type="float" office:value="48896870024" calcext:value-type="float">
            <text:p>48896870024</text:p>
          </table:table-cell>
          <table:table-cell table:formula="of:=[.D226]+[.B227]" office:value-type="float" office:value="30391599568" calcext:value-type="float">
            <text:p>30391599568</text:p>
          </table:table-cell>
          <table:table-cell table:formula="of:=[.C227]/(ROW()-1)" office:value-type="float" office:value="216357831.964602" calcext:value-type="float">
            <text:p>216357831.964602</text:p>
          </table:table-cell>
          <table:table-cell table:formula="of:=[.D227]/(ROW()-1)" office:value-type="float" office:value="134476104.283186" calcext:value-type="float">
            <text:p>134476104.283186</text:p>
          </table:table-cell>
        </table:table-row>
        <table:table-row table:style-name="ro1">
          <table:table-cell office:value-type="float" office:value="361606416" calcext:value-type="float">
            <text:p>361606416</text:p>
          </table:table-cell>
          <table:table-cell office:value-type="float" office:value="193033752" calcext:value-type="float">
            <text:p>193033752</text:p>
          </table:table-cell>
          <table:table-cell table:formula="of:=[.C227]+[.A228]" office:value-type="float" office:value="49258476440" calcext:value-type="float">
            <text:p>49258476440</text:p>
          </table:table-cell>
          <table:table-cell table:formula="of:=[.D227]+[.B228]" office:value-type="float" office:value="30584633320" calcext:value-type="float">
            <text:p>30584633320</text:p>
          </table:table-cell>
          <table:table-cell table:formula="of:=[.C228]/(ROW()-1)" office:value-type="float" office:value="216997693.568282" calcext:value-type="float">
            <text:p>216997693.568282</text:p>
          </table:table-cell>
          <table:table-cell table:formula="of:=[.D228]/(ROW()-1)" office:value-type="float" office:value="134734067.488987" calcext:value-type="float">
            <text:p>134734067.488987</text:p>
          </table:table-cell>
        </table:table-row>
        <table:table-row table:style-name="ro1">
          <table:table-cell office:value-type="float" office:value="360324496" calcext:value-type="float">
            <text:p>360324496</text:p>
          </table:table-cell>
          <table:table-cell office:value-type="float" office:value="194766616" calcext:value-type="float">
            <text:p>194766616</text:p>
          </table:table-cell>
          <table:table-cell table:formula="of:=[.C228]+[.A229]" office:value-type="float" office:value="49618800936" calcext:value-type="float">
            <text:p>49618800936</text:p>
          </table:table-cell>
          <table:table-cell table:formula="of:=[.D228]+[.B229]" office:value-type="float" office:value="30779399936" calcext:value-type="float">
            <text:p>30779399936</text:p>
          </table:table-cell>
          <table:table-cell table:formula="of:=[.C229]/(ROW()-1)" office:value-type="float" office:value="217626319.894737" calcext:value-type="float">
            <text:p>217626319.894737</text:p>
          </table:table-cell>
          <table:table-cell table:formula="of:=[.D229]/(ROW()-1)" office:value-type="float" office:value="134997368.140351" calcext:value-type="float">
            <text:p>134997368.140351</text:p>
          </table:table-cell>
        </table:table-row>
        <table:table-row table:style-name="ro1">
          <table:table-cell office:value-type="float" office:value="367639024" calcext:value-type="float">
            <text:p>367639024</text:p>
          </table:table-cell>
          <table:table-cell office:value-type="float" office:value="204269816" calcext:value-type="float">
            <text:p>204269816</text:p>
          </table:table-cell>
          <table:table-cell table:formula="of:=[.C229]+[.A230]" office:value-type="float" office:value="49986439960" calcext:value-type="float">
            <text:p>49986439960</text:p>
          </table:table-cell>
          <table:table-cell table:formula="of:=[.D229]+[.B230]" office:value-type="float" office:value="30983669752" calcext:value-type="float">
            <text:p>30983669752</text:p>
          </table:table-cell>
          <table:table-cell table:formula="of:=[.C230]/(ROW()-1)" office:value-type="float" office:value="218281397.20524" calcext:value-type="float">
            <text:p>218281397.20524</text:p>
          </table:table-cell>
          <table:table-cell table:formula="of:=[.D230]/(ROW()-1)" office:value-type="float" office:value="135299867.912664" calcext:value-type="float">
            <text:p>135299867.912664</text:p>
          </table:table-cell>
        </table:table-row>
        <table:table-row table:style-name="ro1">
          <table:table-cell office:value-type="float" office:value="382867136" calcext:value-type="float">
            <text:p>382867136</text:p>
          </table:table-cell>
          <table:table-cell office:value-type="float" office:value="138611784" calcext:value-type="float">
            <text:p>138611784</text:p>
          </table:table-cell>
          <table:table-cell table:formula="of:=[.C230]+[.A231]" office:value-type="float" office:value="50369307096" calcext:value-type="float">
            <text:p>50369307096</text:p>
          </table:table-cell>
          <table:table-cell table:formula="of:=[.D230]+[.B231]" office:value-type="float" office:value="31122281536" calcext:value-type="float">
            <text:p>31122281536</text:p>
          </table:table-cell>
          <table:table-cell table:formula="of:=[.C231]/(ROW()-1)" office:value-type="float" office:value="218996987.373913" calcext:value-type="float">
            <text:p>218996987.373913</text:p>
          </table:table-cell>
          <table:table-cell table:formula="of:=[.D231]/(ROW()-1)" office:value-type="float" office:value="135314267.547826" calcext:value-type="float">
            <text:p>135314267.547826</text:p>
          </table:table-cell>
        </table:table-row>
        <table:table-row table:style-name="ro1">
          <table:table-cell office:value-type="float" office:value="393871632" calcext:value-type="float">
            <text:p>393871632</text:p>
          </table:table-cell>
          <table:table-cell office:value-type="float" office:value="139769144" calcext:value-type="float">
            <text:p>139769144</text:p>
          </table:table-cell>
          <table:table-cell table:formula="of:=[.C231]+[.A232]" office:value-type="float" office:value="50763178728" calcext:value-type="float">
            <text:p>50763178728</text:p>
          </table:table-cell>
          <table:table-cell table:formula="of:=[.D231]+[.B232]" office:value-type="float" office:value="31262050680" calcext:value-type="float">
            <text:p>31262050680</text:p>
          </table:table-cell>
          <table:table-cell table:formula="of:=[.C232]/(ROW()-1)" office:value-type="float" office:value="219754020.467532" calcext:value-type="float">
            <text:p>219754020.467532</text:p>
          </table:table-cell>
          <table:table-cell table:formula="of:=[.D232]/(ROW()-1)" office:value-type="float" office:value="135333552.727273" calcext:value-type="float">
            <text:p>135333552.727273</text:p>
          </table:table-cell>
        </table:table-row>
        <table:table-row table:style-name="ro1">
          <table:table-cell office:value-type="float" office:value="398874432" calcext:value-type="float">
            <text:p>398874432</text:p>
          </table:table-cell>
          <table:table-cell office:value-type="float" office:value="152470584" calcext:value-type="float">
            <text:p>152470584</text:p>
          </table:table-cell>
          <table:table-cell table:formula="of:=[.C232]+[.A233]" office:value-type="float" office:value="51162053160" calcext:value-type="float">
            <text:p>51162053160</text:p>
          </table:table-cell>
          <table:table-cell table:formula="of:=[.D232]+[.B233]" office:value-type="float" office:value="31414521264" calcext:value-type="float">
            <text:p>31414521264</text:p>
          </table:table-cell>
          <table:table-cell table:formula="of:=[.C233]/(ROW()-1)" office:value-type="float" office:value="220526091.206897" calcext:value-type="float">
            <text:p>220526091.206897</text:p>
          </table:table-cell>
          <table:table-cell table:formula="of:=[.D233]/(ROW()-1)" office:value-type="float" office:value="135407419.241379" calcext:value-type="float">
            <text:p>135407419.241379</text:p>
          </table:table-cell>
        </table:table-row>
        <table:table-row table:style-name="ro1">
          <table:table-cell office:value-type="float" office:value="414881424" calcext:value-type="float">
            <text:p>414881424</text:p>
          </table:table-cell>
          <table:table-cell office:value-type="float" office:value="156394488" calcext:value-type="float">
            <text:p>156394488</text:p>
          </table:table-cell>
          <table:table-cell table:formula="of:=[.C233]+[.A234]" office:value-type="float" office:value="51576934584" calcext:value-type="float">
            <text:p>51576934584</text:p>
          </table:table-cell>
          <table:table-cell table:formula="of:=[.D233]+[.B234]" office:value-type="float" office:value="31570915752" calcext:value-type="float">
            <text:p>31570915752</text:p>
          </table:table-cell>
          <table:table-cell table:formula="of:=[.C234]/(ROW()-1)" office:value-type="float" office:value="221360234.266094" calcext:value-type="float">
            <text:p>221360234.266094</text:p>
          </table:table-cell>
          <table:table-cell table:formula="of:=[.D234]/(ROW()-1)" office:value-type="float" office:value="135497492.497854" calcext:value-type="float">
            <text:p>135497492.497854</text:p>
          </table:table-cell>
        </table:table-row>
        <table:table-row table:style-name="ro1">
          <table:table-cell office:value-type="float" office:value="426892560" calcext:value-type="float">
            <text:p>426892560</text:p>
          </table:table-cell>
          <table:table-cell office:value-type="float" office:value="169009080" calcext:value-type="float">
            <text:p>169009080</text:p>
          </table:table-cell>
          <table:table-cell table:formula="of:=[.C234]+[.A235]" office:value-type="float" office:value="52003827144" calcext:value-type="float">
            <text:p>52003827144</text:p>
          </table:table-cell>
          <table:table-cell table:formula="of:=[.D234]+[.B235]" office:value-type="float" office:value="31739924832" calcext:value-type="float">
            <text:p>31739924832</text:p>
          </table:table-cell>
          <table:table-cell table:formula="of:=[.C235]/(ROW()-1)" office:value-type="float" office:value="222238577.538462" calcext:value-type="float">
            <text:p>222238577.538462</text:p>
          </table:table-cell>
          <table:table-cell table:formula="of:=[.D235]/(ROW()-1)" office:value-type="float" office:value="135640704.410256" calcext:value-type="float">
            <text:p>135640704.410256</text:p>
          </table:table-cell>
        </table:table-row>
        <table:table-row table:style-name="ro1">
          <table:table-cell office:value-type="float" office:value="430690624" calcext:value-type="float">
            <text:p>430690624</text:p>
          </table:table-cell>
          <table:table-cell office:value-type="float" office:value="167668312" calcext:value-type="float">
            <text:p>167668312</text:p>
          </table:table-cell>
          <table:table-cell table:formula="of:=[.C235]+[.A236]" office:value-type="float" office:value="52434517768" calcext:value-type="float">
            <text:p>52434517768</text:p>
          </table:table-cell>
          <table:table-cell table:formula="of:=[.D235]+[.B236]" office:value-type="float" office:value="31907593144" calcext:value-type="float">
            <text:p>31907593144</text:p>
          </table:table-cell>
          <table:table-cell table:formula="of:=[.C236]/(ROW()-1)" office:value-type="float" office:value="223125607.523404" calcext:value-type="float">
            <text:p>223125607.523404</text:p>
          </table:table-cell>
          <table:table-cell table:formula="of:=[.D236]/(ROW()-1)" office:value-type="float" office:value="135776992.102128" calcext:value-type="float">
            <text:p>135776992.102128</text:p>
          </table:table-cell>
        </table:table-row>
        <table:table-row table:style-name="ro1">
          <table:table-cell office:value-type="float" office:value="448690160" calcext:value-type="float">
            <text:p>448690160</text:p>
          </table:table-cell>
          <table:table-cell office:value-type="float" office:value="177940152" calcext:value-type="float">
            <text:p>177940152</text:p>
          </table:table-cell>
          <table:table-cell table:formula="of:=[.C236]+[.A237]" office:value-type="float" office:value="52883207928" calcext:value-type="float">
            <text:p>52883207928</text:p>
          </table:table-cell>
          <table:table-cell table:formula="of:=[.D236]+[.B237]" office:value-type="float" office:value="32085533296" calcext:value-type="float">
            <text:p>32085533296</text:p>
          </table:table-cell>
          <table:table-cell table:formula="of:=[.C237]/(ROW()-1)" office:value-type="float" office:value="224081389.525424" calcext:value-type="float">
            <text:p>224081389.525424</text:p>
          </table:table-cell>
          <table:table-cell table:formula="of:=[.D237]/(ROW()-1)" office:value-type="float" office:value="135955649.559322" calcext:value-type="float">
            <text:p>135955649.559322</text:p>
          </table:table-cell>
        </table:table-row>
        <table:table-row table:style-name="ro1">
          <table:table-cell office:value-type="float" office:value="461578256" calcext:value-type="float">
            <text:p>461578256</text:p>
          </table:table-cell>
          <table:table-cell office:value-type="float" office:value="178259992" calcext:value-type="float">
            <text:p>178259992</text:p>
          </table:table-cell>
          <table:table-cell table:formula="of:=[.C237]+[.A238]" office:value-type="float" office:value="53344786184" calcext:value-type="float">
            <text:p>53344786184</text:p>
          </table:table-cell>
          <table:table-cell table:formula="of:=[.D237]+[.B238]" office:value-type="float" office:value="32263793288" calcext:value-type="float">
            <text:p>32263793288</text:p>
          </table:table-cell>
          <table:table-cell table:formula="of:=[.C238]/(ROW()-1)" office:value-type="float" office:value="225083486.008439" calcext:value-type="float">
            <text:p>225083486.008439</text:p>
          </table:table-cell>
          <table:table-cell table:formula="of:=[.D238]/(ROW()-1)" office:value-type="float" office:value="136134148.894515" calcext:value-type="float">
            <text:p>136134148.894515</text:p>
          </table:table-cell>
        </table:table-row>
        <table:table-row table:style-name="ro1">
          <table:table-cell office:value-type="float" office:value="455217248" calcext:value-type="float">
            <text:p>455217248</text:p>
          </table:table-cell>
          <table:table-cell office:value-type="float" office:value="185830472" calcext:value-type="float">
            <text:p>185830472</text:p>
          </table:table-cell>
          <table:table-cell table:formula="of:=[.C238]+[.A239]" office:value-type="float" office:value="53800003432" calcext:value-type="float">
            <text:p>53800003432</text:p>
          </table:table-cell>
          <table:table-cell table:formula="of:=[.D238]+[.B239]" office:value-type="float" office:value="32449623760" calcext:value-type="float">
            <text:p>32449623760</text:p>
          </table:table-cell>
          <table:table-cell table:formula="of:=[.C239]/(ROW()-1)" office:value-type="float" office:value="226050434.588235" calcext:value-type="float">
            <text:p>226050434.588235</text:p>
          </table:table-cell>
          <table:table-cell table:formula="of:=[.D239]/(ROW()-1)" office:value-type="float" office:value="136342956.97479" calcext:value-type="float">
            <text:p>136342956.97479</text:p>
          </table:table-cell>
        </table:table-row>
        <table:table-row table:style-name="ro1">
          <table:table-cell office:value-type="float" office:value="472550960" calcext:value-type="float">
            <text:p>472550960</text:p>
          </table:table-cell>
          <table:table-cell office:value-type="float" office:value="182618120" calcext:value-type="float">
            <text:p>182618120</text:p>
          </table:table-cell>
          <table:table-cell table:formula="of:=[.C239]+[.A240]" office:value-type="float" office:value="54272554392" calcext:value-type="float">
            <text:p>54272554392</text:p>
          </table:table-cell>
          <table:table-cell table:formula="of:=[.D239]+[.B240]" office:value-type="float" office:value="32632241880" calcext:value-type="float">
            <text:p>32632241880</text:p>
          </table:table-cell>
          <table:table-cell table:formula="of:=[.C240]/(ROW()-1)" office:value-type="float" office:value="227081817.539749" calcext:value-type="float">
            <text:p>227081817.539749</text:p>
          </table:table-cell>
          <table:table-cell table:formula="of:=[.D240]/(ROW()-1)" office:value-type="float" office:value="136536576.903766" calcext:value-type="float">
            <text:p>136536576.903766</text:p>
          </table:table-cell>
        </table:table-row>
        <table:table-row table:style-name="ro1">
          <table:table-cell office:value-type="float" office:value="481014848" calcext:value-type="float">
            <text:p>481014848</text:p>
          </table:table-cell>
          <table:table-cell office:value-type="float" office:value="189755832" calcext:value-type="float">
            <text:p>189755832</text:p>
          </table:table-cell>
          <table:table-cell table:formula="of:=[.C240]+[.A241]" office:value-type="float" office:value="54753569240" calcext:value-type="float">
            <text:p>54753569240</text:p>
          </table:table-cell>
          <table:table-cell table:formula="of:=[.D240]+[.B241]" office:value-type="float" office:value="32821997712" calcext:value-type="float">
            <text:p>32821997712</text:p>
          </table:table-cell>
          <table:table-cell table:formula="of:=[.C241]/(ROW()-1)" office:value-type="float" office:value="228139871.833333" calcext:value-type="float">
            <text:p>228139871.833333</text:p>
          </table:table-cell>
          <table:table-cell table:formula="of:=[.D241]/(ROW()-1)" office:value-type="float" office:value="136758323.8" calcext:value-type="float">
            <text:p>136758323.8</text:p>
          </table:table-cell>
        </table:table-row>
        <table:table-row table:style-name="ro1">
          <table:table-cell office:value-type="float" office:value="496577664" calcext:value-type="float">
            <text:p>496577664</text:p>
          </table:table-cell>
          <table:table-cell office:value-type="float" office:value="186151336" calcext:value-type="float">
            <text:p>186151336</text:p>
          </table:table-cell>
          <table:table-cell table:formula="of:=[.C241]+[.A242]" office:value-type="float" office:value="55250146904" calcext:value-type="float">
            <text:p>55250146904</text:p>
          </table:table-cell>
          <table:table-cell table:formula="of:=[.D241]+[.B242]" office:value-type="float" office:value="33008149048" calcext:value-type="float">
            <text:p>33008149048</text:p>
          </table:table-cell>
          <table:table-cell table:formula="of:=[.C242]/(ROW()-1)" office:value-type="float" office:value="229253721.593361" calcext:value-type="float">
            <text:p>229253721.593361</text:p>
          </table:table-cell>
          <table:table-cell table:formula="of:=[.D242]/(ROW()-1)" office:value-type="float" office:value="136963274.058091" calcext:value-type="float">
            <text:p>136963274.058091</text:p>
          </table:table-cell>
        </table:table-row>
        <table:table-row table:style-name="ro1">
          <table:table-cell office:value-type="float" office:value="498557216" calcext:value-type="float">
            <text:p>498557216</text:p>
          </table:table-cell>
          <table:table-cell office:value-type="float" office:value="182917816" calcext:value-type="float">
            <text:p>182917816</text:p>
          </table:table-cell>
          <table:table-cell table:formula="of:=[.C242]+[.A243]" office:value-type="float" office:value="55748704120" calcext:value-type="float">
            <text:p>55748704120</text:p>
          </table:table-cell>
          <table:table-cell table:formula="of:=[.D242]+[.B243]" office:value-type="float" office:value="33191066864" calcext:value-type="float">
            <text:p>33191066864</text:p>
          </table:table-cell>
          <table:table-cell table:formula="of:=[.C243]/(ROW()-1)" office:value-type="float" office:value="230366545.950413" calcext:value-type="float">
            <text:p>230366545.950413</text:p>
          </table:table-cell>
          <table:table-cell table:formula="of:=[.D243]/(ROW()-1)" office:value-type="float" office:value="137153168.859504" calcext:value-type="float">
            <text:p>137153168.859504</text:p>
          </table:table-cell>
        </table:table-row>
        <table:table-row table:style-name="ro1">
          <table:table-cell office:value-type="float" office:value="505780544" calcext:value-type="float">
            <text:p>505780544</text:p>
          </table:table-cell>
          <table:table-cell office:value-type="float" office:value="200382328" calcext:value-type="float">
            <text:p>200382328</text:p>
          </table:table-cell>
          <table:table-cell table:formula="of:=[.C243]+[.A244]" office:value-type="float" office:value="56254484664" calcext:value-type="float">
            <text:p>56254484664</text:p>
          </table:table-cell>
          <table:table-cell table:formula="of:=[.D243]+[.B244]" office:value-type="float" office:value="33391449192" calcext:value-type="float">
            <text:p>33391449192</text:p>
          </table:table-cell>
          <table:table-cell table:formula="of:=[.C244]/(ROW()-1)" office:value-type="float" office:value="231499936.888889" calcext:value-type="float">
            <text:p>231499936.888889</text:p>
          </table:table-cell>
          <table:table-cell table:formula="of:=[.D244]/(ROW()-1)" office:value-type="float" office:value="137413371.160494" calcext:value-type="float">
            <text:p>137413371.160494</text:p>
          </table:table-cell>
        </table:table-row>
        <table:table-row table:style-name="ro1">
          <table:table-cell office:value-type="float" office:value="521489600" calcext:value-type="float">
            <text:p>521489600</text:p>
          </table:table-cell>
          <table:table-cell office:value-type="float" office:value="125826072" calcext:value-type="float">
            <text:p>125826072</text:p>
          </table:table-cell>
          <table:table-cell table:formula="of:=[.C244]+[.A245]" office:value-type="float" office:value="56775974264" calcext:value-type="float">
            <text:p>56775974264</text:p>
          </table:table-cell>
          <table:table-cell table:formula="of:=[.D244]+[.B245]" office:value-type="float" office:value="33517275264" calcext:value-type="float">
            <text:p>33517275264</text:p>
          </table:table-cell>
          <table:table-cell table:formula="of:=[.C245]/(ROW()-1)" office:value-type="float" office:value="232688419.114754" calcext:value-type="float">
            <text:p>232688419.114754</text:p>
          </table:table-cell>
          <table:table-cell table:formula="of:=[.D245]/(ROW()-1)" office:value-type="float" office:value="137365882.229508" calcext:value-type="float">
            <text:p>137365882.229508</text:p>
          </table:table-cell>
        </table:table-row>
        <table:table-row table:style-name="ro1">
          <table:table-cell office:value-type="float" office:value="529514336" calcext:value-type="float">
            <text:p>529514336</text:p>
          </table:table-cell>
          <table:table-cell office:value-type="float" office:value="133305848" calcext:value-type="float">
            <text:p>133305848</text:p>
          </table:table-cell>
          <table:table-cell table:formula="of:=[.C245]+[.A246]" office:value-type="float" office:value="57305488600" calcext:value-type="float">
            <text:p>57305488600</text:p>
          </table:table-cell>
          <table:table-cell table:formula="of:=[.D245]+[.B246]" office:value-type="float" office:value="33650581112" calcext:value-type="float">
            <text:p>33650581112</text:p>
          </table:table-cell>
          <table:table-cell table:formula="of:=[.C246]/(ROW()-1)" office:value-type="float" office:value="233899953.469388" calcext:value-type="float">
            <text:p>233899953.469388</text:p>
          </table:table-cell>
          <table:table-cell table:formula="of:=[.D246]/(ROW()-1)" office:value-type="float" office:value="137349310.661224" calcext:value-type="float">
            <text:p>137349310.661224</text:p>
          </table:table-cell>
        </table:table-row>
        <table:table-row table:style-name="ro1">
          <table:table-cell office:value-type="float" office:value="532472864" calcext:value-type="float">
            <text:p>532472864</text:p>
          </table:table-cell>
          <table:table-cell office:value-type="float" office:value="139933000" calcext:value-type="float">
            <text:p>139933000</text:p>
          </table:table-cell>
          <table:table-cell table:formula="of:=[.C246]+[.A247]" office:value-type="float" office:value="57837961464" calcext:value-type="float">
            <text:p>57837961464</text:p>
          </table:table-cell>
          <table:table-cell table:formula="of:=[.D246]+[.B247]" office:value-type="float" office:value="33790514112" calcext:value-type="float">
            <text:p>33790514112</text:p>
          </table:table-cell>
          <table:table-cell table:formula="of:=[.C247]/(ROW()-1)" office:value-type="float" office:value="235113664.487805" calcext:value-type="float">
            <text:p>235113664.487805</text:p>
          </table:table-cell>
          <table:table-cell table:formula="of:=[.D247]/(ROW()-1)" office:value-type="float" office:value="137359813.463415" calcext:value-type="float">
            <text:p>137359813.463415</text:p>
          </table:table-cell>
        </table:table-row>
        <table:table-row table:style-name="ro1">
          <table:table-cell office:value-type="float" office:value="547529536" calcext:value-type="float">
            <text:p>547529536</text:p>
          </table:table-cell>
          <table:table-cell office:value-type="float" office:value="152182392" calcext:value-type="float">
            <text:p>152182392</text:p>
          </table:table-cell>
          <table:table-cell table:formula="of:=[.C247]+[.A248]" office:value-type="float" office:value="58385491000" calcext:value-type="float">
            <text:p>58385491000</text:p>
          </table:table-cell>
          <table:table-cell table:formula="of:=[.D247]+[.B248]" office:value-type="float" office:value="33942696504" calcext:value-type="float">
            <text:p>33942696504</text:p>
          </table:table-cell>
          <table:table-cell table:formula="of:=[.C248]/(ROW()-1)" office:value-type="float" office:value="236378506.072874" calcext:value-type="float">
            <text:p>236378506.072874</text:p>
          </table:table-cell>
          <table:table-cell table:formula="of:=[.D248]/(ROW()-1)" office:value-type="float" office:value="137419823.902834" calcext:value-type="float">
            <text:p>137419823.902834</text:p>
          </table:table-cell>
        </table:table-row>
        <table:table-row table:style-name="ro1">
          <table:table-cell office:value-type="float" office:value="540035648" calcext:value-type="float">
            <text:p>540035648</text:p>
          </table:table-cell>
          <table:table-cell office:value-type="float" office:value="159158488" calcext:value-type="float">
            <text:p>159158488</text:p>
          </table:table-cell>
          <table:table-cell table:formula="of:=[.C248]+[.A249]" office:value-type="float" office:value="58925526648" calcext:value-type="float">
            <text:p>58925526648</text:p>
          </table:table-cell>
          <table:table-cell table:formula="of:=[.D248]+[.B249]" office:value-type="float" office:value="34101854992" calcext:value-type="float">
            <text:p>34101854992</text:p>
          </table:table-cell>
          <table:table-cell table:formula="of:=[.C249]/(ROW()-1)" office:value-type="float" office:value="237602930.032258" calcext:value-type="float">
            <text:p>237602930.032258</text:p>
          </table:table-cell>
          <table:table-cell table:formula="of:=[.D249]/(ROW()-1)" office:value-type="float" office:value="137507479.806452" calcext:value-type="float">
            <text:p>137507479.806452</text:p>
          </table:table-cell>
        </table:table-row>
        <table:table-row table:style-name="ro1">
          <table:table-cell office:value-type="float" office:value="535300384" calcext:value-type="float">
            <text:p>535300384</text:p>
          </table:table-cell>
          <table:table-cell office:value-type="float" office:value="178727096" calcext:value-type="float">
            <text:p>178727096</text:p>
          </table:table-cell>
          <table:table-cell table:formula="of:=[.C249]+[.A250]" office:value-type="float" office:value="59460827032" calcext:value-type="float">
            <text:p>59460827032</text:p>
          </table:table-cell>
          <table:table-cell table:formula="of:=[.D249]+[.B250]" office:value-type="float" office:value="34280582088" calcext:value-type="float">
            <text:p>34280582088</text:p>
          </table:table-cell>
          <table:table-cell table:formula="of:=[.C250]/(ROW()-1)" office:value-type="float" office:value="238798502.136546" calcext:value-type="float">
            <text:p>238798502.136546</text:p>
          </table:table-cell>
          <table:table-cell table:formula="of:=[.D250]/(ROW()-1)" office:value-type="float" office:value="137673020.433735" calcext:value-type="float">
            <text:p>137673020.433735</text:p>
          </table:table-cell>
        </table:table-row>
        <table:table-row table:style-name="ro1">
          <table:table-cell office:value-type="float" office:value="541146896" calcext:value-type="float">
            <text:p>541146896</text:p>
          </table:table-cell>
          <table:table-cell office:value-type="float" office:value="178398888" calcext:value-type="float">
            <text:p>178398888</text:p>
          </table:table-cell>
          <table:table-cell table:formula="of:=[.C250]+[.A251]" office:value-type="float" office:value="60001973928" calcext:value-type="float">
            <text:p>60001973928</text:p>
          </table:table-cell>
          <table:table-cell table:formula="of:=[.D250]+[.B251]" office:value-type="float" office:value="34458980976" calcext:value-type="float">
            <text:p>34458980976</text:p>
          </table:table-cell>
          <table:table-cell table:formula="of:=[.C251]/(ROW()-1)" office:value-type="float" office:value="240007895.712" calcext:value-type="float">
            <text:p>240007895.712</text:p>
          </table:table-cell>
          <table:table-cell table:formula="of:=[.D251]/(ROW()-1)" office:value-type="float" office:value="137835923.904" calcext:value-type="float">
            <text:p>137835923.904</text:p>
          </table:table-cell>
        </table:table-row>
        <table:table-row table:style-name="ro1">
          <table:table-cell office:value-type="float" office:value="554063264" calcext:value-type="float">
            <text:p>554063264</text:p>
          </table:table-cell>
          <table:table-cell office:value-type="float" office:value="181043608" calcext:value-type="float">
            <text:p>181043608</text:p>
          </table:table-cell>
          <table:table-cell table:formula="of:=[.C251]+[.A252]" office:value-type="float" office:value="60556037192" calcext:value-type="float">
            <text:p>60556037192</text:p>
          </table:table-cell>
          <table:table-cell table:formula="of:=[.D251]+[.B252]" office:value-type="float" office:value="34640024584" calcext:value-type="float">
            <text:p>34640024584</text:p>
          </table:table-cell>
          <table:table-cell table:formula="of:=[.C252]/(ROW()-1)" office:value-type="float" office:value="241259112.318725" calcext:value-type="float">
            <text:p>241259112.318725</text:p>
          </table:table-cell>
          <table:table-cell table:formula="of:=[.D252]/(ROW()-1)" office:value-type="float" office:value="138008066.071713" calcext:value-type="float">
            <text:p>138008066.071713</text:p>
          </table:table-cell>
        </table:table-row>
        <table:table-row table:style-name="ro1">
          <table:table-cell office:value-type="float" office:value="563439808" calcext:value-type="float">
            <text:p>563439808</text:p>
          </table:table-cell>
          <table:table-cell office:value-type="float" office:value="180047672" calcext:value-type="float">
            <text:p>180047672</text:p>
          </table:table-cell>
          <table:table-cell table:formula="of:=[.C252]+[.A253]" office:value-type="float" office:value="61119477000" calcext:value-type="float">
            <text:p>61119477000</text:p>
          </table:table-cell>
          <table:table-cell table:formula="of:=[.D252]+[.B253]" office:value-type="float" office:value="34820072256" calcext:value-type="float">
            <text:p>34820072256</text:p>
          </table:table-cell>
          <table:table-cell table:formula="of:=[.C253]/(ROW()-1)" office:value-type="float" office:value="242537607.142857" calcext:value-type="float">
            <text:p>242537607.142857</text:p>
          </table:table-cell>
          <table:table-cell table:formula="of:=[.D253]/(ROW()-1)" office:value-type="float" office:value="138174889.904762" calcext:value-type="float">
            <text:p>138174889.904762</text:p>
          </table:table-cell>
        </table:table-row>
        <table:table-row table:style-name="ro1">
          <table:table-cell office:value-type="float" office:value="564036160" calcext:value-type="float">
            <text:p>564036160</text:p>
          </table:table-cell>
          <table:table-cell office:value-type="float" office:value="192247240" calcext:value-type="float">
            <text:p>192247240</text:p>
          </table:table-cell>
          <table:table-cell table:formula="of:=[.C253]+[.A254]" office:value-type="float" office:value="61683513160" calcext:value-type="float">
            <text:p>61683513160</text:p>
          </table:table-cell>
          <table:table-cell table:formula="of:=[.D253]+[.B254]" office:value-type="float" office:value="35012319496" calcext:value-type="float">
            <text:p>35012319496</text:p>
          </table:table-cell>
          <table:table-cell table:formula="of:=[.C254]/(ROW()-1)" office:value-type="float" office:value="243808352.411067" calcext:value-type="float">
            <text:p>243808352.411067</text:p>
          </table:table-cell>
          <table:table-cell table:formula="of:=[.D254]/(ROW()-1)" office:value-type="float" office:value="138388614.608696" calcext:value-type="float">
            <text:p>138388614.608696</text:p>
          </table:table-cell>
        </table:table-row>
        <table:table-row table:style-name="ro1">
          <table:table-cell office:value-type="float" office:value="558160640" calcext:value-type="float">
            <text:p>558160640</text:p>
          </table:table-cell>
          <table:table-cell office:value-type="float" office:value="191066648" calcext:value-type="float">
            <text:p>191066648</text:p>
          </table:table-cell>
          <table:table-cell table:formula="of:=[.C254]+[.A255]" office:value-type="float" office:value="62241673800" calcext:value-type="float">
            <text:p>62241673800</text:p>
          </table:table-cell>
          <table:table-cell table:formula="of:=[.D254]+[.B255]" office:value-type="float" office:value="35203386144" calcext:value-type="float">
            <text:p>35203386144</text:p>
          </table:table-cell>
          <table:table-cell table:formula="of:=[.C255]/(ROW()-1)" office:value-type="float" office:value="245045959.84252" calcext:value-type="float">
            <text:p>245045959.84252</text:p>
          </table:table-cell>
          <table:table-cell table:formula="of:=[.D255]/(ROW()-1)" office:value-type="float" office:value="138596008.440945" calcext:value-type="float">
            <text:p>138596008.440945</text:p>
          </table:table-cell>
        </table:table-row>
        <table:table-row table:style-name="ro1">
          <table:table-cell office:value-type="float" office:value="569008896" calcext:value-type="float">
            <text:p>569008896</text:p>
          </table:table-cell>
          <table:table-cell office:value-type="float" office:value="191933896" calcext:value-type="float">
            <text:p>191933896</text:p>
          </table:table-cell>
          <table:table-cell table:formula="of:=[.C255]+[.A256]" office:value-type="float" office:value="62810682696" calcext:value-type="float">
            <text:p>62810682696</text:p>
          </table:table-cell>
          <table:table-cell table:formula="of:=[.D255]+[.B256]" office:value-type="float" office:value="35395320040" calcext:value-type="float">
            <text:p>35395320040</text:p>
          </table:table-cell>
          <table:table-cell table:formula="of:=[.C256]/(ROW()-1)" office:value-type="float" office:value="246316402.729412" calcext:value-type="float">
            <text:p>246316402.729412</text:p>
          </table:table-cell>
          <table:table-cell table:formula="of:=[.D256]/(ROW()-1)" office:value-type="float" office:value="138805176.627451" calcext:value-type="float">
            <text:p>138805176.627451</text:p>
          </table:table-cell>
        </table:table-row>
        <table:table-row table:style-name="ro1">
          <table:table-cell office:value-type="float" office:value="578330784" calcext:value-type="float">
            <text:p>578330784</text:p>
          </table:table-cell>
          <table:table-cell office:value-type="float" office:value="203988456" calcext:value-type="float">
            <text:p>203988456</text:p>
          </table:table-cell>
          <table:table-cell table:formula="of:=[.C256]+[.A257]" office:value-type="float" office:value="63389013480" calcext:value-type="float">
            <text:p>63389013480</text:p>
          </table:table-cell>
          <table:table-cell table:formula="of:=[.D256]+[.B257]" office:value-type="float" office:value="35599308496" calcext:value-type="float">
            <text:p>35599308496</text:p>
          </table:table-cell>
          <table:table-cell table:formula="of:=[.C257]/(ROW()-1)" office:value-type="float" office:value="247613333.90625" calcext:value-type="float">
            <text:p>247613333.90625</text:p>
          </table:table-cell>
          <table:table-cell table:formula="of:=[.D257]/(ROW()-1)" office:value-type="float" office:value="139059798.8125" calcext:value-type="float">
            <text:p>139059798.8125</text:p>
          </table:table-cell>
        </table:table-row>
        <table:table-row table:style-name="ro1">
          <table:table-cell office:value-type="float" office:value="582077200" calcext:value-type="float">
            <text:p>582077200</text:p>
          </table:table-cell>
          <table:table-cell office:value-type="float" office:value="131228488" calcext:value-type="float">
            <text:p>131228488</text:p>
          </table:table-cell>
          <table:table-cell table:formula="of:=[.C257]+[.A258]" office:value-type="float" office:value="63971090680" calcext:value-type="float">
            <text:p>63971090680</text:p>
          </table:table-cell>
          <table:table-cell table:formula="of:=[.D257]+[.B258]" office:value-type="float" office:value="35730536984" calcext:value-type="float">
            <text:p>35730536984</text:p>
          </table:table-cell>
          <table:table-cell table:formula="of:=[.C258]/(ROW()-1)" office:value-type="float" office:value="248914749.727626" calcext:value-type="float">
            <text:p>248914749.727626</text:p>
          </table:table-cell>
          <table:table-cell table:formula="of:=[.D258]/(ROW()-1)" office:value-type="float" office:value="139029326.785992" calcext:value-type="float">
            <text:p>139029326.785992</text:p>
          </table:table-cell>
        </table:table-row>
        <table:table-row table:style-name="ro1">
          <table:table-cell office:value-type="float" office:value="582085616" calcext:value-type="float">
            <text:p>582085616</text:p>
          </table:table-cell>
          <table:table-cell office:value-type="float" office:value="134319464" calcext:value-type="float">
            <text:p>134319464</text:p>
          </table:table-cell>
          <table:table-cell table:formula="of:=[.C258]+[.A259]" office:value-type="float" office:value="64553176296" calcext:value-type="float">
            <text:p>64553176296</text:p>
          </table:table-cell>
          <table:table-cell table:formula="of:=[.D258]+[.B259]" office:value-type="float" office:value="35864856448" calcext:value-type="float">
            <text:p>35864856448</text:p>
          </table:table-cell>
          <table:table-cell table:formula="of:=[.C259]/(ROW()-1)" office:value-type="float" office:value="250206109.674419" calcext:value-type="float">
            <text:p>250206109.674419</text:p>
          </table:table-cell>
          <table:table-cell table:formula="of:=[.D259]/(ROW()-1)" office:value-type="float" office:value="139011071.503876" calcext:value-type="float">
            <text:p>139011071.503876</text:p>
          </table:table-cell>
        </table:table-row>
        <table:table-row table:style-name="ro1">
          <table:table-cell office:value-type="float" office:value="588609984" calcext:value-type="float">
            <text:p>588609984</text:p>
          </table:table-cell>
          <table:table-cell office:value-type="float" office:value="148873096" calcext:value-type="float">
            <text:p>148873096</text:p>
          </table:table-cell>
          <table:table-cell table:formula="of:=[.C259]+[.A260]" office:value-type="float" office:value="65141786280" calcext:value-type="float">
            <text:p>65141786280</text:p>
          </table:table-cell>
          <table:table-cell table:formula="of:=[.D259]+[.B260]" office:value-type="float" office:value="36013729544" calcext:value-type="float">
            <text:p>36013729544</text:p>
          </table:table-cell>
          <table:table-cell table:formula="of:=[.C260]/(ROW()-1)" office:value-type="float" office:value="251512688.339768" calcext:value-type="float">
            <text:p>251512688.339768</text:p>
          </table:table-cell>
          <table:table-cell table:formula="of:=[.D260]/(ROW()-1)" office:value-type="float" office:value="139049148.818533" calcext:value-type="float">
            <text:p>139049148.818533</text:p>
          </table:table-cell>
        </table:table-row>
        <table:table-row table:style-name="ro1">
          <table:table-cell office:value-type="float" office:value="593396608" calcext:value-type="float">
            <text:p>593396608</text:p>
          </table:table-cell>
          <table:table-cell office:value-type="float" office:value="156394520" calcext:value-type="float">
            <text:p>156394520</text:p>
          </table:table-cell>
          <table:table-cell table:formula="of:=[.C260]+[.A261]" office:value-type="float" office:value="65735182888" calcext:value-type="float">
            <text:p>65735182888</text:p>
          </table:table-cell>
          <table:table-cell table:formula="of:=[.D260]+[.B261]" office:value-type="float" office:value="36170124064" calcext:value-type="float">
            <text:p>36170124064</text:p>
          </table:table-cell>
          <table:table-cell table:formula="of:=[.C261]/(ROW()-1)" office:value-type="float" office:value="252827626.492308" calcext:value-type="float">
            <text:p>252827626.492308</text:p>
          </table:table-cell>
          <table:table-cell table:formula="of:=[.D261]/(ROW()-1)" office:value-type="float" office:value="139115861.784615" calcext:value-type="float">
            <text:p>139115861.784615</text:p>
          </table:table-cell>
        </table:table-row>
        <table:table-row table:style-name="ro1">
          <table:table-cell office:value-type="float" office:value="242522432" calcext:value-type="float">
            <text:p>242522432</text:p>
          </table:table-cell>
          <table:table-cell office:value-type="float" office:value="157426424" calcext:value-type="float">
            <text:p>157426424</text:p>
          </table:table-cell>
          <table:table-cell table:formula="of:=[.C261]+[.A262]" office:value-type="float" office:value="65977705320" calcext:value-type="float">
            <text:p>65977705320</text:p>
          </table:table-cell>
          <table:table-cell table:formula="of:=[.D261]+[.B262]" office:value-type="float" office:value="36327550488" calcext:value-type="float">
            <text:p>36327550488</text:p>
          </table:table-cell>
          <table:table-cell table:formula="of:=[.C262]/(ROW()-1)" office:value-type="float" office:value="252788142.988506" calcext:value-type="float">
            <text:p>252788142.988506</text:p>
          </table:table-cell>
          <table:table-cell table:formula="of:=[.D262]/(ROW()-1)" office:value-type="float" office:value="139186017.195402" calcext:value-type="float">
            <text:p>139186017.195402</text:p>
          </table:table-cell>
        </table:table-row>
        <table:table-row table:style-name="ro1">
          <table:table-cell office:value-type="float" office:value="245800800" calcext:value-type="float">
            <text:p>245800800</text:p>
          </table:table-cell>
          <table:table-cell office:value-type="float" office:value="160371672" calcext:value-type="float">
            <text:p>160371672</text:p>
          </table:table-cell>
          <table:table-cell table:formula="of:=[.C262]+[.A263]" office:value-type="float" office:value="66223506120" calcext:value-type="float">
            <text:p>66223506120</text:p>
          </table:table-cell>
          <table:table-cell table:formula="of:=[.D262]+[.B263]" office:value-type="float" office:value="36487922160" calcext:value-type="float">
            <text:p>36487922160</text:p>
          </table:table-cell>
          <table:table-cell table:formula="of:=[.C263]/(ROW()-1)" office:value-type="float" office:value="252761473.740458" calcext:value-type="float">
            <text:p>252761473.740458</text:p>
          </table:table-cell>
          <table:table-cell table:formula="of:=[.D263]/(ROW()-1)" office:value-type="float" office:value="139266878.473282" calcext:value-type="float">
            <text:p>139266878.473282</text:p>
          </table:table-cell>
        </table:table-row>
        <table:table-row table:style-name="ro1">
          <table:table-cell office:value-type="float" office:value="259344368" calcext:value-type="float">
            <text:p>259344368</text:p>
          </table:table-cell>
          <table:table-cell office:value-type="float" office:value="172904984" calcext:value-type="float">
            <text:p>172904984</text:p>
          </table:table-cell>
          <table:table-cell table:formula="of:=[.C263]+[.A264]" office:value-type="float" office:value="66482850488" calcext:value-type="float">
            <text:p>66482850488</text:p>
          </table:table-cell>
          <table:table-cell table:formula="of:=[.D263]+[.B264]" office:value-type="float" office:value="36660827144" calcext:value-type="float">
            <text:p>36660827144</text:p>
          </table:table-cell>
          <table:table-cell table:formula="of:=[.C264]/(ROW()-1)" office:value-type="float" office:value="252786503.756654" calcext:value-type="float">
            <text:p>252786503.756654</text:p>
          </table:table-cell>
          <table:table-cell table:formula="of:=[.D264]/(ROW()-1)" office:value-type="float" office:value="139394780.015209" calcext:value-type="float">
            <text:p>139394780.015209</text:p>
          </table:table-cell>
        </table:table-row>
        <table:table-row table:style-name="ro1">
          <table:table-cell office:value-type="float" office:value="267470752" calcext:value-type="float">
            <text:p>267470752</text:p>
          </table:table-cell>
          <table:table-cell office:value-type="float" office:value="171852024" calcext:value-type="float">
            <text:p>171852024</text:p>
          </table:table-cell>
          <table:table-cell table:formula="of:=[.C264]+[.A265]" office:value-type="float" office:value="66750321240" calcext:value-type="float">
            <text:p>66750321240</text:p>
          </table:table-cell>
          <table:table-cell table:formula="of:=[.D264]+[.B265]" office:value-type="float" office:value="36832679168" calcext:value-type="float">
            <text:p>36832679168</text:p>
          </table:table-cell>
          <table:table-cell table:formula="of:=[.C265]/(ROW()-1)" office:value-type="float" office:value="252842125.909091" calcext:value-type="float">
            <text:p>252842125.909091</text:p>
          </table:table-cell>
          <table:table-cell table:formula="of:=[.D265]/(ROW()-1)" office:value-type="float" office:value="139517724.121212" calcext:value-type="float">
            <text:p>139517724.121212</text:p>
          </table:table-cell>
        </table:table-row>
        <table:table-row table:style-name="ro1">
          <table:table-cell office:value-type="float" office:value="285925728" calcext:value-type="float">
            <text:p>285925728</text:p>
          </table:table-cell>
          <table:table-cell office:value-type="float" office:value="178661400" calcext:value-type="float">
            <text:p>178661400</text:p>
          </table:table-cell>
          <table:table-cell table:formula="of:=[.C265]+[.A266]" office:value-type="float" office:value="67036246968" calcext:value-type="float">
            <text:p>67036246968</text:p>
          </table:table-cell>
          <table:table-cell table:formula="of:=[.D265]+[.B266]" office:value-type="float" office:value="37011340568" calcext:value-type="float">
            <text:p>37011340568</text:p>
          </table:table-cell>
          <table:table-cell table:formula="of:=[.C266]/(ROW()-1)" office:value-type="float" office:value="252966969.690566" calcext:value-type="float">
            <text:p>252966969.690566</text:p>
          </table:table-cell>
          <table:table-cell table:formula="of:=[.D266]/(ROW()-1)" office:value-type="float" office:value="139665436.10566" calcext:value-type="float">
            <text:p>139665436.10566</text:p>
          </table:table-cell>
        </table:table-row>
        <table:table-row table:style-name="ro1">
          <table:table-cell office:value-type="float" office:value="286045056" calcext:value-type="float">
            <text:p>286045056</text:p>
          </table:table-cell>
          <table:table-cell office:value-type="float" office:value="175820680" calcext:value-type="float">
            <text:p>175820680</text:p>
          </table:table-cell>
          <table:table-cell table:formula="of:=[.C266]+[.A267]" office:value-type="float" office:value="67322292024" calcext:value-type="float">
            <text:p>67322292024</text:p>
          </table:table-cell>
          <table:table-cell table:formula="of:=[.D266]+[.B267]" office:value-type="float" office:value="37187161248" calcext:value-type="float">
            <text:p>37187161248</text:p>
          </table:table-cell>
          <table:table-cell table:formula="of:=[.C267]/(ROW()-1)" office:value-type="float" office:value="253091323.398496" calcext:value-type="float">
            <text:p>253091323.398496</text:p>
          </table:table-cell>
          <table:table-cell table:formula="of:=[.D267]/(ROW()-1)" office:value-type="float" office:value="139801358.075188" calcext:value-type="float">
            <text:p>139801358.075188</text:p>
          </table:table-cell>
        </table:table-row>
        <table:table-row table:style-name="ro1">
          <table:table-cell office:value-type="float" office:value="288298800" calcext:value-type="float">
            <text:p>288298800</text:p>
          </table:table-cell>
          <table:table-cell office:value-type="float" office:value="183732232" calcext:value-type="float">
            <text:p>183732232</text:p>
          </table:table-cell>
          <table:table-cell table:formula="of:=[.C267]+[.A268]" office:value-type="float" office:value="67610590824" calcext:value-type="float">
            <text:p>67610590824</text:p>
          </table:table-cell>
          <table:table-cell table:formula="of:=[.D267]+[.B268]" office:value-type="float" office:value="37370893480" calcext:value-type="float">
            <text:p>37370893480</text:p>
          </table:table-cell>
          <table:table-cell table:formula="of:=[.C268]/(ROW()-1)" office:value-type="float" office:value="253223186.606742" calcext:value-type="float">
            <text:p>253223186.606742</text:p>
          </table:table-cell>
          <table:table-cell table:formula="of:=[.D268]/(ROW()-1)" office:value-type="float" office:value="139965893.183521" calcext:value-type="float">
            <text:p>139965893.183521</text:p>
          </table:table-cell>
        </table:table-row>
        <table:table-row table:style-name="ro1">
          <table:table-cell office:value-type="float" office:value="287207488" calcext:value-type="float">
            <text:p>287207488</text:p>
          </table:table-cell>
          <table:table-cell office:value-type="float" office:value="178056696" calcext:value-type="float">
            <text:p>178056696</text:p>
          </table:table-cell>
          <table:table-cell table:formula="of:=[.C268]+[.A269]" office:value-type="float" office:value="67897798312" calcext:value-type="float">
            <text:p>67897798312</text:p>
          </table:table-cell>
          <table:table-cell table:formula="of:=[.D268]+[.B269]" office:value-type="float" office:value="37548950176" calcext:value-type="float">
            <text:p>37548950176</text:p>
          </table:table-cell>
          <table:table-cell table:formula="of:=[.C269]/(ROW()-1)" office:value-type="float" office:value="253349993.701493" calcext:value-type="float">
            <text:p>253349993.701493</text:p>
          </table:table-cell>
          <table:table-cell table:formula="of:=[.D269]/(ROW()-1)" office:value-type="float" office:value="140108023.044776" calcext:value-type="float">
            <text:p>140108023.044776</text:p>
          </table:table-cell>
        </table:table-row>
        <table:table-row table:style-name="ro1">
          <table:table-cell office:value-type="float" office:value="300681648" calcext:value-type="float">
            <text:p>300681648</text:p>
          </table:table-cell>
          <table:table-cell office:value-type="float" office:value="188837848" calcext:value-type="float">
            <text:p>188837848</text:p>
          </table:table-cell>
          <table:table-cell table:formula="of:=[.C269]+[.A270]" office:value-type="float" office:value="68198479960" calcext:value-type="float">
            <text:p>68198479960</text:p>
          </table:table-cell>
          <table:table-cell table:formula="of:=[.D269]+[.B270]" office:value-type="float" office:value="37737788024" calcext:value-type="float">
            <text:p>37737788024</text:p>
          </table:table-cell>
          <table:table-cell table:formula="of:=[.C270]/(ROW()-1)" office:value-type="float" office:value="253525947.806691" calcext:value-type="float">
            <text:p>253525947.806691</text:p>
          </table:table-cell>
          <table:table-cell table:formula="of:=[.D270]/(ROW()-1)" office:value-type="float" office:value="140289174.810409" calcext:value-type="float">
            <text:p>140289174.810409</text:p>
          </table:table-cell>
        </table:table-row>
        <table:table-row table:style-name="ro1">
          <table:table-cell office:value-type="float" office:value="311596112" calcext:value-type="float">
            <text:p>311596112</text:p>
          </table:table-cell>
          <table:table-cell office:value-type="float" office:value="193755576" calcext:value-type="float">
            <text:p>193755576</text:p>
          </table:table-cell>
          <table:table-cell table:formula="of:=[.C270]+[.A271]" office:value-type="float" office:value="68510076072" calcext:value-type="float">
            <text:p>68510076072</text:p>
          </table:table-cell>
          <table:table-cell table:formula="of:=[.D270]+[.B271]" office:value-type="float" office:value="37931543600" calcext:value-type="float">
            <text:p>37931543600</text:p>
          </table:table-cell>
          <table:table-cell table:formula="of:=[.C271]/(ROW()-1)" office:value-type="float" office:value="253741022.488889" calcext:value-type="float">
            <text:p>253741022.488889</text:p>
          </table:table-cell>
          <table:table-cell table:formula="of:=[.D271]/(ROW()-1)" office:value-type="float" office:value="140487198.518519" calcext:value-type="float">
            <text:p>140487198.518519</text:p>
          </table:table-cell>
        </table:table-row>
        <table:table-row table:style-name="ro1">
          <table:table-cell office:value-type="float" office:value="313064496" calcext:value-type="float">
            <text:p>313064496</text:p>
          </table:table-cell>
          <table:table-cell office:value-type="float" office:value="188968648" calcext:value-type="float">
            <text:p>188968648</text:p>
          </table:table-cell>
          <table:table-cell table:formula="of:=[.C271]+[.A272]" office:value-type="float" office:value="68823140568" calcext:value-type="float">
            <text:p>68823140568</text:p>
          </table:table-cell>
          <table:table-cell table:formula="of:=[.D271]+[.B272]" office:value-type="float" office:value="38120512248" calcext:value-type="float">
            <text:p>38120512248</text:p>
          </table:table-cell>
          <table:table-cell table:formula="of:=[.C272]/(ROW()-1)" office:value-type="float" office:value="253959928.295203" calcext:value-type="float">
            <text:p>253959928.295203</text:p>
          </table:table-cell>
          <table:table-cell table:formula="of:=[.D272]/(ROW()-1)" office:value-type="float" office:value="140666096.856089" calcext:value-type="float">
            <text:p>140666096.856089</text:p>
          </table:table-cell>
        </table:table-row>
        <table:table-row table:style-name="ro1">
          <table:table-cell office:value-type="float" office:value="317103952" calcext:value-type="float">
            <text:p>317103952</text:p>
          </table:table-cell>
          <table:table-cell office:value-type="float" office:value="195328936" calcext:value-type="float">
            <text:p>195328936</text:p>
          </table:table-cell>
          <table:table-cell table:formula="of:=[.C272]+[.A273]" office:value-type="float" office:value="69140244520" calcext:value-type="float">
            <text:p>69140244520</text:p>
          </table:table-cell>
          <table:table-cell table:formula="of:=[.D272]+[.B273]" office:value-type="float" office:value="38315841184" calcext:value-type="float">
            <text:p>38315841184</text:p>
          </table:table-cell>
          <table:table-cell table:formula="of:=[.C273]/(ROW()-1)" office:value-type="float" office:value="254192075.441176" calcext:value-type="float">
            <text:p>254192075.441176</text:p>
          </table:table-cell>
          <table:table-cell table:formula="of:=[.D273]/(ROW()-1)" office:value-type="float" office:value="140867063.176471" calcext:value-type="float">
            <text:p>140867063.176471</text:p>
          </table:table-cell>
        </table:table-row>
        <table:table-row table:style-name="ro1">
          <table:table-cell office:value-type="float" office:value="333884400" calcext:value-type="float">
            <text:p>333884400</text:p>
          </table:table-cell>
          <table:table-cell office:value-type="float" office:value="192834424" calcext:value-type="float">
            <text:p>192834424</text:p>
          </table:table-cell>
          <table:table-cell table:formula="of:=[.C273]+[.A274]" office:value-type="float" office:value="69474128920" calcext:value-type="float">
            <text:p>69474128920</text:p>
          </table:table-cell>
          <table:table-cell table:formula="of:=[.D273]+[.B274]" office:value-type="float" office:value="38508675608" calcext:value-type="float">
            <text:p>38508675608</text:p>
          </table:table-cell>
          <table:table-cell table:formula="of:=[.C274]/(ROW()-1)" office:value-type="float" office:value="254483988.717949" calcext:value-type="float">
            <text:p>254483988.717949</text:p>
          </table:table-cell>
          <table:table-cell table:formula="of:=[.D274]/(ROW()-1)" office:value-type="float" office:value="141057419.809524" calcext:value-type="float">
            <text:p>141057419.809524</text:p>
          </table:table-cell>
        </table:table-row>
        <table:table-row table:style-name="ro1">
          <table:table-cell office:value-type="float" office:value="346085424" calcext:value-type="float">
            <text:p>346085424</text:p>
          </table:table-cell>
          <table:table-cell office:value-type="float" office:value="200775768" calcext:value-type="float">
            <text:p>200775768</text:p>
          </table:table-cell>
          <table:table-cell table:formula="of:=[.C274]+[.A275]" office:value-type="float" office:value="69820214344" calcext:value-type="float">
            <text:p>69820214344</text:p>
          </table:table-cell>
          <table:table-cell table:formula="of:=[.D274]+[.B275]" office:value-type="float" office:value="38709451376" calcext:value-type="float">
            <text:p>38709451376</text:p>
          </table:table-cell>
          <table:table-cell table:formula="of:=[.C275]/(ROW()-1)" office:value-type="float" office:value="254818300.525547" calcext:value-type="float">
            <text:p>254818300.525547</text:p>
          </table:table-cell>
          <table:table-cell table:formula="of:=[.D275]/(ROW()-1)" office:value-type="float" office:value="141275369.985401" calcext:value-type="float">
            <text:p>141275369.985401</text:p>
          </table:table-cell>
        </table:table-row>
        <table:table-row table:style-name="ro1">
          <table:table-cell office:value-type="float" office:value="362159408" calcext:value-type="float">
            <text:p>362159408</text:p>
          </table:table-cell>
          <table:table-cell office:value-type="float" office:value="123806920" calcext:value-type="float">
            <text:p>123806920</text:p>
          </table:table-cell>
          <table:table-cell table:formula="of:=[.C275]+[.A276]" office:value-type="float" office:value="70182373752" calcext:value-type="float">
            <text:p>70182373752</text:p>
          </table:table-cell>
          <table:table-cell table:formula="of:=[.D275]+[.B276]" office:value-type="float" office:value="38833258296" calcext:value-type="float">
            <text:p>38833258296</text:p>
          </table:table-cell>
          <table:table-cell table:formula="of:=[.C276]/(ROW()-1)" office:value-type="float" office:value="255208631.825455" calcext:value-type="float">
            <text:p>255208631.825455</text:p>
          </table:table-cell>
          <table:table-cell table:formula="of:=[.D276]/(ROW()-1)" office:value-type="float" office:value="141211848.349091" calcext:value-type="float">
            <text:p>141211848.349091</text:p>
          </table:table-cell>
        </table:table-row>
        <table:table-row table:style-name="ro1">
          <table:table-cell office:value-type="float" office:value="362595888" calcext:value-type="float">
            <text:p>362595888</text:p>
          </table:table-cell>
          <table:table-cell office:value-type="float" office:value="139911608" calcext:value-type="float">
            <text:p>139911608</text:p>
          </table:table-cell>
          <table:table-cell table:formula="of:=[.C276]+[.A277]" office:value-type="float" office:value="70544969640" calcext:value-type="float">
            <text:p>70544969640</text:p>
          </table:table-cell>
          <table:table-cell table:formula="of:=[.D276]+[.B277]" office:value-type="float" office:value="38973169904" calcext:value-type="float">
            <text:p>38973169904</text:p>
          </table:table-cell>
          <table:table-cell table:formula="of:=[.C277]/(ROW()-1)" office:value-type="float" office:value="255597716.086957" calcext:value-type="float">
            <text:p>255597716.086957</text:p>
          </table:table-cell>
          <table:table-cell table:formula="of:=[.D277]/(ROW()-1)" office:value-type="float" office:value="141207137.333333" calcext:value-type="float">
            <text:p>141207137.333333</text:p>
          </table:table-cell>
        </table:table-row>
        <table:table-row table:style-name="ro1">
          <table:table-cell office:value-type="float" office:value="375574160" calcext:value-type="float">
            <text:p>375574160</text:p>
          </table:table-cell>
          <table:table-cell office:value-type="float" office:value="146103032" calcext:value-type="float">
            <text:p>146103032</text:p>
          </table:table-cell>
          <table:table-cell table:formula="of:=[.C277]+[.A278]" office:value-type="float" office:value="70920543800" calcext:value-type="float">
            <text:p>70920543800</text:p>
          </table:table-cell>
          <table:table-cell table:formula="of:=[.D277]+[.B278]" office:value-type="float" office:value="39119272936" calcext:value-type="float">
            <text:p>39119272936</text:p>
          </table:table-cell>
          <table:table-cell table:formula="of:=[.C278]/(ROW()-1)" office:value-type="float" office:value="256030844.043321" calcext:value-type="float">
            <text:p>256030844.043321</text:p>
          </table:table-cell>
          <table:table-cell table:formula="of:=[.D278]/(ROW()-1)" office:value-type="float" office:value="141224812.043321" calcext:value-type="float">
            <text:p>141224812.043321</text:p>
          </table:table-cell>
        </table:table-row>
        <table:table-row table:style-name="ro1">
          <table:table-cell office:value-type="float" office:value="384834464" calcext:value-type="float">
            <text:p>384834464</text:p>
          </table:table-cell>
          <table:table-cell office:value-type="float" office:value="156394520" calcext:value-type="float">
            <text:p>156394520</text:p>
          </table:table-cell>
          <table:table-cell table:formula="of:=[.C278]+[.A279]" office:value-type="float" office:value="71305378264" calcext:value-type="float">
            <text:p>71305378264</text:p>
          </table:table-cell>
          <table:table-cell table:formula="of:=[.D278]+[.B279]" office:value-type="float" office:value="39275667456" calcext:value-type="float">
            <text:p>39275667456</text:p>
          </table:table-cell>
          <table:table-cell table:formula="of:=[.C279]/(ROW()-1)" office:value-type="float" office:value="256494166.417266" calcext:value-type="float">
            <text:p>256494166.417266</text:p>
          </table:table-cell>
          <table:table-cell table:formula="of:=[.D279]/(ROW()-1)" office:value-type="float" office:value="141279379.338129" calcext:value-type="float">
            <text:p>141279379.338129</text:p>
          </table:table-cell>
        </table:table-row>
        <table:table-row table:style-name="ro1">
          <table:table-cell office:value-type="float" office:value="379641184" calcext:value-type="float">
            <text:p>379641184</text:p>
          </table:table-cell>
          <table:table-cell office:value-type="float" office:value="162585944" calcext:value-type="float">
            <text:p>162585944</text:p>
          </table:table-cell>
          <table:table-cell table:formula="of:=[.C279]+[.A280]" office:value-type="float" office:value="71685019448" calcext:value-type="float">
            <text:p>71685019448</text:p>
          </table:table-cell>
          <table:table-cell table:formula="of:=[.D279]+[.B280]" office:value-type="float" office:value="39438253400" calcext:value-type="float">
            <text:p>39438253400</text:p>
          </table:table-cell>
          <table:table-cell table:formula="of:=[.C280]/(ROW()-1)" office:value-type="float" office:value="256935553.577061" calcext:value-type="float">
            <text:p>256935553.577061</text:p>
          </table:table-cell>
          <table:table-cell table:formula="of:=[.D280]/(ROW()-1)" office:value-type="float" office:value="141355746.953405" calcext:value-type="float">
            <text:p>141355746.953405</text:p>
          </table:table-cell>
        </table:table-row>
        <table:table-row table:style-name="ro1">
          <table:table-cell office:value-type="float" office:value="394628816" calcext:value-type="float">
            <text:p>394628816</text:p>
          </table:table-cell>
          <table:table-cell office:value-type="float" office:value="172904984" calcext:value-type="float">
            <text:p>172904984</text:p>
          </table:table-cell>
          <table:table-cell table:formula="of:=[.C280]+[.A281]" office:value-type="float" office:value="72079648264" calcext:value-type="float">
            <text:p>72079648264</text:p>
          </table:table-cell>
          <table:table-cell table:formula="of:=[.D280]+[.B281]" office:value-type="float" office:value="39611158384" calcext:value-type="float">
            <text:p>39611158384</text:p>
          </table:table-cell>
          <table:table-cell table:formula="of:=[.C281]/(ROW()-1)" office:value-type="float" office:value="257427315.228571" calcext:value-type="float">
            <text:p>257427315.228571</text:p>
          </table:table-cell>
          <table:table-cell table:formula="of:=[.D281]/(ROW()-1)" office:value-type="float" office:value="141468422.8" calcext:value-type="float">
            <text:p>141468422.8</text:p>
          </table:table-cell>
        </table:table-row>
        <table:table-row table:style-name="ro1">
          <table:table-cell office:value-type="float" office:value="407536352" calcext:value-type="float">
            <text:p>407536352</text:p>
          </table:table-cell>
          <table:table-cell office:value-type="float" office:value="174071272" calcext:value-type="float">
            <text:p>174071272</text:p>
          </table:table-cell>
          <table:table-cell table:formula="of:=[.C281]+[.A282]" office:value-type="float" office:value="72487184616" calcext:value-type="float">
            <text:p>72487184616</text:p>
          </table:table-cell>
          <table:table-cell table:formula="of:=[.D281]+[.B282]" office:value-type="float" office:value="39785229656" calcext:value-type="float">
            <text:p>39785229656</text:p>
          </table:table-cell>
          <table:table-cell table:formula="of:=[.C282]/(ROW()-1)" office:value-type="float" office:value="257961511.088968" calcext:value-type="float">
            <text:p>257961511.088968</text:p>
          </table:table-cell>
          <table:table-cell table:formula="of:=[.D282]/(ROW()-1)" office:value-type="float" office:value="141584447.174377" calcext:value-type="float">
            <text:p>141584447.174377</text:p>
          </table:table-cell>
        </table:table-row>
        <table:table-row table:style-name="ro1">
          <table:table-cell office:value-type="float" office:value="412024624" calcext:value-type="float">
            <text:p>412024624</text:p>
          </table:table-cell>
          <table:table-cell office:value-type="float" office:value="168456216" calcext:value-type="float">
            <text:p>168456216</text:p>
          </table:table-cell>
          <table:table-cell table:formula="of:=[.C282]+[.A283]" office:value-type="float" office:value="72899209240" calcext:value-type="float">
            <text:p>72899209240</text:p>
          </table:table-cell>
          <table:table-cell table:formula="of:=[.D282]+[.B283]" office:value-type="float" office:value="39953685872" calcext:value-type="float">
            <text:p>39953685872</text:p>
          </table:table-cell>
          <table:table-cell table:formula="of:=[.C283]/(ROW()-1)" office:value-type="float" office:value="258507834.184397" calcext:value-type="float">
            <text:p>258507834.184397</text:p>
          </table:table-cell>
          <table:table-cell table:formula="of:=[.D283]/(ROW()-1)" office:value-type="float" office:value="141679737.134752" calcext:value-type="float">
            <text:p>141679737.134752</text:p>
          </table:table-cell>
        </table:table-row>
        <table:table-row table:style-name="ro1">
          <table:table-cell office:value-type="float" office:value="428896720" calcext:value-type="float">
            <text:p>428896720</text:p>
          </table:table-cell>
          <table:table-cell office:value-type="float" office:value="183942952" calcext:value-type="float">
            <text:p>183942952</text:p>
          </table:table-cell>
          <table:table-cell table:formula="of:=[.C283]+[.A284]" office:value-type="float" office:value="73328105960" calcext:value-type="float">
            <text:p>73328105960</text:p>
          </table:table-cell>
          <table:table-cell table:formula="of:=[.D283]+[.B284]" office:value-type="float" office:value="40137628824" calcext:value-type="float">
            <text:p>40137628824</text:p>
          </table:table-cell>
          <table:table-cell table:formula="of:=[.C284]/(ROW()-1)" office:value-type="float" office:value="259109915.053004" calcext:value-type="float">
            <text:p>259109915.053004</text:p>
          </table:table-cell>
          <table:table-cell table:formula="of:=[.D284]/(ROW()-1)" office:value-type="float" office:value="141829077.116608" calcext:value-type="float">
            <text:p>141829077.116608</text:p>
          </table:table-cell>
        </table:table-row>
        <table:table-row table:style-name="ro1">
          <table:table-cell office:value-type="float" office:value="441589184" calcext:value-type="float">
            <text:p>441589184</text:p>
          </table:table-cell>
          <table:table-cell office:value-type="float" office:value="184239896" calcext:value-type="float">
            <text:p>184239896</text:p>
          </table:table-cell>
          <table:table-cell table:formula="of:=[.C284]+[.A285]" office:value-type="float" office:value="73769695144" calcext:value-type="float">
            <text:p>73769695144</text:p>
          </table:table-cell>
          <table:table-cell table:formula="of:=[.D284]+[.B285]" office:value-type="float" office:value="40321868720" calcext:value-type="float">
            <text:p>40321868720</text:p>
          </table:table-cell>
          <table:table-cell table:formula="of:=[.C285]/(ROW()-1)" office:value-type="float" office:value="259752447.690141" calcext:value-type="float">
            <text:p>259752447.690141</text:p>
          </table:table-cell>
          <table:table-cell table:formula="of:=[.D285]/(ROW()-1)" office:value-type="float" office:value="141978410.985915" calcext:value-type="float">
            <text:p>141978410.985915</text:p>
          </table:table-cell>
        </table:table-row>
        <table:table-row table:style-name="ro1">
          <table:table-cell office:value-type="float" office:value="446526000" calcext:value-type="float">
            <text:p>446526000</text:p>
          </table:table-cell>
          <table:table-cell office:value-type="float" office:value="193361928" calcext:value-type="float">
            <text:p>193361928</text:p>
          </table:table-cell>
          <table:table-cell table:formula="of:=[.C285]+[.A286]" office:value-type="float" office:value="74216221144" calcext:value-type="float">
            <text:p>74216221144</text:p>
          </table:table-cell>
          <table:table-cell table:formula="of:=[.D285]+[.B286]" office:value-type="float" office:value="40515230648" calcext:value-type="float">
            <text:p>40515230648</text:p>
          </table:table-cell>
          <table:table-cell table:formula="of:=[.C286]/(ROW()-1)" office:value-type="float" office:value="260407793.487719" calcext:value-type="float">
            <text:p>260407793.487719</text:p>
          </table:table-cell>
          <table:table-cell table:formula="of:=[.D286]/(ROW()-1)" office:value-type="float" office:value="142158704.02807" calcext:value-type="float">
            <text:p>142158704.02807</text:p>
          </table:table-cell>
        </table:table-row>
        <table:table-row table:style-name="ro1">
          <table:table-cell office:value-type="float" office:value="463445808" calcext:value-type="float">
            <text:p>463445808</text:p>
          </table:table-cell>
          <table:table-cell office:value-type="float" office:value="191111816" calcext:value-type="float">
            <text:p>191111816</text:p>
          </table:table-cell>
          <table:table-cell table:formula="of:=[.C286]+[.A287]" office:value-type="float" office:value="74679666952" calcext:value-type="float">
            <text:p>74679666952</text:p>
          </table:table-cell>
          <table:table-cell table:formula="of:=[.D286]+[.B287]" office:value-type="float" office:value="40706342464" calcext:value-type="float">
            <text:p>40706342464</text:p>
          </table:table-cell>
          <table:table-cell table:formula="of:=[.C287]/(ROW()-1)" office:value-type="float" office:value="261117716.615385" calcext:value-type="float">
            <text:p>261117716.615385</text:p>
          </table:table-cell>
          <table:table-cell table:formula="of:=[.D287]/(ROW()-1)" office:value-type="float" office:value="142329868.755245" calcext:value-type="float">
            <text:p>142329868.755245</text:p>
          </table:table-cell>
        </table:table-row>
        <table:table-row table:style-name="ro1">
          <table:table-cell office:value-type="float" office:value="479306352" calcext:value-type="float">
            <text:p>479306352</text:p>
          </table:table-cell>
          <table:table-cell office:value-type="float" office:value="198808424" calcext:value-type="float">
            <text:p>198808424</text:p>
          </table:table-cell>
          <table:table-cell table:formula="of:=[.C287]+[.A288]" office:value-type="float" office:value="75158973304" calcext:value-type="float">
            <text:p>75158973304</text:p>
          </table:table-cell>
          <table:table-cell table:formula="of:=[.D287]+[.B288]" office:value-type="float" office:value="40905150888" calcext:value-type="float">
            <text:p>40905150888</text:p>
          </table:table-cell>
          <table:table-cell table:formula="of:=[.C288]/(ROW()-1)" office:value-type="float" office:value="261877955.763066" calcext:value-type="float">
            <text:p>261877955.763066</text:p>
          </table:table-cell>
          <table:table-cell table:formula="of:=[.D288]/(ROW()-1)" office:value-type="float" office:value="142526658.146341" calcext:value-type="float">
            <text:p>142526658.146341</text:p>
          </table:table-cell>
        </table:table-row>
        <table:table-row table:style-name="ro1">
          <table:table-cell office:value-type="float" office:value="499944432" calcext:value-type="float">
            <text:p>499944432</text:p>
          </table:table-cell>
          <table:table-cell office:value-type="float" office:value="134165192" calcext:value-type="float">
            <text:p>134165192</text:p>
          </table:table-cell>
          <table:table-cell table:formula="of:=[.C288]+[.A289]" office:value-type="float" office:value="75658917736" calcext:value-type="float">
            <text:p>75658917736</text:p>
          </table:table-cell>
          <table:table-cell table:formula="of:=[.D288]+[.B289]" office:value-type="float" office:value="41039316080" calcext:value-type="float">
            <text:p>41039316080</text:p>
          </table:table-cell>
          <table:table-cell table:formula="of:=[.C289]/(ROW()-1)" office:value-type="float" office:value="262704575.472222" calcext:value-type="float">
            <text:p>262704575.472222</text:p>
          </table:table-cell>
          <table:table-cell table:formula="of:=[.D289]/(ROW()-1)" office:value-type="float" office:value="142497625.277778" calcext:value-type="float">
            <text:p>142497625.277778</text:p>
          </table:table-cell>
        </table:table-row>
        <table:table-row table:style-name="ro1">
          <table:table-cell office:value-type="float" office:value="526126832" calcext:value-type="float">
            <text:p>526126832</text:p>
          </table:table-cell>
          <table:table-cell office:value-type="float" office:value="153483272" calcext:value-type="float">
            <text:p>153483272</text:p>
          </table:table-cell>
          <table:table-cell table:formula="of:=[.C289]+[.A290]" office:value-type="float" office:value="76185044568" calcext:value-type="float">
            <text:p>76185044568</text:p>
          </table:table-cell>
          <table:table-cell table:formula="of:=[.D289]+[.B290]" office:value-type="float" office:value="41192799352" calcext:value-type="float">
            <text:p>41192799352</text:p>
          </table:table-cell>
          <table:table-cell table:formula="of:=[.C290]/(ROW()-1)" office:value-type="float" office:value="263616071.16955" calcext:value-type="float">
            <text:p>263616071.16955</text:p>
          </table:table-cell>
          <table:table-cell table:formula="of:=[.D290]/(ROW()-1)" office:value-type="float" office:value="142535637.896194" calcext:value-type="float">
            <text:p>142535637.896194</text:p>
          </table:table-cell>
        </table:table-row>
        <table:table-row table:style-name="ro1">
          <table:table-cell office:value-type="float" office:value="553603440" calcext:value-type="float">
            <text:p>553603440</text:p>
          </table:table-cell>
          <table:table-cell office:value-type="float" office:value="177087736" calcext:value-type="float">
            <text:p>177087736</text:p>
          </table:table-cell>
          <table:table-cell table:formula="of:=[.C290]+[.A291]" office:value-type="float" office:value="76738648008" calcext:value-type="float">
            <text:p>76738648008</text:p>
          </table:table-cell>
          <table:table-cell table:formula="of:=[.D290]+[.B291]" office:value-type="float" office:value="41369887088" calcext:value-type="float">
            <text:p>41369887088</text:p>
          </table:table-cell>
          <table:table-cell table:formula="of:=[.C291]/(ROW()-1)" office:value-type="float" office:value="264616027.613793" calcext:value-type="float">
            <text:p>264616027.613793</text:p>
          </table:table-cell>
          <table:table-cell table:formula="of:=[.D291]/(ROW()-1)" office:value-type="float" office:value="142654783.062069" calcext:value-type="float">
            <text:p>142654783.062069</text:p>
          </table:table-cell>
        </table:table-row>
        <table:table-row table:style-name="ro1">
          <table:table-cell office:value-type="float" office:value="570213952" calcext:value-type="float">
            <text:p>570213952</text:p>
          </table:table-cell>
          <table:table-cell office:value-type="float" office:value="185909816" calcext:value-type="float">
            <text:p>185909816</text:p>
          </table:table-cell>
          <table:table-cell table:formula="of:=[.C291]+[.A292]" office:value-type="float" office:value="77308861960" calcext:value-type="float">
            <text:p>77308861960</text:p>
          </table:table-cell>
          <table:table-cell table:formula="of:=[.D291]+[.B292]" office:value-type="float" office:value="41555796904" calcext:value-type="float">
            <text:p>41555796904</text:p>
          </table:table-cell>
          <table:table-cell table:formula="of:=[.C292]/(ROW()-1)" office:value-type="float" office:value="265666192.302406" calcext:value-type="float">
            <text:p>265666192.302406</text:p>
          </table:table-cell>
          <table:table-cell table:formula="of:=[.D292]/(ROW()-1)" office:value-type="float" office:value="142803425.786942" calcext:value-type="float">
            <text:p>142803425.786942</text:p>
          </table:table-cell>
        </table:table-row>
        <table:table-row table:style-name="ro1">
          <table:table-cell office:value-type="float" office:value="589262256" calcext:value-type="float">
            <text:p>589262256</text:p>
          </table:table-cell>
          <table:table-cell office:value-type="float" office:value="182679784" calcext:value-type="float">
            <text:p>182679784</text:p>
          </table:table-cell>
          <table:table-cell table:formula="of:=[.C292]+[.A293]" office:value-type="float" office:value="77898124216" calcext:value-type="float">
            <text:p>77898124216</text:p>
          </table:table-cell>
          <table:table-cell table:formula="of:=[.D292]+[.B293]" office:value-type="float" office:value="41738476688" calcext:value-type="float">
            <text:p>41738476688</text:p>
          </table:table-cell>
          <table:table-cell table:formula="of:=[.C293]/(ROW()-1)" office:value-type="float" office:value="266774398" calcext:value-type="float">
            <text:p>266774398</text:p>
          </table:table-cell>
          <table:table-cell table:formula="of:=[.D293]/(ROW()-1)" office:value-type="float" office:value="142939988.657534" calcext:value-type="float">
            <text:p>142939988.657534</text:p>
          </table:table-cell>
        </table:table-row>
        <table:table-row table:style-name="ro1">
          <table:table-cell office:value-type="float" office:value="616681264" calcext:value-type="float">
            <text:p>616681264</text:p>
          </table:table-cell>
          <table:table-cell office:value-type="float" office:value="131228488" calcext:value-type="float">
            <text:p>131228488</text:p>
          </table:table-cell>
          <table:table-cell table:formula="of:=[.C293]+[.A294]" office:value-type="float" office:value="78514805480" calcext:value-type="float">
            <text:p>78514805480</text:p>
          </table:table-cell>
          <table:table-cell table:formula="of:=[.D293]+[.B294]" office:value-type="float" office:value="41869705176" calcext:value-type="float">
            <text:p>41869705176</text:p>
          </table:table-cell>
          <table:table-cell table:formula="of:=[.C294]/(ROW()-1)" office:value-type="float" office:value="267968619.385666" calcext:value-type="float">
            <text:p>267968619.385666</text:p>
          </table:table-cell>
          <table:table-cell table:formula="of:=[.D294]/(ROW()-1)" office:value-type="float" office:value="142900017.665529" calcext:value-type="float">
            <text:p>142900017.665529</text:p>
          </table:table-cell>
        </table:table-row>
        <table:table-row table:style-name="ro1">
          <table:table-cell office:value-type="float" office:value="644206224" calcext:value-type="float">
            <text:p>644206224</text:p>
          </table:table-cell>
          <table:table-cell office:value-type="float" office:value="149375352" calcext:value-type="float">
            <text:p>149375352</text:p>
          </table:table-cell>
          <table:table-cell table:formula="of:=[.C294]+[.A295]" office:value-type="float" office:value="79159011704" calcext:value-type="float">
            <text:p>79159011704</text:p>
          </table:table-cell>
          <table:table-cell table:formula="of:=[.D294]+[.B295]" office:value-type="float" office:value="42019080528" calcext:value-type="float">
            <text:p>42019080528</text:p>
          </table:table-cell>
          <table:table-cell table:formula="of:=[.C295]/(ROW()-1)" office:value-type="float" office:value="269248339.129252" calcext:value-type="float">
            <text:p>269248339.129252</text:p>
          </table:table-cell>
          <table:table-cell table:formula="of:=[.D295]/(ROW()-1)" office:value-type="float" office:value="142922042.612245" calcext:value-type="float">
            <text:p>142922042.612245</text:p>
          </table:table-cell>
        </table:table-row>
        <table:table-row table:style-name="ro1">
          <table:table-cell office:value-type="float" office:value="666569600" calcext:value-type="float">
            <text:p>666569600</text:p>
          </table:table-cell>
          <table:table-cell office:value-type="float" office:value="172904984" calcext:value-type="float">
            <text:p>172904984</text:p>
          </table:table-cell>
          <table:table-cell table:formula="of:=[.C295]+[.A296]" office:value-type="float" office:value="79825581304" calcext:value-type="float">
            <text:p>79825581304</text:p>
          </table:table-cell>
          <table:table-cell table:formula="of:=[.D295]+[.B296]" office:value-type="float" office:value="42191985512" calcext:value-type="float">
            <text:p>42191985512</text:p>
          </table:table-cell>
          <table:table-cell table:formula="of:=[.C296]/(ROW()-1)" office:value-type="float" office:value="270595190.861017" calcext:value-type="float">
            <text:p>270595190.861017</text:p>
          </table:table-cell>
          <table:table-cell table:formula="of:=[.D296]/(ROW()-1)" office:value-type="float" office:value="143023679.701695" calcext:value-type="float">
            <text:p>143023679.701695</text:p>
          </table:table-cell>
        </table:table-row>
        <table:table-row table:style-name="ro1">
          <table:table-cell office:value-type="float" office:value="672772256" calcext:value-type="float">
            <text:p>672772256</text:p>
          </table:table-cell>
          <table:table-cell office:value-type="float" office:value="181896024" calcext:value-type="float">
            <text:p>181896024</text:p>
          </table:table-cell>
          <table:table-cell table:formula="of:=[.C296]+[.A297]" office:value-type="float" office:value="80498353560" calcext:value-type="float">
            <text:p>80498353560</text:p>
          </table:table-cell>
          <table:table-cell table:formula="of:=[.D296]+[.B297]" office:value-type="float" office:value="42373881536" calcext:value-type="float">
            <text:p>42373881536</text:p>
          </table:table-cell>
          <table:table-cell table:formula="of:=[.C297]/(ROW()-1)" office:value-type="float" office:value="271953897.162162" calcext:value-type="float">
            <text:p>271953897.162162</text:p>
          </table:table-cell>
          <table:table-cell table:formula="of:=[.D297]/(ROW()-1)" office:value-type="float" office:value="143155005.189189" calcext:value-type="float">
            <text:p>143155005.189189</text:p>
          </table:table-cell>
        </table:table-row>
        <table:table-row table:style-name="ro1">
          <table:table-cell office:value-type="float" office:value="682118048" calcext:value-type="float">
            <text:p>682118048</text:p>
          </table:table-cell>
          <table:table-cell office:value-type="float" office:value="183741240" calcext:value-type="float">
            <text:p>183741240</text:p>
          </table:table-cell>
          <table:table-cell table:formula="of:=[.C297]+[.A298]" office:value-type="float" office:value="81180471608" calcext:value-type="float">
            <text:p>81180471608</text:p>
          </table:table-cell>
          <table:table-cell table:formula="of:=[.D297]+[.B298]" office:value-type="float" office:value="42557622776" calcext:value-type="float">
            <text:p>42557622776</text:p>
          </table:table-cell>
          <table:table-cell table:formula="of:=[.C298]/(ROW()-1)" office:value-type="float" office:value="273334921.239057" calcext:value-type="float">
            <text:p>273334921.239057</text:p>
          </table:table-cell>
          <table:table-cell table:formula="of:=[.D298]/(ROW()-1)" office:value-type="float" office:value="143291659.178451" calcext:value-type="float">
            <text:p>143291659.178451</text:p>
          </table:table-cell>
        </table:table-row>
        <table:table-row table:style-name="ro1">
          <table:table-cell office:value-type="float" office:value="701974032" calcext:value-type="float">
            <text:p>701974032</text:p>
          </table:table-cell>
          <table:table-cell office:value-type="float" office:value="203463880" calcext:value-type="float">
            <text:p>203463880</text:p>
          </table:table-cell>
          <table:table-cell table:formula="of:=[.C298]+[.A299]" office:value-type="float" office:value="81882445640" calcext:value-type="float">
            <text:p>81882445640</text:p>
          </table:table-cell>
          <table:table-cell table:formula="of:=[.D298]+[.B299]" office:value-type="float" office:value="42761086656" calcext:value-type="float">
            <text:p>42761086656</text:p>
          </table:table-cell>
          <table:table-cell table:formula="of:=[.C299]/(ROW()-1)" office:value-type="float" office:value="274773307.516778" calcext:value-type="float">
            <text:p>274773307.516778</text:p>
          </table:table-cell>
          <table:table-cell table:formula="of:=[.D299]/(ROW()-1)" office:value-type="float" office:value="143493579.38255" calcext:value-type="float">
            <text:p>143493579.38255</text:p>
          </table:table-cell>
        </table:table-row>
        <table:table-row table:style-name="ro1">
          <table:table-cell office:value-type="float" office:value="711083920" calcext:value-type="float">
            <text:p>711083920</text:p>
          </table:table-cell>
          <table:table-cell office:value-type="float" office:value="144039704" calcext:value-type="float">
            <text:p>144039704</text:p>
          </table:table-cell>
          <table:table-cell table:formula="of:=[.C299]+[.A300]" office:value-type="float" office:value="82593529560" calcext:value-type="float">
            <text:p>82593529560</text:p>
          </table:table-cell>
          <table:table-cell table:formula="of:=[.D299]+[.B300]" office:value-type="float" office:value="42905126360" calcext:value-type="float">
            <text:p>42905126360</text:p>
          </table:table-cell>
          <table:table-cell table:formula="of:=[.C300]/(ROW()-1)" office:value-type="float" office:value="276232540.334448" calcext:value-type="float">
            <text:p>276232540.334448</text:p>
          </table:table-cell>
          <table:table-cell table:formula="of:=[.D300]/(ROW()-1)" office:value-type="float" office:value="143495405.886288" calcext:value-type="float">
            <text:p>143495405.886288</text:p>
          </table:table-cell>
        </table:table-row>
        <table:table-row table:style-name="ro1">
          <table:table-cell office:value-type="float" office:value="720428256" calcext:value-type="float">
            <text:p>720428256</text:p>
          </table:table-cell>
          <table:table-cell office:value-type="float" office:value="162667864" calcext:value-type="float">
            <text:p>162667864</text:p>
          </table:table-cell>
          <table:table-cell table:formula="of:=[.C300]+[.A301]" office:value-type="float" office:value="83313957816" calcext:value-type="float">
            <text:p>83313957816</text:p>
          </table:table-cell>
          <table:table-cell table:formula="of:=[.D300]+[.B301]" office:value-type="float" office:value="43067794224" calcext:value-type="float">
            <text:p>43067794224</text:p>
          </table:table-cell>
          <table:table-cell table:formula="of:=[.C301]/(ROW()-1)" office:value-type="float" office:value="277713192.72" calcext:value-type="float">
            <text:p>277713192.72</text:p>
          </table:table-cell>
          <table:table-cell table:formula="of:=[.D301]/(ROW()-1)" office:value-type="float" office:value="143559314.08" calcext:value-type="float">
            <text:p>143559314.08</text:p>
          </table:table-cell>
        </table:table-row>
        <table:table-row table:style-name="ro1">
          <table:table-cell office:value-type="float" office:value="274192544" calcext:value-type="float">
            <text:p>274192544</text:p>
          </table:table-cell>
          <table:table-cell office:value-type="float" office:value="170861944" calcext:value-type="float">
            <text:p>170861944</text:p>
          </table:table-cell>
          <table:table-cell table:formula="of:=[.C301]+[.A302]" office:value-type="float" office:value="83588150360" calcext:value-type="float">
            <text:p>83588150360</text:p>
          </table:table-cell>
          <table:table-cell table:formula="of:=[.D301]+[.B302]" office:value-type="float" office:value="43238656168" calcext:value-type="float">
            <text:p>43238656168</text:p>
          </table:table-cell>
          <table:table-cell table:formula="of:=[.C302]/(ROW()-1)" office:value-type="float" office:value="277701496.212625" calcext:value-type="float">
            <text:p>277701496.212625</text:p>
          </table:table-cell>
          <table:table-cell table:formula="of:=[.D302]/(ROW()-1)" office:value-type="float" office:value="143650020.491694" calcext:value-type="float">
            <text:p>143650020.491694</text:p>
          </table:table-cell>
        </table:table-row>
        <table:table-row table:style-name="ro1">
          <table:table-cell office:value-type="float" office:value="292778256" calcext:value-type="float">
            <text:p>292778256</text:p>
          </table:table-cell>
          <table:table-cell office:value-type="float" office:value="191985208" calcext:value-type="float">
            <text:p>191985208</text:p>
          </table:table-cell>
          <table:table-cell table:formula="of:=[.C302]+[.A303]" office:value-type="float" office:value="83880928616" calcext:value-type="float">
            <text:p>83880928616</text:p>
          </table:table-cell>
          <table:table-cell table:formula="of:=[.D302]+[.B303]" office:value-type="float" office:value="43430641376" calcext:value-type="float">
            <text:p>43430641376</text:p>
          </table:table-cell>
          <table:table-cell table:formula="of:=[.C303]/(ROW()-1)" office:value-type="float" office:value="277751419.258278" calcext:value-type="float">
            <text:p>277751419.258278</text:p>
          </table:table-cell>
          <table:table-cell table:formula="of:=[.D303]/(ROW()-1)" office:value-type="float" office:value="143810070.781457" calcext:value-type="float">
            <text:p>143810070.781457</text:p>
          </table:table-cell>
        </table:table-row>
        <table:table-row table:style-name="ro1">
          <table:table-cell office:value-type="float" office:value="309288688" calcext:value-type="float">
            <text:p>309288688</text:p>
          </table:table-cell>
          <table:table-cell office:value-type="float" office:value="198743096" calcext:value-type="float">
            <text:p>198743096</text:p>
          </table:table-cell>
          <table:table-cell table:formula="of:=[.C303]+[.A304]" office:value-type="float" office:value="84190217304" calcext:value-type="float">
            <text:p>84190217304</text:p>
          </table:table-cell>
          <table:table-cell table:formula="of:=[.D303]+[.B304]" office:value-type="float" office:value="43629384472" calcext:value-type="float">
            <text:p>43629384472</text:p>
          </table:table-cell>
          <table:table-cell table:formula="of:=[.C304]/(ROW()-1)" office:value-type="float" office:value="277855502.653465" calcext:value-type="float">
            <text:p>277855502.653465</text:p>
          </table:table-cell>
          <table:table-cell table:formula="of:=[.D304]/(ROW()-1)" office:value-type="float" office:value="143991367.894389" calcext:value-type="float">
            <text:p>143991367.894389</text:p>
          </table:table-cell>
        </table:table-row>
        <table:table-row table:style-name="ro1">
          <table:table-cell office:value-type="float" office:value="340748960" calcext:value-type="float">
            <text:p>340748960</text:p>
          </table:table-cell>
          <table:table-cell office:value-type="float" office:value="139039800" calcext:value-type="float">
            <text:p>139039800</text:p>
          </table:table-cell>
          <table:table-cell table:formula="of:=[.C304]+[.A305]" office:value-type="float" office:value="84530966264" calcext:value-type="float">
            <text:p>84530966264</text:p>
          </table:table-cell>
          <table:table-cell table:formula="of:=[.D304]+[.B305]" office:value-type="float" office:value="43768424272" calcext:value-type="float">
            <text:p>43768424272</text:p>
          </table:table-cell>
          <table:table-cell table:formula="of:=[.C305]/(ROW()-1)" office:value-type="float" office:value="278062389.026316" calcext:value-type="float">
            <text:p>278062389.026316</text:p>
          </table:table-cell>
          <table:table-cell table:formula="of:=[.D305]/(ROW()-1)" office:value-type="float" office:value="143975079.842105" calcext:value-type="float">
            <text:p>143975079.842105</text:p>
          </table:table-cell>
        </table:table-row>
        <table:table-row table:style-name="ro1">
          <table:table-cell office:value-type="float" office:value="367075344" calcext:value-type="float">
            <text:p>367075344</text:p>
          </table:table-cell>
          <table:table-cell office:value-type="float" office:value="152256792" calcext:value-type="float">
            <text:p>152256792</text:p>
          </table:table-cell>
          <table:table-cell table:formula="of:=[.C305]+[.A306]" office:value-type="float" office:value="84898041608" calcext:value-type="float">
            <text:p>84898041608</text:p>
          </table:table-cell>
          <table:table-cell table:formula="of:=[.D305]+[.B306]" office:value-type="float" office:value="43920681064" calcext:value-type="float">
            <text:p>43920681064</text:p>
          </table:table-cell>
          <table:table-cell table:formula="of:=[.C306]/(ROW()-1)" office:value-type="float" office:value="278354234.780328" calcext:value-type="float">
            <text:p>278354234.780328</text:p>
          </table:table-cell>
          <table:table-cell table:formula="of:=[.D306]/(ROW()-1)" office:value-type="float" office:value="144002232.996721" calcext:value-type="float">
            <text:p>144002232.996721</text:p>
          </table:table-cell>
        </table:table-row>
        <table:table-row table:style-name="ro1">
          <table:table-cell office:value-type="float" office:value="393885488" calcext:value-type="float">
            <text:p>393885488</text:p>
          </table:table-cell>
          <table:table-cell office:value-type="float" office:value="177218632" calcext:value-type="float">
            <text:p>177218632</text:p>
          </table:table-cell>
          <table:table-cell table:formula="of:=[.C306]+[.A307]" office:value-type="float" office:value="85291927096" calcext:value-type="float">
            <text:p>85291927096</text:p>
          </table:table-cell>
          <table:table-cell table:formula="of:=[.D306]+[.B307]" office:value-type="float" office:value="44097899696" calcext:value-type="float">
            <text:p>44097899696</text:p>
          </table:table-cell>
          <table:table-cell table:formula="of:=[.C307]/(ROW()-1)" office:value-type="float" office:value="278731787.895425" calcext:value-type="float">
            <text:p>278731787.895425</text:p>
          </table:table-cell>
          <table:table-cell table:formula="of:=[.D307]/(ROW()-1)" office:value-type="float" office:value="144110783.320261" calcext:value-type="float">
            <text:p>144110783.320261</text:p>
          </table:table-cell>
        </table:table-row>
        <table:table-row table:style-name="ro1">
          <table:table-cell office:value-type="float" office:value="415111520" calcext:value-type="float">
            <text:p>415111520</text:p>
          </table:table-cell>
          <table:table-cell office:value-type="float" office:value="186434360" calcext:value-type="float">
            <text:p>186434360</text:p>
          </table:table-cell>
          <table:table-cell table:formula="of:=[.C307]+[.A308]" office:value-type="float" office:value="85707038616" calcext:value-type="float">
            <text:p>85707038616</text:p>
          </table:table-cell>
          <table:table-cell table:formula="of:=[.D307]+[.B308]" office:value-type="float" office:value="44284334056" calcext:value-type="float">
            <text:p>44284334056</text:p>
          </table:table-cell>
          <table:table-cell table:formula="of:=[.C308]/(ROW()-1)" office:value-type="float" office:value="279176021.550489" calcext:value-type="float">
            <text:p>279176021.550489</text:p>
          </table:table-cell>
          <table:table-cell table:formula="of:=[.D308]/(ROW()-1)" office:value-type="float" office:value="144248645.133551" calcext:value-type="float">
            <text:p>144248645.133551</text:p>
          </table:table-cell>
        </table:table-row>
        <table:table-row table:style-name="ro1">
          <table:table-cell office:value-type="float" office:value="452527664" calcext:value-type="float">
            <text:p>452527664</text:p>
          </table:table-cell>
          <table:table-cell office:value-type="float" office:value="188499464" calcext:value-type="float">
            <text:p>188499464</text:p>
          </table:table-cell>
          <table:table-cell table:formula="of:=[.C308]+[.A309]" office:value-type="float" office:value="86159566280" calcext:value-type="float">
            <text:p>86159566280</text:p>
          </table:table-cell>
          <table:table-cell table:formula="of:=[.D308]+[.B309]" office:value-type="float" office:value="44472833520" calcext:value-type="float">
            <text:p>44472833520</text:p>
          </table:table-cell>
          <table:table-cell table:formula="of:=[.C309]/(ROW()-1)" office:value-type="float" office:value="279738851.558442" calcext:value-type="float">
            <text:p>279738851.558442</text:p>
          </table:table-cell>
          <table:table-cell table:formula="of:=[.D309]/(ROW()-1)" office:value-type="float" office:value="144392316.623377" calcext:value-type="float">
            <text:p>144392316.623377</text:p>
          </table:table-cell>
        </table:table-row>
        <table:table-row table:style-name="ro1">
          <table:table-cell office:value-type="float" office:value="470354048" calcext:value-type="float">
            <text:p>470354048</text:p>
          </table:table-cell>
          <table:table-cell office:value-type="float" office:value="138611784" calcext:value-type="float">
            <text:p>138611784</text:p>
          </table:table-cell>
          <table:table-cell table:formula="of:=[.C309]+[.A310]" office:value-type="float" office:value="86629920328" calcext:value-type="float">
            <text:p>86629920328</text:p>
          </table:table-cell>
          <table:table-cell table:formula="of:=[.D309]+[.B310]" office:value-type="float" office:value="44611445304" calcext:value-type="float">
            <text:p>44611445304</text:p>
          </table:table-cell>
          <table:table-cell table:formula="of:=[.C310]/(ROW()-1)" office:value-type="float" office:value="280355729.216828" calcext:value-type="float">
            <text:p>280355729.216828</text:p>
          </table:table-cell>
          <table:table-cell table:formula="of:=[.D310]/(ROW()-1)" office:value-type="float" office:value="144373609.398058" calcext:value-type="float">
            <text:p>144373609.398058</text:p>
          </table:table-cell>
        </table:table-row>
        <table:table-row table:style-name="ro1">
          <table:table-cell office:value-type="float" office:value="485659152" calcext:value-type="float">
            <text:p>485659152</text:p>
          </table:table-cell>
          <table:table-cell office:value-type="float" office:value="154415512" calcext:value-type="float">
            <text:p>154415512</text:p>
          </table:table-cell>
          <table:table-cell table:formula="of:=[.C310]+[.A311]" office:value-type="float" office:value="87115579480" calcext:value-type="float">
            <text:p>87115579480</text:p>
          </table:table-cell>
          <table:table-cell table:formula="of:=[.D310]+[.B311]" office:value-type="float" office:value="44765860816" calcext:value-type="float">
            <text:p>44765860816</text:p>
          </table:table-cell>
          <table:table-cell table:formula="of:=[.C311]/(ROW()-1)" office:value-type="float" office:value="281017998.322581" calcext:value-type="float">
            <text:p>281017998.322581</text:p>
          </table:table-cell>
          <table:table-cell table:formula="of:=[.D311]/(ROW()-1)" office:value-type="float" office:value="144406002.632258" calcext:value-type="float">
            <text:p>144406002.632258</text:p>
          </table:table-cell>
        </table:table-row>
        <table:table-row table:style-name="ro1">
          <table:table-cell office:value-type="float" office:value="519508288" calcext:value-type="float">
            <text:p>519508288</text:p>
          </table:table-cell>
          <table:table-cell office:value-type="float" office:value="174858360" calcext:value-type="float">
            <text:p>174858360</text:p>
          </table:table-cell>
          <table:table-cell table:formula="of:=[.C311]+[.A312]" office:value-type="float" office:value="87635087768" calcext:value-type="float">
            <text:p>87635087768</text:p>
          </table:table-cell>
          <table:table-cell table:formula="of:=[.D311]+[.B312]" office:value-type="float" office:value="44940719176" calcext:value-type="float">
            <text:p>44940719176</text:p>
          </table:table-cell>
          <table:table-cell table:formula="of:=[.C312]/(ROW()-1)" office:value-type="float" office:value="281784848.128617" calcext:value-type="float">
            <text:p>281784848.128617</text:p>
          </table:table-cell>
          <table:table-cell table:formula="of:=[.D312]/(ROW()-1)" office:value-type="float" office:value="144503920.180064" calcext:value-type="float">
            <text:p>144503920.180064</text:p>
          </table:table-cell>
        </table:table-row>
        <table:table-row table:style-name="ro1">
          <table:table-cell office:value-type="float" office:value="548795760" calcext:value-type="float">
            <text:p>548795760</text:p>
          </table:table-cell>
          <table:table-cell office:value-type="float" office:value="184371032" calcext:value-type="float">
            <text:p>184371032</text:p>
          </table:table-cell>
          <table:table-cell table:formula="of:=[.C312]+[.A313]" office:value-type="float" office:value="88183883528" calcext:value-type="float">
            <text:p>88183883528</text:p>
          </table:table-cell>
          <table:table-cell table:formula="of:=[.D312]+[.B313]" office:value-type="float" office:value="45125090208" calcext:value-type="float">
            <text:p>45125090208</text:p>
          </table:table-cell>
          <table:table-cell table:formula="of:=[.C313]/(ROW()-1)" office:value-type="float" office:value="282640652.333333" calcext:value-type="float">
            <text:p>282640652.333333</text:p>
          </table:table-cell>
          <table:table-cell table:formula="of:=[.D313]/(ROW()-1)" office:value-type="float" office:value="144631699.384615" calcext:value-type="float">
            <text:p>144631699.384615</text:p>
          </table:table-cell>
        </table:table-row>
        <table:table-row table:style-name="ro1">
          <table:table-cell office:value-type="float" office:value="572529552" calcext:value-type="float">
            <text:p>572529552</text:p>
          </table:table-cell>
          <table:table-cell office:value-type="float" office:value="186393304" calcext:value-type="float">
            <text:p>186393304</text:p>
          </table:table-cell>
          <table:table-cell table:formula="of:=[.C313]+[.A314]" office:value-type="float" office:value="88756413080" calcext:value-type="float">
            <text:p>88756413080</text:p>
          </table:table-cell>
          <table:table-cell table:formula="of:=[.D313]+[.B314]" office:value-type="float" office:value="45311483512" calcext:value-type="float">
            <text:p>45311483512</text:p>
          </table:table-cell>
          <table:table-cell table:formula="of:=[.C314]/(ROW()-1)" office:value-type="float" office:value="283566814.952077" calcext:value-type="float">
            <text:p>283566814.952077</text:p>
          </table:table-cell>
          <table:table-cell table:formula="of:=[.D314]/(ROW()-1)" office:value-type="float" office:value="144765123.041534" calcext:value-type="float">
            <text:p>144765123.041534</text:p>
          </table:table-cell>
        </table:table-row>
        <table:table-row table:style-name="ro1">
          <table:table-cell office:value-type="float" office:value="592219040" calcext:value-type="float">
            <text:p>592219040</text:p>
          </table:table-cell>
          <table:table-cell office:value-type="float" office:value="138611784" calcext:value-type="float">
            <text:p>138611784</text:p>
          </table:table-cell>
          <table:table-cell table:formula="of:=[.C314]+[.A315]" office:value-type="float" office:value="89348632120" calcext:value-type="float">
            <text:p>89348632120</text:p>
          </table:table-cell>
          <table:table-cell table:formula="of:=[.D314]+[.B315]" office:value-type="float" office:value="45450095296" calcext:value-type="float">
            <text:p>45450095296</text:p>
          </table:table-cell>
          <table:table-cell table:formula="of:=[.C315]/(ROW()-1)" office:value-type="float" office:value="284549783.821656" calcext:value-type="float">
            <text:p>284549783.821656</text:p>
          </table:table-cell>
          <table:table-cell table:formula="of:=[.D315]/(ROW()-1)" office:value-type="float" office:value="144745526.420382" calcext:value-type="float">
            <text:p>144745526.420382</text:p>
          </table:table-cell>
        </table:table-row>
        <table:table-row table:style-name="ro1">
          <table:table-cell office:value-type="float" office:value="621597664" calcext:value-type="float">
            <text:p>621597664</text:p>
          </table:table-cell>
          <table:table-cell office:value-type="float" office:value="151619560" calcext:value-type="float">
            <text:p>151619560</text:p>
          </table:table-cell>
          <table:table-cell table:formula="of:=[.C315]+[.A316]" office:value-type="float" office:value="89970229784" calcext:value-type="float">
            <text:p>89970229784</text:p>
          </table:table-cell>
          <table:table-cell table:formula="of:=[.D315]+[.B316]" office:value-type="float" office:value="45601714856" calcext:value-type="float">
            <text:p>45601714856</text:p>
          </table:table-cell>
          <table:table-cell table:formula="of:=[.C316]/(ROW()-1)" office:value-type="float" office:value="285619777.092063" calcext:value-type="float">
            <text:p>285619777.092063</text:p>
          </table:table-cell>
          <table:table-cell table:formula="of:=[.D316]/(ROW()-1)" office:value-type="float" office:value="144767348.749206" calcext:value-type="float">
            <text:p>144767348.749206</text:p>
          </table:table-cell>
        </table:table-row>
        <table:table-row table:style-name="ro1">
          <table:table-cell office:value-type="float" office:value="653157568" calcext:value-type="float">
            <text:p>653157568</text:p>
          </table:table-cell>
          <table:table-cell office:value-type="float" office:value="173349992" calcext:value-type="float">
            <text:p>173349992</text:p>
          </table:table-cell>
          <table:table-cell table:formula="of:=[.C316]+[.A317]" office:value-type="float" office:value="90623387352" calcext:value-type="float">
            <text:p>90623387352</text:p>
          </table:table-cell>
          <table:table-cell table:formula="of:=[.D316]+[.B317]" office:value-type="float" office:value="45775064848" calcext:value-type="float">
            <text:p>45775064848</text:p>
          </table:table-cell>
          <table:table-cell table:formula="of:=[.C317]/(ROW()-1)" office:value-type="float" office:value="286782871.367089" calcext:value-type="float">
            <text:p>286782871.367089</text:p>
          </table:table-cell>
          <table:table-cell table:formula="of:=[.D317]/(ROW()-1)" office:value-type="float" office:value="144857800.151899" calcext:value-type="float">
            <text:p>144857800.151899</text:p>
          </table:table-cell>
        </table:table-row>
        <table:table-row table:style-name="ro1">
          <table:table-cell office:value-type="float" office:value="675478096" calcext:value-type="float">
            <text:p>675478096</text:p>
          </table:table-cell>
          <table:table-cell office:value-type="float" office:value="180309944" calcext:value-type="float">
            <text:p>180309944</text:p>
          </table:table-cell>
          <table:table-cell table:formula="of:=[.C317]+[.A318]" office:value-type="float" office:value="91298865448" calcext:value-type="float">
            <text:p>91298865448</text:p>
          </table:table-cell>
          <table:table-cell table:formula="of:=[.D317]+[.B318]" office:value-type="float" office:value="45955374792" calcext:value-type="float">
            <text:p>45955374792</text:p>
          </table:table-cell>
          <table:table-cell table:formula="of:=[.C318]/(ROW()-1)" office:value-type="float" office:value="288009039.268139" calcext:value-type="float">
            <text:p>288009039.268139</text:p>
          </table:table-cell>
          <table:table-cell table:formula="of:=[.D318]/(ROW()-1)" office:value-type="float" office:value="144969636.567823" calcext:value-type="float">
            <text:p>144969636.567823</text:p>
          </table:table-cell>
        </table:table-row>
        <table:table-row table:style-name="ro1">
          <table:table-cell office:value-type="float" office:value="687295872" calcext:value-type="float">
            <text:p>687295872</text:p>
          </table:table-cell>
          <table:table-cell office:value-type="float" office:value="190630920" calcext:value-type="float">
            <text:p>190630920</text:p>
          </table:table-cell>
          <table:table-cell table:formula="of:=[.C318]+[.A319]" office:value-type="float" office:value="91986161320" calcext:value-type="float">
            <text:p>91986161320</text:p>
          </table:table-cell>
          <table:table-cell table:formula="of:=[.D318]+[.B319]" office:value-type="float" office:value="46146005712" calcext:value-type="float">
            <text:p>46146005712</text:p>
          </table:table-cell>
          <table:table-cell table:formula="of:=[.C319]/(ROW()-1)" office:value-type="float" office:value="289264658.238994" calcext:value-type="float">
            <text:p>289264658.238994</text:p>
          </table:table-cell>
          <table:table-cell table:formula="of:=[.D319]/(ROW()-1)" office:value-type="float" office:value="145113225.509434" calcext:value-type="float">
            <text:p>145113225.509434</text:p>
          </table:table-cell>
        </table:table-row>
        <table:table-row table:style-name="ro1">
          <table:table-cell office:value-type="float" office:value="694906176" calcext:value-type="float">
            <text:p>694906176</text:p>
          </table:table-cell>
          <table:table-cell office:value-type="float" office:value="124482808" calcext:value-type="float">
            <text:p>124482808</text:p>
          </table:table-cell>
          <table:table-cell table:formula="of:=[.C319]+[.A320]" office:value-type="float" office:value="92681067496" calcext:value-type="float">
            <text:p>92681067496</text:p>
          </table:table-cell>
          <table:table-cell table:formula="of:=[.D319]+[.B320]" office:value-type="float" office:value="46270488520" calcext:value-type="float">
            <text:p>46270488520</text:p>
          </table:table-cell>
          <table:table-cell table:formula="of:=[.C320]/(ROW()-1)" office:value-type="float" office:value="290536261.742947" calcext:value-type="float">
            <text:p>290536261.742947</text:p>
          </table:table-cell>
          <table:table-cell table:formula="of:=[.D320]/(ROW()-1)" office:value-type="float" office:value="145048553.354232" calcext:value-type="float">
            <text:p>145048553.354232</text:p>
          </table:table-cell>
        </table:table-row>
        <table:table-row table:style-name="ro1">
          <table:table-cell office:value-type="float" office:value="706311888" calcext:value-type="float">
            <text:p>706311888</text:p>
          </table:table-cell>
          <table:table-cell office:value-type="float" office:value="151438680" calcext:value-type="float">
            <text:p>151438680</text:p>
          </table:table-cell>
          <table:table-cell table:formula="of:=[.C320]+[.A321]" office:value-type="float" office:value="93387379384" calcext:value-type="float">
            <text:p>93387379384</text:p>
          </table:table-cell>
          <table:table-cell table:formula="of:=[.D320]+[.B321]" office:value-type="float" office:value="46421927200" calcext:value-type="float">
            <text:p>46421927200</text:p>
          </table:table-cell>
          <table:table-cell table:formula="of:=[.C321]/(ROW()-1)" office:value-type="float" office:value="291835560.575" calcext:value-type="float">
            <text:p>291835560.575</text:p>
          </table:table-cell>
          <table:table-cell table:formula="of:=[.D321]/(ROW()-1)" office:value-type="float" office:value="145068522.5" calcext:value-type="float">
            <text:p>145068522.5</text:p>
          </table:table-cell>
        </table:table-row>
        <table:table-row table:style-name="ro1">
          <table:table-cell office:value-type="float" office:value="714780752" calcext:value-type="float">
            <text:p>714780752</text:p>
          </table:table-cell>
          <table:table-cell office:value-type="float" office:value="178415976" calcext:value-type="float">
            <text:p>178415976</text:p>
          </table:table-cell>
          <table:table-cell table:formula="of:=[.C321]+[.A322]" office:value-type="float" office:value="94102160136" calcext:value-type="float">
            <text:p>94102160136</text:p>
          </table:table-cell>
          <table:table-cell table:formula="of:=[.D321]+[.B322]" office:value-type="float" office:value="46600343176" calcext:value-type="float">
            <text:p>46600343176</text:p>
          </table:table-cell>
          <table:table-cell table:formula="of:=[.C322]/(ROW()-1)" office:value-type="float" office:value="293153146.841121" calcext:value-type="float">
            <text:p>293153146.841121</text:p>
          </table:table-cell>
          <table:table-cell table:formula="of:=[.D322]/(ROW()-1)" office:value-type="float" office:value="145172408.647975" calcext:value-type="float">
            <text:p>145172408.647975</text:p>
          </table:table-cell>
        </table:table-row>
        <table:table-row table:style-name="ro1">
          <table:table-cell office:value-type="float" office:value="228775808" calcext:value-type="float">
            <text:p>228775808</text:p>
          </table:table-cell>
          <table:table-cell office:value-type="float" office:value="185174760" calcext:value-type="float">
            <text:p>185174760</text:p>
          </table:table-cell>
          <table:table-cell table:formula="of:=[.C322]+[.A323]" office:value-type="float" office:value="94330935944" calcext:value-type="float">
            <text:p>94330935944</text:p>
          </table:table-cell>
          <table:table-cell table:formula="of:=[.D322]+[.B323]" office:value-type="float" office:value="46785517936" calcext:value-type="float">
            <text:p>46785517936</text:p>
          </table:table-cell>
          <table:table-cell table:formula="of:=[.C323]/(ROW()-1)" office:value-type="float" office:value="292953217.217391" calcext:value-type="float">
            <text:p>292953217.217391</text:p>
          </table:table-cell>
          <table:table-cell table:formula="of:=[.D323]/(ROW()-1)" office:value-type="float" office:value="145296639.552795" calcext:value-type="float">
            <text:p>145296639.552795</text:p>
          </table:table-cell>
        </table:table-row>
        <table:table-row table:style-name="ro1">
          <table:table-cell office:value-type="float" office:value="253241168" calcext:value-type="float">
            <text:p>253241168</text:p>
          </table:table-cell>
          <table:table-cell office:value-type="float" office:value="189230920" calcext:value-type="float">
            <text:p>189230920</text:p>
          </table:table-cell>
          <table:table-cell table:formula="of:=[.C323]+[.A324]" office:value-type="float" office:value="94584177112" calcext:value-type="float">
            <text:p>94584177112</text:p>
          </table:table-cell>
          <table:table-cell table:formula="of:=[.D323]+[.B324]" office:value-type="float" office:value="46974748856" calcext:value-type="float">
            <text:p>46974748856</text:p>
          </table:table-cell>
          <table:table-cell table:formula="of:=[.C324]/(ROW()-1)" office:value-type="float" office:value="292830269.696594" calcext:value-type="float">
            <text:p>292830269.696594</text:p>
          </table:table-cell>
          <table:table-cell table:formula="of:=[.D324]/(ROW()-1)" office:value-type="float" office:value="145432658.996904" calcext:value-type="float">
            <text:p>145432658.996904</text:p>
          </table:table-cell>
        </table:table-row>
        <table:table-row table:style-name="ro1">
          <table:table-cell office:value-type="float" office:value="285524416" calcext:value-type="float">
            <text:p>285524416</text:p>
          </table:table-cell>
          <table:table-cell office:value-type="float" office:value="122217560" calcext:value-type="float">
            <text:p>122217560</text:p>
          </table:table-cell>
          <table:table-cell table:formula="of:=[.C324]+[.A325]" office:value-type="float" office:value="94869701528" calcext:value-type="float">
            <text:p>94869701528</text:p>
          </table:table-cell>
          <table:table-cell table:formula="of:=[.D324]+[.B325]" office:value-type="float" office:value="47096966416" calcext:value-type="float">
            <text:p>47096966416</text:p>
          </table:table-cell>
          <table:table-cell table:formula="of:=[.C325]/(ROW()-1)" office:value-type="float" office:value="292807720.765432" calcext:value-type="float">
            <text:p>292807720.765432</text:p>
          </table:table-cell>
          <table:table-cell table:formula="of:=[.D325]/(ROW()-1)" office:value-type="float" office:value="145361007.45679" calcext:value-type="float">
            <text:p>145361007.45679</text:p>
          </table:table-cell>
        </table:table-row>
        <table:table-row table:style-name="ro1">
          <table:table-cell office:value-type="float" office:value="307194368" calcext:value-type="float">
            <text:p>307194368</text:p>
          </table:table-cell>
          <table:table-cell office:value-type="float" office:value="143685912" calcext:value-type="float">
            <text:p>143685912</text:p>
          </table:table-cell>
          <table:table-cell table:formula="of:=[.C325]+[.A326]" office:value-type="float" office:value="95176895896" calcext:value-type="float">
            <text:p>95176895896</text:p>
          </table:table-cell>
          <table:table-cell table:formula="of:=[.D325]+[.B326]" office:value-type="float" office:value="47240652328" calcext:value-type="float">
            <text:p>47240652328</text:p>
          </table:table-cell>
          <table:table-cell table:formula="of:=[.C326]/(ROW()-1)" office:value-type="float" office:value="292851987.372308" calcext:value-type="float">
            <text:p>292851987.372308</text:p>
          </table:table-cell>
          <table:table-cell table:formula="of:=[.D326]/(ROW()-1)" office:value-type="float" office:value="145355853.316923" calcext:value-type="float">
            <text:p>145355853.316923</text:p>
          </table:table-cell>
        </table:table-row>
        <table:table-row table:style-name="ro1">
          <table:table-cell office:value-type="float" office:value="326849376" calcext:value-type="float">
            <text:p>326849376</text:p>
          </table:table-cell>
          <table:table-cell office:value-type="float" office:value="172170072" calcext:value-type="float">
            <text:p>172170072</text:p>
          </table:table-cell>
          <table:table-cell table:formula="of:=[.C326]+[.A327]" office:value-type="float" office:value="95503745272" calcext:value-type="float">
            <text:p>95503745272</text:p>
          </table:table-cell>
          <table:table-cell table:formula="of:=[.D326]+[.B327]" office:value-type="float" office:value="47412822400" calcext:value-type="float">
            <text:p>47412822400</text:p>
          </table:table-cell>
          <table:table-cell table:formula="of:=[.C327]/(ROW()-1)" office:value-type="float" office:value="292956273.840491" calcext:value-type="float">
            <text:p>292956273.840491</text:p>
          </table:table-cell>
          <table:table-cell table:formula="of:=[.D327]/(ROW()-1)" office:value-type="float" office:value="145438105.521472" calcext:value-type="float">
            <text:p>145438105.521472</text:p>
          </table:table-cell>
        </table:table-row>
        <table:table-row table:style-name="ro1">
          <table:table-cell office:value-type="float" office:value="348964096" calcext:value-type="float">
            <text:p>348964096</text:p>
          </table:table-cell>
          <table:table-cell office:value-type="float" office:value="182678120" calcext:value-type="float">
            <text:p>182678120</text:p>
          </table:table-cell>
          <table:table-cell table:formula="of:=[.C327]+[.A328]" office:value-type="float" office:value="95852709368" calcext:value-type="float">
            <text:p>95852709368</text:p>
          </table:table-cell>
          <table:table-cell table:formula="of:=[.D327]+[.B328]" office:value-type="float" office:value="47595500520" calcext:value-type="float">
            <text:p>47595500520</text:p>
          </table:table-cell>
          <table:table-cell table:formula="of:=[.C328]/(ROW()-1)" office:value-type="float" office:value="293127551.584098" calcext:value-type="float">
            <text:p>293127551.584098</text:p>
          </table:table-cell>
          <table:table-cell table:formula="of:=[.D328]/(ROW()-1)" office:value-type="float" office:value="145551989.357798" calcext:value-type="float">
            <text:p>145551989.357798</text:p>
          </table:table-cell>
        </table:table-row>
        <table:table-row table:style-name="ro1">
          <table:table-cell office:value-type="float" office:value="376900592" calcext:value-type="float">
            <text:p>376900592</text:p>
          </table:table-cell>
          <table:table-cell office:value-type="float" office:value="188443832" calcext:value-type="float">
            <text:p>188443832</text:p>
          </table:table-cell>
          <table:table-cell table:formula="of:=[.C328]+[.A329]" office:value-type="float" office:value="96229609960" calcext:value-type="float">
            <text:p>96229609960</text:p>
          </table:table-cell>
          <table:table-cell table:formula="of:=[.D328]+[.B329]" office:value-type="float" office:value="47783944352" calcext:value-type="float">
            <text:p>47783944352</text:p>
          </table:table-cell>
          <table:table-cell table:formula="of:=[.C329]/(ROW()-1)" office:value-type="float" office:value="293382957.195122" calcext:value-type="float">
            <text:p>293382957.195122</text:p>
          </table:table-cell>
          <table:table-cell table:formula="of:=[.D329]/(ROW()-1)" office:value-type="float" office:value="145682757.170732" calcext:value-type="float">
            <text:p>145682757.170732</text:p>
          </table:table-cell>
        </table:table-row>
        <table:table-row table:style-name="ro1">
          <table:table-cell office:value-type="float" office:value="388785376" calcext:value-type="float">
            <text:p>388785376</text:p>
          </table:table-cell>
          <table:table-cell office:value-type="float" office:value="122217560" calcext:value-type="float">
            <text:p>122217560</text:p>
          </table:table-cell>
          <table:table-cell table:formula="of:=[.C329]+[.A330]" office:value-type="float" office:value="96618395336" calcext:value-type="float">
            <text:p>96618395336</text:p>
          </table:table-cell>
          <table:table-cell table:formula="of:=[.D329]+[.B330]" office:value-type="float" office:value="47906161912" calcext:value-type="float">
            <text:p>47906161912</text:p>
          </table:table-cell>
          <table:table-cell table:formula="of:=[.C330]/(ROW()-1)" office:value-type="float" office:value="293672934.151976" calcext:value-type="float">
            <text:p>293672934.151976</text:p>
          </table:table-cell>
          <table:table-cell table:formula="of:=[.D330]/(ROW()-1)" office:value-type="float" office:value="145611434.382979" calcext:value-type="float">
            <text:p>145611434.382979</text:p>
          </table:table-cell>
        </table:table-row>
        <table:table-row table:style-name="ro1">
          <table:table-cell office:value-type="float" office:value="404322000" calcext:value-type="float">
            <text:p>404322000</text:p>
          </table:table-cell>
          <table:table-cell office:value-type="float" office:value="144740312" calcext:value-type="float">
            <text:p>144740312</text:p>
          </table:table-cell>
          <table:table-cell table:formula="of:=[.C330]+[.A331]" office:value-type="float" office:value="97022717336" calcext:value-type="float">
            <text:p>97022717336</text:p>
          </table:table-cell>
          <table:table-cell table:formula="of:=[.D330]+[.B331]" office:value-type="float" office:value="48050902224" calcext:value-type="float">
            <text:p>48050902224</text:p>
          </table:table-cell>
          <table:table-cell table:formula="of:=[.C331]/(ROW()-1)" office:value-type="float" office:value="294008234.351515" calcext:value-type="float">
            <text:p>294008234.351515</text:p>
          </table:table-cell>
          <table:table-cell table:formula="of:=[.D331]/(ROW()-1)" office:value-type="float" office:value="145608794.618182" calcext:value-type="float">
            <text:p>145608794.618182</text:p>
          </table:table-cell>
        </table:table-row>
        <table:table-row table:style-name="ro1">
          <table:table-cell office:value-type="float" office:value="432430000" calcext:value-type="float">
            <text:p>432430000</text:p>
          </table:table-cell>
          <table:table-cell office:value-type="float" office:value="172904984" calcext:value-type="float">
            <text:p>172904984</text:p>
          </table:table-cell>
          <table:table-cell table:formula="of:=[.C331]+[.A332]" office:value-type="float" office:value="97455147336" calcext:value-type="float">
            <text:p>97455147336</text:p>
          </table:table-cell>
          <table:table-cell table:formula="of:=[.D331]+[.B332]" office:value-type="float" office:value="48223807208" calcext:value-type="float">
            <text:p>48223807208</text:p>
          </table:table-cell>
          <table:table-cell table:formula="of:=[.C332]/(ROW()-1)" office:value-type="float" office:value="294426426.996979" calcext:value-type="float">
            <text:p>294426426.996979</text:p>
          </table:table-cell>
          <table:table-cell table:formula="of:=[.D332]/(ROW()-1)" office:value-type="float" office:value="145691260.44713" calcext:value-type="float">
            <text:p>145691260.44713</text:p>
          </table:table-cell>
        </table:table-row>
        <table:table-row table:style-name="ro1">
          <table:table-cell office:value-type="float" office:value="465181024" calcext:value-type="float">
            <text:p>465181024</text:p>
          </table:table-cell>
          <table:table-cell office:value-type="float" office:value="182879816" calcext:value-type="float">
            <text:p>182879816</text:p>
          </table:table-cell>
          <table:table-cell table:formula="of:=[.C332]+[.A333]" office:value-type="float" office:value="97920328360" calcext:value-type="float">
            <text:p>97920328360</text:p>
          </table:table-cell>
          <table:table-cell table:formula="of:=[.D332]+[.B333]" office:value-type="float" office:value="48406687024" calcext:value-type="float">
            <text:p>48406687024</text:p>
          </table:table-cell>
          <table:table-cell table:formula="of:=[.C333]/(ROW()-1)" office:value-type="float" office:value="294940748.072289" calcext:value-type="float">
            <text:p>294940748.072289</text:p>
          </table:table-cell>
          <table:table-cell table:formula="of:=[.D333]/(ROW()-1)" office:value-type="float" office:value="145803274.168675" calcext:value-type="float">
            <text:p>145803274.168675</text:p>
          </table:table-cell>
        </table:table-row>
        <table:table-row table:style-name="ro1">
          <table:table-cell office:value-type="float" office:value="470309328" calcext:value-type="float">
            <text:p>470309328</text:p>
          </table:table-cell>
          <table:table-cell office:value-type="float" office:value="188444072" calcext:value-type="float">
            <text:p>188444072</text:p>
          </table:table-cell>
          <table:table-cell table:formula="of:=[.C333]+[.A334]" office:value-type="float" office:value="98390637688" calcext:value-type="float">
            <text:p>98390637688</text:p>
          </table:table-cell>
          <table:table-cell table:formula="of:=[.D333]+[.B334]" office:value-type="float" office:value="48595131096" calcext:value-type="float">
            <text:p>48595131096</text:p>
          </table:table-cell>
          <table:table-cell table:formula="of:=[.C334]/(ROW()-1)" office:value-type="float" office:value="295467380.444444" calcext:value-type="float">
            <text:p>295467380.444444</text:p>
          </table:table-cell>
          <table:table-cell table:formula="of:=[.D334]/(ROW()-1)" office:value-type="float" office:value="145931324.612613" calcext:value-type="float">
            <text:p>145931324.612613</text:p>
          </table:table-cell>
        </table:table-row>
        <table:table-row table:style-name="ro1">
          <table:table-cell office:value-type="float" office:value="489303136" calcext:value-type="float">
            <text:p>489303136</text:p>
          </table:table-cell>
          <table:table-cell office:value-type="float" office:value="122217560" calcext:value-type="float">
            <text:p>122217560</text:p>
          </table:table-cell>
          <table:table-cell table:formula="of:=[.C334]+[.A335]" office:value-type="float" office:value="98879940824" calcext:value-type="float">
            <text:p>98879940824</text:p>
          </table:table-cell>
          <table:table-cell table:formula="of:=[.D334]+[.B335]" office:value-type="float" office:value="48717348656" calcext:value-type="float">
            <text:p>48717348656</text:p>
          </table:table-cell>
          <table:table-cell table:formula="of:=[.C335]/(ROW()-1)" office:value-type="float" office:value="296047727.017964" calcext:value-type="float">
            <text:p>296047727.017964</text:p>
          </table:table-cell>
          <table:table-cell table:formula="of:=[.D335]/(ROW()-1)" office:value-type="float" office:value="145860325.317365" calcext:value-type="float">
            <text:p>145860325.317365</text:p>
          </table:table-cell>
        </table:table-row>
        <table:table-row table:style-name="ro1">
          <table:table-cell office:value-type="float" office:value="523237056" calcext:value-type="float">
            <text:p>523237056</text:p>
          </table:table-cell>
          <table:table-cell office:value-type="float" office:value="146129848" calcext:value-type="float">
            <text:p>146129848</text:p>
          </table:table-cell>
          <table:table-cell table:formula="of:=[.C335]+[.A336]" office:value-type="float" office:value="99403177880" calcext:value-type="float">
            <text:p>99403177880</text:p>
          </table:table-cell>
          <table:table-cell table:formula="of:=[.D335]+[.B336]" office:value-type="float" office:value="48863478504" calcext:value-type="float">
            <text:p>48863478504</text:p>
          </table:table-cell>
          <table:table-cell table:formula="of:=[.C336]/(ROW()-1)" office:value-type="float" office:value="296725904.119403" calcext:value-type="float">
            <text:p>296725904.119403</text:p>
          </table:table-cell>
          <table:table-cell table:formula="of:=[.D336]/(ROW()-1)" office:value-type="float" office:value="145861129.862687" calcext:value-type="float">
            <text:p>145861129.862687</text:p>
          </table:table-cell>
        </table:table-row>
        <table:table-row table:style-name="ro1">
          <table:table-cell office:value-type="float" office:value="553461488" calcext:value-type="float">
            <text:p>553461488</text:p>
          </table:table-cell>
          <table:table-cell office:value-type="float" office:value="172904984" calcext:value-type="float">
            <text:p>172904984</text:p>
          </table:table-cell>
          <table:table-cell table:formula="of:=[.C336]+[.A337]" office:value-type="float" office:value="99956639368" calcext:value-type="float">
            <text:p>99956639368</text:p>
          </table:table-cell>
          <table:table-cell table:formula="of:=[.D336]+[.B337]" office:value-type="float" office:value="49036383488" calcext:value-type="float">
            <text:p>49036383488</text:p>
          </table:table-cell>
          <table:table-cell table:formula="of:=[.C337]/(ROW()-1)" office:value-type="float" office:value="297489998.119048" calcext:value-type="float">
            <text:p>297489998.119048</text:p>
          </table:table-cell>
          <table:table-cell table:formula="of:=[.D337]/(ROW()-1)" office:value-type="float" office:value="145941617.52381" calcext:value-type="float">
            <text:p>145941617.52381</text:p>
          </table:table-cell>
        </table:table-row>
        <table:table-row table:style-name="ro1">
          <table:table-cell office:value-type="float" office:value="555164016" calcext:value-type="float">
            <text:p>555164016</text:p>
          </table:table-cell>
          <table:table-cell office:value-type="float" office:value="184453272" calcext:value-type="float">
            <text:p>184453272</text:p>
          </table:table-cell>
          <table:table-cell table:formula="of:=[.C337]+[.A338]" office:value-type="float" office:value="100511803384" calcext:value-type="float">
            <text:p>100511803384</text:p>
          </table:table-cell>
          <table:table-cell table:formula="of:=[.D337]+[.B338]" office:value-type="float" office:value="49220836760" calcext:value-type="float">
            <text:p>49220836760</text:p>
          </table:table-cell>
          <table:table-cell table:formula="of:=[.C338]/(ROW()-1)" office:value-type="float" office:value="298254609.448071" calcext:value-type="float">
            <text:p>298254609.448071</text:p>
          </table:table-cell>
          <table:table-cell table:formula="of:=[.D338]/(ROW()-1)" office:value-type="float" office:value="146055895.430267" calcext:value-type="float">
            <text:p>146055895.430267</text:p>
          </table:table-cell>
        </table:table-row>
        <table:table-row table:style-name="ro1">
          <table:table-cell office:value-type="float" office:value="580904096" calcext:value-type="float">
            <text:p>580904096</text:p>
          </table:table-cell>
          <table:table-cell office:value-type="float" office:value="190017528" calcext:value-type="float">
            <text:p>190017528</text:p>
          </table:table-cell>
          <table:table-cell table:formula="of:=[.C338]+[.A339]" office:value-type="float" office:value="101092707480" calcext:value-type="float">
            <text:p>101092707480</text:p>
          </table:table-cell>
          <table:table-cell table:formula="of:=[.D338]+[.B339]" office:value-type="float" office:value="49410854288" calcext:value-type="float">
            <text:p>49410854288</text:p>
          </table:table-cell>
          <table:table-cell table:formula="of:=[.C339]/(ROW()-1)" office:value-type="float" office:value="299090850.532544" calcext:value-type="float">
            <text:p>299090850.532544</text:p>
          </table:table-cell>
          <table:table-cell table:formula="of:=[.D339]/(ROW()-1)" office:value-type="float" office:value="146185959.431953" calcext:value-type="float">
            <text:p>146185959.431953</text:p>
          </table:table-cell>
        </table:table-row>
        <table:table-row table:style-name="ro1">
          <table:table-cell office:value-type="float" office:value="590429152" calcext:value-type="float">
            <text:p>590429152</text:p>
          </table:table-cell>
          <table:table-cell office:value-type="float" office:value="122217560" calcext:value-type="float">
            <text:p>122217560</text:p>
          </table:table-cell>
          <table:table-cell table:formula="of:=[.C339]+[.A340]" office:value-type="float" office:value="101683136632" calcext:value-type="float">
            <text:p>101683136632</text:p>
          </table:table-cell>
          <table:table-cell table:formula="of:=[.D339]+[.B340]" office:value-type="float" office:value="49533071848" calcext:value-type="float">
            <text:p>49533071848</text:p>
          </table:table-cell>
          <table:table-cell table:formula="of:=[.C340]/(ROW()-1)" office:value-type="float" office:value="299950255.551622" calcext:value-type="float">
            <text:p>299950255.551622</text:p>
          </table:table-cell>
          <table:table-cell table:formula="of:=[.D340]/(ROW()-1)" office:value-type="float" office:value="146115256.188791" calcext:value-type="float">
            <text:p>146115256.188791</text:p>
          </table:table-cell>
        </table:table-row>
        <table:table-row table:style-name="ro1">
          <table:table-cell office:value-type="float" office:value="617078256" calcext:value-type="float">
            <text:p>617078256</text:p>
          </table:table-cell>
          <table:table-cell office:value-type="float" office:value="148342968" calcext:value-type="float">
            <text:p>148342968</text:p>
          </table:table-cell>
          <table:table-cell table:formula="of:=[.C340]+[.A341]" office:value-type="float" office:value="102300214888" calcext:value-type="float">
            <text:p>102300214888</text:p>
          </table:table-cell>
          <table:table-cell table:formula="of:=[.D340]+[.B341]" office:value-type="float" office:value="49681414816" calcext:value-type="float">
            <text:p>49681414816</text:p>
          </table:table-cell>
          <table:table-cell table:formula="of:=[.C341]/(ROW()-1)" office:value-type="float" office:value="300882984.964706" calcext:value-type="float">
            <text:p>300882984.964706</text:p>
          </table:table-cell>
          <table:table-cell table:formula="of:=[.D341]/(ROW()-1)" office:value-type="float" office:value="146121808.282353" calcext:value-type="float">
            <text:p>146121808.282353</text:p>
          </table:table-cell>
        </table:table-row>
        <table:table-row table:style-name="ro1">
          <table:table-cell office:value-type="float" office:value="624764896" calcext:value-type="float">
            <text:p>624764896</text:p>
          </table:table-cell>
          <table:table-cell office:value-type="float" office:value="173391976" calcext:value-type="float">
            <text:p>173391976</text:p>
          </table:table-cell>
          <table:table-cell table:formula="of:=[.C341]+[.A342]" office:value-type="float" office:value="102924979784" calcext:value-type="float">
            <text:p>102924979784</text:p>
          </table:table-cell>
          <table:table-cell table:formula="of:=[.D341]+[.B342]" office:value-type="float" office:value="49854806792" calcext:value-type="float">
            <text:p>49854806792</text:p>
          </table:table-cell>
          <table:table-cell table:formula="of:=[.C342]/(ROW()-1)" office:value-type="float" office:value="301832785.290323" calcext:value-type="float">
            <text:p>301832785.290323</text:p>
          </table:table-cell>
          <table:table-cell table:formula="of:=[.D342]/(ROW()-1)" office:value-type="float" office:value="146201779.44868" calcext:value-type="float">
            <text:p>146201779.44868</text:p>
          </table:table-cell>
        </table:table-row>
        <table:table-row table:style-name="ro1">
          <table:table-cell office:value-type="float" office:value="640374576" calcext:value-type="float">
            <text:p>640374576</text:p>
          </table:table-cell>
          <table:table-cell office:value-type="float" office:value="195760552" calcext:value-type="float">
            <text:p>195760552</text:p>
          </table:table-cell>
          <table:table-cell table:formula="of:=[.C342]+[.A343]" office:value-type="float" office:value="103565354360" calcext:value-type="float">
            <text:p>103565354360</text:p>
          </table:table-cell>
          <table:table-cell table:formula="of:=[.D342]+[.B343]" office:value-type="float" office:value="50050567344" calcext:value-type="float">
            <text:p>50050567344</text:p>
          </table:table-cell>
          <table:table-cell table:formula="of:=[.C343]/(ROW()-1)" office:value-type="float" office:value="302822673.567251" calcext:value-type="float">
            <text:p>302822673.567251</text:p>
          </table:table-cell>
          <table:table-cell table:formula="of:=[.D343]/(ROW()-1)" office:value-type="float" office:value="146346688.140351" calcext:value-type="float">
            <text:p>146346688.140351</text:p>
          </table:table-cell>
        </table:table-row>
        <table:table-row table:style-name="ro1">
          <table:table-cell office:value-type="float" office:value="658113376" calcext:value-type="float">
            <text:p>658113376</text:p>
          </table:table-cell>
          <table:table-cell office:value-type="float" office:value="207493256" calcext:value-type="float">
            <text:p>207493256</text:p>
          </table:table-cell>
          <table:table-cell table:formula="of:=[.C343]+[.A344]" office:value-type="float" office:value="104223467736" calcext:value-type="float">
            <text:p>104223467736</text:p>
          </table:table-cell>
          <table:table-cell table:formula="of:=[.D343]+[.B344]" office:value-type="float" office:value="50258060600" calcext:value-type="float">
            <text:p>50258060600</text:p>
          </table:table-cell>
          <table:table-cell table:formula="of:=[.C344]/(ROW()-1)" office:value-type="float" office:value="303858506.51895" calcext:value-type="float">
            <text:p>303858506.51895</text:p>
          </table:table-cell>
          <table:table-cell table:formula="of:=[.D344]/(ROW()-1)" office:value-type="float" office:value="146524958.017493" calcext:value-type="float">
            <text:p>146524958.017493</text:p>
          </table:table-cell>
        </table:table-row>
        <table:table-row table:style-name="ro1">
          <table:table-cell office:value-type="float" office:value="684643008" calcext:value-type="float">
            <text:p>684643008</text:p>
          </table:table-cell>
          <table:table-cell office:value-type="float" office:value="220574232" calcext:value-type="float">
            <text:p>220574232</text:p>
          </table:table-cell>
          <table:table-cell table:formula="of:=[.C344]+[.A345]" office:value-type="float" office:value="104908110744" calcext:value-type="float">
            <text:p>104908110744</text:p>
          </table:table-cell>
          <table:table-cell table:formula="of:=[.D344]+[.B345]" office:value-type="float" office:value="50478634832" calcext:value-type="float">
            <text:p>50478634832</text:p>
          </table:table-cell>
          <table:table-cell table:formula="of:=[.C345]/(ROW()-1)" office:value-type="float" office:value="304965438.209302" calcext:value-type="float">
            <text:p>304965438.209302</text:p>
          </table:table-cell>
          <table:table-cell table:formula="of:=[.D345]/(ROW()-1)" office:value-type="float" office:value="146740217.534884" calcext:value-type="float">
            <text:p>146740217.534884</text:p>
          </table:table-cell>
        </table:table-row>
        <table:table-row table:style-name="ro1">
          <table:table-cell office:value-type="float" office:value="696244544" calcext:value-type="float">
            <text:p>696244544</text:p>
          </table:table-cell>
          <table:table-cell office:value-type="float" office:value="219912840" calcext:value-type="float">
            <text:p>219912840</text:p>
          </table:table-cell>
          <table:table-cell table:formula="of:=[.C345]+[.A346]" office:value-type="float" office:value="105604355288" calcext:value-type="float">
            <text:p>105604355288</text:p>
          </table:table-cell>
          <table:table-cell table:formula="of:=[.D345]+[.B346]" office:value-type="float" office:value="50698547672" calcext:value-type="float">
            <text:p>50698547672</text:p>
          </table:table-cell>
          <table:table-cell table:formula="of:=[.C346]/(ROW()-1)" office:value-type="float" office:value="306099580.544928" calcext:value-type="float">
            <text:p>306099580.544928</text:p>
          </table:table-cell>
          <table:table-cell table:formula="of:=[.D346]/(ROW()-1)" office:value-type="float" office:value="146952312.092754" calcext:value-type="float">
            <text:p>146952312.092754</text:p>
          </table:table-cell>
        </table:table-row>
        <table:table-row table:style-name="ro1">
          <table:table-cell office:value-type="float" office:value="706517056" calcext:value-type="float">
            <text:p>706517056</text:p>
          </table:table-cell>
          <table:table-cell office:value-type="float" office:value="224090216" calcext:value-type="float">
            <text:p>224090216</text:p>
          </table:table-cell>
          <table:table-cell table:formula="of:=[.C346]+[.A347]" office:value-type="float" office:value="106310872344" calcext:value-type="float">
            <text:p>106310872344</text:p>
          </table:table-cell>
          <table:table-cell table:formula="of:=[.D346]+[.B347]" office:value-type="float" office:value="50922637888" calcext:value-type="float">
            <text:p>50922637888</text:p>
          </table:table-cell>
          <table:table-cell table:formula="of:=[.C347]/(ROW()-1)" office:value-type="float" office:value="307256856.485549" calcext:value-type="float">
            <text:p>307256856.485549</text:p>
          </table:table-cell>
          <table:table-cell table:formula="of:=[.D347]/(ROW()-1)" office:value-type="float" office:value="147175254.011561" calcext:value-type="float">
            <text:p>147175254.011561</text:p>
          </table:table-cell>
        </table:table-row>
        <table:table-row table:style-name="ro1">
          <table:table-cell office:value-type="float" office:value="202720944" calcext:value-type="float">
            <text:p>202720944</text:p>
          </table:table-cell>
          <table:table-cell office:value-type="float" office:value="224090216" calcext:value-type="float">
            <text:p>224090216</text:p>
          </table:table-cell>
          <table:table-cell table:formula="of:=[.C347]+[.A348]" office:value-type="float" office:value="106513593288" calcext:value-type="float">
            <text:p>106513593288</text:p>
          </table:table-cell>
          <table:table-cell table:formula="of:=[.D347]+[.B348]" office:value-type="float" office:value="51146728104" calcext:value-type="float">
            <text:p>51146728104</text:p>
          </table:table-cell>
          <table:table-cell table:formula="of:=[.C348]/(ROW()-1)" office:value-type="float" office:value="306955600.253602" calcext:value-type="float">
            <text:p>306955600.253602</text:p>
          </table:table-cell>
          <table:table-cell table:formula="of:=[.D348]/(ROW()-1)" office:value-type="float" office:value="147396910.962536" calcext:value-type="float">
            <text:p>147396910.962536</text:p>
          </table:table-cell>
        </table:table-row>
        <table:table-row table:style-name="ro1">
          <table:table-cell office:value-type="float" office:value="225422832" calcext:value-type="float">
            <text:p>225422832</text:p>
          </table:table-cell>
          <table:table-cell office:value-type="float" office:value="195198280" calcext:value-type="float">
            <text:p>195198280</text:p>
          </table:table-cell>
          <table:table-cell table:formula="of:=[.C348]+[.A349]" office:value-type="float" office:value="106739016120" calcext:value-type="float">
            <text:p>106739016120</text:p>
          </table:table-cell>
          <table:table-cell table:formula="of:=[.D348]+[.B349]" office:value-type="float" office:value="51341926384" calcext:value-type="float">
            <text:p>51341926384</text:p>
          </table:table-cell>
          <table:table-cell table:formula="of:=[.C349]/(ROW()-1)" office:value-type="float" office:value="306721310.689655" calcext:value-type="float">
            <text:p>306721310.689655</text:p>
          </table:table-cell>
          <table:table-cell table:formula="of:=[.D349]/(ROW()-1)" office:value-type="float" office:value="147534271.218391" calcext:value-type="float">
            <text:p>147534271.218391</text:p>
          </table:table-cell>
        </table:table-row>
        <table:table-row table:style-name="ro1">
          <table:table-cell office:value-type="float" office:value="263071552" calcext:value-type="float">
            <text:p>263071552</text:p>
          </table:table-cell>
          <table:table-cell office:value-type="float" office:value="194996408" calcext:value-type="float">
            <text:p>194996408</text:p>
          </table:table-cell>
          <table:table-cell table:formula="of:=[.C349]+[.A350]" office:value-type="float" office:value="107002087672" calcext:value-type="float">
            <text:p>107002087672</text:p>
          </table:table-cell>
          <table:table-cell table:formula="of:=[.D349]+[.B350]" office:value-type="float" office:value="51536922792" calcext:value-type="float">
            <text:p>51536922792</text:p>
          </table:table-cell>
          <table:table-cell table:formula="of:=[.C350]/(ROW()-1)" office:value-type="float" office:value="306596239.747851" calcext:value-type="float">
            <text:p>306596239.747851</text:p>
          </table:table-cell>
          <table:table-cell table:formula="of:=[.D350]/(ROW()-1)" office:value-type="float" office:value="147670265.879656" calcext:value-type="float">
            <text:p>147670265.879656</text:p>
          </table:table-cell>
        </table:table-row>
        <table:table-row table:style-name="ro1">
          <table:table-cell office:value-type="float" office:value="287757456" calcext:value-type="float">
            <text:p>287757456</text:p>
          </table:table-cell>
          <table:table-cell office:value-type="float" office:value="194996408" calcext:value-type="float">
            <text:p>194996408</text:p>
          </table:table-cell>
          <table:table-cell table:formula="of:=[.C350]+[.A351]" office:value-type="float" office:value="107289845128" calcext:value-type="float">
            <text:p>107289845128</text:p>
          </table:table-cell>
          <table:table-cell table:formula="of:=[.D350]+[.B351]" office:value-type="float" office:value="51731919200" calcext:value-type="float">
            <text:p>51731919200</text:p>
          </table:table-cell>
          <table:table-cell table:formula="of:=[.C351]/(ROW()-1)" office:value-type="float" office:value="306542414.651429" calcext:value-type="float">
            <text:p>306542414.651429</text:p>
          </table:table-cell>
          <table:table-cell table:formula="of:=[.D351]/(ROW()-1)" office:value-type="float" office:value="147805483.428571" calcext:value-type="float">
            <text:p>147805483.428571</text:p>
          </table:table-cell>
        </table:table-row>
        <table:table-row table:style-name="ro1">
          <table:table-cell office:value-type="float" office:value="306218176" calcext:value-type="float">
            <text:p>306218176</text:p>
          </table:table-cell>
          <table:table-cell office:value-type="float" office:value="204482488" calcext:value-type="float">
            <text:p>204482488</text:p>
          </table:table-cell>
          <table:table-cell table:formula="of:=[.C351]+[.A352]" office:value-type="float" office:value="107596063304" calcext:value-type="float">
            <text:p>107596063304</text:p>
          </table:table-cell>
          <table:table-cell table:formula="of:=[.D351]+[.B352]" office:value-type="float" office:value="51936401688" calcext:value-type="float">
            <text:p>51936401688</text:p>
          </table:table-cell>
          <table:table-cell table:formula="of:=[.C352]/(ROW()-1)" office:value-type="float" office:value="306541490.894587" calcext:value-type="float">
            <text:p>306541490.894587</text:p>
          </table:table-cell>
          <table:table-cell table:formula="of:=[.D352]/(ROW()-1)" office:value-type="float" office:value="147966956.376068" calcext:value-type="float">
            <text:p>147966956.376068</text:p>
          </table:table-cell>
        </table:table-row>
        <table:table-row table:style-name="ro1">
          <table:table-cell office:value-type="float" office:value="340527264" calcext:value-type="float">
            <text:p>340527264</text:p>
          </table:table-cell>
          <table:table-cell office:value-type="float" office:value="107533240" calcext:value-type="float">
            <text:p>107533240</text:p>
          </table:table-cell>
          <table:table-cell table:formula="of:=[.C352]+[.A353]" office:value-type="float" office:value="107936590568" calcext:value-type="float">
            <text:p>107936590568</text:p>
          </table:table-cell>
          <table:table-cell table:formula="of:=[.D352]+[.B353]" office:value-type="float" office:value="52043934928" calcext:value-type="float">
            <text:p>52043934928</text:p>
          </table:table-cell>
          <table:table-cell table:formula="of:=[.C353]/(ROW()-1)" office:value-type="float" office:value="306638041.386364" calcext:value-type="float">
            <text:p>306638041.386364</text:p>
          </table:table-cell>
          <table:table-cell table:formula="of:=[.D353]/(ROW()-1)" office:value-type="float" office:value="147852087.863636" calcext:value-type="float">
            <text:p>147852087.863636</text:p>
          </table:table-cell>
        </table:table-row>
        <table:table-row table:style-name="ro1">
          <table:table-cell office:value-type="float" office:value="356011328" calcext:value-type="float">
            <text:p>356011328</text:p>
          </table:table-cell>
          <table:table-cell office:value-type="float" office:value="135320920" calcext:value-type="float">
            <text:p>135320920</text:p>
          </table:table-cell>
          <table:table-cell table:formula="of:=[.C353]+[.A354]" office:value-type="float" office:value="108292601896" calcext:value-type="float">
            <text:p>108292601896</text:p>
          </table:table-cell>
          <table:table-cell table:formula="of:=[.D353]+[.B354]" office:value-type="float" office:value="52179255848" calcext:value-type="float">
            <text:p>52179255848</text:p>
          </table:table-cell>
          <table:table-cell table:formula="of:=[.C354]/(ROW()-1)" office:value-type="float" office:value="306777909.053824" calcext:value-type="float">
            <text:p>306777909.053824</text:p>
          </table:table-cell>
          <table:table-cell table:formula="of:=[.D354]/(ROW()-1)" office:value-type="float" office:value="147816588.804533" calcext:value-type="float">
            <text:p>147816588.804533</text:p>
          </table:table-cell>
        </table:table-row>
        <table:table-row table:style-name="ro1">
          <table:table-cell office:value-type="float" office:value="379540192" calcext:value-type="float">
            <text:p>379540192</text:p>
          </table:table-cell>
          <table:table-cell office:value-type="float" office:value="159193752" calcext:value-type="float">
            <text:p>159193752</text:p>
          </table:table-cell>
          <table:table-cell table:formula="of:=[.C354]+[.A355]" office:value-type="float" office:value="108672142088" calcext:value-type="float">
            <text:p>108672142088</text:p>
          </table:table-cell>
          <table:table-cell table:formula="of:=[.D354]+[.B355]" office:value-type="float" office:value="52338449600" calcext:value-type="float">
            <text:p>52338449600</text:p>
          </table:table-cell>
          <table:table-cell table:formula="of:=[.C355]/(ROW()-1)" office:value-type="float" office:value="306983452.225989" calcext:value-type="float">
            <text:p>306983452.225989</text:p>
          </table:table-cell>
          <table:table-cell table:formula="of:=[.D355]/(ROW()-1)" office:value-type="float" office:value="147848727.683616" calcext:value-type="float">
            <text:p>147848727.683616</text:p>
          </table:table-cell>
        </table:table-row>
        <table:table-row table:style-name="ro1">
          <table:table-cell office:value-type="float" office:value="406951568" calcext:value-type="float">
            <text:p>406951568</text:p>
          </table:table-cell>
          <table:table-cell office:value-type="float" office:value="172032696" calcext:value-type="float">
            <text:p>172032696</text:p>
          </table:table-cell>
          <table:table-cell table:formula="of:=[.C355]+[.A356]" office:value-type="float" office:value="109079093656" calcext:value-type="float">
            <text:p>109079093656</text:p>
          </table:table-cell>
          <table:table-cell table:formula="of:=[.D355]+[.B356]" office:value-type="float" office:value="52510482296" calcext:value-type="float">
            <text:p>52510482296</text:p>
          </table:table-cell>
          <table:table-cell table:formula="of:=[.C356]/(ROW()-1)" office:value-type="float" office:value="307265052.552113" calcext:value-type="float">
            <text:p>307265052.552113</text:p>
          </table:table-cell>
          <table:table-cell table:formula="of:=[.D356]/(ROW()-1)" office:value-type="float" office:value="147916851.538028" calcext:value-type="float">
            <text:p>147916851.538028</text:p>
          </table:table-cell>
        </table:table-row>
        <table:table-row table:style-name="ro1">
          <table:table-cell office:value-type="float" office:value="425280784" calcext:value-type="float">
            <text:p>425280784</text:p>
          </table:table-cell>
          <table:table-cell office:value-type="float" office:value="185072952" calcext:value-type="float">
            <text:p>185072952</text:p>
          </table:table-cell>
          <table:table-cell table:formula="of:=[.C356]+[.A357]" office:value-type="float" office:value="109504374440" calcext:value-type="float">
            <text:p>109504374440</text:p>
          </table:table-cell>
          <table:table-cell table:formula="of:=[.D356]+[.B357]" office:value-type="float" office:value="52695555248" calcext:value-type="float">
            <text:p>52695555248</text:p>
          </table:table-cell>
          <table:table-cell table:formula="of:=[.C357]/(ROW()-1)" office:value-type="float" office:value="307596557.41573" calcext:value-type="float">
            <text:p>307596557.41573</text:p>
          </table:table-cell>
          <table:table-cell table:formula="of:=[.D357]/(ROW()-1)" office:value-type="float" office:value="148021222.606742" calcext:value-type="float">
            <text:p>148021222.606742</text:p>
          </table:table-cell>
        </table:table-row>
        <table:table-row table:style-name="ro1">
          <table:table-cell office:value-type="float" office:value="453578928" calcext:value-type="float">
            <text:p>453578928</text:p>
          </table:table-cell>
          <table:table-cell office:value-type="float" office:value="197511144" calcext:value-type="float">
            <text:p>197511144</text:p>
          </table:table-cell>
          <table:table-cell table:formula="of:=[.C357]+[.A358]" office:value-type="float" office:value="109957953368" calcext:value-type="float">
            <text:p>109957953368</text:p>
          </table:table-cell>
          <table:table-cell table:formula="of:=[.D357]+[.B358]" office:value-type="float" office:value="52893066392" calcext:value-type="float">
            <text:p>52893066392</text:p>
          </table:table-cell>
          <table:table-cell table:formula="of:=[.C358]/(ROW()-1)" office:value-type="float" office:value="308005471.619048" calcext:value-type="float">
            <text:p>308005471.619048</text:p>
          </table:table-cell>
          <table:table-cell table:formula="of:=[.D358]/(ROW()-1)" office:value-type="float" office:value="148159849.837535" calcext:value-type="float">
            <text:p>148159849.837535</text:p>
          </table:table-cell>
        </table:table-row>
        <table:table-row table:style-name="ro1">
          <table:table-cell office:value-type="float" office:value="483042704" calcext:value-type="float">
            <text:p>483042704</text:p>
          </table:table-cell>
          <table:table-cell office:value-type="float" office:value="204047256" calcext:value-type="float">
            <text:p>204047256</text:p>
          </table:table-cell>
          <table:table-cell table:formula="of:=[.C358]+[.A359]" office:value-type="float" office:value="110440996072" calcext:value-type="float">
            <text:p>110440996072</text:p>
          </table:table-cell>
          <table:table-cell table:formula="of:=[.D358]+[.B359]" office:value-type="float" office:value="53097113648" calcext:value-type="float">
            <text:p>53097113648</text:p>
          </table:table-cell>
          <table:table-cell table:formula="of:=[.C359]/(ROW()-1)" office:value-type="float" office:value="308494402.435754" calcext:value-type="float">
            <text:p>308494402.435754</text:p>
          </table:table-cell>
          <table:table-cell table:formula="of:=[.D359]/(ROW()-1)" office:value-type="float" office:value="148315959.910615" calcext:value-type="float">
            <text:p>148315959.910615</text:p>
          </table:table-cell>
        </table:table-row>
        <table:table-row table:style-name="ro1">
          <table:table-cell office:value-type="float" office:value="496455584" calcext:value-type="float">
            <text:p>496455584</text:p>
          </table:table-cell>
          <table:table-cell office:value-type="float" office:value="177665752" calcext:value-type="float">
            <text:p>177665752</text:p>
          </table:table-cell>
          <table:table-cell table:formula="of:=[.C359]+[.A360]" office:value-type="float" office:value="110937451656" calcext:value-type="float">
            <text:p>110937451656</text:p>
          </table:table-cell>
          <table:table-cell table:formula="of:=[.D359]+[.B360]" office:value-type="float" office:value="53274779400" calcext:value-type="float">
            <text:p>53274779400</text:p>
          </table:table-cell>
          <table:table-cell table:formula="of:=[.C360]/(ROW()-1)" office:value-type="float" office:value="309017971.18663" calcext:value-type="float">
            <text:p>309017971.18663</text:p>
          </table:table-cell>
          <table:table-cell table:formula="of:=[.D360]/(ROW()-1)" office:value-type="float" office:value="148397714.206128" calcext:value-type="float">
            <text:p>148397714.206128</text:p>
          </table:table-cell>
        </table:table-row>
        <table:table-row table:style-name="ro1">
          <table:table-cell office:value-type="float" office:value="527546016" calcext:value-type="float">
            <text:p>527546016</text:p>
          </table:table-cell>
          <table:table-cell office:value-type="float" office:value="194829288" calcext:value-type="float">
            <text:p>194829288</text:p>
          </table:table-cell>
          <table:table-cell table:formula="of:=[.C360]+[.A361]" office:value-type="float" office:value="111464997672" calcext:value-type="float">
            <text:p>111464997672</text:p>
          </table:table-cell>
          <table:table-cell table:formula="of:=[.D360]+[.B361]" office:value-type="float" office:value="53469608688" calcext:value-type="float">
            <text:p>53469608688</text:p>
          </table:table-cell>
          <table:table-cell table:formula="of:=[.C361]/(ROW()-1)" office:value-type="float" office:value="309624993.533333" calcext:value-type="float">
            <text:p>309624993.533333</text:p>
          </table:table-cell>
          <table:table-cell table:formula="of:=[.D361]/(ROW()-1)" office:value-type="float" office:value="148526690.8" calcext:value-type="float">
            <text:p>148526690.8</text:p>
          </table:table-cell>
        </table:table-row>
        <table:table-row table:style-name="ro1">
          <table:table-cell office:value-type="float" office:value="554242208" calcext:value-type="float">
            <text:p>554242208</text:p>
          </table:table-cell>
          <table:table-cell office:value-type="float" office:value="206947608" calcext:value-type="float">
            <text:p>206947608</text:p>
          </table:table-cell>
          <table:table-cell table:formula="of:=[.C361]+[.A362]" office:value-type="float" office:value="112019239880" calcext:value-type="float">
            <text:p>112019239880</text:p>
          </table:table-cell>
          <table:table-cell table:formula="of:=[.D361]+[.B362]" office:value-type="float" office:value="53676556296" calcext:value-type="float">
            <text:p>53676556296</text:p>
          </table:table-cell>
          <table:table-cell table:formula="of:=[.C362]/(ROW()-1)" office:value-type="float" office:value="310302603.545706" calcext:value-type="float">
            <text:p>310302603.545706</text:p>
          </table:table-cell>
          <table:table-cell table:formula="of:=[.D362]/(ROW()-1)" office:value-type="float" office:value="148688521.595568" calcext:value-type="float">
            <text:p>148688521.595568</text:p>
          </table:table-cell>
        </table:table-row>
        <table:table-row table:style-name="ro1">
          <table:table-cell office:value-type="float" office:value="575582240" calcext:value-type="float">
            <text:p>575582240</text:p>
          </table:table-cell>
          <table:table-cell office:value-type="float" office:value="208617320" calcext:value-type="float">
            <text:p>208617320</text:p>
          </table:table-cell>
          <table:table-cell table:formula="of:=[.C362]+[.A363]" office:value-type="float" office:value="112594822120" calcext:value-type="float">
            <text:p>112594822120</text:p>
          </table:table-cell>
          <table:table-cell table:formula="of:=[.D362]+[.B363]" office:value-type="float" office:value="53885173616" calcext:value-type="float">
            <text:p>53885173616</text:p>
          </table:table-cell>
          <table:table-cell table:formula="of:=[.C363]/(ROW()-1)" office:value-type="float" office:value="311035420.220994" calcext:value-type="float">
            <text:p>311035420.220994</text:p>
          </table:table-cell>
          <table:table-cell table:formula="of:=[.D363]/(ROW()-1)" office:value-type="float" office:value="148854070.762431" calcext:value-type="float">
            <text:p>148854070.762431</text:p>
          </table:table-cell>
        </table:table-row>
        <table:table-row table:style-name="ro1">
          <table:table-cell office:value-type="float" office:value="591957904" calcext:value-type="float">
            <text:p>591957904</text:p>
          </table:table-cell>
          <table:table-cell office:value-type="float" office:value="151760744" calcext:value-type="float">
            <text:p>151760744</text:p>
          </table:table-cell>
          <table:table-cell table:formula="of:=[.C363]+[.A364]" office:value-type="float" office:value="113186780024" calcext:value-type="float">
            <text:p>113186780024</text:p>
          </table:table-cell>
          <table:table-cell table:formula="of:=[.D363]+[.B364]" office:value-type="float" office:value="54036934360" calcext:value-type="float">
            <text:p>54036934360</text:p>
          </table:table-cell>
          <table:table-cell table:formula="of:=[.C364]/(ROW()-1)" office:value-type="float" office:value="311809311.360882" calcext:value-type="float">
            <text:p>311809311.360882</text:p>
          </table:table-cell>
          <table:table-cell table:formula="of:=[.D364]/(ROW()-1)" office:value-type="float" office:value="148862078.126722" calcext:value-type="float">
            <text:p>148862078.126722</text:p>
          </table:table-cell>
        </table:table-row>
        <table:table-row table:style-name="ro1">
          <table:table-cell office:value-type="float" office:value="632024224" calcext:value-type="float">
            <text:p>632024224</text:p>
          </table:table-cell>
          <table:table-cell office:value-type="float" office:value="152792216" calcext:value-type="float">
            <text:p>152792216</text:p>
          </table:table-cell>
          <table:table-cell table:formula="of:=[.C364]+[.A365]" office:value-type="float" office:value="113818804248" calcext:value-type="float">
            <text:p>113818804248</text:p>
          </table:table-cell>
          <table:table-cell table:formula="of:=[.D364]+[.B365]" office:value-type="float" office:value="54189726576" calcext:value-type="float">
            <text:p>54189726576</text:p>
          </table:table-cell>
          <table:table-cell table:formula="of:=[.C365]/(ROW()-1)" office:value-type="float" office:value="312689022.659341" calcext:value-type="float">
            <text:p>312689022.659341</text:p>
          </table:table-cell>
          <table:table-cell table:formula="of:=[.D365]/(ROW()-1)" office:value-type="float" office:value="148872875.208791" calcext:value-type="float">
            <text:p>148872875.208791</text:p>
          </table:table-cell>
        </table:table-row>
        <table:table-row table:style-name="ro1">
          <table:table-cell office:value-type="float" office:value="639403408" calcext:value-type="float">
            <text:p>639403408</text:p>
          </table:table-cell>
          <table:table-cell office:value-type="float" office:value="155836264" calcext:value-type="float">
            <text:p>155836264</text:p>
          </table:table-cell>
          <table:table-cell table:formula="of:=[.C365]+[.A366]" office:value-type="float" office:value="114458207656" calcext:value-type="float">
            <text:p>114458207656</text:p>
          </table:table-cell>
          <table:table-cell table:formula="of:=[.D365]+[.B366]" office:value-type="float" office:value="54345562840" calcext:value-type="float">
            <text:p>54345562840</text:p>
          </table:table-cell>
          <table:table-cell table:formula="of:=[.C366]/(ROW()-1)" office:value-type="float" office:value="313584130.564384" calcext:value-type="float">
            <text:p>313584130.564384</text:p>
          </table:table-cell>
          <table:table-cell table:formula="of:=[.D366]/(ROW()-1)" office:value-type="float" office:value="148891952.986301" calcext:value-type="float">
            <text:p>148891952.986301</text:p>
          </table:table-cell>
        </table:table-row>
        <table:table-row table:style-name="ro1">
          <table:table-cell office:value-type="float" office:value="641213232" calcext:value-type="float">
            <text:p>641213232</text:p>
          </table:table-cell>
          <table:table-cell office:value-type="float" office:value="174760488" calcext:value-type="float">
            <text:p>174760488</text:p>
          </table:table-cell>
          <table:table-cell table:formula="of:=[.C366]+[.A367]" office:value-type="float" office:value="115099420888" calcext:value-type="float">
            <text:p>115099420888</text:p>
          </table:table-cell>
          <table:table-cell table:formula="of:=[.D366]+[.B367]" office:value-type="float" office:value="54520323328" calcext:value-type="float">
            <text:p>54520323328</text:p>
          </table:table-cell>
          <table:table-cell table:formula="of:=[.C367]/(ROW()-1)" office:value-type="float" office:value="314479292.043716" calcext:value-type="float">
            <text:p>314479292.043716</text:p>
          </table:table-cell>
          <table:table-cell table:formula="of:=[.D367]/(ROW()-1)" office:value-type="float" office:value="148962632.043716" calcext:value-type="float">
            <text:p>148962632.043716</text:p>
          </table:table-cell>
        </table:table-row>
        <table:table-row table:style-name="ro1">
          <table:table-cell office:value-type="float" office:value="668547872" calcext:value-type="float">
            <text:p>668547872</text:p>
          </table:table-cell>
          <table:table-cell office:value-type="float" office:value="188554776" calcext:value-type="float">
            <text:p>188554776</text:p>
          </table:table-cell>
          <table:table-cell table:formula="of:=[.C367]+[.A368]" office:value-type="float" office:value="115767968760" calcext:value-type="float">
            <text:p>115767968760</text:p>
          </table:table-cell>
          <table:table-cell table:formula="of:=[.D367]+[.B368]" office:value-type="float" office:value="54708878104" calcext:value-type="float">
            <text:p>54708878104</text:p>
          </table:table-cell>
          <table:table-cell table:formula="of:=[.C368]/(ROW()-1)" office:value-type="float" office:value="315444056.566758" calcext:value-type="float">
            <text:p>315444056.566758</text:p>
          </table:table-cell>
          <table:table-cell table:formula="of:=[.D368]/(ROW()-1)" office:value-type="float" office:value="149070512.544959" calcext:value-type="float">
            <text:p>149070512.544959</text:p>
          </table:table-cell>
        </table:table-row>
        <table:table-row table:style-name="ro1">
          <table:table-cell office:value-type="float" office:value="677218928" calcext:value-type="float">
            <text:p>677218928</text:p>
          </table:table-cell>
          <table:table-cell office:value-type="float" office:value="200945496" calcext:value-type="float">
            <text:p>200945496</text:p>
          </table:table-cell>
          <table:table-cell table:formula="of:=[.C368]+[.A369]" office:value-type="float" office:value="116445187688" calcext:value-type="float">
            <text:p>116445187688</text:p>
          </table:table-cell>
          <table:table-cell table:formula="of:=[.D368]+[.B369]" office:value-type="float" office:value="54909823600" calcext:value-type="float">
            <text:p>54909823600</text:p>
          </table:table-cell>
          <table:table-cell table:formula="of:=[.C369]/(ROW()-1)" office:value-type="float" office:value="316427140.456522" calcext:value-type="float">
            <text:p>316427140.456522</text:p>
          </table:table-cell>
          <table:table-cell table:formula="of:=[.D369]/(ROW()-1)" office:value-type="float" office:value="149211477.173913" calcext:value-type="float">
            <text:p>149211477.173913</text:p>
          </table:table-cell>
        </table:table-row>
        <table:table-row table:style-name="ro1">
          <table:table-cell office:value-type="float" office:value="191943344" calcext:value-type="float">
            <text:p>191943344</text:p>
          </table:table-cell>
          <table:table-cell office:value-type="float" office:value="207827208" calcext:value-type="float">
            <text:p>207827208</text:p>
          </table:table-cell>
          <table:table-cell table:formula="of:=[.C369]+[.A370]" office:value-type="float" office:value="116637131032" calcext:value-type="float">
            <text:p>116637131032</text:p>
          </table:table-cell>
          <table:table-cell table:formula="of:=[.D369]+[.B370]" office:value-type="float" office:value="55117650808" calcext:value-type="float">
            <text:p>55117650808</text:p>
          </table:table-cell>
          <table:table-cell table:formula="of:=[.C370]/(ROW()-1)" office:value-type="float" office:value="316089785.99458" calcext:value-type="float">
            <text:p>316089785.99458</text:p>
          </table:table-cell>
          <table:table-cell table:formula="of:=[.D370]/(ROW()-1)" office:value-type="float" office:value="149370327.392954" calcext:value-type="float">
            <text:p>149370327.392954</text:p>
          </table:table-cell>
        </table:table-row>
        <table:table-row table:style-name="ro1">
          <table:table-cell office:value-type="float" office:value="214446256" calcext:value-type="float">
            <text:p>214446256</text:p>
          </table:table-cell>
          <table:table-cell office:value-type="float" office:value="208608920" calcext:value-type="float">
            <text:p>208608920</text:p>
          </table:table-cell>
          <table:table-cell table:formula="of:=[.C370]+[.A371]" office:value-type="float" office:value="116851577288" calcext:value-type="float">
            <text:p>116851577288</text:p>
          </table:table-cell>
          <table:table-cell table:formula="of:=[.D370]+[.B371]" office:value-type="float" office:value="55326259728" calcext:value-type="float">
            <text:p>55326259728</text:p>
          </table:table-cell>
          <table:table-cell table:formula="of:=[.C371]/(ROW()-1)" office:value-type="float" office:value="315815073.751351" calcext:value-type="float">
            <text:p>315815073.751351</text:p>
          </table:table-cell>
          <table:table-cell table:formula="of:=[.D371]/(ROW()-1)" office:value-type="float" office:value="149530431.697297" calcext:value-type="float">
            <text:p>149530431.697297</text:p>
          </table:table-cell>
        </table:table-row>
        <table:table-row table:style-name="ro1">
          <table:table-cell office:value-type="float" office:value="241341120" calcext:value-type="float">
            <text:p>241341120</text:p>
          </table:table-cell>
          <table:table-cell office:value-type="float" office:value="108064424" calcext:value-type="float">
            <text:p>108064424</text:p>
          </table:table-cell>
          <table:table-cell table:formula="of:=[.C371]+[.A372]" office:value-type="float" office:value="117092918408" calcext:value-type="float">
            <text:p>117092918408</text:p>
          </table:table-cell>
          <table:table-cell table:formula="of:=[.D371]+[.B372]" office:value-type="float" office:value="55434324152" calcext:value-type="float">
            <text:p>55434324152</text:p>
          </table:table-cell>
          <table:table-cell table:formula="of:=[.C372]/(ROW()-1)" office:value-type="float" office:value="315614335.331536" calcext:value-type="float">
            <text:p>315614335.331536</text:p>
          </table:table-cell>
          <table:table-cell table:formula="of:=[.D372]/(ROW()-1)" office:value-type="float" office:value="149418663.48248" calcext:value-type="float">
            <text:p>149418663.48248</text:p>
          </table:table-cell>
        </table:table-row>
        <table:table-row table:style-name="ro1">
          <table:table-cell office:value-type="float" office:value="277806416" calcext:value-type="float">
            <text:p>277806416</text:p>
          </table:table-cell>
          <table:table-cell office:value-type="float" office:value="121375704" calcext:value-type="float">
            <text:p>121375704</text:p>
          </table:table-cell>
          <table:table-cell table:formula="of:=[.C372]+[.A373]" office:value-type="float" office:value="117370724824" calcext:value-type="float">
            <text:p>117370724824</text:p>
          </table:table-cell>
          <table:table-cell table:formula="of:=[.D372]+[.B373]" office:value-type="float" office:value="55555699856" calcext:value-type="float">
            <text:p>55555699856</text:p>
          </table:table-cell>
          <table:table-cell table:formula="of:=[.C373]/(ROW()-1)" office:value-type="float" office:value="315512701.139785" calcext:value-type="float">
            <text:p>315512701.139785</text:p>
          </table:table-cell>
          <table:table-cell table:formula="of:=[.D373]/(ROW()-1)" office:value-type="float" office:value="149343279.182796" calcext:value-type="float">
            <text:p>149343279.182796</text:p>
          </table:table-cell>
        </table:table-row>
        <table:table-row table:style-name="ro1">
          <table:table-cell office:value-type="float" office:value="289549600" calcext:value-type="float">
            <text:p>289549600</text:p>
          </table:table-cell>
          <table:table-cell office:value-type="float" office:value="133301352" calcext:value-type="float">
            <text:p>133301352</text:p>
          </table:table-cell>
          <table:table-cell table:formula="of:=[.C373]+[.A374]" office:value-type="float" office:value="117660274424" calcext:value-type="float">
            <text:p>117660274424</text:p>
          </table:table-cell>
          <table:table-cell table:formula="of:=[.D373]+[.B374]" office:value-type="float" office:value="55689001208" calcext:value-type="float">
            <text:p>55689001208</text:p>
          </table:table-cell>
          <table:table-cell table:formula="of:=[.C374]/(ROW()-1)" office:value-type="float" office:value="315443094.970509" calcext:value-type="float">
            <text:p>315443094.970509</text:p>
          </table:table-cell>
          <table:table-cell table:formula="of:=[.D374]/(ROW()-1)" office:value-type="float" office:value="149300271.335121" calcext:value-type="float">
            <text:p>149300271.335121</text:p>
          </table:table-cell>
        </table:table-row>
        <table:table-row table:style-name="ro1">
          <table:table-cell office:value-type="float" office:value="316360400" calcext:value-type="float">
            <text:p>316360400</text:p>
          </table:table-cell>
          <table:table-cell office:value-type="float" office:value="146613384" calcext:value-type="float">
            <text:p>146613384</text:p>
          </table:table-cell>
          <table:table-cell table:formula="of:=[.C374]+[.A375]" office:value-type="float" office:value="117976634824" calcext:value-type="float">
            <text:p>117976634824</text:p>
          </table:table-cell>
          <table:table-cell table:formula="of:=[.D374]+[.B375]" office:value-type="float" office:value="55835614592" calcext:value-type="float">
            <text:p>55835614592</text:p>
          </table:table-cell>
          <table:table-cell table:formula="of:=[.C375]/(ROW()-1)" office:value-type="float" office:value="315445547.657754" calcext:value-type="float">
            <text:p>315445547.657754</text:p>
          </table:table-cell>
          <table:table-cell table:formula="of:=[.D375]/(ROW()-1)" office:value-type="float" office:value="149293087.144385" calcext:value-type="float">
            <text:p>149293087.144385</text:p>
          </table:table-cell>
        </table:table-row>
        <table:table-row table:style-name="ro1">
          <table:table-cell office:value-type="float" office:value="336847584" calcext:value-type="float">
            <text:p>336847584</text:p>
          </table:table-cell>
          <table:table-cell office:value-type="float" office:value="159658536" calcext:value-type="float">
            <text:p>159658536</text:p>
          </table:table-cell>
          <table:table-cell table:formula="of:=[.C375]+[.A376]" office:value-type="float" office:value="118313482408" calcext:value-type="float">
            <text:p>118313482408</text:p>
          </table:table-cell>
          <table:table-cell table:formula="of:=[.D375]+[.B376]" office:value-type="float" office:value="55995273128" calcext:value-type="float">
            <text:p>55995273128</text:p>
          </table:table-cell>
          <table:table-cell table:formula="of:=[.C376]/(ROW()-1)" office:value-type="float" office:value="315502619.754667" calcext:value-type="float">
            <text:p>315502619.754667</text:p>
          </table:table-cell>
          <table:table-cell table:formula="of:=[.D376]/(ROW()-1)" office:value-type="float" office:value="149320728.341333" calcext:value-type="float">
            <text:p>149320728.341333</text:p>
          </table:table-cell>
        </table:table-row>
        <table:table-row table:style-name="ro1">
          <table:table-cell office:value-type="float" office:value="370782752" calcext:value-type="float">
            <text:p>370782752</text:p>
          </table:table-cell>
          <table:table-cell office:value-type="float" office:value="171785736" calcext:value-type="float">
            <text:p>171785736</text:p>
          </table:table-cell>
          <table:table-cell table:formula="of:=[.C376]+[.A377]" office:value-type="float" office:value="118684265160" calcext:value-type="float">
            <text:p>118684265160</text:p>
          </table:table-cell>
          <table:table-cell table:formula="of:=[.D376]+[.B377]" office:value-type="float" office:value="56167058864" calcext:value-type="float">
            <text:p>56167058864</text:p>
          </table:table-cell>
          <table:table-cell table:formula="of:=[.C377]/(ROW()-1)" office:value-type="float" office:value="315649641.382979" calcext:value-type="float">
            <text:p>315649641.382979</text:p>
          </table:table-cell>
          <table:table-cell table:formula="of:=[.D377]/(ROW()-1)" office:value-type="float" office:value="149380475.702128" calcext:value-type="float">
            <text:p>149380475.702128</text:p>
          </table:table-cell>
        </table:table-row>
        <table:table-row table:style-name="ro1">
          <table:table-cell office:value-type="float" office:value="382865536" calcext:value-type="float">
            <text:p>382865536</text:p>
          </table:table-cell>
          <table:table-cell office:value-type="float" office:value="182468488" calcext:value-type="float">
            <text:p>182468488</text:p>
          </table:table-cell>
          <table:table-cell table:formula="of:=[.C377]+[.A378]" office:value-type="float" office:value="119067130696" calcext:value-type="float">
            <text:p>119067130696</text:p>
          </table:table-cell>
          <table:table-cell table:formula="of:=[.D377]+[.B378]" office:value-type="float" office:value="56349527352" calcext:value-type="float">
            <text:p>56349527352</text:p>
          </table:table-cell>
          <table:table-cell table:formula="of:=[.C378]/(ROW()-1)" office:value-type="float" office:value="315827932.880637" calcext:value-type="float">
            <text:p>315827932.880637</text:p>
          </table:table-cell>
          <table:table-cell table:formula="of:=[.D378]/(ROW()-1)" office:value-type="float" office:value="149468242.312997" calcext:value-type="float">
            <text:p>149468242.312997</text:p>
          </table:table-cell>
        </table:table-row>
        <table:table-row table:style-name="ro1">
          <table:table-cell office:value-type="float" office:value="420473696" calcext:value-type="float">
            <text:p>420473696</text:p>
          </table:table-cell>
          <table:table-cell office:value-type="float" office:value="200373288" calcext:value-type="float">
            <text:p>200373288</text:p>
          </table:table-cell>
          <table:table-cell table:formula="of:=[.C378]+[.A379]" office:value-type="float" office:value="119487604392" calcext:value-type="float">
            <text:p>119487604392</text:p>
          </table:table-cell>
          <table:table-cell table:formula="of:=[.D378]+[.B379]" office:value-type="float" office:value="56549900640" calcext:value-type="float">
            <text:p>56549900640</text:p>
          </table:table-cell>
          <table:table-cell table:formula="of:=[.C379]/(ROW()-1)" office:value-type="float" office:value="316104773.52381" calcext:value-type="float">
            <text:p>316104773.52381</text:p>
          </table:table-cell>
          <table:table-cell table:formula="of:=[.D379]/(ROW()-1)" office:value-type="float" office:value="149602911.746032" calcext:value-type="float">
            <text:p>149602911.746032</text:p>
          </table:table-cell>
        </table:table-row>
        <table:table-row table:style-name="ro1">
          <table:table-cell office:value-type="float" office:value="439005600" calcext:value-type="float">
            <text:p>439005600</text:p>
          </table:table-cell>
          <table:table-cell office:value-type="float" office:value="208606520" calcext:value-type="float">
            <text:p>208606520</text:p>
          </table:table-cell>
          <table:table-cell table:formula="of:=[.C379]+[.A380]" office:value-type="float" office:value="119926609992" calcext:value-type="float">
            <text:p>119926609992</text:p>
          </table:table-cell>
          <table:table-cell table:formula="of:=[.D379]+[.B380]" office:value-type="float" office:value="56758507160" calcext:value-type="float">
            <text:p>56758507160</text:p>
          </table:table-cell>
          <table:table-cell table:formula="of:=[.C380]/(ROW()-1)" office:value-type="float" office:value="316429050.110818" calcext:value-type="float">
            <text:p>316429050.110818</text:p>
          </table:table-cell>
          <table:table-cell table:formula="of:=[.D380]/(ROW()-1)" office:value-type="float" office:value="149758594.08971" calcext:value-type="float">
            <text:p>149758594.08971</text:p>
          </table:table-cell>
        </table:table-row>
        <table:table-row table:style-name="ro1">
          <table:table-cell office:value-type="float" office:value="455248336" calcext:value-type="float">
            <text:p>455248336</text:p>
          </table:table-cell>
          <table:table-cell office:value-type="float" office:value="107389736" calcext:value-type="float">
            <text:p>107389736</text:p>
          </table:table-cell>
          <table:table-cell table:formula="of:=[.C380]+[.A381]" office:value-type="float" office:value="120381858328" calcext:value-type="float">
            <text:p>120381858328</text:p>
          </table:table-cell>
          <table:table-cell table:formula="of:=[.D380]+[.B381]" office:value-type="float" office:value="56865896896" calcext:value-type="float">
            <text:p>56865896896</text:p>
          </table:table-cell>
          <table:table-cell table:formula="of:=[.C381]/(ROW()-1)" office:value-type="float" office:value="316794364.021053" calcext:value-type="float">
            <text:p>316794364.021053</text:p>
          </table:table-cell>
          <table:table-cell table:formula="of:=[.D381]/(ROW()-1)" office:value-type="float" office:value="149647097.094737" calcext:value-type="float">
            <text:p>149647097.094737</text:p>
          </table:table-cell>
        </table:table-row>
        <table:table-row table:style-name="ro1">
          <table:table-cell office:value-type="float" office:value="480327824" calcext:value-type="float">
            <text:p>480327824</text:p>
          </table:table-cell>
          <table:table-cell office:value-type="float" office:value="108421208" calcext:value-type="float">
            <text:p>108421208</text:p>
          </table:table-cell>
          <table:table-cell table:formula="of:=[.C381]+[.A382]" office:value-type="float" office:value="120862186152" calcext:value-type="float">
            <text:p>120862186152</text:p>
          </table:table-cell>
          <table:table-cell table:formula="of:=[.D381]+[.B382]" office:value-type="float" office:value="56974318104" calcext:value-type="float">
            <text:p>56974318104</text:p>
          </table:table-cell>
          <table:table-cell table:formula="of:=[.C382]/(ROW()-1)" office:value-type="float" office:value="317223585.700787" calcext:value-type="float">
            <text:p>317223585.700787</text:p>
          </table:table-cell>
          <table:table-cell table:formula="of:=[.D382]/(ROW()-1)" office:value-type="float" office:value="149538892.661417" calcext:value-type="float">
            <text:p>149538892.661417</text:p>
          </table:table-cell>
        </table:table-row>
        <table:table-row table:style-name="ro1">
          <table:table-cell office:value-type="float" office:value="517098704" calcext:value-type="float">
            <text:p>517098704</text:p>
          </table:table-cell>
          <table:table-cell office:value-type="float" office:value="116783000" calcext:value-type="float">
            <text:p>116783000</text:p>
          </table:table-cell>
          <table:table-cell table:formula="of:=[.C382]+[.A383]" office:value-type="float" office:value="121379284856" calcext:value-type="float">
            <text:p>121379284856</text:p>
          </table:table-cell>
          <table:table-cell table:formula="of:=[.D382]+[.B383]" office:value-type="float" office:value="57091101104" calcext:value-type="float">
            <text:p>57091101104</text:p>
          </table:table-cell>
          <table:table-cell table:formula="of:=[.C383]/(ROW()-1)" office:value-type="float" office:value="317746818.994764" calcext:value-type="float">
            <text:p>317746818.994764</text:p>
          </table:table-cell>
          <table:table-cell table:formula="of:=[.D383]/(ROW()-1)" office:value-type="float" office:value="149453144.251309" calcext:value-type="float">
            <text:p>149453144.251309</text:p>
          </table:table-cell>
        </table:table-row>
        <table:table-row table:style-name="ro1">
          <table:table-cell office:value-type="float" office:value="537837904" calcext:value-type="float">
            <text:p>537837904</text:p>
          </table:table-cell>
          <table:table-cell office:value-type="float" office:value="127397592" calcext:value-type="float">
            <text:p>127397592</text:p>
          </table:table-cell>
          <table:table-cell table:formula="of:=[.C383]+[.A384]" office:value-type="float" office:value="121917122760" calcext:value-type="float">
            <text:p>121917122760</text:p>
          </table:table-cell>
          <table:table-cell table:formula="of:=[.D383]+[.B384]" office:value-type="float" office:value="57218498696" calcext:value-type="float">
            <text:p>57218498696</text:p>
          </table:table-cell>
          <table:table-cell table:formula="of:=[.C384]/(ROW()-1)" office:value-type="float" office:value="318321469.347259" calcext:value-type="float">
            <text:p>318321469.347259</text:p>
          </table:table-cell>
          <table:table-cell table:formula="of:=[.D384]/(ROW()-1)" office:value-type="float" office:value="149395557.953003" calcext:value-type="float">
            <text:p>149395557.953003</text:p>
          </table:table-cell>
        </table:table-row>
        <table:table-row table:style-name="ro1">
          <table:table-cell office:value-type="float" office:value="555088192" calcext:value-type="float">
            <text:p>555088192</text:p>
          </table:table-cell>
          <table:table-cell office:value-type="float" office:value="135484824" calcext:value-type="float">
            <text:p>135484824</text:p>
          </table:table-cell>
          <table:table-cell table:formula="of:=[.C384]+[.A385]" office:value-type="float" office:value="122472210952" calcext:value-type="float">
            <text:p>122472210952</text:p>
          </table:table-cell>
          <table:table-cell table:formula="of:=[.D384]+[.B385]" office:value-type="float" office:value="57353983520" calcext:value-type="float">
            <text:p>57353983520</text:p>
          </table:table-cell>
          <table:table-cell table:formula="of:=[.C385]/(ROW()-1)" office:value-type="float" office:value="318938049.354167" calcext:value-type="float">
            <text:p>318938049.354167</text:p>
          </table:table-cell>
          <table:table-cell table:formula="of:=[.D385]/(ROW()-1)" office:value-type="float" office:value="149359332.083333" calcext:value-type="float">
            <text:p>149359332.083333</text:p>
          </table:table-cell>
        </table:table-row>
        <table:table-row table:style-name="ro1">
          <table:table-cell office:value-type="float" office:value="578821984" calcext:value-type="float">
            <text:p>578821984</text:p>
          </table:table-cell>
          <table:table-cell office:value-type="float" office:value="143676600" calcext:value-type="float">
            <text:p>143676600</text:p>
          </table:table-cell>
          <table:table-cell table:formula="of:=[.C385]+[.A386]" office:value-type="float" office:value="123051032936" calcext:value-type="float">
            <text:p>123051032936</text:p>
          </table:table-cell>
          <table:table-cell table:formula="of:=[.D385]+[.B386]" office:value-type="float" office:value="57497660120" calcext:value-type="float">
            <text:p>57497660120</text:p>
          </table:table-cell>
          <table:table-cell table:formula="of:=[.C386]/(ROW()-1)" office:value-type="float" office:value="319613072.561039" calcext:value-type="float">
            <text:p>319613072.561039</text:p>
          </table:table-cell>
          <table:table-cell table:formula="of:=[.D386]/(ROW()-1)" office:value-type="float" office:value="149344571.74026" calcext:value-type="float">
            <text:p>149344571.74026</text:p>
          </table:table-cell>
        </table:table-row>
        <table:table-row table:style-name="ro1">
          <table:table-cell office:value-type="float" office:value="616803888" calcext:value-type="float">
            <text:p>616803888</text:p>
          </table:table-cell>
          <table:table-cell office:value-type="float" office:value="152460792" calcext:value-type="float">
            <text:p>152460792</text:p>
          </table:table-cell>
          <table:table-cell table:formula="of:=[.C386]+[.A387]" office:value-type="float" office:value="123667836824" calcext:value-type="float">
            <text:p>123667836824</text:p>
          </table:table-cell>
          <table:table-cell table:formula="of:=[.D386]+[.B387]" office:value-type="float" office:value="57650120912" calcext:value-type="float">
            <text:p>57650120912</text:p>
          </table:table-cell>
          <table:table-cell table:formula="of:=[.C387]/(ROW()-1)" office:value-type="float" office:value="320382996.953368" calcext:value-type="float">
            <text:p>320382996.953368</text:p>
          </table:table-cell>
          <table:table-cell table:formula="of:=[.D387]/(ROW()-1)" office:value-type="float" office:value="149352644.849741" calcext:value-type="float">
            <text:p>149352644.849741</text:p>
          </table:table-cell>
        </table:table-row>
        <table:table-row table:style-name="ro1">
          <table:table-cell office:value-type="float" office:value="629073408" calcext:value-type="float">
            <text:p>629073408</text:p>
          </table:table-cell>
          <table:table-cell office:value-type="float" office:value="161604264" calcext:value-type="float">
            <text:p>161604264</text:p>
          </table:table-cell>
          <table:table-cell table:formula="of:=[.C387]+[.A388]" office:value-type="float" office:value="124296910232" calcext:value-type="float">
            <text:p>124296910232</text:p>
          </table:table-cell>
          <table:table-cell table:formula="of:=[.D387]+[.B388]" office:value-type="float" office:value="57811725176" calcext:value-type="float">
            <text:p>57811725176</text:p>
          </table:table-cell>
          <table:table-cell table:formula="of:=[.C388]/(ROW()-1)" office:value-type="float" office:value="321180646.594315" calcext:value-type="float">
            <text:p>321180646.594315</text:p>
          </table:table-cell>
          <table:table-cell table:formula="of:=[.D388]/(ROW()-1)" office:value-type="float" office:value="149384302.780362" calcext:value-type="float">
            <text:p>149384302.780362</text:p>
          </table:table-cell>
        </table:table-row>
        <table:table-row table:style-name="ro1">
          <table:table-cell office:value-type="float" office:value="652713344" calcext:value-type="float">
            <text:p>652713344</text:p>
          </table:table-cell>
          <table:table-cell office:value-type="float" office:value="173916200" calcext:value-type="float">
            <text:p>173916200</text:p>
          </table:table-cell>
          <table:table-cell table:formula="of:=[.C388]+[.A389]" office:value-type="float" office:value="124949623576" calcext:value-type="float">
            <text:p>124949623576</text:p>
          </table:table-cell>
          <table:table-cell table:formula="of:=[.D388]+[.B389]" office:value-type="float" office:value="57985641376" calcext:value-type="float">
            <text:p>57985641376</text:p>
          </table:table-cell>
          <table:table-cell table:formula="of:=[.C389]/(ROW()-1)" office:value-type="float" office:value="322035112.309278" calcext:value-type="float">
            <text:p>322035112.309278</text:p>
          </table:table-cell>
          <table:table-cell table:formula="of:=[.D389]/(ROW()-1)" office:value-type="float" office:value="149447529.319588" calcext:value-type="float">
            <text:p>149447529.319588</text:p>
          </table:table-cell>
        </table:table-row>
        <table:table-row table:style-name="ro1">
          <table:table-cell office:value-type="float" office:value="662710560" calcext:value-type="float">
            <text:p>662710560</text:p>
          </table:table-cell>
          <table:table-cell office:value-type="float" office:value="192454888" calcext:value-type="float">
            <text:p>192454888</text:p>
          </table:table-cell>
          <table:table-cell table:formula="of:=[.C389]+[.A390]" office:value-type="float" office:value="125612334136" calcext:value-type="float">
            <text:p>125612334136</text:p>
          </table:table-cell>
          <table:table-cell table:formula="of:=[.D389]+[.B390]" office:value-type="float" office:value="58178096264" calcext:value-type="float">
            <text:p>58178096264</text:p>
          </table:table-cell>
          <table:table-cell table:formula="of:=[.C390]/(ROW()-1)" office:value-type="float" office:value="322910884.66838" calcext:value-type="float">
            <text:p>322910884.66838</text:p>
          </table:table-cell>
          <table:table-cell table:formula="of:=[.D390]/(ROW()-1)" office:value-type="float" office:value="149558088.082262" calcext:value-type="float">
            <text:p>149558088.082262</text:p>
          </table:table-cell>
        </table:table-row>
        <table:table-row table:style-name="ro1">
          <table:table-cell office:value-type="float" office:value="673262976" calcext:value-type="float">
            <text:p>673262976</text:p>
          </table:table-cell>
          <table:table-cell office:value-type="float" office:value="202171992" calcext:value-type="float">
            <text:p>202171992</text:p>
          </table:table-cell>
          <table:table-cell table:formula="of:=[.C390]+[.A391]" office:value-type="float" office:value="126285597112" calcext:value-type="float">
            <text:p>126285597112</text:p>
          </table:table-cell>
          <table:table-cell table:formula="of:=[.D390]+[.B391]" office:value-type="float" office:value="58380268256" calcext:value-type="float">
            <text:p>58380268256</text:p>
          </table:table-cell>
          <table:table-cell table:formula="of:=[.C391]/(ROW()-1)" office:value-type="float" office:value="323809223.364103" calcext:value-type="float">
            <text:p>323809223.364103</text:p>
          </table:table-cell>
          <table:table-cell table:formula="of:=[.D391]/(ROW()-1)" office:value-type="float" office:value="149692995.528205" calcext:value-type="float">
            <text:p>149692995.528205</text:p>
          </table:table-cell>
        </table:table-row>
        <table:table-row table:style-name="ro1">
          <table:table-cell office:value-type="float" office:value="683149664" calcext:value-type="float">
            <text:p>683149664</text:p>
          </table:table-cell>
          <table:table-cell office:value-type="float" office:value="208606664" calcext:value-type="float">
            <text:p>208606664</text:p>
          </table:table-cell>
          <table:table-cell table:formula="of:=[.C391]+[.A392]" office:value-type="float" office:value="126968746776" calcext:value-type="float">
            <text:p>126968746776</text:p>
          </table:table-cell>
          <table:table-cell table:formula="of:=[.D391]+[.B392]" office:value-type="float" office:value="58588874920" calcext:value-type="float">
            <text:p>58588874920</text:p>
          </table:table-cell>
          <table:table-cell table:formula="of:=[.C392]/(ROW()-1)" office:value-type="float" office:value="324728252.624041" calcext:value-type="float">
            <text:p>324728252.624041</text:p>
          </table:table-cell>
          <table:table-cell table:formula="of:=[.D392]/(ROW()-1)" office:value-type="float" office:value="149843669.872123" calcext:value-type="float">
            <text:p>149843669.872123</text:p>
          </table:table-cell>
        </table:table-row>
        <table:table-row table:style-name="ro1">
          <table:table-cell office:value-type="float" office:value="699399392" calcext:value-type="float">
            <text:p>699399392</text:p>
          </table:table-cell>
          <table:table-cell office:value-type="float" office:value="108608168" calcext:value-type="float">
            <text:p>108608168</text:p>
          </table:table-cell>
          <table:table-cell table:formula="of:=[.C392]+[.A393]" office:value-type="float" office:value="127668146168" calcext:value-type="float">
            <text:p>127668146168</text:p>
          </table:table-cell>
          <table:table-cell table:formula="of:=[.D392]+[.B393]" office:value-type="float" office:value="58697483088" calcext:value-type="float">
            <text:p>58697483088</text:p>
          </table:table-cell>
          <table:table-cell table:formula="of:=[.C393]/(ROW()-1)" office:value-type="float" office:value="325684046.346939" calcext:value-type="float">
            <text:p>325684046.346939</text:p>
          </table:table-cell>
          <table:table-cell table:formula="of:=[.D393]/(ROW()-1)" office:value-type="float" office:value="149738477.265306" calcext:value-type="float">
            <text:p>149738477.265306</text:p>
          </table:table-cell>
        </table:table-row>
        <table:table-row table:style-name="ro1">
          <table:table-cell office:value-type="float" office:value="254962112" calcext:value-type="float">
            <text:p>254962112</text:p>
          </table:table-cell>
          <table:table-cell office:value-type="float" office:value="110591416" calcext:value-type="float">
            <text:p>110591416</text:p>
          </table:table-cell>
          <table:table-cell table:formula="of:=[.C393]+[.A394]" office:value-type="float" office:value="127923108280" calcext:value-type="float">
            <text:p>127923108280</text:p>
          </table:table-cell>
          <table:table-cell table:formula="of:=[.D393]+[.B394]" office:value-type="float" office:value="58808074504" calcext:value-type="float">
            <text:p>58808074504</text:p>
          </table:table-cell>
          <table:table-cell table:formula="of:=[.C394]/(ROW()-1)" office:value-type="float" office:value="325504092.315522" calcext:value-type="float">
            <text:p>325504092.315522</text:p>
          </table:table-cell>
          <table:table-cell table:formula="of:=[.D394]/(ROW()-1)" office:value-type="float" office:value="149638866.422392" calcext:value-type="float">
            <text:p>149638866.422392</text:p>
          </table:table-cell>
        </table:table-row>
        <table:table-row table:style-name="ro1">
          <table:table-cell office:value-type="float" office:value="286317232" calcext:value-type="float">
            <text:p>286317232</text:p>
          </table:table-cell>
          <table:table-cell office:value-type="float" office:value="128917848" calcext:value-type="float">
            <text:p>128917848</text:p>
          </table:table-cell>
          <table:table-cell table:formula="of:=[.C394]+[.A395]" office:value-type="float" office:value="128209425512" calcext:value-type="float">
            <text:p>128209425512</text:p>
          </table:table-cell>
          <table:table-cell table:formula="of:=[.D394]+[.B395]" office:value-type="float" office:value="58936992352" calcext:value-type="float">
            <text:p>58936992352</text:p>
          </table:table-cell>
          <table:table-cell table:formula="of:=[.C395]/(ROW()-1)" office:value-type="float" office:value="325404633.279188" calcext:value-type="float">
            <text:p>325404633.279188</text:p>
          </table:table-cell>
          <table:table-cell table:formula="of:=[.D395]/(ROW()-1)" office:value-type="float" office:value="149586275.005076" calcext:value-type="float">
            <text:p>149586275.005076</text:p>
          </table:table-cell>
        </table:table-row>
        <table:table-row table:style-name="ro1">
          <table:table-cell office:value-type="float" office:value="303859600" calcext:value-type="float">
            <text:p>303859600</text:p>
          </table:table-cell>
          <table:table-cell office:value-type="float" office:value="142191192" calcext:value-type="float">
            <text:p>142191192</text:p>
          </table:table-cell>
          <table:table-cell table:formula="of:=[.C395]+[.A396]" office:value-type="float" office:value="128513285112" calcext:value-type="float">
            <text:p>128513285112</text:p>
          </table:table-cell>
          <table:table-cell table:formula="of:=[.D395]+[.B396]" office:value-type="float" office:value="59079183544" calcext:value-type="float">
            <text:p>59079183544</text:p>
          </table:table-cell>
          <table:table-cell table:formula="of:=[.C396]/(ROW()-1)" office:value-type="float" office:value="325350088.891139" calcext:value-type="float">
            <text:p>325350088.891139</text:p>
          </table:table-cell>
          <table:table-cell table:formula="of:=[.D396]/(ROW()-1)" office:value-type="float" office:value="149567553.275949" calcext:value-type="float">
            <text:p>149567553.275949</text:p>
          </table:table-cell>
        </table:table-row>
        <table:table-row table:style-name="ro1">
          <table:table-cell office:value-type="float" office:value="336281392" calcext:value-type="float">
            <text:p>336281392</text:p>
          </table:table-cell>
          <table:table-cell office:value-type="float" office:value="154857864" calcext:value-type="float">
            <text:p>154857864</text:p>
          </table:table-cell>
          <table:table-cell table:formula="of:=[.C396]+[.A397]" office:value-type="float" office:value="128849566504" calcext:value-type="float">
            <text:p>128849566504</text:p>
          </table:table-cell>
          <table:table-cell table:formula="of:=[.D396]+[.B397]" office:value-type="float" office:value="59234041408" calcext:value-type="float">
            <text:p>59234041408</text:p>
          </table:table-cell>
          <table:table-cell table:formula="of:=[.C397]/(ROW()-1)" office:value-type="float" office:value="325377693.191919" calcext:value-type="float">
            <text:p>325377693.191919</text:p>
          </table:table-cell>
          <table:table-cell table:formula="of:=[.D397]/(ROW()-1)" office:value-type="float" office:value="149580912.646465" calcext:value-type="float">
            <text:p>149580912.646465</text:p>
          </table:table-cell>
        </table:table-row>
        <table:table-row table:style-name="ro1">
          <table:table-cell office:value-type="float" office:value="364859648" calcext:value-type="float">
            <text:p>364859648</text:p>
          </table:table-cell>
          <table:table-cell office:value-type="float" office:value="167822280" calcext:value-type="float">
            <text:p>167822280</text:p>
          </table:table-cell>
          <table:table-cell table:formula="of:=[.C397]+[.A398]" office:value-type="float" office:value="129214426152" calcext:value-type="float">
            <text:p>129214426152</text:p>
          </table:table-cell>
          <table:table-cell table:formula="of:=[.D397]+[.B398]" office:value-type="float" office:value="59401863688" calcext:value-type="float">
            <text:p>59401863688</text:p>
          </table:table-cell>
          <table:table-cell table:formula="of:=[.C398]/(ROW()-1)" office:value-type="float" office:value="325477143.959698" calcext:value-type="float">
            <text:p>325477143.959698</text:p>
          </table:table-cell>
          <table:table-cell table:formula="of:=[.D398]/(ROW()-1)" office:value-type="float" office:value="149626860.675063" calcext:value-type="float">
            <text:p>149626860.675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186648" calcext:value-type="float">
            <text:p>1811866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649800" calcext:value-type="float">
            <text:p>2016498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606664" calcext:value-type="float">
            <text:p>2086066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910040" calcext:value-type="float">
            <text:p>108910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910040" calcext:value-type="float">
            <text:p>108910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78776" calcext:value-type="float">
            <text:p>1300787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427720" calcext:value-type="float">
            <text:p>1434277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200968" calcext:value-type="float">
            <text:p>1582009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901560" calcext:value-type="float">
            <text:p>171901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493176" calcext:value-type="float">
            <text:p>1874931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72568" calcext:value-type="float">
            <text:p>202472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606520" calcext:value-type="float">
            <text:p>2086065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900056" calcext:value-type="float">
            <text:p>1089000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390840" calcext:value-type="float">
            <text:p>1153908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943864" calcext:value-type="float">
            <text:p>1319438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032072" calcext:value-type="float">
            <text:p>1450320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531672" calcext:value-type="float">
            <text:p>1595316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952568" calcext:value-type="float">
            <text:p>172952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954552" calcext:value-type="float">
            <text:p>1939545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115368" calcext:value-type="float">
            <text:p>2041153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606568" calcext:value-type="float">
            <text:p>208606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890168" calcext:value-type="float">
            <text:p>108890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910408" calcext:value-type="float">
            <text:p>120910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838024" calcext:value-type="float">
            <text:p>134838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127064" calcext:value-type="float">
            <text:p>148127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222488" calcext:value-type="float">
            <text:p>1632224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900312" calcext:value-type="float">
            <text:p>1739003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300728" calcext:value-type="float">
            <text:p>196300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287544" calcext:value-type="float">
            <text:p>207287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606568" calcext:value-type="float">
            <text:p>208606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945992" calcext:value-type="float">
            <text:p>1089459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745816" calcext:value-type="float">
            <text:p>1257458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873752" calcext:value-type="float">
            <text:p>1398737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261416" calcext:value-type="float">
            <text:p>1542614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358024" calcext:value-type="float">
            <text:p>167358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299544" calcext:value-type="float">
            <text:p>181299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372984" calcext:value-type="float">
            <text:p>2013729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642360" calcext:value-type="float">
            <text:p>213642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714248" calcext:value-type="float">
            <text:p>2187142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5560" calcext:value-type="float">
            <text:p>224085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750888" calcext:value-type="float">
            <text:p>1157508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49048" calcext:value-type="float">
            <text:p>1243490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568984" calcext:value-type="float">
            <text:p>1355689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779608" calcext:value-type="float">
            <text:p>1497796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317224" calcext:value-type="float">
            <text:p>1713172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918760" calcext:value-type="float">
            <text:p>1829187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694136" calcext:value-type="float">
            <text:p>1946941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514744" calcext:value-type="float">
            <text:p>2075147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541512" calcext:value-type="float">
            <text:p>2005415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936472" calcext:value-type="float">
            <text:p>2239364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168" calcext:value-type="float">
            <text:p>224084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168" calcext:value-type="float">
            <text:p>224084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896" calcext:value-type="float">
            <text:p>1354718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590456" calcext:value-type="float">
            <text:p>135590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994984" calcext:value-type="float">
            <text:p>1599949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793256" calcext:value-type="float">
            <text:p>1717932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813608" calcext:value-type="float">
            <text:p>1828136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887624" calcext:value-type="float">
            <text:p>1908876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356168" calcext:value-type="float">
            <text:p>209356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458600" calcext:value-type="float">
            <text:p>2184586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097624" calcext:value-type="float">
            <text:p>2230976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49576" calcext:value-type="float">
            <text:p>1243495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548360" calcext:value-type="float">
            <text:p>127548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976456" calcext:value-type="float">
            <text:p>149976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250152" calcext:value-type="float">
            <text:p>1612501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496728" calcext:value-type="float">
            <text:p>172496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815592" calcext:value-type="float">
            <text:p>180815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691832" calcext:value-type="float">
            <text:p>1986918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545720" calcext:value-type="float">
            <text:p>1975457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378552" calcext:value-type="float">
            <text:p>2213785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251640" calcext:value-type="float">
            <text:p>2132516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290856" calcext:value-type="float">
            <text:p>1332908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608" calcext:value-type="float">
            <text:p>1354716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096520" calcext:value-type="float">
            <text:p>1490965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480968" calcext:value-type="float">
            <text:p>1574809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930936" calcext:value-type="float">
            <text:p>1819309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007448" calcext:value-type="float">
            <text:p>1840074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273000" calcext:value-type="float">
            <text:p>2042730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516168" calcext:value-type="float">
            <text:p>216516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592856" calcext:value-type="float">
            <text:p>2095928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974456" calcext:value-type="float">
            <text:p>122974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49864" calcext:value-type="float">
            <text:p>1243498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010248" calcext:value-type="float">
            <text:p>1380102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870152" calcext:value-type="float">
            <text:p>1458701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658024" calcext:value-type="float">
            <text:p>168658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889880" calcext:value-type="float">
            <text:p>172889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20328" calcext:value-type="float">
            <text:p>1980203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964712" calcext:value-type="float">
            <text:p>1989647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858728" calcext:value-type="float">
            <text:p>210858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526232" calcext:value-type="float">
            <text:p>2155262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961096" calcext:value-type="float">
            <text:p>1189610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128" calcext:value-type="float">
            <text:p>1354711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482088" calcext:value-type="float">
            <text:p>1394820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024456" calcext:value-type="float">
            <text:p>166024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888296" calcext:value-type="float">
            <text:p>1778882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555400" calcext:value-type="float">
            <text:p>1895554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745096" calcext:value-type="float">
            <text:p>2007450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481080" calcext:value-type="float">
            <text:p>2004810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569272" calcext:value-type="float">
            <text:p>2085692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312" calcext:value-type="float">
            <text:p>2240843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839928" calcext:value-type="float">
            <text:p>1078399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49960" calcext:value-type="float">
            <text:p>1243499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261400" calcext:value-type="float">
            <text:p>1322614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199496" calcext:value-type="float">
            <text:p>1551994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360488" calcext:value-type="float">
            <text:p>1663604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158760" calcext:value-type="float">
            <text:p>1781587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462120" calcext:value-type="float">
            <text:p>1894621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144456" calcext:value-type="float">
            <text:p>203144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499656" calcext:value-type="float">
            <text:p>2074996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779848" calcext:value-type="float">
            <text:p>2147798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740040" calcext:value-type="float">
            <text:p>219740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032" calcext:value-type="float">
            <text:p>1354710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032" calcext:value-type="float">
            <text:p>1354710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515432" calcext:value-type="float">
            <text:p>1545154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964888" calcext:value-type="float">
            <text:p>1649648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890360" calcext:value-type="float">
            <text:p>172890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459784" calcext:value-type="float">
            <text:p>1954597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302696" calcext:value-type="float">
            <text:p>206302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908264" calcext:value-type="float">
            <text:p>2109082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727592" calcext:value-type="float">
            <text:p>215727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0440" calcext:value-type="float">
            <text:p>1243504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0440" calcext:value-type="float">
            <text:p>1243504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293496" calcext:value-type="float">
            <text:p>1332934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888360" calcext:value-type="float">
            <text:p>148888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00232" calcext:value-type="float">
            <text:p>1442002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187512" calcext:value-type="float">
            <text:p>1581875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533320" calcext:value-type="float">
            <text:p>1855333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134856" calcext:value-type="float">
            <text:p>1971348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869752" calcext:value-type="float">
            <text:p>1968697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470616" calcext:value-type="float">
            <text:p>2064706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125240" calcext:value-type="float">
            <text:p>2121252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744" calcext:value-type="float">
            <text:p>1354707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450376" calcext:value-type="float">
            <text:p>1384503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906792" calcext:value-type="float">
            <text:p>1649067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770632" calcext:value-type="float">
            <text:p>1767706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503304" calcext:value-type="float">
            <text:p>1885033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41464" calcext:value-type="float">
            <text:p>2000414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480696" calcext:value-type="float">
            <text:p>200480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339560" calcext:value-type="float">
            <text:p>209339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872632" calcext:value-type="float">
            <text:p>1088726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0728" calcext:value-type="float">
            <text:p>124350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204936" calcext:value-type="float">
            <text:p>1362049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873368" calcext:value-type="float">
            <text:p>1418733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651304" calcext:value-type="float">
            <text:p>1686513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449576" calcext:value-type="float">
            <text:p>1804495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78952" calcext:value-type="float">
            <text:p>1923789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69912" calcext:value-type="float">
            <text:p>2024699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044184" calcext:value-type="float">
            <text:p>1950441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690360" calcext:value-type="float">
            <text:p>222690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264" calcext:value-type="float">
            <text:p>1354702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264" calcext:value-type="float">
            <text:p>1354702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151464" calcext:value-type="float">
            <text:p>1601514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015304" calcext:value-type="float">
            <text:p>1720153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403512" calcext:value-type="float">
            <text:p>1834035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787960" calcext:value-type="float">
            <text:p>1917879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733928" calcext:value-type="float">
            <text:p>2097339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841384" calcext:value-type="float">
            <text:p>2208413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504" calcext:value-type="float">
            <text:p>2240845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504" calcext:value-type="float">
            <text:p>2240845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016" calcext:value-type="float">
            <text:p>1243510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133976" calcext:value-type="float">
            <text:p>1281339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638184" calcext:value-type="float">
            <text:p>1516381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239720" calcext:value-type="float">
            <text:p>1632397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103560" calcext:value-type="float">
            <text:p>175103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500696" calcext:value-type="float">
            <text:p>184500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145896" calcext:value-type="float">
            <text:p>2031458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471480" calcext:value-type="float">
            <text:p>2054714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355544" calcext:value-type="float">
            <text:p>209355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126616" calcext:value-type="float">
            <text:p>2171266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168" calcext:value-type="float">
            <text:p>135470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168" calcext:value-type="float">
            <text:p>135470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888040" calcext:value-type="float">
            <text:p>153888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736520" calcext:value-type="float">
            <text:p>1637365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417144" calcext:value-type="float">
            <text:p>1714171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227608" calcext:value-type="float">
            <text:p>1942276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019064" calcext:value-type="float">
            <text:p>206019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538040" calcext:value-type="float">
            <text:p>212538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366808" calcext:value-type="float">
            <text:p>2173668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504" calcext:value-type="float">
            <text:p>2240845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112" calcext:value-type="float">
            <text:p>124351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112" calcext:value-type="float">
            <text:p>124351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587336" calcext:value-type="float">
            <text:p>1445873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089368" calcext:value-type="float">
            <text:p>1550893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097832" calcext:value-type="float">
            <text:p>1630978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601752" calcext:value-type="float">
            <text:p>1876017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361064" calcext:value-type="float">
            <text:p>189361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896568" calcext:value-type="float">
            <text:p>204896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449976" calcext:value-type="float">
            <text:p>2164499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286360" calcext:value-type="float">
            <text:p>223286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099432" calcext:value-type="float">
            <text:p>1270994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9880" calcext:value-type="float">
            <text:p>135469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786600" calcext:value-type="float">
            <text:p>1497866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441912" calcext:value-type="float">
            <text:p>1664419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154504" calcext:value-type="float">
            <text:p>1691545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662312" calcext:value-type="float">
            <text:p>1966623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45336" calcext:value-type="float">
            <text:p>2024453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552424" calcext:value-type="float">
            <text:p>2105524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187720" calcext:value-type="float">
            <text:p>2231877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878744" calcext:value-type="float">
            <text:p>1198787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592" calcext:value-type="float">
            <text:p>124351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705000" calcext:value-type="float">
            <text:p>1327050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148632" calcext:value-type="float">
            <text:p>1411486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902200" calcext:value-type="float">
            <text:p>1609022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836456" calcext:value-type="float">
            <text:p>186836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09672" calcext:value-type="float">
            <text:p>1980096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42904" calcext:value-type="float">
            <text:p>1980429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109880" calcext:value-type="float">
            <text:p>207109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609560" calcext:value-type="float">
            <text:p>212609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9592" calcext:value-type="float">
            <text:p>135469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450376" calcext:value-type="float">
            <text:p>1384503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900840" calcext:value-type="float">
            <text:p>1649008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699080" calcext:value-type="float">
            <text:p>1766990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366216" calcext:value-type="float">
            <text:p>188366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075368" calcext:value-type="float">
            <text:p>1990753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479544" calcext:value-type="float">
            <text:p>200479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225016" calcext:value-type="float">
            <text:p>2082250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841848" calcext:value-type="float">
            <text:p>1078418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880" calcext:value-type="float">
            <text:p>124351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295352" calcext:value-type="float">
            <text:p>1332953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861256" calcext:value-type="float">
            <text:p>1558612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266088" calcext:value-type="float">
            <text:p>1672660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867624" calcext:value-type="float">
            <text:p>1788676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862600" calcext:value-type="float">
            <text:p>1908626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69864" calcext:value-type="float">
            <text:p>2024698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913400" calcext:value-type="float">
            <text:p>2099134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460696" calcext:value-type="float">
            <text:p>220460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826440" calcext:value-type="float">
            <text:p>2228264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9112" calcext:value-type="float">
            <text:p>135469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9112" calcext:value-type="float">
            <text:p>135469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588296" calcext:value-type="float">
            <text:p>1575882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452104" calcext:value-type="float">
            <text:p>1694521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786216" calcext:value-type="float">
            <text:p>177786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445656" calcext:value-type="float">
            <text:p>2014456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801896" calcext:value-type="float">
            <text:p>2078018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356808" calcext:value-type="float">
            <text:p>2163568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849064" calcext:value-type="float">
            <text:p>220849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312" calcext:value-type="float">
            <text:p>2240843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976" calcext:value-type="float">
            <text:p>1243519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976" calcext:value-type="float">
            <text:p>1243519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154728" calcext:value-type="float">
            <text:p>148154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428392" calcext:value-type="float">
            <text:p>1594283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025544" calcext:value-type="float">
            <text:p>169025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344424" calcext:value-type="float">
            <text:p>1773444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35208" calcext:value-type="float">
            <text:p>1980352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601880" calcext:value-type="float">
            <text:p>195601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804856" calcext:value-type="float">
            <text:p>2208048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405848" calcext:value-type="float">
            <text:p>2124058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024" calcext:value-type="float">
            <text:p>224084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322568" calcext:value-type="float">
            <text:p>134322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8824" calcext:value-type="float">
            <text:p>1354688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293032" calcext:value-type="float">
            <text:p>1492930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480776" calcext:value-type="float">
            <text:p>1574807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913240" calcext:value-type="float">
            <text:p>1819132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208856" calcext:value-type="float">
            <text:p>1842088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22:58:07.273751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22:56:14.308334531</dc:date>
    <meta:generator>LibreOffice/4.2.8.2$Linux_X86_64 LibreOffice_project/420m0$Build-2</meta:generator>
    <meta:document-statistic meta:table-count="1" meta:cell-count="29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13cm" svg:height="9.006cm" xlink:href=".." xlink:type="simple" chart:class="chart:line" chart:style-name="ch1">
        <chart:legend chart:legend-position="end" svg:x="28.873cm" svg:y="3.955cm" style:legend-expansion="high" chart:style-name="ch2"/>
        <chart:plot-area chart:style-name="ch3" table:cell-range-address="Sheet1.A1:Sheet1.B671" chart:data-source-has-labels="row" svg:x="0.63cm" svg:y="0.18cm" svg:width="27.613cm" svg:height="8.646cm">
          <chartooo:coordinate-region svg:x="2.548cm" svg:y="0.379cm" svg:width="25.695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71" chart:label-cell-address="Sheet1.A1:Sheet1.A1" chart:class="chart:line">
            <chart:data-point chart:repeated="670"/>
          </chart:series>
          <chart:series chart:style-name="ch7" chart:values-cell-range-address="Sheet1.B2:Sheet1.B671" chart:label-cell-address="Sheet1.B1:Sheet1.B1" chart:class="chart:line">
            <chart:data-point chart:repeated="6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tPrint</text:p>
                <draw:g>
                  <svg:desc>Sheet1.A1:Sheet1.A1</svg:desc>
                </draw:g>
              </table:table-cell>
              <table:table-cell office:value-type="string">
                <text:p>footPri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13544">
                <text:p>2113544</text:p>
                <draw:g>
                  <svg:desc>Sheet1.A2:Sheet1.A671</svg:desc>
                </draw:g>
              </table:table-cell>
              <table:table-cell office:value-type="float" office:value="2240648">
                <text:p>2240648</text:p>
                <draw:g>
                  <svg:desc>Sheet1.B2:Sheet1.B6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14944">
                <text:p>26214944</text:p>
              </table:table-cell>
              <table:table-cell office:value-type="float" office:value="30156320">
                <text:p>301563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75360">
                <text:p>40475360</text:p>
              </table:table-cell>
              <table:table-cell office:value-type="float" office:value="61113440">
                <text:p>611134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781408">
                <text:p>77781408</text:p>
              </table:table-cell>
              <table:table-cell office:value-type="float" office:value="88974848">
                <text:p>88974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451408">
                <text:p>112451408</text:p>
              </table:table-cell>
              <table:table-cell office:value-type="float" office:value="116993616">
                <text:p>116993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358384">
                <text:p>145358384</text:p>
              </table:table-cell>
              <table:table-cell office:value-type="float" office:value="128132560">
                <text:p>1281325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844736">
                <text:p>180844736</text:p>
              </table:table-cell>
              <table:table-cell office:value-type="float" office:value="139021888">
                <text:p>139021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619544">
                <text:p>202619544</text:p>
              </table:table-cell>
              <table:table-cell office:value-type="float" office:value="161999576">
                <text:p>161999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223480">
                <text:p>222223480</text:p>
              </table:table-cell>
              <table:table-cell office:value-type="float" office:value="184914024">
                <text:p>184914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372024">
                <text:p>259372024</text:p>
              </table:table-cell>
              <table:table-cell office:value-type="float" office:value="199809352">
                <text:p>199809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6520568">
                <text:p>296520568</text:p>
              </table:table-cell>
              <table:table-cell office:value-type="float" office:value="202929832">
                <text:p>202929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7374448">
                <text:p>307374448</text:p>
              </table:table-cell>
              <table:table-cell office:value-type="float" office:value="215383784">
                <text:p>215383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547208">
                <text:p>117547208</text:p>
              </table:table-cell>
              <table:table-cell office:value-type="float" office:value="206302752">
                <text:p>206302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751528">
                <text:p>110751528</text:p>
              </table:table-cell>
              <table:table-cell office:value-type="float" office:value="223560384">
                <text:p>223560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610824">
                <text:p>103610824</text:p>
              </table:table-cell>
              <table:table-cell office:value-type="float" office:value="225113168">
                <text:p>225113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785032">
                <text:p>113785032</text:p>
              </table:table-cell>
              <table:table-cell office:value-type="float" office:value="51206696">
                <text:p>51206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305592">
                <text:p>106305592</text:p>
              </table:table-cell>
              <table:table-cell office:value-type="float" office:value="72974568">
                <text:p>72974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4373448">
                <text:p>114373448</text:p>
              </table:table-cell>
              <table:table-cell office:value-type="float" office:value="86936616">
                <text:p>86936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524376">
                <text:p>106524376</text:p>
              </table:table-cell>
              <table:table-cell office:value-type="float" office:value="102355552">
                <text:p>10235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883832">
                <text:p>114883832</text:p>
              </table:table-cell>
              <table:table-cell office:value-type="float" office:value="114915880">
                <text:p>11491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087544">
                <text:p>107087544</text:p>
              </table:table-cell>
              <table:table-cell office:value-type="float" office:value="103355880">
                <text:p>10335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310120">
                <text:p>116310120</text:p>
              </table:table-cell>
              <table:table-cell office:value-type="float" office:value="108985528">
                <text:p>108985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717368">
                <text:p>108717368</text:p>
              </table:table-cell>
              <table:table-cell office:value-type="float" office:value="114561272">
                <text:p>114561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925624">
                <text:p>116925624</text:p>
              </table:table-cell>
              <table:table-cell office:value-type="float" office:value="119640504">
                <text:p>11964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735208">
                <text:p>117735208</text:p>
              </table:table-cell>
              <table:table-cell office:value-type="float" office:value="108266792">
                <text:p>108266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055304">
                <text:p>106055304</text:p>
              </table:table-cell>
              <table:table-cell office:value-type="float" office:value="112701336">
                <text:p>112701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378264">
                <text:p>113378264</text:p>
              </table:table-cell>
              <table:table-cell office:value-type="float" office:value="118794712">
                <text:p>118794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610712">
                <text:p>103610712</text:p>
              </table:table-cell>
              <table:table-cell office:value-type="float" office:value="107538200">
                <text:p>107538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924984">
                <text:p>110924984</text:p>
              </table:table-cell>
              <table:table-cell office:value-type="float" office:value="113180328">
                <text:p>113180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201816">
                <text:p>118201816</text:p>
              </table:table-cell>
              <table:table-cell office:value-type="float" office:value="119011992">
                <text:p>119011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195240">
                <text:p>107195240</text:p>
              </table:table-cell>
              <table:table-cell office:value-type="float" office:value="106271800">
                <text:p>1062718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654312">
                <text:p>113654312</text:p>
              </table:table-cell>
              <table:table-cell office:value-type="float" office:value="110955704">
                <text:p>110955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081992">
                <text:p>103081992</text:p>
              </table:table-cell>
              <table:table-cell office:value-type="float" office:value="106526856">
                <text:p>106526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658424">
                <text:p>109658424</text:p>
              </table:table-cell>
              <table:table-cell office:value-type="float" office:value="109487512">
                <text:p>1094875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142888">
                <text:p>116142888</text:p>
              </table:table-cell>
              <table:table-cell office:value-type="float" office:value="112185784">
                <text:p>112185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781176">
                <text:p>104781176</text:p>
              </table:table-cell>
              <table:table-cell office:value-type="float" office:value="114848872">
                <text:p>114848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782184">
                <text:p>110782184</text:p>
              </table:table-cell>
              <table:table-cell office:value-type="float" office:value="117730616">
                <text:p>117730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692920">
                <text:p>111692920</text:p>
              </table:table-cell>
              <table:table-cell office:value-type="float" office:value="117959224">
                <text:p>1179592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207528">
                <text:p>113207528</text:p>
              </table:table-cell>
              <table:table-cell office:value-type="float" office:value="118298488">
                <text:p>118298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4931912">
                <text:p>114931912</text:p>
              </table:table-cell>
              <table:table-cell office:value-type="float" office:value="103354776">
                <text:p>103354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688872">
                <text:p>116688872</text:p>
              </table:table-cell>
              <table:table-cell office:value-type="float" office:value="103900968">
                <text:p>1039009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8301704">
                <text:p>118301704</text:p>
              </table:table-cell>
              <table:table-cell office:value-type="float" office:value="105653032">
                <text:p>105653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251624">
                <text:p>103251624</text:p>
              </table:table-cell>
              <table:table-cell office:value-type="float" office:value="107405832">
                <text:p>107405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977080">
                <text:p>103977080</text:p>
              </table:table-cell>
              <table:table-cell office:value-type="float" office:value="107548952">
                <text:p>107548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942088">
                <text:p>105942088</text:p>
              </table:table-cell>
              <table:table-cell office:value-type="float" office:value="109023304">
                <text:p>1090233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662280">
                <text:p>107662280</text:p>
              </table:table-cell>
              <table:table-cell office:value-type="float" office:value="110540856">
                <text:p>110540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202280">
                <text:p>109202280</text:p>
              </table:table-cell>
              <table:table-cell office:value-type="float" office:value="109315240">
                <text:p>10931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628456">
                <text:p>114628456</text:p>
              </table:table-cell>
              <table:table-cell office:value-type="float" office:value="109716168">
                <text:p>109716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280936">
                <text:p>111280936</text:p>
              </table:table-cell>
              <table:table-cell office:value-type="float" office:value="109113256">
                <text:p>109113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929848">
                <text:p>105929848</text:p>
              </table:table-cell>
              <table:table-cell office:value-type="float" office:value="106273672">
                <text:p>1062736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41016">
                <text:p>112541016</text:p>
              </table:table-cell>
              <table:table-cell office:value-type="float" office:value="105856696">
                <text:p>105856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879384">
                <text:p>102879384</text:p>
              </table:table-cell>
              <table:table-cell office:value-type="float" office:value="104587688">
                <text:p>104587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942968">
                <text:p>109942968</text:p>
              </table:table-cell>
              <table:table-cell office:value-type="float" office:value="104869928">
                <text:p>104869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724056">
                <text:p>116724056</text:p>
              </table:table-cell>
              <table:table-cell office:value-type="float" office:value="103698168">
                <text:p>1036981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711272">
                <text:p>106711272</text:p>
              </table:table-cell>
              <table:table-cell office:value-type="float" office:value="103354920">
                <text:p>1033549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725864">
                <text:p>112725864</text:p>
              </table:table-cell>
              <table:table-cell office:value-type="float" office:value="117798392">
                <text:p>117798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894648">
                <text:p>102894648</text:p>
              </table:table-cell>
              <table:table-cell office:value-type="float" office:value="116870120">
                <text:p>1168701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892376">
                <text:p>109892376</text:p>
              </table:table-cell>
              <table:table-cell office:value-type="float" office:value="116023416">
                <text:p>116023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224984">
                <text:p>117224984</text:p>
              </table:table-cell>
              <table:table-cell office:value-type="float" office:value="115801320">
                <text:p>115801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124904">
                <text:p>106124904</text:p>
              </table:table-cell>
              <table:table-cell office:value-type="float" office:value="113067336">
                <text:p>113067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3491160">
                <text:p>113491160</text:p>
              </table:table-cell>
              <table:table-cell office:value-type="float" office:value="104828648">
                <text:p>104828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075704">
                <text:p>103075704</text:p>
              </table:table-cell>
              <table:table-cell office:value-type="float" office:value="112099432">
                <text:p>112099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659048">
                <text:p>109659048</text:p>
              </table:table-cell>
              <table:table-cell office:value-type="float" office:value="119110584">
                <text:p>1191105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192104">
                <text:p>106192104</text:p>
              </table:table-cell>
              <table:table-cell office:value-type="float" office:value="105655528">
                <text:p>105655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219512">
                <text:p>112219512</text:p>
              </table:table-cell>
              <table:table-cell office:value-type="float" office:value="107426904">
                <text:p>107426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024632">
                <text:p>106024632</text:p>
              </table:table-cell>
              <table:table-cell office:value-type="float" office:value="114320552">
                <text:p>114320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144280">
                <text:p>119144280</text:p>
              </table:table-cell>
              <table:table-cell office:value-type="float" office:value="105105752">
                <text:p>105105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865064">
                <text:p>115865064</text:p>
              </table:table-cell>
              <table:table-cell office:value-type="float" office:value="110778536">
                <text:p>110778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674584">
                <text:p>114674584</text:p>
              </table:table-cell>
              <table:table-cell office:value-type="float" office:value="118486648">
                <text:p>118486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4039656">
                <text:p>114039656</text:p>
              </table:table-cell>
              <table:table-cell office:value-type="float" office:value="109002280">
                <text:p>1090022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893208">
                <text:p>110893208</text:p>
              </table:table-cell>
              <table:table-cell office:value-type="float" office:value="114875944">
                <text:p>1148759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476376">
                <text:p>107476376</text:p>
              </table:table-cell>
              <table:table-cell office:value-type="float" office:value="103453032">
                <text:p>1034530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170792">
                <text:p>106170792</text:p>
              </table:table-cell>
              <table:table-cell office:value-type="float" office:value="110984456">
                <text:p>110984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152600">
                <text:p>103152600</text:p>
              </table:table-cell>
              <table:table-cell office:value-type="float" office:value="116736504">
                <text:p>116736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022408">
                <text:p>119022408</text:p>
              </table:table-cell>
              <table:table-cell office:value-type="float" office:value="103395480">
                <text:p>103395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6040600">
                <text:p>116040600</text:p>
              </table:table-cell>
              <table:table-cell office:value-type="float" office:value="113815736">
                <text:p>113815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005128">
                <text:p>113005128</text:p>
              </table:table-cell>
              <table:table-cell office:value-type="float" office:value="107679752">
                <text:p>107679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316376">
                <text:p>112316376</text:p>
              </table:table-cell>
              <table:table-cell office:value-type="float" office:value="104518904">
                <text:p>104518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690184">
                <text:p>105690184</text:p>
              </table:table-cell>
              <table:table-cell office:value-type="float" office:value="117487352">
                <text:p>1174873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364952">
                <text:p>112364952</text:p>
              </table:table-cell>
              <table:table-cell office:value-type="float" office:value="103822584">
                <text:p>103822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562760">
                <text:p>103562760</text:p>
              </table:table-cell>
              <table:table-cell office:value-type="float" office:value="110038824">
                <text:p>110038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316376">
                <text:p>112316376</text:p>
              </table:table-cell>
              <table:table-cell office:value-type="float" office:value="117509240">
                <text:p>1175092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245896">
                <text:p>108245896</text:p>
              </table:table-cell>
              <table:table-cell office:value-type="float" office:value="117737912">
                <text:p>117737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781160">
                <text:p>118781160</text:p>
              </table:table-cell>
              <table:table-cell office:value-type="float" office:value="115453336">
                <text:p>115453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228072">
                <text:p>110228072</text:p>
              </table:table-cell>
              <table:table-cell office:value-type="float" office:value="111259352">
                <text:p>111259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034952">
                <text:p>117034952</text:p>
              </table:table-cell>
              <table:table-cell office:value-type="float" office:value="106401832">
                <text:p>1064018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9170648">
                <text:p>109170648</text:p>
              </table:table-cell>
              <table:table-cell office:value-type="float" office:value="103355208">
                <text:p>1033552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316376">
                <text:p>112316376</text:p>
              </table:table-cell>
              <table:table-cell office:value-type="float" office:value="110431992">
                <text:p>110431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205960">
                <text:p>111205960</text:p>
              </table:table-cell>
              <table:table-cell office:value-type="float" office:value="114805000">
                <text:p>114805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7034952">
                <text:p>117034952</text:p>
              </table:table-cell>
              <table:table-cell office:value-type="float" office:value="107286552">
                <text:p>1072865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452040">
                <text:p>104452040</text:p>
              </table:table-cell>
              <table:table-cell office:value-type="float" office:value="110064456">
                <text:p>110064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743496">
                <text:p>110743496</text:p>
              </table:table-cell>
              <table:table-cell office:value-type="float" office:value="111219080">
                <text:p>1112190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892600">
                <text:p>117892600</text:p>
              </table:table-cell>
              <table:table-cell office:value-type="float" office:value="115528744">
                <text:p>115528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460312">
                <text:p>117460312</text:p>
              </table:table-cell>
              <table:table-cell office:value-type="float" office:value="117471608">
                <text:p>1174716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209000">
                <text:p>103209000</text:p>
              </table:table-cell>
              <table:table-cell office:value-type="float" office:value="117649256">
                <text:p>117649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878696">
                <text:p>103878696</text:p>
              </table:table-cell>
              <table:table-cell office:value-type="float" office:value="117510536">
                <text:p>117510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139368">
                <text:p>104139368</text:p>
              </table:table-cell>
              <table:table-cell office:value-type="float" office:value="116755752">
                <text:p>116755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565752">
                <text:p>104565752</text:p>
              </table:table-cell>
              <table:table-cell office:value-type="float" office:value="111219080">
                <text:p>1112190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934888">
                <text:p>105934888</text:p>
              </table:table-cell>
              <table:table-cell office:value-type="float" office:value="112591336">
                <text:p>1125913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806936">
                <text:p>106806936</text:p>
              </table:table-cell>
              <table:table-cell office:value-type="float" office:value="114194312">
                <text:p>114194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170792">
                <text:p>109170792</text:p>
              </table:table-cell>
              <table:table-cell office:value-type="float" office:value="113219544">
                <text:p>1132195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917288">
                <text:p>109917288</text:p>
              </table:table-cell>
              <table:table-cell office:value-type="float" office:value="114380792">
                <text:p>114380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424776">
                <text:p>110424776</text:p>
              </table:table-cell>
              <table:table-cell office:value-type="float" office:value="114783160">
                <text:p>1147831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820872">
                <text:p>113820872</text:p>
              </table:table-cell>
              <table:table-cell office:value-type="float" office:value="115818408">
                <text:p>1158184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462392">
                <text:p>115462392</text:p>
              </table:table-cell>
              <table:table-cell office:value-type="float" office:value="116355864">
                <text:p>116355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462392">
                <text:p>115462392</text:p>
              </table:table-cell>
              <table:table-cell office:value-type="float" office:value="119083416">
                <text:p>1190834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888744">
                <text:p>116888744</text:p>
              </table:table-cell>
              <table:table-cell office:value-type="float" office:value="103354776">
                <text:p>1033547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462392">
                <text:p>115462392</text:p>
              </table:table-cell>
              <table:table-cell office:value-type="float" office:value="114920872">
                <text:p>114920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087304">
                <text:p>113087304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170792">
                <text:p>109170792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6513656">
                <text:p>106513656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4926392">
                <text:p>104926392</text:p>
              </table:table-cell>
              <table:table-cell office:value-type="float" office:value="116037288">
                <text:p>116037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265064">
                <text:p>103265064</text:p>
              </table:table-cell>
              <table:table-cell office:value-type="float" office:value="117335000">
                <text:p>117335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462392">
                <text:p>115462392</text:p>
              </table:table-cell>
              <table:table-cell office:value-type="float" office:value="119111784">
                <text:p>119111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462392">
                <text:p>115462392</text:p>
              </table:table-cell>
              <table:table-cell office:value-type="float" office:value="118956120">
                <text:p>1189561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9170792">
                <text:p>109170792</text:p>
              </table:table-cell>
              <table:table-cell office:value-type="float" office:value="103379832">
                <text:p>103379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092680">
                <text:p>108092680</text:p>
              </table:table-cell>
              <table:table-cell office:value-type="float" office:value="104126184">
                <text:p>104126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4882408">
                <text:p>104882408</text:p>
              </table:table-cell>
              <table:table-cell office:value-type="float" office:value="104766152">
                <text:p>1047661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576776">
                <text:p>103576776</text:p>
              </table:table-cell>
              <table:table-cell office:value-type="float" office:value="104726168">
                <text:p>104726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7768952">
                <text:p>117768952</text:p>
              </table:table-cell>
              <table:table-cell office:value-type="float" office:value="105318824">
                <text:p>105318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462392">
                <text:p>115462392</text:p>
              </table:table-cell>
              <table:table-cell office:value-type="float" office:value="105363752">
                <text:p>1053637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356232">
                <text:p>110356232</text:p>
              </table:table-cell>
              <table:table-cell office:value-type="float" office:value="105699016">
                <text:p>105699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208848">
                <text:p>143208848</text:p>
              </table:table-cell>
              <table:table-cell office:value-type="float" office:value="109327480">
                <text:p>1093274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3615216">
                <text:p>163615216</text:p>
              </table:table-cell>
              <table:table-cell office:value-type="float" office:value="109646376">
                <text:p>1096463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4572336">
                <text:p>194572336</text:p>
              </table:table-cell>
              <table:table-cell office:value-type="float" office:value="113588664">
                <text:p>1135886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4178480">
                <text:p>214178480</text:p>
              </table:table-cell>
              <table:table-cell office:value-type="float" office:value="113837336">
                <text:p>1138373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4103728">
                <text:p>244103728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5773712">
                <text:p>265773712</text:p>
              </table:table-cell>
              <table:table-cell office:value-type="float" office:value="118031032">
                <text:p>118031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4023440">
                <text:p>294023440</text:p>
              </table:table-cell>
              <table:table-cell office:value-type="float" office:value="104555384">
                <text:p>1045553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6337008">
                <text:p>316337008</text:p>
              </table:table-cell>
              <table:table-cell office:value-type="float" office:value="106080232">
                <text:p>1060802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4657680">
                <text:p>334657680</text:p>
              </table:table-cell>
              <table:table-cell office:value-type="float" office:value="108604840">
                <text:p>1086048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900304">
                <text:p>366900304</text:p>
              </table:table-cell>
              <table:table-cell office:value-type="float" office:value="109646376">
                <text:p>1096463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5606064">
                <text:p>385606064</text:p>
              </table:table-cell>
              <table:table-cell office:value-type="float" office:value="115090360">
                <text:p>1150903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3573616">
                <text:p>423573616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3529856">
                <text:p>433529856</text:p>
              </table:table-cell>
              <table:table-cell office:value-type="float" office:value="104828936">
                <text:p>1048289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4995424">
                <text:p>444995424</text:p>
              </table:table-cell>
              <table:table-cell office:value-type="float" office:value="116027928">
                <text:p>116027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375520">
                <text:p>137375520</text:p>
              </table:table-cell>
              <table:table-cell office:value-type="float" office:value="109646376">
                <text:p>1096463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861760">
                <text:p>152861760</text:p>
              </table:table-cell>
              <table:table-cell office:value-type="float" office:value="109646376">
                <text:p>1096463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4500432">
                <text:p>184500432</text:p>
              </table:table-cell>
              <table:table-cell office:value-type="float" office:value="108206656">
                <text:p>108206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5938704">
                <text:p>205938704</text:p>
              </table:table-cell>
              <table:table-cell office:value-type="float" office:value="145031264">
                <text:p>1450312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8959632">
                <text:p>238959632</text:p>
              </table:table-cell>
              <table:table-cell office:value-type="float" office:value="159058768">
                <text:p>159058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2693424">
                <text:p>262693424</text:p>
              </table:table-cell>
              <table:table-cell office:value-type="float" office:value="167717488">
                <text:p>1677174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6346400">
                <text:p>296346400</text:p>
              </table:table-cell>
              <table:table-cell office:value-type="float" office:value="139911608">
                <text:p>1399116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7017696">
                <text:p>317017696</text:p>
              </table:table-cell>
              <table:table-cell office:value-type="float" office:value="155435544">
                <text:p>1554355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5981776">
                <text:p>335981776</text:p>
              </table:table-cell>
              <table:table-cell office:value-type="float" office:value="166996808">
                <text:p>1669968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3019824">
                <text:p>363019824</text:p>
              </table:table-cell>
              <table:table-cell office:value-type="float" office:value="194870024">
                <text:p>1948700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6371056">
                <text:p>386371056</text:p>
              </table:table-cell>
              <table:table-cell office:value-type="float" office:value="204269816">
                <text:p>2042698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7710736">
                <text:p>417710736</text:p>
              </table:table-cell>
              <table:table-cell office:value-type="float" office:value="146008792">
                <text:p>146008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0180912">
                <text:p>440180912</text:p>
              </table:table-cell>
              <table:table-cell office:value-type="float" office:value="179055176">
                <text:p>179055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1060640">
                <text:p>471060640</text:p>
              </table:table-cell>
              <table:table-cell office:value-type="float" office:value="178040424">
                <text:p>1780404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7163296">
                <text:p>487163296</text:p>
              </table:table-cell>
              <table:table-cell office:value-type="float" office:value="188128376">
                <text:p>1881283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9689120">
                <text:p>519689120</text:p>
              </table:table-cell>
              <table:table-cell office:value-type="float" office:value="133267320">
                <text:p>1332673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3740128">
                <text:p>543740128</text:p>
              </table:table-cell>
              <table:table-cell office:value-type="float" office:value="162585944">
                <text:p>1625859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9621152">
                <text:p>559621152</text:p>
              </table:table-cell>
              <table:table-cell office:value-type="float" office:value="176327800">
                <text:p>1763278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301120">
                <text:p>124301120</text:p>
              </table:table-cell>
              <table:table-cell office:value-type="float" office:value="185185496">
                <text:p>185185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407312">
                <text:p>156407312</text:p>
              </table:table-cell>
              <table:table-cell office:value-type="float" office:value="122902376">
                <text:p>122902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109200">
                <text:p>179109200</text:p>
              </table:table-cell>
              <table:table-cell office:value-type="float" office:value="153502488">
                <text:p>1535024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350320">
                <text:p>199350320</text:p>
              </table:table-cell>
              <table:table-cell office:value-type="float" office:value="171370312">
                <text:p>1713703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6870272">
                <text:p>226870272</text:p>
              </table:table-cell>
              <table:table-cell office:value-type="float" office:value="183846488">
                <text:p>1838464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0427200">
                <text:p>250427200</text:p>
              </table:table-cell>
              <table:table-cell office:value-type="float" office:value="192572152">
                <text:p>1925721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4595120">
                <text:p>284595120</text:p>
              </table:table-cell>
              <table:table-cell office:value-type="float" office:value="138716088">
                <text:p>1387160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6033392">
                <text:p>306033392</text:p>
              </table:table-cell>
              <table:table-cell office:value-type="float" office:value="164939240">
                <text:p>164939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8022416">
                <text:p>338022416</text:p>
              </table:table-cell>
              <table:table-cell office:value-type="float" office:value="175623976">
                <text:p>1756239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9692400">
                <text:p>359692400</text:p>
              </table:table-cell>
              <table:table-cell office:value-type="float" office:value="180599016">
                <text:p>1805990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5058784">
                <text:p>395058784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0255696">
                <text:p>410255696</text:p>
              </table:table-cell>
              <table:table-cell office:value-type="float" office:value="149374872">
                <text:p>1493748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0492464">
                <text:p>430492464</text:p>
              </table:table-cell>
              <table:table-cell office:value-type="float" office:value="166162296">
                <text:p>1661622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5208912">
                <text:p>455208912</text:p>
              </table:table-cell>
              <table:table-cell office:value-type="float" office:value="178472568">
                <text:p>1784725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8919056">
                <text:p>478919056</text:p>
              </table:table-cell>
              <table:table-cell office:value-type="float" office:value="186384952">
                <text:p>186384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1614000">
                <text:p>511614000</text:p>
              </table:table-cell>
              <table:table-cell office:value-type="float" office:value="133073496">
                <text:p>1330734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5347792">
                <text:p>535347792</text:p>
              </table:table-cell>
              <table:table-cell office:value-type="float" office:value="161554040">
                <text:p>1615540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2344176">
                <text:p>552344176</text:p>
              </table:table-cell>
              <table:table-cell office:value-type="float" office:value="176327800">
                <text:p>1763278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5920272">
                <text:p>565920272</text:p>
              </table:table-cell>
              <table:table-cell office:value-type="float" office:value="188706136">
                <text:p>188706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147728">
                <text:p>147147728</text:p>
              </table:table-cell>
              <table:table-cell office:value-type="float" office:value="123450872">
                <text:p>123450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917776">
                <text:p>172917776</text:p>
              </table:table-cell>
              <table:table-cell office:value-type="float" office:value="150406776">
                <text:p>1504067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460144">
                <text:p>190460144</text:p>
              </table:table-cell>
              <table:table-cell office:value-type="float" office:value="164249416">
                <text:p>1642494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585168">
                <text:p>219585168</text:p>
              </table:table-cell>
              <table:table-cell office:value-type="float" office:value="177421576">
                <text:p>1774215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8959632">
                <text:p>238959632</text:p>
              </table:table-cell>
              <table:table-cell office:value-type="float" office:value="183102904">
                <text:p>1831029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6020848">
                <text:p>266020848</text:p>
              </table:table-cell>
              <table:table-cell office:value-type="float" office:value="139911608">
                <text:p>1399116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4453344">
                <text:p>294453344</text:p>
              </table:table-cell>
              <table:table-cell office:value-type="float" office:value="152420232">
                <text:p>1524202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6881264">
                <text:p>306881264</text:p>
              </table:table-cell>
              <table:table-cell office:value-type="float" office:value="177480904">
                <text:p>1774809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2544976">
                <text:p>332544976</text:p>
              </table:table-cell>
              <table:table-cell office:value-type="float" office:value="189755592">
                <text:p>189755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8116464">
                <text:p>368116464</text:p>
              </table:table-cell>
              <table:table-cell office:value-type="float" office:value="198873992">
                <text:p>1988739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7553808">
                <text:p>387553808</text:p>
              </table:table-cell>
              <table:table-cell office:value-type="float" office:value="137526520">
                <text:p>1375265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8077520">
                <text:p>398077520</text:p>
              </table:table-cell>
              <table:table-cell office:value-type="float" office:value="164983736">
                <text:p>1649837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5673600">
                <text:p>435673600</text:p>
              </table:table-cell>
              <table:table-cell office:value-type="float" office:value="167998936">
                <text:p>1679989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5061296">
                <text:p>445061296</text:p>
              </table:table-cell>
              <table:table-cell office:value-type="float" office:value="193821144">
                <text:p>1938211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5265648">
                <text:p>475265648</text:p>
              </table:table-cell>
              <table:table-cell office:value-type="float" office:value="192458440">
                <text:p>1924584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8199248">
                <text:p>498199248</text:p>
              </table:table-cell>
              <table:table-cell office:value-type="float" office:value="139911608">
                <text:p>139911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6373424">
                <text:p>516373424</text:p>
              </table:table-cell>
              <table:table-cell office:value-type="float" office:value="156394520">
                <text:p>1563945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3711968">
                <text:p>533711968</text:p>
              </table:table-cell>
              <table:table-cell office:value-type="float" office:value="178226568">
                <text:p>1782265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4660848">
                <text:p>544660848</text:p>
              </table:table-cell>
              <table:table-cell office:value-type="float" office:value="177349192">
                <text:p>1773491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4301120">
                <text:p>124301120</text:p>
              </table:table-cell>
              <table:table-cell office:value-type="float" office:value="185527112">
                <text:p>185527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515280">
                <text:p>153515280</text:p>
              </table:table-cell>
              <table:table-cell office:value-type="float" office:value="139912088">
                <text:p>1399120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8808320">
                <text:p>168808320</text:p>
              </table:table-cell>
              <table:table-cell office:value-type="float" office:value="149555352">
                <text:p>1495553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1010896">
                <text:p>201010896</text:p>
              </table:table-cell>
              <table:table-cell office:value-type="float" office:value="178071288">
                <text:p>1780712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5544880">
                <text:p>225544880</text:p>
              </table:table-cell>
              <table:table-cell office:value-type="float" office:value="190608216">
                <text:p>190608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735040">
                <text:p>260735040</text:p>
              </table:table-cell>
              <table:table-cell office:value-type="float" office:value="201300312">
                <text:p>2013003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2582672">
                <text:p>282582672</text:p>
              </table:table-cell>
              <table:table-cell office:value-type="float" office:value="144039224">
                <text:p>144039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229568">
                <text:p>298229568</text:p>
              </table:table-cell>
              <table:table-cell office:value-type="float" office:value="167977144">
                <text:p>1679771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3466128">
                <text:p>323466128</text:p>
              </table:table-cell>
              <table:table-cell office:value-type="float" office:value="183863128">
                <text:p>183863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6945104">
                <text:p>346945104</text:p>
              </table:table-cell>
              <table:table-cell office:value-type="float" office:value="192771448">
                <text:p>1927714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2626000">
                <text:p>382626000</text:p>
              </table:table-cell>
              <table:table-cell office:value-type="float" office:value="133374280">
                <text:p>1333742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0158480">
                <text:p>400158480</text:p>
              </table:table-cell>
              <table:table-cell office:value-type="float" office:value="149219544">
                <text:p>1492195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1125488">
                <text:p>431125488</text:p>
              </table:table-cell>
              <table:table-cell office:value-type="float" office:value="174619992">
                <text:p>1746199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1286464">
                <text:p>451286464</text:p>
              </table:table-cell>
              <table:table-cell office:value-type="float" office:value="187400456">
                <text:p>1874004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4784496">
                <text:p>484784496</text:p>
              </table:table-cell>
              <table:table-cell office:value-type="float" office:value="196257256">
                <text:p>1962572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6222768">
                <text:p>506222768</text:p>
              </table:table-cell>
              <table:table-cell office:value-type="float" office:value="135557880">
                <text:p>1355578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6147984">
                <text:p>536147984</text:p>
              </table:table-cell>
              <table:table-cell office:value-type="float" office:value="166945272">
                <text:p>1669452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9441216">
                <text:p>539441216</text:p>
              </table:table-cell>
              <table:table-cell office:value-type="float" office:value="184846680">
                <text:p>1848466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7174656">
                <text:p>557174656</text:p>
              </table:table-cell>
              <table:table-cell office:value-type="float" office:value="195590968">
                <text:p>1955909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8892208">
                <text:p>138892208</text:p>
              </table:table-cell>
              <table:table-cell office:value-type="float" office:value="139912088">
                <text:p>1399120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9021872">
                <text:p>169021872</text:p>
              </table:table-cell>
              <table:table-cell office:value-type="float" office:value="157426424">
                <text:p>1574264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2523952">
                <text:p>192523952</text:p>
              </table:table-cell>
              <table:table-cell office:value-type="float" office:value="166739336">
                <text:p>1667393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7608688">
                <text:p>227608688</text:p>
              </table:table-cell>
              <table:table-cell office:value-type="float" office:value="195460408">
                <text:p>1954604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8565808">
                <text:p>258565808</text:p>
              </table:table-cell>
              <table:table-cell office:value-type="float" office:value="204119832">
                <text:p>2041198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1180368">
                <text:p>271180368</text:p>
              </table:table-cell>
              <table:table-cell office:value-type="float" office:value="129536344">
                <text:p>129536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1836288">
                <text:p>281836288</text:p>
              </table:table-cell>
              <table:table-cell office:value-type="float" office:value="139056312">
                <text:p>1390563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2868192">
                <text:p>282868192</text:p>
              </table:table-cell>
              <table:table-cell office:value-type="float" office:value="145876984">
                <text:p>1458769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4470752">
                <text:p>294470752</text:p>
              </table:table-cell>
              <table:table-cell office:value-type="float" office:value="147739528">
                <text:p>1477395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1568896">
                <text:p>301568896</text:p>
              </table:table-cell>
              <table:table-cell office:value-type="float" office:value="164881464">
                <text:p>1648814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7952928">
                <text:p>317952928</text:p>
              </table:table-cell>
              <table:table-cell office:value-type="float" office:value="168590088">
                <text:p>1685900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5499744">
                <text:p>335499744</text:p>
              </table:table-cell>
              <table:table-cell office:value-type="float" office:value="164547976">
                <text:p>1645479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5621728">
                <text:p>335621728</text:p>
              </table:table-cell>
              <table:table-cell office:value-type="float" office:value="183404152">
                <text:p>183404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5100800">
                <text:p>345100800</text:p>
              </table:table-cell>
              <table:table-cell office:value-type="float" office:value="184239896">
                <text:p>1842398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0068384">
                <text:p>350068384</text:p>
              </table:table-cell>
              <table:table-cell office:value-type="float" office:value="194279912">
                <text:p>1942799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1606416">
                <text:p>361606416</text:p>
              </table:table-cell>
              <table:table-cell office:value-type="float" office:value="193033752">
                <text:p>1930337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0324496">
                <text:p>360324496</text:p>
              </table:table-cell>
              <table:table-cell office:value-type="float" office:value="194766616">
                <text:p>1947666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7639024">
                <text:p>367639024</text:p>
              </table:table-cell>
              <table:table-cell office:value-type="float" office:value="204269816">
                <text:p>2042698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2867136">
                <text:p>382867136</text:p>
              </table:table-cell>
              <table:table-cell office:value-type="float" office:value="138611784">
                <text:p>1386117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3871632">
                <text:p>393871632</text:p>
              </table:table-cell>
              <table:table-cell office:value-type="float" office:value="139769144">
                <text:p>1397691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8874432">
                <text:p>398874432</text:p>
              </table:table-cell>
              <table:table-cell office:value-type="float" office:value="152470584">
                <text:p>1524705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4881424">
                <text:p>414881424</text:p>
              </table:table-cell>
              <table:table-cell office:value-type="float" office:value="156394488">
                <text:p>1563944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6892560">
                <text:p>426892560</text:p>
              </table:table-cell>
              <table:table-cell office:value-type="float" office:value="169009080">
                <text:p>1690090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0690624">
                <text:p>430690624</text:p>
              </table:table-cell>
              <table:table-cell office:value-type="float" office:value="167668312">
                <text:p>1676683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8690160">
                <text:p>448690160</text:p>
              </table:table-cell>
              <table:table-cell office:value-type="float" office:value="177940152">
                <text:p>1779401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1578256">
                <text:p>461578256</text:p>
              </table:table-cell>
              <table:table-cell office:value-type="float" office:value="178259992">
                <text:p>1782599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5217248">
                <text:p>455217248</text:p>
              </table:table-cell>
              <table:table-cell office:value-type="float" office:value="185830472">
                <text:p>1858304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2550960">
                <text:p>472550960</text:p>
              </table:table-cell>
              <table:table-cell office:value-type="float" office:value="182618120">
                <text:p>1826181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1014848">
                <text:p>481014848</text:p>
              </table:table-cell>
              <table:table-cell office:value-type="float" office:value="189755832">
                <text:p>1897558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6577664">
                <text:p>496577664</text:p>
              </table:table-cell>
              <table:table-cell office:value-type="float" office:value="186151336">
                <text:p>1861513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8557216">
                <text:p>498557216</text:p>
              </table:table-cell>
              <table:table-cell office:value-type="float" office:value="182917816">
                <text:p>1829178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5780544">
                <text:p>505780544</text:p>
              </table:table-cell>
              <table:table-cell office:value-type="float" office:value="200382328">
                <text:p>2003823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1489600">
                <text:p>521489600</text:p>
              </table:table-cell>
              <table:table-cell office:value-type="float" office:value="125826072">
                <text:p>1258260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9514336">
                <text:p>529514336</text:p>
              </table:table-cell>
              <table:table-cell office:value-type="float" office:value="133305848">
                <text:p>1333058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2472864">
                <text:p>532472864</text:p>
              </table:table-cell>
              <table:table-cell office:value-type="float" office:value="139933000">
                <text:p>139933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7529536">
                <text:p>547529536</text:p>
              </table:table-cell>
              <table:table-cell office:value-type="float" office:value="152182392">
                <text:p>1521823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40035648">
                <text:p>540035648</text:p>
              </table:table-cell>
              <table:table-cell office:value-type="float" office:value="159158488">
                <text:p>1591584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5300384">
                <text:p>535300384</text:p>
              </table:table-cell>
              <table:table-cell office:value-type="float" office:value="178727096">
                <text:p>1787270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1146896">
                <text:p>541146896</text:p>
              </table:table-cell>
              <table:table-cell office:value-type="float" office:value="178398888">
                <text:p>1783988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4063264">
                <text:p>554063264</text:p>
              </table:table-cell>
              <table:table-cell office:value-type="float" office:value="181043608">
                <text:p>1810436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63439808">
                <text:p>563439808</text:p>
              </table:table-cell>
              <table:table-cell office:value-type="float" office:value="180047672">
                <text:p>1800476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64036160">
                <text:p>564036160</text:p>
              </table:table-cell>
              <table:table-cell office:value-type="float" office:value="192247240">
                <text:p>1922472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8160640">
                <text:p>558160640</text:p>
              </table:table-cell>
              <table:table-cell office:value-type="float" office:value="191066648">
                <text:p>1910666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9008896">
                <text:p>569008896</text:p>
              </table:table-cell>
              <table:table-cell office:value-type="float" office:value="191933896">
                <text:p>1919338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78330784">
                <text:p>578330784</text:p>
              </table:table-cell>
              <table:table-cell office:value-type="float" office:value="203988456">
                <text:p>2039884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82077200">
                <text:p>582077200</text:p>
              </table:table-cell>
              <table:table-cell office:value-type="float" office:value="131228488">
                <text:p>1312284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2085616">
                <text:p>582085616</text:p>
              </table:table-cell>
              <table:table-cell office:value-type="float" office:value="134319464">
                <text:p>1343194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88609984">
                <text:p>588609984</text:p>
              </table:table-cell>
              <table:table-cell office:value-type="float" office:value="148873096">
                <text:p>1488730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3396608">
                <text:p>593396608</text:p>
              </table:table-cell>
              <table:table-cell office:value-type="float" office:value="156394520">
                <text:p>1563945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2522432">
                <text:p>242522432</text:p>
              </table:table-cell>
              <table:table-cell office:value-type="float" office:value="157426424">
                <text:p>1574264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5800800">
                <text:p>245800800</text:p>
              </table:table-cell>
              <table:table-cell office:value-type="float" office:value="160371672">
                <text:p>1603716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9344368">
                <text:p>259344368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7470752">
                <text:p>267470752</text:p>
              </table:table-cell>
              <table:table-cell office:value-type="float" office:value="171852024">
                <text:p>1718520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5925728">
                <text:p>285925728</text:p>
              </table:table-cell>
              <table:table-cell office:value-type="float" office:value="178661400">
                <text:p>1786614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6045056">
                <text:p>286045056</text:p>
              </table:table-cell>
              <table:table-cell office:value-type="float" office:value="175820680">
                <text:p>1758206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8298800">
                <text:p>288298800</text:p>
              </table:table-cell>
              <table:table-cell office:value-type="float" office:value="183732232">
                <text:p>1837322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7207488">
                <text:p>287207488</text:p>
              </table:table-cell>
              <table:table-cell office:value-type="float" office:value="178056696">
                <text:p>1780566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0681648">
                <text:p>300681648</text:p>
              </table:table-cell>
              <table:table-cell office:value-type="float" office:value="188837848">
                <text:p>1888378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1596112">
                <text:p>311596112</text:p>
              </table:table-cell>
              <table:table-cell office:value-type="float" office:value="193755576">
                <text:p>1937555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3064496">
                <text:p>313064496</text:p>
              </table:table-cell>
              <table:table-cell office:value-type="float" office:value="188968648">
                <text:p>1889686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7103952">
                <text:p>317103952</text:p>
              </table:table-cell>
              <table:table-cell office:value-type="float" office:value="195328936">
                <text:p>1953289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3884400">
                <text:p>333884400</text:p>
              </table:table-cell>
              <table:table-cell office:value-type="float" office:value="192834424">
                <text:p>1928344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6085424">
                <text:p>346085424</text:p>
              </table:table-cell>
              <table:table-cell office:value-type="float" office:value="200775768">
                <text:p>2007757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2159408">
                <text:p>362159408</text:p>
              </table:table-cell>
              <table:table-cell office:value-type="float" office:value="123806920">
                <text:p>1238069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2595888">
                <text:p>362595888</text:p>
              </table:table-cell>
              <table:table-cell office:value-type="float" office:value="139911608">
                <text:p>1399116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5574160">
                <text:p>375574160</text:p>
              </table:table-cell>
              <table:table-cell office:value-type="float" office:value="146103032">
                <text:p>1461030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4834464">
                <text:p>384834464</text:p>
              </table:table-cell>
              <table:table-cell office:value-type="float" office:value="156394520">
                <text:p>1563945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9641184">
                <text:p>379641184</text:p>
              </table:table-cell>
              <table:table-cell office:value-type="float" office:value="162585944">
                <text:p>1625859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4628816">
                <text:p>394628816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7536352">
                <text:p>407536352</text:p>
              </table:table-cell>
              <table:table-cell office:value-type="float" office:value="174071272">
                <text:p>1740712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2024624">
                <text:p>412024624</text:p>
              </table:table-cell>
              <table:table-cell office:value-type="float" office:value="168456216">
                <text:p>1684562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8896720">
                <text:p>428896720</text:p>
              </table:table-cell>
              <table:table-cell office:value-type="float" office:value="183942952">
                <text:p>183942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1589184">
                <text:p>441589184</text:p>
              </table:table-cell>
              <table:table-cell office:value-type="float" office:value="184239896">
                <text:p>1842398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6526000">
                <text:p>446526000</text:p>
              </table:table-cell>
              <table:table-cell office:value-type="float" office:value="193361928">
                <text:p>1933619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3445808">
                <text:p>463445808</text:p>
              </table:table-cell>
              <table:table-cell office:value-type="float" office:value="191111816">
                <text:p>1911118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9306352">
                <text:p>479306352</text:p>
              </table:table-cell>
              <table:table-cell office:value-type="float" office:value="198808424">
                <text:p>1988084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944432">
                <text:p>499944432</text:p>
              </table:table-cell>
              <table:table-cell office:value-type="float" office:value="134165192">
                <text:p>1341651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6126832">
                <text:p>526126832</text:p>
              </table:table-cell>
              <table:table-cell office:value-type="float" office:value="153483272">
                <text:p>1534832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3603440">
                <text:p>553603440</text:p>
              </table:table-cell>
              <table:table-cell office:value-type="float" office:value="177087736">
                <text:p>1770877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0213952">
                <text:p>570213952</text:p>
              </table:table-cell>
              <table:table-cell office:value-type="float" office:value="185909816">
                <text:p>1859098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9262256">
                <text:p>589262256</text:p>
              </table:table-cell>
              <table:table-cell office:value-type="float" office:value="182679784">
                <text:p>1826797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6681264">
                <text:p>616681264</text:p>
              </table:table-cell>
              <table:table-cell office:value-type="float" office:value="131228488">
                <text:p>1312284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4206224">
                <text:p>644206224</text:p>
              </table:table-cell>
              <table:table-cell office:value-type="float" office:value="149375352">
                <text:p>1493753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6569600">
                <text:p>666569600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72772256">
                <text:p>672772256</text:p>
              </table:table-cell>
              <table:table-cell office:value-type="float" office:value="181896024">
                <text:p>181896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82118048">
                <text:p>682118048</text:p>
              </table:table-cell>
              <table:table-cell office:value-type="float" office:value="183741240">
                <text:p>1837412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1974032">
                <text:p>701974032</text:p>
              </table:table-cell>
              <table:table-cell office:value-type="float" office:value="203463880">
                <text:p>2034638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1083920">
                <text:p>711083920</text:p>
              </table:table-cell>
              <table:table-cell office:value-type="float" office:value="144039704">
                <text:p>1440397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0428256">
                <text:p>720428256</text:p>
              </table:table-cell>
              <table:table-cell office:value-type="float" office:value="162667864">
                <text:p>1626678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4192544">
                <text:p>274192544</text:p>
              </table:table-cell>
              <table:table-cell office:value-type="float" office:value="170861944">
                <text:p>1708619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2778256">
                <text:p>292778256</text:p>
              </table:table-cell>
              <table:table-cell office:value-type="float" office:value="191985208">
                <text:p>1919852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9288688">
                <text:p>309288688</text:p>
              </table:table-cell>
              <table:table-cell office:value-type="float" office:value="198743096">
                <text:p>1987430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0748960">
                <text:p>340748960</text:p>
              </table:table-cell>
              <table:table-cell office:value-type="float" office:value="139039800">
                <text:p>1390398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7075344">
                <text:p>367075344</text:p>
              </table:table-cell>
              <table:table-cell office:value-type="float" office:value="152256792">
                <text:p>1522567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3885488">
                <text:p>393885488</text:p>
              </table:table-cell>
              <table:table-cell office:value-type="float" office:value="177218632">
                <text:p>1772186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5111520">
                <text:p>415111520</text:p>
              </table:table-cell>
              <table:table-cell office:value-type="float" office:value="186434360">
                <text:p>1864343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2527664">
                <text:p>452527664</text:p>
              </table:table-cell>
              <table:table-cell office:value-type="float" office:value="188499464">
                <text:p>188499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0354048">
                <text:p>470354048</text:p>
              </table:table-cell>
              <table:table-cell office:value-type="float" office:value="138611784">
                <text:p>1386117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5659152">
                <text:p>485659152</text:p>
              </table:table-cell>
              <table:table-cell office:value-type="float" office:value="154415512">
                <text:p>1544155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9508288">
                <text:p>519508288</text:p>
              </table:table-cell>
              <table:table-cell office:value-type="float" office:value="174858360">
                <text:p>17485836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8795760">
                <text:p>548795760</text:p>
              </table:table-cell>
              <table:table-cell office:value-type="float" office:value="184371032">
                <text:p>1843710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72529552">
                <text:p>572529552</text:p>
              </table:table-cell>
              <table:table-cell office:value-type="float" office:value="186393304">
                <text:p>1863933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2219040">
                <text:p>592219040</text:p>
              </table:table-cell>
              <table:table-cell office:value-type="float" office:value="138611784">
                <text:p>1386117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1597664">
                <text:p>621597664</text:p>
              </table:table-cell>
              <table:table-cell office:value-type="float" office:value="151619560">
                <text:p>1516195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3157568">
                <text:p>653157568</text:p>
              </table:table-cell>
              <table:table-cell office:value-type="float" office:value="173349992">
                <text:p>1733499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75478096">
                <text:p>675478096</text:p>
              </table:table-cell>
              <table:table-cell office:value-type="float" office:value="180309944">
                <text:p>1803099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7295872">
                <text:p>687295872</text:p>
              </table:table-cell>
              <table:table-cell office:value-type="float" office:value="190630920">
                <text:p>1906309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4906176">
                <text:p>694906176</text:p>
              </table:table-cell>
              <table:table-cell office:value-type="float" office:value="124482808">
                <text:p>1244828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6311888">
                <text:p>706311888</text:p>
              </table:table-cell>
              <table:table-cell office:value-type="float" office:value="151438680">
                <text:p>1514386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4780752">
                <text:p>714780752</text:p>
              </table:table-cell>
              <table:table-cell office:value-type="float" office:value="178415976">
                <text:p>1784159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8775808">
                <text:p>228775808</text:p>
              </table:table-cell>
              <table:table-cell office:value-type="float" office:value="185174760">
                <text:p>1851747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3241168">
                <text:p>253241168</text:p>
              </table:table-cell>
              <table:table-cell office:value-type="float" office:value="189230920">
                <text:p>1892309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5524416">
                <text:p>285524416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7194368">
                <text:p>307194368</text:p>
              </table:table-cell>
              <table:table-cell office:value-type="float" office:value="143685912">
                <text:p>1436859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849376">
                <text:p>326849376</text:p>
              </table:table-cell>
              <table:table-cell office:value-type="float" office:value="172170072">
                <text:p>1721700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8964096">
                <text:p>348964096</text:p>
              </table:table-cell>
              <table:table-cell office:value-type="float" office:value="182678120">
                <text:p>1826781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6900592">
                <text:p>376900592</text:p>
              </table:table-cell>
              <table:table-cell office:value-type="float" office:value="188443832">
                <text:p>1884438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8785376">
                <text:p>388785376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4322000">
                <text:p>404322000</text:p>
              </table:table-cell>
              <table:table-cell office:value-type="float" office:value="144740312">
                <text:p>1447403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2430000">
                <text:p>432430000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5181024">
                <text:p>465181024</text:p>
              </table:table-cell>
              <table:table-cell office:value-type="float" office:value="182879816">
                <text:p>1828798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0309328">
                <text:p>470309328</text:p>
              </table:table-cell>
              <table:table-cell office:value-type="float" office:value="188444072">
                <text:p>1884440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9303136">
                <text:p>489303136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3237056">
                <text:p>523237056</text:p>
              </table:table-cell>
              <table:table-cell office:value-type="float" office:value="146129848">
                <text:p>1461298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3461488">
                <text:p>553461488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5164016">
                <text:p>555164016</text:p>
              </table:table-cell>
              <table:table-cell office:value-type="float" office:value="184453272">
                <text:p>1844532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0904096">
                <text:p>580904096</text:p>
              </table:table-cell>
              <table:table-cell office:value-type="float" office:value="190017528">
                <text:p>1900175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0429152">
                <text:p>590429152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17078256">
                <text:p>617078256</text:p>
              </table:table-cell>
              <table:table-cell office:value-type="float" office:value="148342968">
                <text:p>1483429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4764896">
                <text:p>624764896</text:p>
              </table:table-cell>
              <table:table-cell office:value-type="float" office:value="173391976">
                <text:p>1733919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40374576">
                <text:p>640374576</text:p>
              </table:table-cell>
              <table:table-cell office:value-type="float" office:value="195760552">
                <text:p>1957605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58113376">
                <text:p>658113376</text:p>
              </table:table-cell>
              <table:table-cell office:value-type="float" office:value="207493256">
                <text:p>2074932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4643008">
                <text:p>684643008</text:p>
              </table:table-cell>
              <table:table-cell office:value-type="float" office:value="220574232">
                <text:p>2205742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6244544">
                <text:p>696244544</text:p>
              </table:table-cell>
              <table:table-cell office:value-type="float" office:value="219912840">
                <text:p>2199128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6517056">
                <text:p>706517056</text:p>
              </table:table-cell>
              <table:table-cell office:value-type="float" office:value="224090216">
                <text:p>2240902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720944">
                <text:p>202720944</text:p>
              </table:table-cell>
              <table:table-cell office:value-type="float" office:value="224090216">
                <text:p>2240902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5422832">
                <text:p>225422832</text:p>
              </table:table-cell>
              <table:table-cell office:value-type="float" office:value="195198280">
                <text:p>1951982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3071552">
                <text:p>263071552</text:p>
              </table:table-cell>
              <table:table-cell office:value-type="float" office:value="194996408">
                <text:p>1949964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7757456">
                <text:p>287757456</text:p>
              </table:table-cell>
              <table:table-cell office:value-type="float" office:value="194996408">
                <text:p>1949964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6218176">
                <text:p>306218176</text:p>
              </table:table-cell>
              <table:table-cell office:value-type="float" office:value="204482488">
                <text:p>204482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0527264">
                <text:p>340527264</text:p>
              </table:table-cell>
              <table:table-cell office:value-type="float" office:value="107533240">
                <text:p>1075332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6011328">
                <text:p>356011328</text:p>
              </table:table-cell>
              <table:table-cell office:value-type="float" office:value="135320920">
                <text:p>1353209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9540192">
                <text:p>379540192</text:p>
              </table:table-cell>
              <table:table-cell office:value-type="float" office:value="159193752">
                <text:p>1591937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6951568">
                <text:p>406951568</text:p>
              </table:table-cell>
              <table:table-cell office:value-type="float" office:value="172032696">
                <text:p>1720326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5280784">
                <text:p>425280784</text:p>
              </table:table-cell>
              <table:table-cell office:value-type="float" office:value="185072952">
                <text:p>1850729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3578928">
                <text:p>453578928</text:p>
              </table:table-cell>
              <table:table-cell office:value-type="float" office:value="197511144">
                <text:p>1975111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83042704">
                <text:p>483042704</text:p>
              </table:table-cell>
              <table:table-cell office:value-type="float" office:value="204047256">
                <text:p>2040472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6455584">
                <text:p>496455584</text:p>
              </table:table-cell>
              <table:table-cell office:value-type="float" office:value="177665752">
                <text:p>1776657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7546016">
                <text:p>527546016</text:p>
              </table:table-cell>
              <table:table-cell office:value-type="float" office:value="194829288">
                <text:p>1948292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4242208">
                <text:p>554242208</text:p>
              </table:table-cell>
              <table:table-cell office:value-type="float" office:value="206947608">
                <text:p>2069476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5582240">
                <text:p>575582240</text:p>
              </table:table-cell>
              <table:table-cell office:value-type="float" office:value="208617320">
                <text:p>20861732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91957904">
                <text:p>591957904</text:p>
              </table:table-cell>
              <table:table-cell office:value-type="float" office:value="151760744">
                <text:p>1517607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32024224">
                <text:p>632024224</text:p>
              </table:table-cell>
              <table:table-cell office:value-type="float" office:value="152792216">
                <text:p>1527922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39403408">
                <text:p>639403408</text:p>
              </table:table-cell>
              <table:table-cell office:value-type="float" office:value="155836264">
                <text:p>155836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41213232">
                <text:p>641213232</text:p>
              </table:table-cell>
              <table:table-cell office:value-type="float" office:value="174760488">
                <text:p>1747604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8547872">
                <text:p>668547872</text:p>
              </table:table-cell>
              <table:table-cell office:value-type="float" office:value="188554776">
                <text:p>1885547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77218928">
                <text:p>677218928</text:p>
              </table:table-cell>
              <table:table-cell office:value-type="float" office:value="200945496">
                <text:p>2009454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1943344">
                <text:p>191943344</text:p>
              </table:table-cell>
              <table:table-cell office:value-type="float" office:value="207827208">
                <text:p>2078272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4446256">
                <text:p>214446256</text:p>
              </table:table-cell>
              <table:table-cell office:value-type="float" office:value="208608920">
                <text:p>20860892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1341120">
                <text:p>241341120</text:p>
              </table:table-cell>
              <table:table-cell office:value-type="float" office:value="108064424">
                <text:p>1080644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7806416">
                <text:p>277806416</text:p>
              </table:table-cell>
              <table:table-cell office:value-type="float" office:value="121375704">
                <text:p>1213757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9549600">
                <text:p>289549600</text:p>
              </table:table-cell>
              <table:table-cell office:value-type="float" office:value="133301352">
                <text:p>1333013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6360400">
                <text:p>316360400</text:p>
              </table:table-cell>
              <table:table-cell office:value-type="float" office:value="146613384">
                <text:p>1466133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6847584">
                <text:p>336847584</text:p>
              </table:table-cell>
              <table:table-cell office:value-type="float" office:value="159658536">
                <text:p>1596585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0782752">
                <text:p>370782752</text:p>
              </table:table-cell>
              <table:table-cell office:value-type="float" office:value="171785736">
                <text:p>1717857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2865536">
                <text:p>382865536</text:p>
              </table:table-cell>
              <table:table-cell office:value-type="float" office:value="182468488">
                <text:p>1824684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0473696">
                <text:p>420473696</text:p>
              </table:table-cell>
              <table:table-cell office:value-type="float" office:value="200373288">
                <text:p>2003732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9005600">
                <text:p>439005600</text:p>
              </table:table-cell>
              <table:table-cell office:value-type="float" office:value="208606520">
                <text:p>20860652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5248336">
                <text:p>455248336</text:p>
              </table:table-cell>
              <table:table-cell office:value-type="float" office:value="107389736">
                <text:p>1073897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80327824">
                <text:p>480327824</text:p>
              </table:table-cell>
              <table:table-cell office:value-type="float" office:value="108421208">
                <text:p>1084212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17098704">
                <text:p>517098704</text:p>
              </table:table-cell>
              <table:table-cell office:value-type="float" office:value="116783000">
                <text:p>116783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7837904">
                <text:p>537837904</text:p>
              </table:table-cell>
              <table:table-cell office:value-type="float" office:value="127397592">
                <text:p>1273975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55088192">
                <text:p>555088192</text:p>
              </table:table-cell>
              <table:table-cell office:value-type="float" office:value="135484824">
                <text:p>1354848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8821984">
                <text:p>578821984</text:p>
              </table:table-cell>
              <table:table-cell office:value-type="float" office:value="143676600">
                <text:p>1436766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6803888">
                <text:p>616803888</text:p>
              </table:table-cell>
              <table:table-cell office:value-type="float" office:value="152460792">
                <text:p>1524607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9073408">
                <text:p>629073408</text:p>
              </table:table-cell>
              <table:table-cell office:value-type="float" office:value="161604264">
                <text:p>1616042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2713344">
                <text:p>652713344</text:p>
              </table:table-cell>
              <table:table-cell office:value-type="float" office:value="173916200">
                <text:p>1739162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2710560">
                <text:p>662710560</text:p>
              </table:table-cell>
              <table:table-cell office:value-type="float" office:value="192454888">
                <text:p>1924548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73262976">
                <text:p>673262976</text:p>
              </table:table-cell>
              <table:table-cell office:value-type="float" office:value="202171992">
                <text:p>2021719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3149664">
                <text:p>683149664</text:p>
              </table:table-cell>
              <table:table-cell office:value-type="float" office:value="208606664">
                <text:p>2086066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99399392">
                <text:p>699399392</text:p>
              </table:table-cell>
              <table:table-cell office:value-type="float" office:value="108608168">
                <text:p>1086081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4962112">
                <text:p>254962112</text:p>
              </table:table-cell>
              <table:table-cell office:value-type="float" office:value="110591416">
                <text:p>1105914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6317232">
                <text:p>286317232</text:p>
              </table:table-cell>
              <table:table-cell office:value-type="float" office:value="128917848">
                <text:p>1289178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3859600">
                <text:p>303859600</text:p>
              </table:table-cell>
              <table:table-cell office:value-type="float" office:value="142191192">
                <text:p>1421911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6281392">
                <text:p>336281392</text:p>
              </table:table-cell>
              <table:table-cell office:value-type="float" office:value="154857864">
                <text:p>1548578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4859648">
                <text:p>364859648</text:p>
              </table:table-cell>
              <table:table-cell office:value-type="float" office:value="167822280">
                <text:p>1678222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181186648">
                <text:p>1811866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201649800">
                <text:p>2016498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208606664">
                <text:p>2086066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108910040">
                <text:p>1089100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108910040">
                <text:p>1089100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130078776">
                <text:p>1300787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43427720">
                <text:p>1434277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158200968">
                <text:p>1582009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171901560">
                <text:p>1719015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187493176">
                <text:p>187493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202472568">
                <text:p>2024725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208606520">
                <text:p>2086065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08900056">
                <text:p>1089000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115390840">
                <text:p>1153908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131943864">
                <text:p>1319438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145032072">
                <text:p>1450320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159531672">
                <text:p>1595316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172952568">
                <text:p>1729525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193954552">
                <text:p>1939545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204115368">
                <text:p>2041153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208606568">
                <text:p>2086065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108890168">
                <text:p>1088901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20910408">
                <text:p>1209104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134838024">
                <text:p>1348380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148127064">
                <text:p>148127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163222488">
                <text:p>1632224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173900312">
                <text:p>1739003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196300728">
                <text:p>1963007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207287544">
                <text:p>2072875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208606568">
                <text:p>2086065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108945992">
                <text:p>1089459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125745816">
                <text:p>1257458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39873752">
                <text:p>1398737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154261416">
                <text:p>1542614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167358024">
                <text:p>1673580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181299544">
                <text:p>1812995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201372984">
                <text:p>2013729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213642360">
                <text:p>2136423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218714248">
                <text:p>2187142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224085560">
                <text:p>2240855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5750888">
                <text:p>1157508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124349048">
                <text:p>1243490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35568984">
                <text:p>1355689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149779608">
                <text:p>1497796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171317224">
                <text:p>1713172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182918760">
                <text:p>1829187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94694136">
                <text:p>1946941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207514744">
                <text:p>2075147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200541512">
                <text:p>2005415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223936472">
                <text:p>2239364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224084168">
                <text:p>224084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224084168">
                <text:p>2240841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35471896">
                <text:p>1354718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35590456">
                <text:p>1355904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159994984">
                <text:p>1599949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171793256">
                <text:p>1717932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182813608">
                <text:p>1828136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190887624">
                <text:p>1908876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209356168">
                <text:p>2093561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218458600">
                <text:p>2184586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223097624">
                <text:p>2230976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24349576">
                <text:p>1243495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127548360">
                <text:p>1275483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149976456">
                <text:p>1499764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161250152">
                <text:p>1612501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172496728">
                <text:p>1724967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180815592">
                <text:p>1808155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198691832">
                <text:p>1986918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197545720">
                <text:p>19754572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221378552">
                <text:p>2213785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213251640">
                <text:p>2132516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133290856">
                <text:p>1332908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135471608">
                <text:p>1354716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149096520">
                <text:p>1490965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157480968">
                <text:p>1574809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181930936">
                <text:p>1819309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184007448">
                <text:p>1840074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204273000">
                <text:p>204273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216516168">
                <text:p>2165161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209592856">
                <text:p>2095928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122974456">
                <text:p>1229744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24349864">
                <text:p>1243498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138010248">
                <text:p>1380102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145870152">
                <text:p>1458701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168658024">
                <text:p>1686580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172889880">
                <text:p>1728898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198020328">
                <text:p>1980203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198964712">
                <text:p>1989647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210858728">
                <text:p>2108587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215526232">
                <text:p>2155262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118961096">
                <text:p>1189610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135471128">
                <text:p>1354711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139482088">
                <text:p>1394820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166024456">
                <text:p>1660244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177888296">
                <text:p>1778882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189555400">
                <text:p>1895554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200745096">
                <text:p>2007450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200481080">
                <text:p>2004810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8569272">
                <text:p>2085692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224084312">
                <text:p>2240843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107839928">
                <text:p>1078399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124349960">
                <text:p>12434996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132261400">
                <text:p>1322614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155199496">
                <text:p>1551994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166360488">
                <text:p>1663604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178158760">
                <text:p>1781587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189462120">
                <text:p>1894621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203144456">
                <text:p>2031444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207499656">
                <text:p>2074996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214779848">
                <text:p>2147798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219740040">
                <text:p>2197400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135471032">
                <text:p>1354710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135471032">
                <text:p>1354710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154515432">
                <text:p>1545154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164964888">
                <text:p>1649648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172890360">
                <text:p>1728903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195459784">
                <text:p>1954597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06302696">
                <text:p>2063026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210908264">
                <text:p>2109082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215727592">
                <text:p>2157275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24350440">
                <text:p>1243504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124350440">
                <text:p>12435044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133293496">
                <text:p>1332934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148888360">
                <text:p>1488883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144200232">
                <text:p>1442002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158187512">
                <text:p>1581875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85533320">
                <text:p>1855333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197134856">
                <text:p>1971348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196869752">
                <text:p>1968697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206470616">
                <text:p>2064706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212125240">
                <text:p>212125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135470744">
                <text:p>1354707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138450376">
                <text:p>1384503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164906792">
                <text:p>1649067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76770632">
                <text:p>1767706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188503304">
                <text:p>1885033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00041464">
                <text:p>2000414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200480696">
                <text:p>2004806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209339560">
                <text:p>20933956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108872632">
                <text:p>1088726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124350728">
                <text:p>1243507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136204936">
                <text:p>1362049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141873368">
                <text:p>1418733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68651304">
                <text:p>1686513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180449576">
                <text:p>1804495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192378952">
                <text:p>1923789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202469912">
                <text:p>2024699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195044184">
                <text:p>1950441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222690360">
                <text:p>22269036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135470264">
                <text:p>1354702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135470264">
                <text:p>1354702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60151464">
                <text:p>1601514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172015304">
                <text:p>1720153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183403512">
                <text:p>1834035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191787960">
                <text:p>19178796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209733928">
                <text:p>2097339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220841384">
                <text:p>2208413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224084504">
                <text:p>2240845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224084504">
                <text:p>2240845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124351016">
                <text:p>1243510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128133976">
                <text:p>1281339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1638184">
                <text:p>1516381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163239720">
                <text:p>16323972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175103560">
                <text:p>1751035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184500696">
                <text:p>1845006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203145896">
                <text:p>2031458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205471480">
                <text:p>2054714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209355544">
                <text:p>2093555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217126616">
                <text:p>2171266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135470168">
                <text:p>1354701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35470168">
                <text:p>1354701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153888040">
                <text:p>15388804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163736520">
                <text:p>1637365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171417144">
                <text:p>1714171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194227608">
                <text:p>1942276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206019064">
                <text:p>2060190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212538040">
                <text:p>21253804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217366808">
                <text:p>2173668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224084504">
                <text:p>2240845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124351112">
                <text:p>1243511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24351112">
                <text:p>1243511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144587336">
                <text:p>1445873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155089368">
                <text:p>1550893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163097832">
                <text:p>1630978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187601752">
                <text:p>1876017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189361064">
                <text:p>1893610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204896568">
                <text:p>2048965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216449976">
                <text:p>2164499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223286360">
                <text:p>22328636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27099432">
                <text:p>1270994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135469880">
                <text:p>135469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149786600">
                <text:p>1497866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166441912">
                <text:p>1664419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169154504">
                <text:p>1691545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196662312">
                <text:p>1966623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202445336">
                <text:p>2024453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210552424">
                <text:p>2105524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223187720">
                <text:p>22318772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19878744">
                <text:p>1198787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124351592">
                <text:p>1243515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132705000">
                <text:p>132705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141148632">
                <text:p>1411486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160902200">
                <text:p>1609022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186836456">
                <text:p>1868364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198009672">
                <text:p>1980096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198042904">
                <text:p>1980429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207109880">
                <text:p>2071098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212609560">
                <text:p>21260956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135469592">
                <text:p>1354695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138450376">
                <text:p>1384503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164900840">
                <text:p>16490084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176699080">
                <text:p>1766990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188366216">
                <text:p>1883662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199075368">
                <text:p>1990753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200479544">
                <text:p>2004795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208225016">
                <text:p>2082250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107841848">
                <text:p>1078418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124351880">
                <text:p>1243518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133295352">
                <text:p>1332953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155861256">
                <text:p>1558612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167266088">
                <text:p>1672660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178867624">
                <text:p>1788676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190862600">
                <text:p>1908626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202469864">
                <text:p>2024698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209913400">
                <text:p>2099134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220460696">
                <text:p>2204606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222826440">
                <text:p>2228264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135469112">
                <text:p>1354691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135469112">
                <text:p>1354691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157588296">
                <text:p>1575882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169452104">
                <text:p>1694521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177786216">
                <text:p>1777862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201445656">
                <text:p>2014456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207801896">
                <text:p>2078018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216356808">
                <text:p>2163568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220849064">
                <text:p>2208490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224084312">
                <text:p>2240843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124351976">
                <text:p>1243519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124351976">
                <text:p>1243519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48154728">
                <text:p>1481547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159428392">
                <text:p>1594283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169025544">
                <text:p>1690255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177344424">
                <text:p>1773444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198035208">
                <text:p>1980352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95601880">
                <text:p>1956018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220804856">
                <text:p>2208048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212405848">
                <text:p>2124058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224084024">
                <text:p>2240840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134322568">
                <text:p>1343225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135468824">
                <text:p>1354688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149293032">
                <text:p>1492930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157480776">
                <text:p>1574807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181913240">
                <text:p>18191324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184208856">
                <text:p>1842088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64cm" svg:height="9cm" xlink:href=".." xlink:type="simple" chart:class="chart:line" chart:style-name="ch1">
        <chart:legend chart:legend-position="end" svg:x="29.294cm" svg:y="3.952cm" style:legend-expansion="high" chart:style-name="ch2"/>
        <chart:plot-area chart:style-name="ch3" table:cell-range-address="Sheet1.E1:Sheet1.F398" chart:data-source-has-labels="row" svg:x="0.631cm" svg:y="0.18cm" svg:width="28.032cm" svg:height="8.64cm">
          <chartooo:coordinate-region svg:x="2.549cm" svg:y="0.379cm" svg:width="25.97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98" chart:label-cell-address="Sheet1.E1:Sheet1.E1" chart:class="chart:line">
            <chart:data-point chart:repeated="397"/>
          </chart:series>
          <chart:series chart:style-name="ch7" chart:values-cell-range-address="Sheet1.F2:Sheet1.F398" chart:label-cell-address="Sheet1.F1:Sheet1.F1" chart:class="chart:line">
            <chart:data-point chart:repeated="3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A</text:p>
                <draw:g>
                  <svg:desc>Sheet1.E1:Sheet1.E1</svg:desc>
                </draw:g>
              </table:table-cell>
              <table:table-cell office:value-type="string">
                <text:p>Avg B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13544">
                <text:p>2113544</text:p>
                <draw:g>
                  <svg:desc>Sheet1.E2:Sheet1.E398</svg:desc>
                </draw:g>
              </table:table-cell>
              <table:table-cell office:value-type="float" office:value="2240648">
                <text:p>2240648</text:p>
                <draw:g>
                  <svg:desc>Sheet1.F2:Sheet1.F3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4244">
                <text:p>14164244</text:p>
              </table:table-cell>
              <table:table-cell office:value-type="float" office:value="16198484">
                <text:p>16198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34616">
                <text:p>22934616</text:p>
              </table:table-cell>
              <table:table-cell office:value-type="float" office:value="31170136">
                <text:p>31170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46314">
                <text:p>36646314</text:p>
              </table:table-cell>
              <table:table-cell office:value-type="float" office:value="45621314">
                <text:p>45621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807332.8">
                <text:p>51807332.8</text:p>
              </table:table-cell>
              <table:table-cell office:value-type="float" office:value="59895774.4">
                <text:p>5989577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399174.6666667">
                <text:p>67399174.6666667</text:p>
              </table:table-cell>
              <table:table-cell office:value-type="float" office:value="71268572">
                <text:p>71268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605683.4285714">
                <text:p>83605683.4285714</text:p>
              </table:table-cell>
              <table:table-cell office:value-type="float" office:value="80947617.1428572">
                <text:p>80947617.1428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482416">
                <text:p>98482416</text:p>
              </table:table-cell>
              <table:table-cell office:value-type="float" office:value="91079112">
                <text:p>91079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231423.111111">
                <text:p>112231423.111111</text:p>
              </table:table-cell>
              <table:table-cell office:value-type="float" office:value="101505213.333333">
                <text:p>101505213.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945483.2">
                <text:p>126945483.2</text:p>
              </table:table-cell>
              <table:table-cell office:value-type="float" office:value="111335627.2">
                <text:p>11133562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61400">
                <text:p>142361400</text:p>
              </table:table-cell>
              <table:table-cell office:value-type="float" office:value="119662373.090909">
                <text:p>119662373.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112487.333333">
                <text:p>156112487.333333</text:p>
              </table:table-cell>
              <table:table-cell office:value-type="float" office:value="127639157.333333">
                <text:p>127639157.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145927.384615">
                <text:p>153145927.384615</text:p>
              </table:table-cell>
              <table:table-cell office:value-type="float" office:value="133690203.076923">
                <text:p>133690203.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117756">
                <text:p>150117756</text:p>
              </table:table-cell>
              <table:table-cell office:value-type="float" office:value="140109501.714286">
                <text:p>140109501.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017293.866667">
                <text:p>147017293.866667</text:p>
              </table:table-cell>
              <table:table-cell office:value-type="float" office:value="145776412.8">
                <text:p>14577641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940277.5">
                <text:p>144940277.5</text:p>
              </table:table-cell>
              <table:table-cell office:value-type="float" office:value="139865805.5">
                <text:p>13986580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667648.941176">
                <text:p>142667648.941176</text:p>
              </table:table-cell>
              <table:table-cell office:value-type="float" office:value="135931026.823529">
                <text:p>135931026.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095748.888889">
                <text:p>141095748.888889</text:p>
              </table:table-cell>
              <table:table-cell office:value-type="float" office:value="133209115.111111">
                <text:p>133209115.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276202.947368">
                <text:p>139276202.947368</text:p>
              </table:table-cell>
              <table:table-cell office:value-type="float" office:value="131585243.368421">
                <text:p>131585243.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056584.4">
                <text:p>138056584.4</text:p>
              </table:table-cell>
              <table:table-cell office:value-type="float" office:value="130751775.2">
                <text:p>13075177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581868.190476">
                <text:p>136581868.190476</text:p>
              </table:table-cell>
              <table:table-cell office:value-type="float" office:value="129447208.761905">
                <text:p>129447208.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660425.090909">
                <text:p>135660425.090909</text:p>
              </table:table-cell>
              <table:table-cell office:value-type="float" office:value="128517132.363636">
                <text:p>128517132.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488987.826087">
                <text:p>134488987.826087</text:p>
              </table:table-cell>
              <table:table-cell office:value-type="float" office:value="127910355.826087">
                <text:p>127910355.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757181">
                <text:p>133757181</text:p>
              </table:table-cell>
              <table:table-cell office:value-type="float" office:value="127565778.666667">
                <text:p>127565778.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116302.08">
                <text:p>133116302.08</text:p>
              </table:table-cell>
              <table:table-cell office:value-type="float" office:value="126793819.2">
                <text:p>126793819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075494.461538">
                <text:p>132075494.461538</text:p>
              </table:table-cell>
              <table:table-cell office:value-type="float" office:value="126251800.615385">
                <text:p>126251800.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383004.444444">
                <text:p>131383004.444444</text:p>
              </table:table-cell>
              <table:table-cell office:value-type="float" office:value="125975612.148148">
                <text:p>125975612.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391136.857143">
                <text:p>130391136.857143</text:p>
              </table:table-cell>
              <table:table-cell office:value-type="float" office:value="125317133.142857">
                <text:p>125317133.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719890.206897">
                <text:p>129719890.206897</text:p>
              </table:table-cell>
              <table:table-cell office:value-type="float" office:value="124898622.62069">
                <text:p>124898622.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335954.4">
                <text:p>129335954.4</text:p>
              </table:table-cell>
              <table:table-cell office:value-type="float" office:value="124702401.6">
                <text:p>12470240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621737.806452">
                <text:p>128621737.806452</text:p>
              </table:table-cell>
              <table:table-cell office:value-type="float" office:value="124107866.064516">
                <text:p>124107866.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154005.75">
                <text:p>128154005.75</text:p>
              </table:table-cell>
              <table:table-cell office:value-type="float" office:value="123696861">
                <text:p>123696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394247.757576">
                <text:p>127394247.757576</text:p>
              </table:table-cell>
              <table:table-cell office:value-type="float" office:value="123176557.818182">
                <text:p>123176557.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872605.882353">
                <text:p>126872605.882353</text:p>
              </table:table-cell>
              <table:table-cell office:value-type="float" office:value="122773938.823529">
                <text:p>122773938.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566042.514286">
                <text:p>126566042.514286</text:p>
              </table:table-cell>
              <table:table-cell office:value-type="float" office:value="122471420.114286">
                <text:p>122471420.1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960907.333333">
                <text:p>125960907.333333</text:p>
              </table:table-cell>
              <table:table-cell office:value-type="float" office:value="122259682.666667">
                <text:p>122259682.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550671.567568">
                <text:p>125550671.567568</text:p>
              </table:table-cell>
              <table:table-cell office:value-type="float" office:value="122137275.459459">
                <text:p>122137275.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185993.894737">
                <text:p>125185993.894737</text:p>
              </table:table-cell>
              <table:table-cell office:value-type="float" office:value="122027326.736842">
                <text:p>122027326.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878853.74359">
                <text:p>124878853.74359</text:p>
              </table:table-cell>
              <table:table-cell office:value-type="float" office:value="121931715.48718">
                <text:p>121931715.48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630180.2">
                <text:p>124630180.2</text:p>
              </table:table-cell>
              <table:table-cell office:value-type="float" office:value="121467292">
                <text:p>121467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4436489.756098">
                <text:p>124436489.756098</text:p>
              </table:table-cell>
              <table:table-cell office:value-type="float" office:value="121038845.073171">
                <text:p>121038845.073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290423.428571">
                <text:p>124290423.428571</text:p>
              </table:table-cell>
              <table:table-cell office:value-type="float" office:value="120672516.190476">
                <text:p>120672516.190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801149.023256">
                <text:p>123801149.023256</text:p>
              </table:table-cell>
              <table:table-cell office:value-type="float" office:value="120363988.651163">
                <text:p>120363988.651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350602">
                <text:p>123350602</text:p>
              </table:table-cell>
              <table:table-cell office:value-type="float" office:value="120072737.818182">
                <text:p>120072737.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963746.133333">
                <text:p>122963746.133333</text:p>
              </table:table-cell>
              <table:table-cell office:value-type="float" office:value="119827194.844444">
                <text:p>119827194.8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2631105.565217">
                <text:p>122631105.565217</text:p>
              </table:table-cell>
              <table:table-cell office:value-type="float" office:value="119625317.913044">
                <text:p>119625317.913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345385.87234">
                <text:p>122345385.87234</text:p>
              </table:table-cell>
              <table:table-cell office:value-type="float" office:value="119405954.553191">
                <text:p>119405954.553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184616.5">
                <text:p>122184616.5</text:p>
              </table:table-cell>
              <table:table-cell office:value-type="float" office:value="119204084">
                <text:p>119204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962092.408163">
                <text:p>121962092.408163</text:p>
              </table:table-cell>
              <table:table-cell office:value-type="float" office:value="118998148.734694">
                <text:p>118998148.734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1641447.52">
                <text:p>121641447.52</text:p>
              </table:table-cell>
              <table:table-cell office:value-type="float" office:value="118743659.2">
                <text:p>118743659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463007.686275">
                <text:p>121463007.686275</text:p>
              </table:table-cell>
              <table:table-cell office:value-type="float" office:value="118490973.647059">
                <text:p>118490973.647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105630.307692">
                <text:p>121105630.307692</text:p>
              </table:table-cell>
              <table:table-cell office:value-type="float" office:value="118223602.769231">
                <text:p>118223602.769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895014.037736">
                <text:p>120895014.037736</text:p>
              </table:table-cell>
              <table:table-cell office:value-type="float" office:value="117971646.641509">
                <text:p>117971646.641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817774.074074">
                <text:p>120817774.074074</text:p>
              </table:table-cell>
              <table:table-cell office:value-type="float" office:value="117707322.962963">
                <text:p>117707322.962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561292.218182">
                <text:p>120561292.218182</text:p>
              </table:table-cell>
              <table:table-cell office:value-type="float" office:value="117446370.181818">
                <text:p>117446370.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421373.857143">
                <text:p>120421373.857143</text:p>
              </table:table-cell>
              <table:table-cell office:value-type="float" office:value="117452656.285714">
                <text:p>117452656.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113887.438596">
                <text:p>120113887.438596</text:p>
              </table:table-cell>
              <table:table-cell office:value-type="float" office:value="117442436.350877">
                <text:p>117442436.3508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937654.482759">
                <text:p>119937654.482759</text:p>
              </table:table-cell>
              <table:table-cell office:value-type="float" office:value="117417970.482759">
                <text:p>117417970.482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891677.016949">
                <text:p>119891677.016949</text:p>
              </table:table-cell>
              <table:table-cell office:value-type="float" office:value="117390569.627119">
                <text:p>117390569.627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662230.8">
                <text:p>119662230.8</text:p>
              </table:table-cell>
              <table:table-cell office:value-type="float" office:value="117318515.733333">
                <text:p>117318515.7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9561065.704918">
                <text:p>119561065.704918</text:p>
              </table:table-cell>
              <table:table-cell office:value-type="float" office:value="117113763.803279">
                <text:p>117113763.803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295172.774194">
                <text:p>119295172.774194</text:p>
              </table:table-cell>
              <table:table-cell office:value-type="float" office:value="117032887.483871">
                <text:p>117032887.483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142218.412698">
                <text:p>119142218.412698</text:p>
              </table:table-cell>
              <table:table-cell office:value-type="float" office:value="117065866.793651">
                <text:p>117065866.793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939872.875">
                <text:p>118939872.875</text:p>
              </table:table-cell>
              <table:table-cell office:value-type="float" office:value="116887580.25">
                <text:p>116887580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836482.707692">
                <text:p>118836482.707692</text:p>
              </table:table-cell>
              <table:table-cell office:value-type="float" office:value="116742031.384615">
                <text:p>116742031.384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642363.757576">
                <text:p>118642363.757576</text:p>
              </table:table-cell>
              <table:table-cell office:value-type="float" office:value="116705342.30303">
                <text:p>116705342.30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8649855.044776">
                <text:p>118649855.044776</text:p>
              </table:table-cell>
              <table:table-cell office:value-type="float" office:value="116532214.089552">
                <text:p>116532214.089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8608902.235294">
                <text:p>118608902.235294</text:p>
              </table:table-cell>
              <table:table-cell office:value-type="float" office:value="116447601.176471">
                <text:p>116447601.17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8551883.130435">
                <text:p>118551883.130435</text:p>
              </table:table-cell>
              <table:table-cell office:value-type="float" office:value="116477152.57971">
                <text:p>116477152.57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487422.742857">
                <text:p>118487422.742857</text:p>
              </table:table-cell>
              <table:table-cell office:value-type="float" office:value="116370368.685714">
                <text:p>116370368.6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380461.971831">
                <text:p>118380461.971831</text:p>
              </table:table-cell>
              <table:table-cell office:value-type="float" office:value="116349320.450704">
                <text:p>116349320.450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229016.333333">
                <text:p>118229016.333333</text:p>
              </table:table-cell>
              <table:table-cell office:value-type="float" office:value="116170205.333333">
                <text:p>116170205.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063835.178082">
                <text:p>118063835.178082</text:p>
              </table:table-cell>
              <table:table-cell office:value-type="float" office:value="116099167.671233">
                <text:p>116099167.6712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862332">
                <text:p>117862332</text:p>
              </table:table-cell>
              <table:table-cell office:value-type="float" office:value="116107780.324324">
                <text:p>116107780.3243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877799.68">
                <text:p>117877799.68</text:p>
              </table:table-cell>
              <table:table-cell office:value-type="float" office:value="115938282.986667">
                <text:p>115938282.98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853626">
                <text:p>117853626</text:p>
              </table:table-cell>
              <table:table-cell office:value-type="float" office:value="115910354.736842">
                <text:p>115910354.7368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7790658.493507">
                <text:p>117790658.493507</text:p>
              </table:table-cell>
              <table:table-cell office:value-type="float" office:value="115803463.792208">
                <text:p>115803463.792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720475.384615">
                <text:p>117720475.384615</text:p>
              </table:table-cell>
              <table:table-cell office:value-type="float" office:value="115658789.948718">
                <text:p>115658789.9487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568193.21519">
                <text:p>117568193.21519</text:p>
              </table:table-cell>
              <table:table-cell office:value-type="float" office:value="115681936.303797">
                <text:p>115681936.3037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503152.7">
                <text:p>117503152.7</text:p>
              </table:table-cell>
              <table:table-cell office:value-type="float" office:value="115533694.4">
                <text:p>115533694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331049.08642">
                <text:p>117331049.08642</text:p>
              </table:table-cell>
              <table:table-cell office:value-type="float" office:value="115465856.493827">
                <text:p>115465856.493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7269894.536585">
                <text:p>117269894.536585</text:p>
              </table:table-cell>
              <table:table-cell office:value-type="float" office:value="115490775.804878">
                <text:p>115490775.804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7161171.662651">
                <text:p>117161171.662651</text:p>
              </table:table-cell>
              <table:table-cell office:value-type="float" office:value="115517849.73494">
                <text:p>115517849.73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180457.238095">
                <text:p>117180457.238095</text:p>
              </table:table-cell>
              <table:table-cell office:value-type="float" office:value="115517081.714286">
                <text:p>115517081.714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098664.470588">
                <text:p>117098664.470588</text:p>
              </table:table-cell>
              <table:table-cell office:value-type="float" office:value="115466990.776471">
                <text:p>115466990.776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097923.627907">
                <text:p>117097923.627907</text:p>
              </table:table-cell>
              <table:table-cell office:value-type="float" office:value="115361581.953488">
                <text:p>115361581.9534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7006805.517241">
                <text:p>117006805.517241</text:p>
              </table:table-cell>
              <table:table-cell office:value-type="float" office:value="115223577.655172">
                <text:p>115223577.655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953505.181818">
                <text:p>116953505.181818</text:p>
              </table:table-cell>
              <table:table-cell office:value-type="float" office:value="115169127.818182">
                <text:p>115169127.818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888926.022472">
                <text:p>116888926.022472</text:p>
              </table:table-cell>
              <table:table-cell office:value-type="float" office:value="115165036.494382">
                <text:p>115165036.4943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890548.533333">
                <text:p>116890548.533333</text:p>
              </table:table-cell>
              <table:table-cell office:value-type="float" office:value="115077497.777778">
                <text:p>115077497.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6753861.626374">
                <text:p>116753861.626374</text:p>
              </table:table-cell>
              <table:table-cell office:value-type="float" office:value="115022409.406593">
                <text:p>115022409.4065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688531.565217">
                <text:p>116688531.565217</text:p>
              </table:table-cell>
              <table:table-cell office:value-type="float" office:value="114981068.869565">
                <text:p>114981068.869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6701478.537634">
                <text:p>116701478.537634</text:p>
              </table:table-cell>
              <table:table-cell office:value-type="float" office:value="114986957.849462">
                <text:p>114986957.849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709551.234043">
                <text:p>116709551.234043</text:p>
              </table:table-cell>
              <table:table-cell office:value-type="float" office:value="115013390.297872">
                <text:p>115013390.2978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567440.168421">
                <text:p>116567440.168421</text:p>
              </table:table-cell>
              <table:table-cell office:value-type="float" office:value="115041136.252632">
                <text:p>115041136.2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435265.75">
                <text:p>116435265.75</text:p>
              </table:table-cell>
              <table:table-cell office:value-type="float" office:value="115066859.166667">
                <text:p>115066859.1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308503.917526">
                <text:p>116308503.917526</text:p>
              </table:table-cell>
              <table:table-cell office:value-type="float" office:value="115084270.43299">
                <text:p>115084270.43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188679.918367">
                <text:p>116188679.918367</text:p>
              </table:table-cell>
              <table:table-cell office:value-type="float" office:value="115044829.714286">
                <text:p>115044829.714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085106.262626">
                <text:p>116085106.262626</text:p>
              </table:table-cell>
              <table:table-cell office:value-type="float" office:value="115020046.949495">
                <text:p>115020046.949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992324.56">
                <text:p>115992324.56</text:p>
              </table:table-cell>
              <table:table-cell office:value-type="float" office:value="115011789.6">
                <text:p>115011789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924784.633663">
                <text:p>115924784.633663</text:p>
              </table:table-cell>
              <table:table-cell office:value-type="float" office:value="114994044.594059">
                <text:p>114994044.594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865887.607843">
                <text:p>115865887.607843</text:p>
              </table:table-cell>
              <table:table-cell office:value-type="float" office:value="114988032.313726">
                <text:p>114988032.3137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813061.281553">
                <text:p>115813061.281553</text:p>
              </table:table-cell>
              <table:table-cell office:value-type="float" office:value="114986043.262136">
                <text:p>114986043.262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793905.615385">
                <text:p>115793905.615385</text:p>
              </table:table-cell>
              <table:table-cell office:value-type="float" office:value="114994046.769231">
                <text:p>114994046.7692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790748.342857">
                <text:p>115790748.342857</text:p>
              </table:table-cell>
              <table:table-cell office:value-type="float" office:value="115007016.457143">
                <text:p>115007016.4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787650.641509">
                <text:p>115787650.641509</text:p>
              </table:table-cell>
              <table:table-cell office:value-type="float" office:value="115045473.056604">
                <text:p>115045473.0566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797941.233645">
                <text:p>115797941.233645</text:p>
              </table:table-cell>
              <table:table-cell office:value-type="float" office:value="114936214.205607">
                <text:p>114936214.205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794834.296296">
                <text:p>115794834.296296</text:p>
              </table:table-cell>
              <table:table-cell office:value-type="float" office:value="114936072.148148">
                <text:p>114936072.148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769994.568807">
                <text:p>115769994.568807</text:p>
              </table:table-cell>
              <table:table-cell office:value-type="float" office:value="114945263.926606">
                <text:p>114945263.9266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710001.818182">
                <text:p>115710001.818182</text:p>
              </table:table-cell>
              <table:table-cell office:value-type="float" office:value="114954288.581818">
                <text:p>114954288.581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627151.855856">
                <text:p>115627151.855856</text:p>
              </table:table-cell>
              <table:table-cell office:value-type="float" office:value="114963150.630631">
                <text:p>114963150.6306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531609.357143">
                <text:p>115531609.357143</text:p>
              </table:table-cell>
              <table:table-cell office:value-type="float" office:value="114972741.142857">
                <text:p>114972741.142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423055.858407">
                <text:p>115423055.858407</text:p>
              </table:table-cell>
              <table:table-cell office:value-type="float" office:value="114993646.088496">
                <text:p>114993646.0884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423400.912281">
                <text:p>115423400.912281</text:p>
              </table:table-cell>
              <table:table-cell office:value-type="float" office:value="115029770.105263">
                <text:p>115029770.1052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423739.965217">
                <text:p>115423739.965217</text:p>
              </table:table-cell>
              <table:table-cell office:value-type="float" office:value="115063912.278261">
                <text:p>115063912.278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369835.241379">
                <text:p>115369835.241379</text:p>
              </table:table-cell>
              <table:table-cell office:value-type="float" office:value="114963187.448276">
                <text:p>114963187.448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307637.333333">
                <text:p>115307637.333333</text:p>
              </table:table-cell>
              <table:table-cell office:value-type="float" office:value="114870563.487179">
                <text:p>114870563.4871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5219287.932203">
                <text:p>115219287.932203</text:p>
              </table:table-cell>
              <table:table-cell office:value-type="float" office:value="114784932.881356">
                <text:p>114784932.881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121451.697479">
                <text:p>115121451.697479</text:p>
              </table:table-cell>
              <table:table-cell office:value-type="float" office:value="114700405.445378">
                <text:p>114700405.445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143514.2">
                <text:p>115143514.2</text:p>
              </table:table-cell>
              <table:table-cell office:value-type="float" office:value="114622225.6">
                <text:p>114622225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146149.553719">
                <text:p>115146149.553719</text:p>
              </table:table-cell>
              <table:table-cell office:value-type="float" office:value="114545709.289256">
                <text:p>114545709.289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5106887.934426">
                <text:p>115106887.934426</text:p>
              </table:table-cell>
              <table:table-cell office:value-type="float" office:value="114473195.409836">
                <text:p>114473195.4098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5335359.154472">
                <text:p>115335359.154472</text:p>
              </table:table-cell>
              <table:table-cell office:value-type="float" office:value="114431360.325203">
                <text:p>114431360.3252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724712.83871">
                <text:p>115724712.83871</text:p>
              </table:table-cell>
              <table:table-cell office:value-type="float" office:value="114392771.741935">
                <text:p>114392771.7419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355493.824">
                <text:p>116355493.824</text:p>
              </table:table-cell>
              <table:table-cell office:value-type="float" office:value="114386338.88">
                <text:p>114386338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7131866.730159">
                <text:p>117131866.730159</text:p>
              </table:table-cell>
              <table:table-cell office:value-type="float" office:value="114381981.714286">
                <text:p>114381981.7142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8131645.165354">
                <text:p>118131645.165354</text:p>
              </table:table-cell>
              <table:table-cell office:value-type="float" office:value="114394233.637795">
                <text:p>114394233.637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9285098.8125">
                <text:p>119285098.8125</text:p>
              </table:table-cell>
              <table:table-cell office:value-type="float" office:value="114422646.125">
                <text:p>114422646.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639659.596899">
                <text:p>120639659.596899</text:p>
              </table:table-cell>
              <table:table-cell office:value-type="float" office:value="114346155.72093">
                <text:p>114346155.720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2145023.815385">
                <text:p>122145023.815385</text:p>
              </table:table-cell>
              <table:table-cell office:value-type="float" office:value="114282571.692308">
                <text:p>114282571.692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767257.832061">
                <text:p>123767257.832061</text:p>
              </table:table-cell>
              <table:table-cell office:value-type="float" office:value="114239230.229008">
                <text:p>114239230.229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609174.848485">
                <text:p>125609174.848485</text:p>
              </table:table-cell>
              <table:table-cell office:value-type="float" office:value="114204435.878788">
                <text:p>114204435.878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7564038.676692">
                <text:p>127564038.676692</text:p>
              </table:table-cell>
              <table:table-cell office:value-type="float" office:value="114211096.962406">
                <text:p>114211096.962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9773065.373134">
                <text:p>129773065.373134</text:p>
              </table:table-cell>
              <table:table-cell office:value-type="float" office:value="114223984.119403">
                <text:p>114223984.119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2023115.674074">
                <text:p>132023115.674074</text:p>
              </table:table-cell>
              <table:table-cell office:value-type="float" office:value="114154391.17037">
                <text:p>114154391.17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324382.647059">
                <text:p>134324382.647059</text:p>
              </table:table-cell>
              <table:table-cell office:value-type="float" office:value="114168167.176471">
                <text:p>114168167.1764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346653.722628">
                <text:p>134346653.722628</text:p>
              </table:table-cell>
              <table:table-cell office:value-type="float" office:value="114135161.40146">
                <text:p>114135161.401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4480821.15942">
                <text:p>134480821.15942</text:p>
              </table:table-cell>
              <table:table-cell office:value-type="float" office:value="114102633.971015">
                <text:p>114102633.971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4840674.47482">
                <text:p>134840674.47482</text:p>
              </table:table-cell>
              <table:table-cell office:value-type="float" office:value="114060216.863309">
                <text:p>114060216.8633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5348517.542857">
                <text:p>135348517.542857</text:p>
              </table:table-cell>
              <table:table-cell office:value-type="float" office:value="114281438.628571">
                <text:p>114281438.6285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6083348.141844">
                <text:p>136083348.141844</text:p>
              </table:table-cell>
              <table:table-cell office:value-type="float" office:value="114599008.340426">
                <text:p>114599008.3404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6974968.394366">
                <text:p>136974968.394366</text:p>
              </table:table-cell>
              <table:table-cell office:value-type="float" office:value="114973082.140845">
                <text:p>114973082.140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8089453.93007">
                <text:p>138089453.93007</text:p>
              </table:table-cell>
              <table:table-cell office:value-type="float" office:value="115147477.426573">
                <text:p>115147477.426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9332011.166667">
                <text:p>139332011.166667</text:p>
              </table:table-cell>
              <table:table-cell office:value-type="float" office:value="115427255.666667">
                <text:p>115427255.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688216.441379">
                <text:p>140688216.441379</text:p>
              </table:table-cell>
              <table:table-cell office:value-type="float" office:value="115782907.751724">
                <text:p>115782907.751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2211035.671233">
                <text:p>142211035.671233</text:p>
              </table:table-cell>
              <table:table-cell office:value-type="float" office:value="116324600.328767">
                <text:p>116324600.3287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3871988.190476">
                <text:p>143871988.190476</text:p>
              </table:table-cell>
              <table:table-cell office:value-type="float" office:value="116922867.102041">
                <text:p>116922867.102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5722250">
                <text:p>145722250</text:p>
              </table:table-cell>
              <table:table-cell office:value-type="float" office:value="117119393.621622">
                <text:p>117119393.6216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698482.630872">
                <text:p>147698482.630872</text:p>
              </table:table-cell>
              <table:table-cell office:value-type="float" office:value="117535070.013423">
                <text:p>117535070.0134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854230.346667">
                <text:p>149854230.346667</text:p>
              </table:table-cell>
              <table:table-cell office:value-type="float" office:value="117938439.04">
                <text:p>117938439.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088065.218543">
                <text:p>152088065.218543</text:p>
              </table:table-cell>
              <table:table-cell office:value-type="float" office:value="118403273.059603">
                <text:p>118403273.059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506493.210526">
                <text:p>154506493.210526</text:p>
              </table:table-cell>
              <table:table-cell office:value-type="float" office:value="118501062.842105">
                <text:p>118501062.842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050503.895425">
                <text:p>157050503.895425</text:p>
              </table:table-cell>
              <table:table-cell office:value-type="float" office:value="118789199.320261">
                <text:p>118789199.3202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9664599.012987">
                <text:p>159664599.012987</text:p>
              </table:table-cell>
              <table:table-cell office:value-type="float" office:value="119162826.597403">
                <text:p>119162826.5974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436447.535484">
                <text:p>159436447.535484</text:p>
              </table:table-cell>
              <table:table-cell office:value-type="float" office:value="119588779.303226">
                <text:p>119588779.3032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417030">
                <text:p>159417030</text:p>
              </table:table-cell>
              <table:table-cell office:value-type="float" office:value="119610020.307692">
                <text:p>119610020.3076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542457.834395">
                <text:p>159542457.834395</text:p>
              </table:table-cell>
              <table:table-cell office:value-type="float" office:value="119825895.898089">
                <text:p>119825895.8980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794406.329114">
                <text:p>159794406.329114</text:p>
              </table:table-cell>
              <table:table-cell office:value-type="float" office:value="120152126.379747">
                <text:p>120152126.3797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216267.119497">
                <text:p>160216267.119497</text:p>
              </table:table-cell>
              <table:table-cell office:value-type="float" office:value="120552719.849057">
                <text:p>120552719.8490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780085.45">
                <text:p>160780085.45</text:p>
              </table:table-cell>
              <table:table-cell office:value-type="float" office:value="121002841.3">
                <text:p>121002841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549122.931677">
                <text:p>161549122.931677</text:p>
              </table:table-cell>
              <table:table-cell office:value-type="float" office:value="121112861.465839">
                <text:p>121112861.4658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441001.135803">
                <text:p>162441001.135803</text:p>
              </table:table-cell>
              <table:table-cell office:value-type="float" office:value="121383394.666667">
                <text:p>121383394.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518187.730061">
                <text:p>163518187.730061</text:p>
              </table:table-cell>
              <table:table-cell office:value-type="float" office:value="121716158.969325">
                <text:p>121716158.969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714371.95122">
                <text:p>164714371.95122</text:p>
              </table:table-cell>
              <table:table-cell office:value-type="float" office:value="122075200.780488">
                <text:p>122075200.7804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110398.690909">
                <text:p>166110398.690909</text:p>
              </table:table-cell>
              <table:table-cell office:value-type="float" office:value="122076063.563636">
                <text:p>122076063.5636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581153.493976">
                <text:p>167581153.493976</text:p>
              </table:table-cell>
              <table:table-cell office:value-type="float" office:value="122240514.216867">
                <text:p>122240514.2168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155472.718563">
                <text:p>169155472.718563</text:p>
              </table:table-cell>
              <table:table-cell office:value-type="float" office:value="122503518.898204">
                <text:p>122503518.8982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858171.761905">
                <text:p>170858171.761905</text:p>
              </table:table-cell>
              <table:table-cell office:value-type="float" office:value="122836668">
                <text:p>1228366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681017.230769">
                <text:p>172681017.230769</text:p>
              </table:table-cell>
              <table:table-cell office:value-type="float" office:value="123212693.349112">
                <text:p>123212693.349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674740.658824">
                <text:p>174674740.658824</text:p>
              </table:table-cell>
              <table:table-cell office:value-type="float" office:value="123270698.070588">
                <text:p>123270698.0705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783939.789474">
                <text:p>176783939.789474</text:p>
              </table:table-cell>
              <table:table-cell office:value-type="float" office:value="123494577.263158">
                <text:p>123494577.263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8967429.534884">
                <text:p>178967429.534884</text:p>
              </table:table-cell>
              <table:table-cell office:value-type="float" office:value="123801747.162791">
                <text:p>123801747.1627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204151.16763">
                <text:p>181204151.16763</text:p>
              </table:table-cell>
              <table:table-cell office:value-type="float" office:value="124176917.040462">
                <text:p>124176917.040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008424.597701">
                <text:p>181008424.597701</text:p>
              </table:table-cell>
              <table:table-cell office:value-type="float" office:value="124172744.367816">
                <text:p>124172744.3678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0962192.32">
                <text:p>180962192.32</text:p>
              </table:table-cell>
              <table:table-cell office:value-type="float" office:value="124322653.12">
                <text:p>124322653.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016157.954545">
                <text:p>181016157.954545</text:p>
              </table:table-cell>
              <table:table-cell office:value-type="float" office:value="124549509.727273">
                <text:p>124549509.7272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234061.966102">
                <text:p>181234061.966102</text:p>
              </table:table-cell>
              <table:table-cell office:value-type="float" office:value="124848221.966102">
                <text:p>124848221.9661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558362.921348">
                <text:p>181558362.921348</text:p>
              </table:table-cell>
              <table:table-cell office:value-type="float" office:value="125175495.460674">
                <text:p>125175495.4606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2030220.379888">
                <text:p>182030220.379888</text:p>
              </table:table-cell>
              <table:table-cell office:value-type="float" office:value="125257820.111732">
                <text:p>125257820.1117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654793.288889">
                <text:p>182654793.288889</text:p>
              </table:table-cell>
              <table:table-cell office:value-type="float" office:value="125408722.4">
                <text:p>125408722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341127.381216">
                <text:p>183341127.381216</text:p>
              </table:table-cell>
              <table:table-cell office:value-type="float" office:value="125696414.01105">
                <text:p>125696414.01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160928.747253">
                <text:p>184160928.747253</text:p>
              </table:table-cell>
              <table:table-cell office:value-type="float" office:value="126048387.516484">
                <text:p>126048387.5164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166150.251366">
                <text:p>185166150.251366</text:p>
              </table:table-cell>
              <table:table-cell office:value-type="float" office:value="126446341.639344">
                <text:p>126446341.6393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266083.173913">
                <text:p>186266083.173913</text:p>
              </table:table-cell>
              <table:table-cell office:value-type="float" office:value="126506560">
                <text:p>1265065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411009.859459">
                <text:p>187411009.859459</text:p>
              </table:table-cell>
              <table:table-cell office:value-type="float" office:value="126714544.735135">
                <text:p>126714544.735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745754.967742">
                <text:p>188745754.967742</text:p>
              </table:table-cell>
              <table:table-cell office:value-type="float" office:value="126936503.827957">
                <text:p>126936503.827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0116426.31016">
                <text:p>190116426.31016</text:p>
              </table:table-cell>
              <table:table-cell office:value-type="float" office:value="127294175.700535">
                <text:p>127294175.7005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633177.489362">
                <text:p>191633177.489362</text:p>
              </table:table-cell>
              <table:table-cell office:value-type="float" office:value="127640794.12766">
                <text:p>127640794.127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255220.190476">
                <text:p>193255220.190476</text:p>
              </table:table-cell>
              <table:table-cell office:value-type="float" office:value="127705719.068783">
                <text:p>127705719.0687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955842.315789">
                <text:p>194955842.315789</text:p>
              </table:table-cell>
              <table:table-cell office:value-type="float" office:value="127856712.757895">
                <text:p>127856712.757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729434.596859">
                <text:p>196729434.596859</text:p>
              </table:table-cell>
              <table:table-cell office:value-type="float" office:value="128120429.277487">
                <text:p>128120429.2774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8541577.375">
                <text:p>198541577.375</text:p>
              </table:table-cell>
              <table:table-cell office:value-type="float" office:value="128376829.083333">
                <text:p>128376829.08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8156911.792746">
                <text:p>198156911.792746</text:p>
              </table:table-cell>
              <table:table-cell office:value-type="float" office:value="128672944.53886">
                <text:p>128672944.538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926800.28866">
                <text:p>197926800.28866</text:p>
              </table:table-cell>
              <table:table-cell office:value-type="float" office:value="128730878.268041">
                <text:p>128730878.268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777474.748718">
                <text:p>197777474.748718</text:p>
              </table:table-cell>
              <table:table-cell office:value-type="float" office:value="128837670.441026">
                <text:p>128837670.4410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793971.795918">
                <text:p>197793971.795918</text:p>
              </table:table-cell>
              <table:table-cell office:value-type="float" office:value="129088862.367347">
                <text:p>129088862.3673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934839.350254">
                <text:p>197934839.350254</text:p>
              </table:table-cell>
              <table:table-cell office:value-type="float" office:value="129401143.350254">
                <text:p>129401143.3502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252012.080808">
                <text:p>198252012.080808</text:p>
              </table:table-cell>
              <table:table-cell office:value-type="float" office:value="129764270.464646">
                <text:p>129764270.4646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675784.241206">
                <text:p>198675784.241206</text:p>
              </table:table-cell>
              <table:table-cell office:value-type="float" office:value="129836003.899498">
                <text:p>129836003.8994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173553.16">
                <text:p>199173553.16</text:p>
              </table:table-cell>
              <table:table-cell office:value-type="float" office:value="130026709.6">
                <text:p>130026709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791924.179104">
                <text:p>199791924.179104</text:p>
              </table:table-cell>
              <table:table-cell office:value-type="float" office:value="130294552.477612">
                <text:p>130294552.4776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520405.267327">
                <text:p>200520405.267327</text:p>
              </table:table-cell>
              <table:table-cell office:value-type="float" office:value="130603844.039604">
                <text:p>130603844.0396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417477.162562">
                <text:p>201417477.162562</text:p>
              </table:table-cell>
              <table:table-cell office:value-type="float" office:value="130617491.507389">
                <text:p>130617491.5073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391697.764706">
                <text:p>202391697.764706</text:p>
              </table:table-cell>
              <table:table-cell office:value-type="float" office:value="130708678.039216">
                <text:p>130708678.039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507472.351219">
                <text:p>203507472.351219</text:p>
              </table:table-cell>
              <table:table-cell office:value-type="float" office:value="130922879.570732">
                <text:p>130922879.5707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710282.990291">
                <text:p>204710282.990291</text:p>
              </table:table-cell>
              <table:table-cell office:value-type="float" office:value="131197042.563107">
                <text:p>131197042.5631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63298.512077">
                <text:p>206063298.512077</text:p>
              </table:table-cell>
              <table:table-cell office:value-type="float" office:value="131511343.111111">
                <text:p>131511343.1111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506372.884615">
                <text:p>207506372.884615</text:p>
              </table:table-cell>
              <table:table-cell office:value-type="float" office:value="131530797.615385">
                <text:p>131530797.6153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78820.784689">
                <text:p>209078820.784689</text:p>
              </table:table-cell>
              <table:table-cell office:value-type="float" office:value="131700244.861244">
                <text:p>131700244.8612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651975.047619">
                <text:p>210651975.047619</text:p>
              </table:table-cell>
              <table:table-cell office:value-type="float" office:value="131953323.12381">
                <text:p>131953323.123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294262.635071">
                <text:p>212294262.635071</text:p>
              </table:table-cell>
              <table:table-cell office:value-type="float" office:value="132254923.336493">
                <text:p>132254923.3364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948026.528302">
                <text:p>211948026.528302</text:p>
              </table:table-cell>
              <table:table-cell office:value-type="float" office:value="132291042.037736">
                <text:p>132291042.0377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746495.286385">
                <text:p>211746495.286385</text:p>
              </table:table-cell>
              <table:table-cell office:value-type="float" office:value="132409048.525822">
                <text:p>132409048.5258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1656670.317757">
                <text:p>211656670.317757</text:p>
              </table:table-cell>
              <table:table-cell office:value-type="float" office:value="132569470.429907">
                <text:p>132569470.4299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1730865.748837">
                <text:p>211730865.748837</text:p>
              </table:table-cell>
              <table:table-cell office:value-type="float" office:value="132861986.418605">
                <text:p>132861986.4186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1947694.185185">
                <text:p>211947694.185185</text:p>
              </table:table-cell>
              <table:table-cell office:value-type="float" office:value="133191883.851852">
                <text:p>133191883.851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2220655.815668">
                <text:p>212220655.815668</text:p>
              </table:table-cell>
              <table:table-cell office:value-type="float" office:value="133175038.046083">
                <text:p>133175038.0460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2539993.577982">
                <text:p>212539993.577982</text:p>
              </table:table-cell>
              <table:table-cell office:value-type="float" office:value="133202016.366972">
                <text:p>133202016.3669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2861126.90411">
                <text:p>212861126.90411</text:p>
              </table:table-cell>
              <table:table-cell office:value-type="float" office:value="133259892.931507">
                <text:p>133259892.9315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3232079.745455">
                <text:p>213232079.745455</text:p>
              </table:table-cell>
              <table:table-cell office:value-type="float" office:value="133325709.454545">
                <text:p>133325709.4545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3631793.846154">
                <text:p>213631793.846154</text:p>
              </table:table-cell>
              <table:table-cell office:value-type="float" office:value="133468495.674208">
                <text:p>133468495.6742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4101708.864865">
                <text:p>214101708.864865</text:p>
              </table:table-cell>
              <table:table-cell office:value-type="float" office:value="133626701.045045">
                <text:p>133626701.045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4646094.672646">
                <text:p>214646094.672646</text:p>
              </table:table-cell>
              <table:table-cell office:value-type="float" office:value="133765361.470852">
                <text:p>133765361.4708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5186164.464286">
                <text:p>215186164.464286</text:p>
              </table:table-cell>
              <table:table-cell office:value-type="float" office:value="133986963.214286">
                <text:p>133986963.2142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5763562.844444">
                <text:p>215763562.844444</text:p>
              </table:table-cell>
              <table:table-cell office:value-type="float" office:value="134210309.582222">
                <text:p>134210309.5822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6357831.964602">
                <text:p>216357831.964602</text:p>
              </table:table-cell>
              <table:table-cell office:value-type="float" office:value="134476104.283186">
                <text:p>134476104.2831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6997693.568282">
                <text:p>216997693.568282</text:p>
              </table:table-cell>
              <table:table-cell office:value-type="float" office:value="134734067.488987">
                <text:p>134734067.4889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7626319.894737">
                <text:p>217626319.894737</text:p>
              </table:table-cell>
              <table:table-cell office:value-type="float" office:value="134997368.140351">
                <text:p>134997368.1403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8281397.20524">
                <text:p>218281397.20524</text:p>
              </table:table-cell>
              <table:table-cell office:value-type="float" office:value="135299867.912664">
                <text:p>135299867.9126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8996987.373913">
                <text:p>218996987.373913</text:p>
              </table:table-cell>
              <table:table-cell office:value-type="float" office:value="135314267.547826">
                <text:p>135314267.5478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9754020.467532">
                <text:p>219754020.467532</text:p>
              </table:table-cell>
              <table:table-cell office:value-type="float" office:value="135333552.727273">
                <text:p>135333552.7272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0526091.206897">
                <text:p>220526091.206897</text:p>
              </table:table-cell>
              <table:table-cell office:value-type="float" office:value="135407419.241379">
                <text:p>135407419.2413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1360234.266094">
                <text:p>221360234.266094</text:p>
              </table:table-cell>
              <table:table-cell office:value-type="float" office:value="135497492.497854">
                <text:p>135497492.4978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2238577.538462">
                <text:p>222238577.538462</text:p>
              </table:table-cell>
              <table:table-cell office:value-type="float" office:value="135640704.410256">
                <text:p>135640704.4102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3125607.523404">
                <text:p>223125607.523404</text:p>
              </table:table-cell>
              <table:table-cell office:value-type="float" office:value="135776992.102128">
                <text:p>135776992.102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4081389.525424">
                <text:p>224081389.525424</text:p>
              </table:table-cell>
              <table:table-cell office:value-type="float" office:value="135955649.559322">
                <text:p>135955649.559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5083486.008439">
                <text:p>225083486.008439</text:p>
              </table:table-cell>
              <table:table-cell office:value-type="float" office:value="136134148.894515">
                <text:p>136134148.894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6050434.588235">
                <text:p>226050434.588235</text:p>
              </table:table-cell>
              <table:table-cell office:value-type="float" office:value="136342956.97479">
                <text:p>136342956.974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7081817.539749">
                <text:p>227081817.539749</text:p>
              </table:table-cell>
              <table:table-cell office:value-type="float" office:value="136536576.903766">
                <text:p>136536576.9037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8139871.833333">
                <text:p>228139871.833333</text:p>
              </table:table-cell>
              <table:table-cell office:value-type="float" office:value="136758323.8">
                <text:p>136758323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9253721.593361">
                <text:p>229253721.593361</text:p>
              </table:table-cell>
              <table:table-cell office:value-type="float" office:value="136963274.058091">
                <text:p>136963274.0580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0366545.950413">
                <text:p>230366545.950413</text:p>
              </table:table-cell>
              <table:table-cell office:value-type="float" office:value="137153168.859504">
                <text:p>137153168.8595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1499936.888889">
                <text:p>231499936.888889</text:p>
              </table:table-cell>
              <table:table-cell office:value-type="float" office:value="137413371.160494">
                <text:p>137413371.1604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2688419.114754">
                <text:p>232688419.114754</text:p>
              </table:table-cell>
              <table:table-cell office:value-type="float" office:value="137365882.229508">
                <text:p>137365882.2295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3899953.469388">
                <text:p>233899953.469388</text:p>
              </table:table-cell>
              <table:table-cell office:value-type="float" office:value="137349310.661224">
                <text:p>137349310.6612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5113664.487805">
                <text:p>235113664.487805</text:p>
              </table:table-cell>
              <table:table-cell office:value-type="float" office:value="137359813.463415">
                <text:p>137359813.4634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6378506.072874">
                <text:p>236378506.072874</text:p>
              </table:table-cell>
              <table:table-cell office:value-type="float" office:value="137419823.902834">
                <text:p>137419823.9028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7602930.032258">
                <text:p>237602930.032258</text:p>
              </table:table-cell>
              <table:table-cell office:value-type="float" office:value="137507479.806452">
                <text:p>137507479.8064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8798502.136546">
                <text:p>238798502.136546</text:p>
              </table:table-cell>
              <table:table-cell office:value-type="float" office:value="137673020.433735">
                <text:p>137673020.4337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0007895.712">
                <text:p>240007895.712</text:p>
              </table:table-cell>
              <table:table-cell office:value-type="float" office:value="137835923.904">
                <text:p>137835923.9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1259112.318725">
                <text:p>241259112.318725</text:p>
              </table:table-cell>
              <table:table-cell office:value-type="float" office:value="138008066.071713">
                <text:p>138008066.0717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2537607.142857">
                <text:p>242537607.142857</text:p>
              </table:table-cell>
              <table:table-cell office:value-type="float" office:value="138174889.904762">
                <text:p>138174889.9047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3808352.411067">
                <text:p>243808352.411067</text:p>
              </table:table-cell>
              <table:table-cell office:value-type="float" office:value="138388614.608696">
                <text:p>138388614.6086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5045959.84252">
                <text:p>245045959.84252</text:p>
              </table:table-cell>
              <table:table-cell office:value-type="float" office:value="138596008.440945">
                <text:p>138596008.4409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6316402.729412">
                <text:p>246316402.729412</text:p>
              </table:table-cell>
              <table:table-cell office:value-type="float" office:value="138805176.627451">
                <text:p>138805176.627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7613333.90625">
                <text:p>247613333.90625</text:p>
              </table:table-cell>
              <table:table-cell office:value-type="float" office:value="139059798.8125">
                <text:p>139059798.8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8914749.727626">
                <text:p>248914749.727626</text:p>
              </table:table-cell>
              <table:table-cell office:value-type="float" office:value="139029326.785992">
                <text:p>139029326.7859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0206109.674419">
                <text:p>250206109.674419</text:p>
              </table:table-cell>
              <table:table-cell office:value-type="float" office:value="139011071.503876">
                <text:p>139011071.5038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1512688.339768">
                <text:p>251512688.339768</text:p>
              </table:table-cell>
              <table:table-cell office:value-type="float" office:value="139049148.818533">
                <text:p>139049148.8185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2827626.492308">
                <text:p>252827626.492308</text:p>
              </table:table-cell>
              <table:table-cell office:value-type="float" office:value="139115861.784615">
                <text:p>139115861.784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2788142.988506">
                <text:p>252788142.988506</text:p>
              </table:table-cell>
              <table:table-cell office:value-type="float" office:value="139186017.195402">
                <text:p>139186017.1954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2761473.740458">
                <text:p>252761473.740458</text:p>
              </table:table-cell>
              <table:table-cell office:value-type="float" office:value="139266878.473282">
                <text:p>139266878.4732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2786503.756654">
                <text:p>252786503.756654</text:p>
              </table:table-cell>
              <table:table-cell office:value-type="float" office:value="139394780.015209">
                <text:p>139394780.0152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2842125.909091">
                <text:p>252842125.909091</text:p>
              </table:table-cell>
              <table:table-cell office:value-type="float" office:value="139517724.121212">
                <text:p>139517724.1212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2966969.690566">
                <text:p>252966969.690566</text:p>
              </table:table-cell>
              <table:table-cell office:value-type="float" office:value="139665436.10566">
                <text:p>139665436.105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3091323.398496">
                <text:p>253091323.398496</text:p>
              </table:table-cell>
              <table:table-cell office:value-type="float" office:value="139801358.075188">
                <text:p>139801358.0751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223186.606742">
                <text:p>253223186.606742</text:p>
              </table:table-cell>
              <table:table-cell office:value-type="float" office:value="139965893.183521">
                <text:p>139965893.1835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3349993.701493">
                <text:p>253349993.701493</text:p>
              </table:table-cell>
              <table:table-cell office:value-type="float" office:value="140108023.044776">
                <text:p>140108023.044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3525947.806691">
                <text:p>253525947.806691</text:p>
              </table:table-cell>
              <table:table-cell office:value-type="float" office:value="140289174.810409">
                <text:p>140289174.8104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3741022.488889">
                <text:p>253741022.488889</text:p>
              </table:table-cell>
              <table:table-cell office:value-type="float" office:value="140487198.518519">
                <text:p>140487198.5185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3959928.295203">
                <text:p>253959928.295203</text:p>
              </table:table-cell>
              <table:table-cell office:value-type="float" office:value="140666096.856089">
                <text:p>140666096.8560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4192075.441176">
                <text:p>254192075.441176</text:p>
              </table:table-cell>
              <table:table-cell office:value-type="float" office:value="140867063.176471">
                <text:p>140867063.1764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4483988.717949">
                <text:p>254483988.717949</text:p>
              </table:table-cell>
              <table:table-cell office:value-type="float" office:value="141057419.809524">
                <text:p>141057419.8095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4818300.525547">
                <text:p>254818300.525547</text:p>
              </table:table-cell>
              <table:table-cell office:value-type="float" office:value="141275369.985401">
                <text:p>141275369.9854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208631.825455">
                <text:p>255208631.825455</text:p>
              </table:table-cell>
              <table:table-cell office:value-type="float" office:value="141211848.349091">
                <text:p>141211848.3490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5597716.086957">
                <text:p>255597716.086957</text:p>
              </table:table-cell>
              <table:table-cell office:value-type="float" office:value="141207137.333333">
                <text:p>141207137.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6030844.043321">
                <text:p>256030844.043321</text:p>
              </table:table-cell>
              <table:table-cell office:value-type="float" office:value="141224812.043321">
                <text:p>141224812.0433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6494166.417266">
                <text:p>256494166.417266</text:p>
              </table:table-cell>
              <table:table-cell office:value-type="float" office:value="141279379.338129">
                <text:p>141279379.3381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6935553.577061">
                <text:p>256935553.577061</text:p>
              </table:table-cell>
              <table:table-cell office:value-type="float" office:value="141355746.953405">
                <text:p>141355746.953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7427315.228571">
                <text:p>257427315.228571</text:p>
              </table:table-cell>
              <table:table-cell office:value-type="float" office:value="141468422.8">
                <text:p>141468422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7961511.088968">
                <text:p>257961511.088968</text:p>
              </table:table-cell>
              <table:table-cell office:value-type="float" office:value="141584447.174377">
                <text:p>141584447.1743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8507834.184397">
                <text:p>258507834.184397</text:p>
              </table:table-cell>
              <table:table-cell office:value-type="float" office:value="141679737.134752">
                <text:p>141679737.1347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9109915.053004">
                <text:p>259109915.053004</text:p>
              </table:table-cell>
              <table:table-cell office:value-type="float" office:value="141829077.116608">
                <text:p>141829077.1166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9752447.690141">
                <text:p>259752447.690141</text:p>
              </table:table-cell>
              <table:table-cell office:value-type="float" office:value="141978410.985915">
                <text:p>141978410.9859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0407793.487719">
                <text:p>260407793.487719</text:p>
              </table:table-cell>
              <table:table-cell office:value-type="float" office:value="142158704.02807">
                <text:p>142158704.028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1117716.615385">
                <text:p>261117716.615385</text:p>
              </table:table-cell>
              <table:table-cell office:value-type="float" office:value="142329868.755245">
                <text:p>142329868.7552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1877955.763066">
                <text:p>261877955.763066</text:p>
              </table:table-cell>
              <table:table-cell office:value-type="float" office:value="142526658.146341">
                <text:p>142526658.1463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2704575.472222">
                <text:p>262704575.472222</text:p>
              </table:table-cell>
              <table:table-cell office:value-type="float" office:value="142497625.277778">
                <text:p>142497625.277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3616071.16955">
                <text:p>263616071.16955</text:p>
              </table:table-cell>
              <table:table-cell office:value-type="float" office:value="142535637.896194">
                <text:p>142535637.8961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4616027.613793">
                <text:p>264616027.613793</text:p>
              </table:table-cell>
              <table:table-cell office:value-type="float" office:value="142654783.062069">
                <text:p>142654783.0620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5666192.302406">
                <text:p>265666192.302406</text:p>
              </table:table-cell>
              <table:table-cell office:value-type="float" office:value="142803425.786942">
                <text:p>142803425.7869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6774398">
                <text:p>266774398</text:p>
              </table:table-cell>
              <table:table-cell office:value-type="float" office:value="142939988.657534">
                <text:p>142939988.6575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7968619.385666">
                <text:p>267968619.385666</text:p>
              </table:table-cell>
              <table:table-cell office:value-type="float" office:value="142900017.665529">
                <text:p>142900017.6655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9248339.129252">
                <text:p>269248339.129252</text:p>
              </table:table-cell>
              <table:table-cell office:value-type="float" office:value="142922042.612245">
                <text:p>142922042.6122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0595190.861017">
                <text:p>270595190.861017</text:p>
              </table:table-cell>
              <table:table-cell office:value-type="float" office:value="143023679.701695">
                <text:p>143023679.7016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1953897.162162">
                <text:p>271953897.162162</text:p>
              </table:table-cell>
              <table:table-cell office:value-type="float" office:value="143155005.189189">
                <text:p>143155005.1891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3334921.239057">
                <text:p>273334921.239057</text:p>
              </table:table-cell>
              <table:table-cell office:value-type="float" office:value="143291659.178451">
                <text:p>143291659.178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4773307.516778">
                <text:p>274773307.516778</text:p>
              </table:table-cell>
              <table:table-cell office:value-type="float" office:value="143493579.38255">
                <text:p>143493579.382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6232540.334448">
                <text:p>276232540.334448</text:p>
              </table:table-cell>
              <table:table-cell office:value-type="float" office:value="143495405.886288">
                <text:p>143495405.8862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7713192.72">
                <text:p>277713192.72</text:p>
              </table:table-cell>
              <table:table-cell office:value-type="float" office:value="143559314.08">
                <text:p>143559314.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7701496.212625">
                <text:p>277701496.212625</text:p>
              </table:table-cell>
              <table:table-cell office:value-type="float" office:value="143650020.491694">
                <text:p>143650020.4916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7751419.258278">
                <text:p>277751419.258278</text:p>
              </table:table-cell>
              <table:table-cell office:value-type="float" office:value="143810070.781457">
                <text:p>143810070.7814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7855502.653465">
                <text:p>277855502.653465</text:p>
              </table:table-cell>
              <table:table-cell office:value-type="float" office:value="143991367.894389">
                <text:p>143991367.8943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8062389.026316">
                <text:p>278062389.026316</text:p>
              </table:table-cell>
              <table:table-cell office:value-type="float" office:value="143975079.842105">
                <text:p>143975079.8421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8354234.780328">
                <text:p>278354234.780328</text:p>
              </table:table-cell>
              <table:table-cell office:value-type="float" office:value="144002232.996721">
                <text:p>144002232.9967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8731787.895425">
                <text:p>278731787.895425</text:p>
              </table:table-cell>
              <table:table-cell office:value-type="float" office:value="144110783.320261">
                <text:p>144110783.3202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9176021.550489">
                <text:p>279176021.550489</text:p>
              </table:table-cell>
              <table:table-cell office:value-type="float" office:value="144248645.133551">
                <text:p>144248645.1335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9738851.558442">
                <text:p>279738851.558442</text:p>
              </table:table-cell>
              <table:table-cell office:value-type="float" office:value="144392316.623377">
                <text:p>144392316.6233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0355729.216828">
                <text:p>280355729.216828</text:p>
              </table:table-cell>
              <table:table-cell office:value-type="float" office:value="144373609.398058">
                <text:p>144373609.3980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1017998.322581">
                <text:p>281017998.322581</text:p>
              </table:table-cell>
              <table:table-cell office:value-type="float" office:value="144406002.632258">
                <text:p>144406002.6322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1784848.128617">
                <text:p>281784848.128617</text:p>
              </table:table-cell>
              <table:table-cell office:value-type="float" office:value="144503920.180064">
                <text:p>144503920.1800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2640652.333333">
                <text:p>282640652.333333</text:p>
              </table:table-cell>
              <table:table-cell office:value-type="float" office:value="144631699.384615">
                <text:p>144631699.3846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3566814.952077">
                <text:p>283566814.952077</text:p>
              </table:table-cell>
              <table:table-cell office:value-type="float" office:value="144765123.041534">
                <text:p>144765123.0415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4549783.821656">
                <text:p>284549783.821656</text:p>
              </table:table-cell>
              <table:table-cell office:value-type="float" office:value="144745526.420382">
                <text:p>144745526.4203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5619777.092063">
                <text:p>285619777.092063</text:p>
              </table:table-cell>
              <table:table-cell office:value-type="float" office:value="144767348.749206">
                <text:p>144767348.7492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6782871.367089">
                <text:p>286782871.367089</text:p>
              </table:table-cell>
              <table:table-cell office:value-type="float" office:value="144857800.151899">
                <text:p>144857800.1518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8009039.268139">
                <text:p>288009039.268139</text:p>
              </table:table-cell>
              <table:table-cell office:value-type="float" office:value="144969636.567823">
                <text:p>144969636.5678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9264658.238994">
                <text:p>289264658.238994</text:p>
              </table:table-cell>
              <table:table-cell office:value-type="float" office:value="145113225.509434">
                <text:p>145113225.5094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0536261.742947">
                <text:p>290536261.742947</text:p>
              </table:table-cell>
              <table:table-cell office:value-type="float" office:value="145048553.354232">
                <text:p>145048553.3542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1835560.575">
                <text:p>291835560.575</text:p>
              </table:table-cell>
              <table:table-cell office:value-type="float" office:value="145068522.5">
                <text:p>145068522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3153146.841121">
                <text:p>293153146.841121</text:p>
              </table:table-cell>
              <table:table-cell office:value-type="float" office:value="145172408.647975">
                <text:p>145172408.6479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2953217.217391">
                <text:p>292953217.217391</text:p>
              </table:table-cell>
              <table:table-cell office:value-type="float" office:value="145296639.552795">
                <text:p>145296639.5527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2830269.696594">
                <text:p>292830269.696594</text:p>
              </table:table-cell>
              <table:table-cell office:value-type="float" office:value="145432658.996904">
                <text:p>145432658.9969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2807720.765432">
                <text:p>292807720.765432</text:p>
              </table:table-cell>
              <table:table-cell office:value-type="float" office:value="145361007.45679">
                <text:p>145361007.456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2851987.372308">
                <text:p>292851987.372308</text:p>
              </table:table-cell>
              <table:table-cell office:value-type="float" office:value="145355853.316923">
                <text:p>145355853.3169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2956273.840491">
                <text:p>292956273.840491</text:p>
              </table:table-cell>
              <table:table-cell office:value-type="float" office:value="145438105.521472">
                <text:p>145438105.5214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3127551.584098">
                <text:p>293127551.584098</text:p>
              </table:table-cell>
              <table:table-cell office:value-type="float" office:value="145551989.357798">
                <text:p>145551989.3577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3382957.195122">
                <text:p>293382957.195122</text:p>
              </table:table-cell>
              <table:table-cell office:value-type="float" office:value="145682757.170732">
                <text:p>145682757.1707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3672934.151976">
                <text:p>293672934.151976</text:p>
              </table:table-cell>
              <table:table-cell office:value-type="float" office:value="145611434.382979">
                <text:p>145611434.3829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4008234.351515">
                <text:p>294008234.351515</text:p>
              </table:table-cell>
              <table:table-cell office:value-type="float" office:value="145608794.618182">
                <text:p>145608794.6181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4426426.996979">
                <text:p>294426426.996979</text:p>
              </table:table-cell>
              <table:table-cell office:value-type="float" office:value="145691260.44713">
                <text:p>145691260.447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4940748.072289">
                <text:p>294940748.072289</text:p>
              </table:table-cell>
              <table:table-cell office:value-type="float" office:value="145803274.168675">
                <text:p>145803274.1686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5467380.444444">
                <text:p>295467380.444444</text:p>
              </table:table-cell>
              <table:table-cell office:value-type="float" office:value="145931324.612613">
                <text:p>145931324.6126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6047727.017964">
                <text:p>296047727.017964</text:p>
              </table:table-cell>
              <table:table-cell office:value-type="float" office:value="145860325.317365">
                <text:p>145860325.3173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6725904.119403">
                <text:p>296725904.119403</text:p>
              </table:table-cell>
              <table:table-cell office:value-type="float" office:value="145861129.862687">
                <text:p>145861129.8626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7489998.119048">
                <text:p>297489998.119048</text:p>
              </table:table-cell>
              <table:table-cell office:value-type="float" office:value="145941617.52381">
                <text:p>145941617.523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8254609.448071">
                <text:p>298254609.448071</text:p>
              </table:table-cell>
              <table:table-cell office:value-type="float" office:value="146055895.430267">
                <text:p>146055895.4302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9090850.532544">
                <text:p>299090850.532544</text:p>
              </table:table-cell>
              <table:table-cell office:value-type="float" office:value="146185959.431953">
                <text:p>146185959.4319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9950255.551622">
                <text:p>299950255.551622</text:p>
              </table:table-cell>
              <table:table-cell office:value-type="float" office:value="146115256.188791">
                <text:p>146115256.1887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0882984.964706">
                <text:p>300882984.964706</text:p>
              </table:table-cell>
              <table:table-cell office:value-type="float" office:value="146121808.282353">
                <text:p>146121808.2823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1832785.290323">
                <text:p>301832785.290323</text:p>
              </table:table-cell>
              <table:table-cell office:value-type="float" office:value="146201779.44868">
                <text:p>146201779.448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2822673.567251">
                <text:p>302822673.567251</text:p>
              </table:table-cell>
              <table:table-cell office:value-type="float" office:value="146346688.140351">
                <text:p>146346688.1403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3858506.51895">
                <text:p>303858506.51895</text:p>
              </table:table-cell>
              <table:table-cell office:value-type="float" office:value="146524958.017493">
                <text:p>146524958.0174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4965438.209302">
                <text:p>304965438.209302</text:p>
              </table:table-cell>
              <table:table-cell office:value-type="float" office:value="146740217.534884">
                <text:p>146740217.5348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6099580.544928">
                <text:p>306099580.544928</text:p>
              </table:table-cell>
              <table:table-cell office:value-type="float" office:value="146952312.092754">
                <text:p>146952312.0927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7256856.485549">
                <text:p>307256856.485549</text:p>
              </table:table-cell>
              <table:table-cell office:value-type="float" office:value="147175254.011561">
                <text:p>147175254.0115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6955600.253602">
                <text:p>306955600.253602</text:p>
              </table:table-cell>
              <table:table-cell office:value-type="float" office:value="147396910.962536">
                <text:p>147396910.9625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6721310.689655">
                <text:p>306721310.689655</text:p>
              </table:table-cell>
              <table:table-cell office:value-type="float" office:value="147534271.218391">
                <text:p>147534271.2183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6596239.747851">
                <text:p>306596239.747851</text:p>
              </table:table-cell>
              <table:table-cell office:value-type="float" office:value="147670265.879656">
                <text:p>147670265.8796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6542414.651429">
                <text:p>306542414.651429</text:p>
              </table:table-cell>
              <table:table-cell office:value-type="float" office:value="147805483.428571">
                <text:p>147805483.4285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6541490.894587">
                <text:p>306541490.894587</text:p>
              </table:table-cell>
              <table:table-cell office:value-type="float" office:value="147966956.376068">
                <text:p>147966956.3760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6638041.386364">
                <text:p>306638041.386364</text:p>
              </table:table-cell>
              <table:table-cell office:value-type="float" office:value="147852087.863636">
                <text:p>147852087.8636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6777909.053824">
                <text:p>306777909.053824</text:p>
              </table:table-cell>
              <table:table-cell office:value-type="float" office:value="147816588.804533">
                <text:p>147816588.8045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6983452.225989">
                <text:p>306983452.225989</text:p>
              </table:table-cell>
              <table:table-cell office:value-type="float" office:value="147848727.683616">
                <text:p>147848727.6836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7265052.552113">
                <text:p>307265052.552113</text:p>
              </table:table-cell>
              <table:table-cell office:value-type="float" office:value="147916851.538028">
                <text:p>147916851.5380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596557.41573">
                <text:p>307596557.41573</text:p>
              </table:table-cell>
              <table:table-cell office:value-type="float" office:value="148021222.606742">
                <text:p>148021222.6067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8005471.619048">
                <text:p>308005471.619048</text:p>
              </table:table-cell>
              <table:table-cell office:value-type="float" office:value="148159849.837535">
                <text:p>148159849.8375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8494402.435754">
                <text:p>308494402.435754</text:p>
              </table:table-cell>
              <table:table-cell office:value-type="float" office:value="148315959.910615">
                <text:p>148315959.9106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9017971.18663">
                <text:p>309017971.18663</text:p>
              </table:table-cell>
              <table:table-cell office:value-type="float" office:value="148397714.206128">
                <text:p>148397714.2061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9624993.533333">
                <text:p>309624993.533333</text:p>
              </table:table-cell>
              <table:table-cell office:value-type="float" office:value="148526690.8">
                <text:p>148526690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0302603.545706">
                <text:p>310302603.545706</text:p>
              </table:table-cell>
              <table:table-cell office:value-type="float" office:value="148688521.595568">
                <text:p>148688521.5955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1035420.220994">
                <text:p>311035420.220994</text:p>
              </table:table-cell>
              <table:table-cell office:value-type="float" office:value="148854070.762431">
                <text:p>148854070.7624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1809311.360882">
                <text:p>311809311.360882</text:p>
              </table:table-cell>
              <table:table-cell office:value-type="float" office:value="148862078.126722">
                <text:p>148862078.1267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2689022.659341">
                <text:p>312689022.659341</text:p>
              </table:table-cell>
              <table:table-cell office:value-type="float" office:value="148872875.208791">
                <text:p>148872875.2087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3584130.564384">
                <text:p>313584130.564384</text:p>
              </table:table-cell>
              <table:table-cell office:value-type="float" office:value="148891952.986301">
                <text:p>148891952.9863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4479292.043716">
                <text:p>314479292.043716</text:p>
              </table:table-cell>
              <table:table-cell office:value-type="float" office:value="148962632.043716">
                <text:p>148962632.0437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5444056.566758">
                <text:p>315444056.566758</text:p>
              </table:table-cell>
              <table:table-cell office:value-type="float" office:value="149070512.544959">
                <text:p>149070512.5449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6427140.456522">
                <text:p>316427140.456522</text:p>
              </table:table-cell>
              <table:table-cell office:value-type="float" office:value="149211477.173913">
                <text:p>149211477.1739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6089785.99458">
                <text:p>316089785.99458</text:p>
              </table:table-cell>
              <table:table-cell office:value-type="float" office:value="149370327.392954">
                <text:p>149370327.3929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5815073.751351">
                <text:p>315815073.751351</text:p>
              </table:table-cell>
              <table:table-cell office:value-type="float" office:value="149530431.697297">
                <text:p>149530431.6972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5614335.331536">
                <text:p>315614335.331536</text:p>
              </table:table-cell>
              <table:table-cell office:value-type="float" office:value="149418663.48248">
                <text:p>149418663.48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5512701.139785">
                <text:p>315512701.139785</text:p>
              </table:table-cell>
              <table:table-cell office:value-type="float" office:value="149343279.182796">
                <text:p>149343279.1827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5443094.970509">
                <text:p>315443094.970509</text:p>
              </table:table-cell>
              <table:table-cell office:value-type="float" office:value="149300271.335121">
                <text:p>149300271.3351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5445547.657754">
                <text:p>315445547.657754</text:p>
              </table:table-cell>
              <table:table-cell office:value-type="float" office:value="149293087.144385">
                <text:p>149293087.1443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5502619.754667">
                <text:p>315502619.754667</text:p>
              </table:table-cell>
              <table:table-cell office:value-type="float" office:value="149320728.341333">
                <text:p>149320728.341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5649641.382979">
                <text:p>315649641.382979</text:p>
              </table:table-cell>
              <table:table-cell office:value-type="float" office:value="149380475.702128">
                <text:p>149380475.7021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5827932.880637">
                <text:p>315827932.880637</text:p>
              </table:table-cell>
              <table:table-cell office:value-type="float" office:value="149468242.312997">
                <text:p>149468242.3129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6104773.52381">
                <text:p>316104773.52381</text:p>
              </table:table-cell>
              <table:table-cell office:value-type="float" office:value="149602911.746032">
                <text:p>149602911.7460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6429050.110818">
                <text:p>316429050.110818</text:p>
              </table:table-cell>
              <table:table-cell office:value-type="float" office:value="149758594.08971">
                <text:p>149758594.089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6794364.021053">
                <text:p>316794364.021053</text:p>
              </table:table-cell>
              <table:table-cell office:value-type="float" office:value="149647097.094737">
                <text:p>149647097.0947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7223585.700787">
                <text:p>317223585.700787</text:p>
              </table:table-cell>
              <table:table-cell office:value-type="float" office:value="149538892.661417">
                <text:p>149538892.6614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7746818.994764">
                <text:p>317746818.994764</text:p>
              </table:table-cell>
              <table:table-cell office:value-type="float" office:value="149453144.251309">
                <text:p>149453144.251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8321469.347259">
                <text:p>318321469.347259</text:p>
              </table:table-cell>
              <table:table-cell office:value-type="float" office:value="149395557.953003">
                <text:p>149395557.9530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8938049.354167">
                <text:p>318938049.354167</text:p>
              </table:table-cell>
              <table:table-cell office:value-type="float" office:value="149359332.083333">
                <text:p>149359332.08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9613072.561039">
                <text:p>319613072.561039</text:p>
              </table:table-cell>
              <table:table-cell office:value-type="float" office:value="149344571.74026">
                <text:p>149344571.740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0382996.953368">
                <text:p>320382996.953368</text:p>
              </table:table-cell>
              <table:table-cell office:value-type="float" office:value="149352644.849741">
                <text:p>149352644.8497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1180646.594315">
                <text:p>321180646.594315</text:p>
              </table:table-cell>
              <table:table-cell office:value-type="float" office:value="149384302.780362">
                <text:p>149384302.7803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2035112.309278">
                <text:p>322035112.309278</text:p>
              </table:table-cell>
              <table:table-cell office:value-type="float" office:value="149447529.319588">
                <text:p>149447529.3195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2910884.66838">
                <text:p>322910884.66838</text:p>
              </table:table-cell>
              <table:table-cell office:value-type="float" office:value="149558088.082262">
                <text:p>149558088.0822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3809223.364103">
                <text:p>323809223.364103</text:p>
              </table:table-cell>
              <table:table-cell office:value-type="float" office:value="149692995.528205">
                <text:p>149692995.5282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4728252.624041">
                <text:p>324728252.624041</text:p>
              </table:table-cell>
              <table:table-cell office:value-type="float" office:value="149843669.872123">
                <text:p>149843669.8721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5684046.346939">
                <text:p>325684046.346939</text:p>
              </table:table-cell>
              <table:table-cell office:value-type="float" office:value="149738477.265306">
                <text:p>149738477.2653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5504092.315522">
                <text:p>325504092.315522</text:p>
              </table:table-cell>
              <table:table-cell office:value-type="float" office:value="149638866.422392">
                <text:p>149638866.4223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5404633.279188">
                <text:p>325404633.279188</text:p>
              </table:table-cell>
              <table:table-cell office:value-type="float" office:value="149586275.005076">
                <text:p>149586275.0050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25350088.891139">
                <text:p>325350088.891139</text:p>
              </table:table-cell>
              <table:table-cell office:value-type="float" office:value="149567553.275949">
                <text:p>149567553.2759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5377693.191919">
                <text:p>325377693.191919</text:p>
              </table:table-cell>
              <table:table-cell office:value-type="float" office:value="149580912.646465">
                <text:p>149580912.6464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5477143.959698">
                <text:p>325477143.959698</text:p>
              </table:table-cell>
              <table:table-cell office:value-type="float" office:value="149626860.675063">
                <text:p>149626860.675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